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81300000B6B26D5CDB6E023D85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Time new roman" svg:font-family="'Time new roman'"/>
    <style:font-face style:name="serif" svg:font-family="serif"/>
    <style:font-face style:name="Courier New" svg:font-family="'Courier New'" style:font-family-generic="modern"/>
    <style:font-face style:name="Serif" svg:font-family="Serif" style:font-family-generic="roman"/>
    <style:font-face style:name="Times New Roman1" svg:font-family="'Times New Roman'" style:font-family-generic="roman"/>
    <style:font-face style:name="Calibri" svg:font-family="Calibri" style:font-pitch="variable"/>
    <style:font-face style:name="Courier New2" svg:font-family="'Courier New'" style:font-pitch="variable"/>
    <style:font-face style:name="Droid Sans Fallback" svg:font-family="'Droid Sans Fallback'" style:font-pitch="variable"/>
    <style:font-face style:name="Lohit Hindi2" svg:font-family="'Lohit Hindi'" style:font-pitch="variable"/>
    <style:font-face style:name="OpenSymbol1" svg:font-family="OpenSymbol, 'Arial Unicode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3.116cm" fo:margin-left="1.776cm" table:align="left" style:writing-mode="lr-tb"/>
    </style:style>
    <style:style style:name="Tabla1.A" style:family="table-column">
      <style:table-column-properties style:column-width="4.68cm"/>
    </style:style>
    <style:style style:name="Tabla1.B" style:family="table-column">
      <style:table-column-properties style:column-width="8.437cm"/>
    </style:style>
    <style:style style:name="Tabla1.1" style:family="table-row">
      <style:table-row-properties fo:keep-together="auto"/>
    </style:style>
    <style:style style:name="Tabla1.A1" style:family="table-cell">
      <style:table-cell-properties style:vertical-align="top" style:border-line-width-left="0.092cm 0.092cm 0.092cm" style:border-line-width-top="0.092cm 0.092cm 0.092cm" fo:padding="0.097cm" fo:border-left="7.8pt double #000000" fo:border-right="none" fo:border-top="7.8pt double #000000" fo:border-bottom="1pt solid #000000" style:writing-mode="lr-tb"/>
    </style:style>
    <style:style style:name="Tabla1.B1" style:family="table-cell">
      <style:table-cell-properties style:vertical-align="top" style:border-line-width-right="0.092cm 0.092cm 0.092cm" style:border-line-width-top="0.092cm 0.092cm 0.092cm" fo:padding="0.097cm" fo:border-left="1pt solid #000000" fo:border-right="7.8pt double #000000" fo:border-top="7.8pt double #000000" fo:border-bottom="1pt solid #000000" style:writing-mode="lr-tb"/>
    </style:style>
    <style:style style:name="Tabla1.A2" style:family="table-cell">
      <style:table-cell-properties style:vertical-align="top" style:border-line-width-left="0.092cm 0.092cm 0.092cm" style:border-line-width-bottom="0.092cm 0.092cm 0.092cm" fo:padding="0.097cm" fo:border-left="7.8pt double #000000" fo:border-right="none" fo:border-top="none" fo:border-bottom="7.8pt double #000000" style:writing-mode="lr-tb"/>
    </style:style>
    <style:style style:name="Tabla1.B2" style:family="table-cell">
      <style:table-cell-properties style:vertical-align="top" style:border-line-width-right="0.092cm 0.092cm 0.092cm" style:border-line-width-bottom="0.092cm 0.092cm 0.092cm" fo:padding="0.097cm" fo:border-left="1pt solid #000000" fo:border-right="7.8pt double #000000" fo:border-top="none" fo:border-bottom="7.8pt double #000000" style:writing-mode="lr-tb"/>
    </style:style>
    <style:style style:name="Tabla2" style:family="table">
      <style:table-properties style:width="13.111cm" fo:margin-left="1.942cm" table:align="left" style:writing-mode="lr-tb"/>
    </style:style>
    <style:style style:name="Tabla2.A" style:family="table-column">
      <style:table-column-properties style:column-width="5.218cm"/>
    </style:style>
    <style:style style:name="Tabla2.B" style:family="table-column">
      <style:table-column-properties style:column-width="7.893cm"/>
    </style:style>
    <style:style style:name="Tabla2.1" style:family="table-row">
      <style:table-row-properties fo:keep-together="auto"/>
    </style:style>
    <style:style style:name="Tabla2.A1" style:family="table-cell">
      <style:table-cell-properties style:vertical-align="top" style:border-line-width-left="0.092cm 0.092cm 0.092cm" style:border-line-width-top="0.092cm 0.092cm 0.092cm" fo:padding="0.097cm" fo:border-left="7.8pt double #000000" fo:border-right="none" fo:border-top="7.8pt double #000000" fo:border-bottom="1pt solid #000000" style:writing-mode="lr-tb"/>
    </style:style>
    <style:style style:name="Tabla2.B1" style:family="table-cell">
      <style:table-cell-properties style:vertical-align="top" style:border-line-width-right="0.092cm 0.092cm 0.092cm" style:border-line-width-top="0.092cm 0.092cm 0.092cm" fo:padding="0.097cm" fo:border-left="1pt solid #000000" fo:border-right="7.8pt double #000000" fo:border-top="7.8pt double #000000" fo:border-bottom="1pt solid #000000" style:writing-mode="lr-tb"/>
    </style:style>
    <style:style style:name="Tabla2.A2" style:family="table-cell">
      <style:table-cell-properties style:vertical-align="top" style:border-line-width-left="0.092cm 0.092cm 0.092cm" fo:padding="0.097cm" fo:border-left="7.8pt double #000000" fo:border-right="none" fo:border-top="none" fo:border-bottom="1pt solid #000000" style:writing-mode="lr-tb"/>
    </style:style>
    <style:style style:name="Tabla2.B2" style:family="table-cell">
      <style:table-cell-properties style:vertical-align="top" style:border-line-width-right="0.092cm 0.092cm 0.092cm" fo:padding="0.097cm" fo:border-left="1pt solid #000000" fo:border-right="7.8pt double #000000" fo:border-top="none" fo:border-bottom="1pt solid #000000" style:writing-mode="lr-tb"/>
    </style:style>
    <style:style style:name="Tabla2.A3" style:family="table-cell">
      <style:table-cell-properties style:vertical-align="top" style:border-line-width-left="0.092cm 0.092cm 0.092cm" style:border-line-width-bottom="0.092cm 0.092cm 0.092cm" fo:padding="0.097cm" fo:border-left="7.8pt double #000000" fo:border-right="none" fo:border-top="none" fo:border-bottom="7.8pt double #000000" style:writing-mode="lr-tb"/>
    </style:style>
    <style:style style:name="Tabla2.B3" style:family="table-cell">
      <style:table-cell-properties style:vertical-align="top" style:border-line-width-right="0.092cm 0.092cm 0.092cm" style:border-line-width-bottom="0.092cm 0.092cm 0.092cm" fo:padding="0.097cm" fo:border-left="1pt solid #000000" fo:border-right="7.8pt double #000000" fo:border-top="none" fo:border-bottom="7.8pt double #000000" style:writing-mode="lr-tb"/>
    </style:style>
    <style:style style:name="Tabla4" style:family="table">
      <style:table-properties style:width="17.004cm" table:align="left" style:writing-mode="lr-tb"/>
    </style:style>
    <style:style style:name="Tabla4.A" style:family="table-column">
      <style:table-column-properties style:column-width="15.24cm"/>
    </style:style>
    <style:style style:name="Tabla4.B" style:family="table-column">
      <style:table-column-properties style:column-width="0.898cm"/>
    </style:style>
    <style:style style:name="Tabla4.C" style:family="table-column">
      <style:table-column-properties style:column-width="0.866cm"/>
    </style:style>
    <style:style style:name="Tabla4.1" style:family="table-row">
      <style:table-row-properties fo:keep-together="always"/>
    </style:style>
    <style:style style:name="Tabla4.A1" style:family="table-cell">
      <style:table-cell-properties style:vertical-align="top" fo:background-color="#e6e6ff" fo:padding="0.097cm" fo:border="0.1pt solid #000000" style:writing-mode="lr-tb">
        <style:background-image/>
      </style:table-cell-properties>
    </style:style>
    <style:style style:name="Tabla4.A2" style:family="table-cell">
      <style:table-cell-properties style:vertical-align="top" fo:background-color="#e6e6ff" fo:padding="0.097cm" fo:border-left="0.1pt solid #000000" fo:border-right="none" fo:border-top="none" fo:border-bottom="0.1pt solid #000000" style:writing-mode="lr-tb">
        <style:background-image/>
      </style:table-cell-properties>
    </style:style>
    <style:style style:name="Tabla4.C2" style:family="table-cell">
      <style:table-cell-properties style:vertical-align="top" fo:background-color="#e6e6ff" fo:padding="0.097cm" fo:border-left="0.1pt solid #000000" fo:border-right="0.1pt solid #000000" fo:border-top="none" fo:border-bottom="0.1pt solid #000000" style:writing-mode="lr-tb">
        <style:background-image/>
      </style:table-cell-properties>
    </style:style>
    <style:style style:name="Tabla4.A3" style:family="table-cell">
      <style:table-cell-properties style:vertical-align="top" fo:padding="0.097cm" fo:border-left="0.1pt solid #000000" fo:border-right="none" fo:border-top="none" fo:border-bottom="0.1pt solid #000000" style:writing-mode="lr-tb"/>
    </style:style>
    <style:style style:name="Tabla4.B3" style:family="table-cell">
      <style:table-cell-properties style:vertical-align="top" fo:padding="0.097cm" fo:border-left="0.1pt solid #000000" fo:border-right="none" fo:border-top="none" fo:border-bottom="0.1pt solid #000000" style:writing-mode="lr-tb"/>
    </style:style>
    <style:style style:name="Tabla4.C3" style:family="table-cell">
      <style:table-cell-properties style:vertical-align="top" fo:padding="0.097cm" fo:border-left="0.1pt solid #000000" fo:border-right="0.1pt solid #000000" fo:border-top="none" fo:border-bottom="0.1pt solid #000000" style:writing-mode="lr-tb"/>
    </style:style>
    <style:style style:name="Tabla4.A4" style:family="table-cell">
      <style:table-cell-properties style:vertical-align="top" fo:padding="0.097cm" fo:border-left="0.1pt solid #000000" fo:border-right="none" fo:border-top="none" fo:border-bottom="0.1pt solid #000000" style:writing-mode="lr-tb"/>
    </style:style>
    <style:style style:name="Tabla4.B4" style:family="table-cell">
      <style:table-cell-properties style:vertical-align="top" fo:padding="0.097cm" fo:border-left="0.1pt solid #000000" fo:border-right="none" fo:border-top="none" fo:border-bottom="0.1pt solid #000000" style:writing-mode="lr-tb"/>
    </style:style>
    <style:style style:name="Tabla4.C4" style:family="table-cell">
      <style:table-cell-properties style:vertical-align="top" fo:padding="0.097cm" fo:border-left="0.1pt solid #000000" fo:border-right="0.1pt solid #000000" fo:border-top="none" fo:border-bottom="0.1pt solid #000000" style:writing-mode="lr-tb"/>
    </style:style>
    <style:style style:name="Tabla4.A5" style:family="table-cell">
      <style:table-cell-properties style:vertical-align="top" fo:padding="0.097cm" fo:border-left="0.1pt solid #000000" fo:border-right="none" fo:border-top="none" fo:border-bottom="0.1pt solid #000000" style:writing-mode="lr-tb"/>
    </style:style>
    <style:style style:name="Tabla4.B5" style:family="table-cell">
      <style:table-cell-properties style:vertical-align="top" fo:padding="0.097cm" fo:border-left="0.1pt solid #000000" fo:border-right="none" fo:border-top="none" fo:border-bottom="0.1pt solid #000000" style:writing-mode="lr-tb"/>
    </style:style>
    <style:style style:name="Tabla4.C5" style:family="table-cell">
      <style:table-cell-properties style:vertical-align="top" fo:padding="0.097cm" fo:border-left="0.1pt solid #000000" fo:border-right="0.1pt solid #000000" fo:border-top="none" fo:border-bottom="0.1pt solid #000000" style:writing-mode="lr-tb"/>
    </style:style>
    <style:style style:name="Tabla4.A6" style:family="table-cell">
      <style:table-cell-properties style:vertical-align="top" fo:padding="0.097cm" fo:border-left="0.1pt solid #000000" fo:border-right="none" fo:border-top="none" fo:border-bottom="0.1pt solid #000000" style:writing-mode="lr-tb"/>
    </style:style>
    <style:style style:name="Tabla4.B6" style:family="table-cell">
      <style:table-cell-properties style:vertical-align="top" fo:padding="0.097cm" fo:border-left="0.1pt solid #000000" fo:border-right="none" fo:border-top="none" fo:border-bottom="0.1pt solid #000000" style:writing-mode="lr-tb"/>
    </style:style>
    <style:style style:name="Tabla4.C6"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04cm" table:align="left" style:writing-mode="lr-tb"/>
    </style:style>
    <style:style style:name="Tabla5.A" style:family="table-column">
      <style:table-column-properties style:column-width="15.24cm"/>
    </style:style>
    <style:style style:name="Tabla5.B" style:family="table-column">
      <style:table-column-properties style:column-width="0.898cm"/>
    </style:style>
    <style:style style:name="Tabla5.C" style:family="table-column">
      <style:table-column-properties style:column-width="0.866cm"/>
    </style:style>
    <style:style style:name="Tabla5.1" style:family="table-row">
      <style:table-row-properties fo:keep-together="always"/>
    </style:style>
    <style:style style:name="Tabla5.A1" style:family="table-cell">
      <style:table-cell-properties style:vertical-align="top" fo:background-color="#e6e6ff" fo:padding="0.097cm" fo:border="0.1pt solid #000000" style:writing-mode="lr-tb">
        <style:background-image/>
      </style:table-cell-properties>
    </style:style>
    <style:style style:name="Tabla5.A2" style:family="table-cell">
      <style:table-cell-properties style:vertical-align="top" fo:background-color="#e6e6ff" fo:padding="0.097cm" fo:border-left="0.1pt solid #000000" fo:border-right="none" fo:border-top="none" fo:border-bottom="0.1pt solid #000000" style:writing-mode="lr-tb">
        <style:background-image/>
      </style:table-cell-properties>
    </style:style>
    <style:style style:name="Tabla5.C2" style:family="table-cell">
      <style:table-cell-properties style:vertical-align="top" fo:background-color="#e6e6ff" fo:padding="0.097cm" fo:border-left="0.1pt solid #000000" fo:border-right="0.1pt solid #000000" fo:border-top="none" fo:border-bottom="0.1pt solid #000000" style:writing-mode="lr-tb">
        <style:background-image/>
      </style:table-cell-properties>
    </style:style>
    <style:style style:name="Tabla5.A3" style:family="table-cell">
      <style:table-cell-properties style:vertical-align="top" fo:padding="0.097cm" fo:border-left="0.1pt solid #000000" fo:border-right="none" fo:border-top="none" fo:border-bottom="0.1pt solid #000000" style:writing-mode="lr-tb"/>
    </style:style>
    <style:style style:name="Tabla5.B3" style:family="table-cell">
      <style:table-cell-properties style:vertical-align="top" fo:padding="0.097cm" fo:border-left="0.1pt solid #000000" fo:border-right="none" fo:border-top="none" fo:border-bottom="0.1pt solid #000000" style:writing-mode="lr-tb"/>
    </style:style>
    <style:style style:name="Tabla5.C3" style:family="table-cell">
      <style:table-cell-properties style:vertical-align="top" fo:padding="0.097cm" fo:border-left="0.1pt solid #000000" fo:border-right="0.1pt solid #000000" fo:border-top="none" fo:border-bottom="0.1pt solid #000000" style:writing-mode="lr-tb"/>
    </style:style>
    <style:style style:name="Tabla5.A4" style:family="table-cell">
      <style:table-cell-properties style:vertical-align="top" fo:padding="0.097cm" fo:border-left="0.1pt solid #000000" fo:border-right="none" fo:border-top="none" fo:border-bottom="0.1pt solid #000000" style:writing-mode="lr-tb"/>
    </style:style>
    <style:style style:name="Tabla5.B4" style:family="table-cell">
      <style:table-cell-properties style:vertical-align="top" fo:padding="0.097cm" fo:border-left="0.1pt solid #000000" fo:border-right="none" fo:border-top="none" fo:border-bottom="0.1pt solid #000000" style:writing-mode="lr-tb"/>
    </style:style>
    <style:style style:name="Tabla5.C4" style:family="table-cell">
      <style:table-cell-properties style:vertical-align="top" fo:padding="0.097cm" fo:border-left="0.1pt solid #000000" fo:border-right="0.1pt solid #000000" fo:border-top="none" fo:border-bottom="0.1pt solid #000000" style:writing-mode="lr-tb"/>
    </style:style>
    <style:style style:name="Tabla5.A5" style:family="table-cell">
      <style:table-cell-properties style:vertical-align="top" fo:padding="0.097cm" fo:border-left="0.1pt solid #000000" fo:border-right="none" fo:border-top="none" fo:border-bottom="0.1pt solid #000000" style:writing-mode="lr-tb"/>
    </style:style>
    <style:style style:name="Tabla5.B5" style:family="table-cell">
      <style:table-cell-properties style:vertical-align="top" fo:padding="0.097cm" fo:border-left="0.1pt solid #000000" fo:border-right="none" fo:border-top="none" fo:border-bottom="0.1pt solid #000000" style:writing-mode="lr-tb"/>
    </style:style>
    <style:style style:name="Tabla5.C5" style:family="table-cell">
      <style:table-cell-properties style:vertical-align="top" fo:padding="0.097cm" fo:border-left="0.1pt solid #000000" fo:border-right="0.1pt solid #000000" fo:border-top="none" fo:border-bottom="0.1pt solid #000000" style:writing-mode="lr-tb"/>
    </style:style>
    <style:style style:name="Tabla5.A6" style:family="table-cell">
      <style:table-cell-properties style:vertical-align="top" fo:padding="0.097cm" fo:border-left="0.1pt solid #000000" fo:border-right="none" fo:border-top="none" fo:border-bottom="0.1pt solid #000000" style:writing-mode="lr-tb"/>
    </style:style>
    <style:style style:name="Tabla5.B6" style:family="table-cell">
      <style:table-cell-properties style:vertical-align="top" fo:padding="0.097cm" fo:border-left="0.1pt solid #000000" fo:border-right="none" fo:border-top="none" fo:border-bottom="0.1pt solid #000000" style:writing-mode="lr-tb"/>
    </style:style>
    <style:style style:name="Tabla5.C6"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23cm" table:align="left" style:writing-mode="lr-tb"/>
    </style:style>
    <style:style style:name="Tabla6.A" style:family="table-column">
      <style:table-column-properties style:column-width="2.693cm"/>
    </style:style>
    <style:style style:name="Tabla6.B" style:family="table-column">
      <style:table-column-properties style:column-width="1.275cm"/>
    </style:style>
    <style:style style:name="Tabla6.C" style:family="table-column">
      <style:table-column-properties style:column-width="6.638cm"/>
    </style:style>
    <style:style style:name="Tabla6.D" style:family="table-column">
      <style:table-column-properties style:column-width="2.718cm"/>
    </style:style>
    <style:style style:name="Tabla6.E" style:family="table-column">
      <style:table-column-properties style:column-width="1.18cm"/>
    </style:style>
    <style:style style:name="Tabla6.F" style:family="table-column">
      <style:table-column-properties style:column-width="1.3cm"/>
    </style:style>
    <style:style style:name="Tabla6.G" style:family="table-column">
      <style:table-column-properties style:column-width="1.219cm"/>
    </style:style>
    <style:style style:name="Tabla6.1" style:family="table-row">
      <style:table-row-properties fo:keep-together="auto"/>
    </style:style>
    <style:style style:name="Tabla6.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6.E1" style:family="table-cell">
      <style:table-cell-properties style:vertical-align="middle" fo:background-color="#e6e6ff" fo:padding="0.097cm" fo:border="0.1pt solid #000000" style:writing-mode="lr-tb">
        <style:background-image/>
      </style:table-cell-properties>
    </style:style>
    <style:style style:name="Tabla6.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6.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6.3" style:family="table-row">
      <style:table-row-properties style:min-row-height="0.683cm" fo:keep-together="auto"/>
    </style:style>
    <style:style style:name="Tabla6.A3" style:family="table-cell">
      <style:table-cell-properties style:vertical-align="middle" fo:padding="0.097cm" fo:border-left="0.1pt solid #000000" fo:border-right="none" fo:border-top="none" fo:border-bottom="0.1pt solid #000000" style:writing-mode="lr-tb"/>
    </style:style>
    <style:style style:name="Tabla6.B3" style:family="table-cell">
      <style:table-cell-properties style:vertical-align="middle" fo:padding="0.097cm" fo:border-left="0.1pt solid #000000" fo:border-right="none" fo:border-top="none" fo:border-bottom="0.1pt solid #000000" style:writing-mode="lr-tb"/>
    </style:style>
    <style:style style:name="Tabla6.C3" style:family="table-cell">
      <style:table-cell-properties style:vertical-align="middle" fo:padding="0.097cm" fo:border-left="0.1pt solid #000000" fo:border-right="none" fo:border-top="none" fo:border-bottom="0.1pt solid #000000" style:writing-mode="lr-tb"/>
    </style:style>
    <style:style style:name="Tabla6.D3" style:family="table-cell">
      <style:table-cell-properties style:vertical-align="middle" fo:padding="0.097cm" fo:border-left="0.1pt solid #000000" fo:border-right="none" fo:border-top="none" fo:border-bottom="0.1pt solid #000000" style:writing-mode="lr-tb"/>
    </style:style>
    <style:style style:name="Tabla6.E3" style:family="table-cell">
      <style:table-cell-properties style:vertical-align="middle" fo:padding="0.097cm" fo:border-left="0.1pt solid #000000" fo:border-right="none" fo:border-top="none" fo:border-bottom="0.1pt solid #000000" style:writing-mode="lr-tb"/>
    </style:style>
    <style:style style:name="Tabla6.F3" style:family="table-cell">
      <style:table-cell-properties style:vertical-align="middle" fo:padding="0.097cm" fo:border-left="0.1pt solid #000000" fo:border-right="none" fo:border-top="none" fo:border-bottom="0.1pt solid #000000" style:writing-mode="lr-tb"/>
    </style:style>
    <style:style style:name="Tabla6.G3" style:family="table-cell">
      <style:table-cell-properties style:vertical-align="middle" fo:padding="0.097cm" fo:border-left="0.1pt solid #000000" fo:border-right="0.1pt solid #000000" fo:border-top="none" fo:border-bottom="0.1pt solid #000000" style:writing-mode="lr-tb"/>
    </style:style>
    <style:style style:name="Tabla6.A4" style:family="table-cell">
      <style:table-cell-properties style:vertical-align="middle" fo:padding="0.097cm" fo:border-left="0.1pt solid #000000" fo:border-right="none" fo:border-top="none" fo:border-bottom="0.1pt solid #000000" style:writing-mode="lr-tb"/>
    </style:style>
    <style:style style:name="Tabla6.B4" style:family="table-cell">
      <style:table-cell-properties style:vertical-align="middle" fo:padding="0.097cm" fo:border-left="0.1pt solid #000000" fo:border-right="none" fo:border-top="none" fo:border-bottom="0.1pt solid #000000" style:writing-mode="lr-tb"/>
    </style:style>
    <style:style style:name="Tabla6.C4" style:family="table-cell">
      <style:table-cell-properties style:vertical-align="middle" fo:padding="0.097cm" fo:border-left="0.1pt solid #000000" fo:border-right="none" fo:border-top="none" fo:border-bottom="0.1pt solid #000000" style:writing-mode="lr-tb"/>
    </style:style>
    <style:style style:name="Tabla6.D4" style:family="table-cell">
      <style:table-cell-properties style:vertical-align="middle" fo:padding="0.097cm" fo:border-left="0.1pt solid #000000" fo:border-right="none" fo:border-top="none" fo:border-bottom="0.1pt solid #000000" style:writing-mode="lr-tb"/>
    </style:style>
    <style:style style:name="Tabla6.E4" style:family="table-cell">
      <style:table-cell-properties style:vertical-align="middle" fo:padding="0.097cm" fo:border-left="0.1pt solid #000000" fo:border-right="none" fo:border-top="none" fo:border-bottom="0.1pt solid #000000" style:writing-mode="lr-tb"/>
    </style:style>
    <style:style style:name="Tabla6.F4" style:family="table-cell">
      <style:table-cell-properties style:vertical-align="middle" fo:padding="0.097cm" fo:border-left="0.1pt solid #000000" fo:border-right="none" fo:border-top="none" fo:border-bottom="0.1pt solid #000000" style:writing-mode="lr-tb"/>
    </style:style>
    <style:style style:name="Tabla6.G4" style:family="table-cell">
      <style:table-cell-properties style:vertical-align="middle" fo:padding="0.097cm" fo:border-left="0.1pt solid #000000" fo:border-right="0.1pt solid #000000" fo:border-top="none" fo:border-bottom="0.1pt solid #000000" style:writing-mode="lr-tb"/>
    </style:style>
    <style:style style:name="Tabla6.A5" style:family="table-cell">
      <style:table-cell-properties style:vertical-align="middle" fo:padding="0.097cm" fo:border-left="0.1pt solid #000000" fo:border-right="none" fo:border-top="none" fo:border-bottom="0.1pt solid #000000" style:writing-mode="lr-tb"/>
    </style:style>
    <style:style style:name="Tabla6.B5" style:family="table-cell">
      <style:table-cell-properties style:vertical-align="middle" fo:padding="0.097cm" fo:border-left="0.1pt solid #000000" fo:border-right="none" fo:border-top="none" fo:border-bottom="0.1pt solid #000000" style:writing-mode="lr-tb"/>
    </style:style>
    <style:style style:name="Tabla6.C5" style:family="table-cell">
      <style:table-cell-properties style:vertical-align="middle" fo:padding="0.097cm" fo:border-left="0.1pt solid #000000" fo:border-right="none" fo:border-top="none" fo:border-bottom="0.1pt solid #000000" style:writing-mode="lr-tb"/>
    </style:style>
    <style:style style:name="Tabla6.D5" style:family="table-cell">
      <style:table-cell-properties style:vertical-align="middle" fo:padding="0.097cm" fo:border-left="0.1pt solid #000000" fo:border-right="none" fo:border-top="none" fo:border-bottom="0.1pt solid #000000" style:writing-mode="lr-tb"/>
    </style:style>
    <style:style style:name="Tabla6.E5" style:family="table-cell">
      <style:table-cell-properties style:vertical-align="middle" fo:padding="0.097cm" fo:border-left="0.1pt solid #000000" fo:border-right="none" fo:border-top="none" fo:border-bottom="0.1pt solid #000000" style:writing-mode="lr-tb"/>
    </style:style>
    <style:style style:name="Tabla6.F5" style:family="table-cell">
      <style:table-cell-properties style:vertical-align="middle" fo:padding="0.097cm" fo:border-left="0.1pt solid #000000" fo:border-right="none" fo:border-top="none" fo:border-bottom="0.1pt solid #000000" style:writing-mode="lr-tb"/>
    </style:style>
    <style:style style:name="Tabla6.G5" style:family="table-cell">
      <style:table-cell-properties style:vertical-align="middle" fo:padding="0.097cm" fo:border-left="0.1pt solid #000000" fo:border-right="0.1pt solid #000000" fo:border-top="none" fo:border-bottom="0.1pt solid #000000" style:writing-mode="lr-tb"/>
    </style:style>
    <style:style style:name="Tabla7" style:family="table">
      <style:table-properties style:width="17.023cm" table:align="left" style:writing-mode="lr-tb"/>
    </style:style>
    <style:style style:name="Tabla7.A" style:family="table-column">
      <style:table-column-properties style:column-width="2.693cm"/>
    </style:style>
    <style:style style:name="Tabla7.B" style:family="table-column">
      <style:table-column-properties style:column-width="1.275cm"/>
    </style:style>
    <style:style style:name="Tabla7.C" style:family="table-column">
      <style:table-column-properties style:column-width="4.531cm"/>
    </style:style>
    <style:style style:name="Tabla7.D" style:family="table-column">
      <style:table-column-properties style:column-width="4.824cm"/>
    </style:style>
    <style:style style:name="Tabla7.E" style:family="table-column">
      <style:table-column-properties style:column-width="1.18cm"/>
    </style:style>
    <style:style style:name="Tabla7.F" style:family="table-column">
      <style:table-column-properties style:column-width="1.3cm"/>
    </style:style>
    <style:style style:name="Tabla7.G" style:family="table-column">
      <style:table-column-properties style:column-width="1.219cm"/>
    </style:style>
    <style:style style:name="Tabla7.1" style:family="table-row">
      <style:table-row-properties fo:keep-together="auto"/>
    </style:style>
    <style:style style:name="Tabla7.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7.E1" style:family="table-cell">
      <style:table-cell-properties style:vertical-align="middle" fo:background-color="#e6e6ff" fo:padding="0.097cm" fo:border="0.1pt solid #000000" style:writing-mode="lr-tb">
        <style:background-image/>
      </style:table-cell-properties>
    </style:style>
    <style:style style:name="Tabla7.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7.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7.3" style:family="table-row">
      <style:table-row-properties style:min-row-height="0.683cm" fo:keep-together="auto"/>
    </style:style>
    <style:style style:name="Tabla7.A3" style:family="table-cell">
      <style:table-cell-properties style:vertical-align="middle" fo:padding="0.097cm" fo:border-left="0.1pt solid #000000" fo:border-right="none" fo:border-top="none" fo:border-bottom="0.1pt solid #000000" style:writing-mode="lr-tb"/>
    </style:style>
    <style:style style:name="Tabla7.B3" style:family="table-cell">
      <style:table-cell-properties style:vertical-align="middle" fo:padding="0.097cm" fo:border-left="0.1pt solid #000000" fo:border-right="none" fo:border-top="none" fo:border-bottom="0.1pt solid #000000" style:writing-mode="lr-tb"/>
    </style:style>
    <style:style style:name="Tabla7.C3" style:family="table-cell">
      <style:table-cell-properties style:vertical-align="middle" fo:padding="0.097cm" fo:border-left="0.1pt solid #000000" fo:border-right="none" fo:border-top="none" fo:border-bottom="0.1pt solid #000000" style:writing-mode="lr-tb"/>
    </style:style>
    <style:style style:name="Tabla7.D3" style:family="table-cell">
      <style:table-cell-properties style:vertical-align="middle" fo:padding="0.097cm" fo:border-left="0.1pt solid #000000" fo:border-right="none" fo:border-top="none" fo:border-bottom="0.1pt solid #000000" style:writing-mode="lr-tb"/>
    </style:style>
    <style:style style:name="Tabla7.E3" style:family="table-cell">
      <style:table-cell-properties style:vertical-align="middle" fo:padding="0.097cm" fo:border-left="0.1pt solid #000000" fo:border-right="none" fo:border-top="none" fo:border-bottom="0.1pt solid #000000" style:writing-mode="lr-tb"/>
    </style:style>
    <style:style style:name="Tabla7.F3" style:family="table-cell">
      <style:table-cell-properties style:vertical-align="middle" fo:padding="0.097cm" fo:border-left="0.1pt solid #000000" fo:border-right="none" fo:border-top="none" fo:border-bottom="0.1pt solid #000000" style:writing-mode="lr-tb"/>
    </style:style>
    <style:style style:name="Tabla7.G3" style:family="table-cell">
      <style:table-cell-properties style:vertical-align="middle" fo:padding="0.097cm" fo:border-left="0.1pt solid #000000" fo:border-right="0.1pt solid #000000" fo:border-top="none" fo:border-bottom="0.1pt solid #000000" style:writing-mode="lr-tb"/>
    </style:style>
    <style:style style:name="Tabla8" style:family="table">
      <style:table-properties style:width="17.023cm" table:align="left" style:writing-mode="lr-tb"/>
    </style:style>
    <style:style style:name="Tabla8.A" style:family="table-column">
      <style:table-column-properties style:column-width="2.693cm"/>
    </style:style>
    <style:style style:name="Tabla8.B" style:family="table-column">
      <style:table-column-properties style:column-width="1.275cm"/>
    </style:style>
    <style:style style:name="Tabla8.C" style:family="table-column">
      <style:table-column-properties style:column-width="4.531cm"/>
    </style:style>
    <style:style style:name="Tabla8.D" style:family="table-column">
      <style:table-column-properties style:column-width="4.824cm"/>
    </style:style>
    <style:style style:name="Tabla8.E" style:family="table-column">
      <style:table-column-properties style:column-width="1.18cm"/>
    </style:style>
    <style:style style:name="Tabla8.F" style:family="table-column">
      <style:table-column-properties style:column-width="1.3cm"/>
    </style:style>
    <style:style style:name="Tabla8.G" style:family="table-column">
      <style:table-column-properties style:column-width="1.219cm"/>
    </style:style>
    <style:style style:name="Tabla8.1" style:family="table-row">
      <style:table-row-properties fo:keep-together="auto"/>
    </style:style>
    <style:style style:name="Tabla8.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8.E1" style:family="table-cell">
      <style:table-cell-properties style:vertical-align="middle" fo:background-color="#e6e6ff" fo:padding="0.097cm" fo:border="0.1pt solid #000000" style:writing-mode="lr-tb">
        <style:background-image/>
      </style:table-cell-properties>
    </style:style>
    <style:style style:name="Tabla8.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8.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8.3" style:family="table-row">
      <style:table-row-properties style:min-row-height="0.683cm" fo:keep-together="auto"/>
    </style:style>
    <style:style style:name="Tabla8.A3" style:family="table-cell">
      <style:table-cell-properties style:vertical-align="middle" fo:padding="0.097cm" fo:border-left="0.1pt solid #000000" fo:border-right="none" fo:border-top="none" fo:border-bottom="0.1pt solid #000000" style:writing-mode="lr-tb"/>
    </style:style>
    <style:style style:name="Tabla8.B3" style:family="table-cell">
      <style:table-cell-properties style:vertical-align="middle" fo:padding="0.097cm" fo:border-left="0.1pt solid #000000" fo:border-right="none" fo:border-top="none" fo:border-bottom="0.1pt solid #000000" style:writing-mode="lr-tb"/>
    </style:style>
    <style:style style:name="Tabla8.C3" style:family="table-cell">
      <style:table-cell-properties style:vertical-align="middle" fo:padding="0.097cm" fo:border-left="0.1pt solid #000000" fo:border-right="none" fo:border-top="none" fo:border-bottom="0.1pt solid #000000" style:writing-mode="lr-tb"/>
    </style:style>
    <style:style style:name="Tabla8.D3" style:family="table-cell">
      <style:table-cell-properties style:vertical-align="middle" fo:padding="0.097cm" fo:border-left="0.1pt solid #000000" fo:border-right="none" fo:border-top="none" fo:border-bottom="0.1pt solid #000000" style:writing-mode="lr-tb"/>
    </style:style>
    <style:style style:name="Tabla8.E3" style:family="table-cell">
      <style:table-cell-properties style:vertical-align="middle" fo:padding="0.097cm" fo:border-left="0.1pt solid #000000" fo:border-right="none" fo:border-top="none" fo:border-bottom="0.1pt solid #000000" style:writing-mode="lr-tb"/>
    </style:style>
    <style:style style:name="Tabla8.F3" style:family="table-cell">
      <style:table-cell-properties style:vertical-align="middle" fo:padding="0.097cm" fo:border-left="0.1pt solid #000000" fo:border-right="none" fo:border-top="none" fo:border-bottom="0.1pt solid #000000" style:writing-mode="lr-tb"/>
    </style:style>
    <style:style style:name="Tabla8.G3" style:family="table-cell">
      <style:table-cell-properties style:vertical-align="middle" fo:padding="0.097cm" fo:border-left="0.1pt solid #000000" fo:border-right="0.1pt solid #000000" fo:border-top="none" fo:border-bottom="0.1pt solid #000000" style:writing-mode="lr-tb"/>
    </style:style>
    <style:style style:name="Tabla10" style:family="table">
      <style:table-properties style:width="17.023cm" table:align="left" style:writing-mode="lr-tb"/>
    </style:style>
    <style:style style:name="Tabla10.A" style:family="table-column">
      <style:table-column-properties style:column-width="2.693cm"/>
    </style:style>
    <style:style style:name="Tabla10.B" style:family="table-column">
      <style:table-column-properties style:column-width="1.275cm"/>
    </style:style>
    <style:style style:name="Tabla10.C" style:family="table-column">
      <style:table-column-properties style:column-width="4.531cm"/>
    </style:style>
    <style:style style:name="Tabla10.D" style:family="table-column">
      <style:table-column-properties style:column-width="4.824cm"/>
    </style:style>
    <style:style style:name="Tabla10.E" style:family="table-column">
      <style:table-column-properties style:column-width="1.18cm"/>
    </style:style>
    <style:style style:name="Tabla10.F" style:family="table-column">
      <style:table-column-properties style:column-width="1.3cm"/>
    </style:style>
    <style:style style:name="Tabla10.G" style:family="table-column">
      <style:table-column-properties style:column-width="1.219cm"/>
    </style:style>
    <style:style style:name="Tabla10.1" style:family="table-row">
      <style:table-row-properties fo:keep-together="auto"/>
    </style:style>
    <style:style style:name="Tabla10.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10.E1" style:family="table-cell">
      <style:table-cell-properties style:vertical-align="middle" fo:background-color="#e6e6ff" fo:padding="0.097cm" fo:border="0.1pt solid #000000" style:writing-mode="lr-tb">
        <style:background-image/>
      </style:table-cell-properties>
    </style:style>
    <style:style style:name="Tabla10.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10.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10.3" style:family="table-row">
      <style:table-row-properties style:min-row-height="0.683cm" fo:keep-together="auto"/>
    </style:style>
    <style:style style:name="Tabla10.A3" style:family="table-cell">
      <style:table-cell-properties style:vertical-align="middle" fo:padding="0.097cm" fo:border-left="0.1pt solid #000000" fo:border-right="none" fo:border-top="none" fo:border-bottom="0.1pt solid #000000" style:writing-mode="lr-tb"/>
    </style:style>
    <style:style style:name="Tabla10.B3" style:family="table-cell">
      <style:table-cell-properties style:vertical-align="middle" fo:padding="0.097cm" fo:border-left="0.1pt solid #000000" fo:border-right="none" fo:border-top="none" fo:border-bottom="0.1pt solid #000000" style:writing-mode="lr-tb"/>
    </style:style>
    <style:style style:name="Tabla10.C3" style:family="table-cell">
      <style:table-cell-properties style:vertical-align="middle" fo:padding="0.097cm" fo:border-left="0.1pt solid #000000" fo:border-right="none" fo:border-top="none" fo:border-bottom="0.1pt solid #000000" style:writing-mode="lr-tb"/>
    </style:style>
    <style:style style:name="Tabla10.D3" style:family="table-cell">
      <style:table-cell-properties style:vertical-align="middle" fo:padding="0.097cm" fo:border-left="0.1pt solid #000000" fo:border-right="none" fo:border-top="none" fo:border-bottom="0.1pt solid #000000" style:writing-mode="lr-tb"/>
    </style:style>
    <style:style style:name="Tabla10.E3" style:family="table-cell">
      <style:table-cell-properties style:vertical-align="middle" fo:padding="0.097cm" fo:border-left="0.1pt solid #000000" fo:border-right="none" fo:border-top="none" fo:border-bottom="0.1pt solid #000000" style:writing-mode="lr-tb"/>
    </style:style>
    <style:style style:name="Tabla10.F3" style:family="table-cell">
      <style:table-cell-properties style:vertical-align="middle" fo:padding="0.097cm" fo:border-left="0.1pt solid #000000" fo:border-right="none" fo:border-top="none" fo:border-bottom="0.1pt solid #000000" style:writing-mode="lr-tb"/>
    </style:style>
    <style:style style:name="Tabla10.G3" style:family="table-cell">
      <style:table-cell-properties style:vertical-align="middle" fo:padding="0.097cm" fo:border-left="0.1pt solid #000000" fo:border-right="0.1pt solid #000000" fo:border-top="none" fo:border-bottom="0.1pt solid #000000" style:writing-mode="lr-tb"/>
    </style:style>
    <style:style style:name="Tabla27" style:family="table">
      <style:table-properties style:width="17.023cm" table:align="left" style:writing-mode="lr-tb"/>
    </style:style>
    <style:style style:name="Tabla27.A" style:family="table-column">
      <style:table-column-properties style:column-width="2.693cm"/>
    </style:style>
    <style:style style:name="Tabla27.B" style:family="table-column">
      <style:table-column-properties style:column-width="1.275cm"/>
    </style:style>
    <style:style style:name="Tabla27.C" style:family="table-column">
      <style:table-column-properties style:column-width="4.531cm"/>
    </style:style>
    <style:style style:name="Tabla27.D" style:family="table-column">
      <style:table-column-properties style:column-width="4.824cm"/>
    </style:style>
    <style:style style:name="Tabla27.E" style:family="table-column">
      <style:table-column-properties style:column-width="1.18cm"/>
    </style:style>
    <style:style style:name="Tabla27.F" style:family="table-column">
      <style:table-column-properties style:column-width="1.3cm"/>
    </style:style>
    <style:style style:name="Tabla27.G" style:family="table-column">
      <style:table-column-properties style:column-width="1.219cm"/>
    </style:style>
    <style:style style:name="Tabla27.1" style:family="table-row">
      <style:table-row-properties fo:keep-together="auto"/>
    </style:style>
    <style:style style:name="Tabla27.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27.E1" style:family="table-cell">
      <style:table-cell-properties style:vertical-align="middle" fo:background-color="#e6e6ff" fo:padding="0.097cm" fo:border="0.1pt solid #000000" style:writing-mode="lr-tb">
        <style:background-image/>
      </style:table-cell-properties>
    </style:style>
    <style:style style:name="Tabla27.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27.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27.3" style:family="table-row">
      <style:table-row-properties style:min-row-height="0.683cm" fo:keep-together="auto"/>
    </style:style>
    <style:style style:name="Tabla27.A3" style:family="table-cell">
      <style:table-cell-properties style:vertical-align="middle" fo:padding="0.097cm" fo:border-left="0.1pt solid #000000" fo:border-right="none" fo:border-top="none" fo:border-bottom="0.1pt solid #000000" style:writing-mode="lr-tb"/>
    </style:style>
    <style:style style:name="Tabla27.B3" style:family="table-cell">
      <style:table-cell-properties style:vertical-align="middle" fo:padding="0.097cm" fo:border-left="0.1pt solid #000000" fo:border-right="none" fo:border-top="none" fo:border-bottom="0.1pt solid #000000" style:writing-mode="lr-tb"/>
    </style:style>
    <style:style style:name="Tabla27.C3" style:family="table-cell">
      <style:table-cell-properties style:vertical-align="middle" fo:padding="0.097cm" fo:border-left="0.1pt solid #000000" fo:border-right="none" fo:border-top="none" fo:border-bottom="0.1pt solid #000000" style:writing-mode="lr-tb"/>
    </style:style>
    <style:style style:name="Tabla27.D3" style:family="table-cell">
      <style:table-cell-properties style:vertical-align="middle" fo:padding="0.097cm" fo:border-left="0.1pt solid #000000" fo:border-right="none" fo:border-top="none" fo:border-bottom="0.1pt solid #000000" style:writing-mode="lr-tb"/>
    </style:style>
    <style:style style:name="Tabla27.E3" style:family="table-cell">
      <style:table-cell-properties style:vertical-align="middle" fo:padding="0.097cm" fo:border-left="0.1pt solid #000000" fo:border-right="none" fo:border-top="none" fo:border-bottom="0.1pt solid #000000" style:writing-mode="lr-tb"/>
    </style:style>
    <style:style style:name="Tabla27.F3" style:family="table-cell">
      <style:table-cell-properties style:vertical-align="middle" fo:padding="0.097cm" fo:border-left="0.1pt solid #000000" fo:border-right="none" fo:border-top="none" fo:border-bottom="0.1pt solid #000000" style:writing-mode="lr-tb"/>
    </style:style>
    <style:style style:name="Tabla27.G3" style:family="table-cell">
      <style:table-cell-properties style:vertical-align="middle" fo:padding="0.097cm" fo:border-left="0.1pt solid #000000" fo:border-right="0.1pt solid #000000" fo:border-top="none" fo:border-bottom="0.1pt solid #000000" style:writing-mode="lr-tb"/>
    </style:style>
    <style:style style:name="Tabla12" style:family="table">
      <style:table-properties style:width="17.023cm" table:align="left" style:writing-mode="lr-tb"/>
    </style:style>
    <style:style style:name="Tabla12.A" style:family="table-column">
      <style:table-column-properties style:column-width="2.693cm"/>
    </style:style>
    <style:style style:name="Tabla12.B" style:family="table-column">
      <style:table-column-properties style:column-width="1.275cm"/>
    </style:style>
    <style:style style:name="Tabla12.C" style:family="table-column">
      <style:table-column-properties style:column-width="4.531cm"/>
    </style:style>
    <style:style style:name="Tabla12.D" style:family="table-column">
      <style:table-column-properties style:column-width="4.824cm"/>
    </style:style>
    <style:style style:name="Tabla12.E" style:family="table-column">
      <style:table-column-properties style:column-width="1.18cm"/>
    </style:style>
    <style:style style:name="Tabla12.F" style:family="table-column">
      <style:table-column-properties style:column-width="1.3cm"/>
    </style:style>
    <style:style style:name="Tabla12.G" style:family="table-column">
      <style:table-column-properties style:column-width="1.219cm"/>
    </style:style>
    <style:style style:name="Tabla12.1" style:family="table-row">
      <style:table-row-properties fo:keep-together="auto"/>
    </style:style>
    <style:style style:name="Tabla12.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12.E1" style:family="table-cell">
      <style:table-cell-properties style:vertical-align="middle" fo:background-color="#e6e6ff" fo:padding="0.097cm" fo:border="0.1pt solid #000000" style:writing-mode="lr-tb">
        <style:background-image/>
      </style:table-cell-properties>
    </style:style>
    <style:style style:name="Tabla12.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12.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12.3" style:family="table-row">
      <style:table-row-properties style:min-row-height="0.683cm" fo:keep-together="auto"/>
    </style:style>
    <style:style style:name="Tabla12.A3" style:family="table-cell">
      <style:table-cell-properties style:vertical-align="middle" fo:padding="0.097cm" fo:border-left="0.1pt solid #000000" fo:border-right="none" fo:border-top="none" fo:border-bottom="0.1pt solid #000000" style:writing-mode="lr-tb"/>
    </style:style>
    <style:style style:name="Tabla12.B3" style:family="table-cell">
      <style:table-cell-properties style:vertical-align="middle" fo:padding="0.097cm" fo:border-left="0.1pt solid #000000" fo:border-right="none" fo:border-top="none" fo:border-bottom="0.1pt solid #000000" style:writing-mode="lr-tb"/>
    </style:style>
    <style:style style:name="Tabla12.C3" style:family="table-cell">
      <style:table-cell-properties style:vertical-align="middle" fo:padding="0.097cm" fo:border-left="0.1pt solid #000000" fo:border-right="none" fo:border-top="none" fo:border-bottom="0.1pt solid #000000" style:writing-mode="lr-tb"/>
    </style:style>
    <style:style style:name="Tabla12.D3" style:family="table-cell">
      <style:table-cell-properties style:vertical-align="middle" fo:padding="0.097cm" fo:border-left="0.1pt solid #000000" fo:border-right="none" fo:border-top="none" fo:border-bottom="0.1pt solid #000000" style:writing-mode="lr-tb"/>
    </style:style>
    <style:style style:name="Tabla12.E3" style:family="table-cell">
      <style:table-cell-properties style:vertical-align="middle" fo:padding="0.097cm" fo:border-left="0.1pt solid #000000" fo:border-right="none" fo:border-top="none" fo:border-bottom="0.1pt solid #000000" style:writing-mode="lr-tb"/>
    </style:style>
    <style:style style:name="Tabla12.F3" style:family="table-cell">
      <style:table-cell-properties style:vertical-align="middle" fo:padding="0.097cm" fo:border-left="0.1pt solid #000000" fo:border-right="none" fo:border-top="none" fo:border-bottom="0.1pt solid #000000" style:writing-mode="lr-tb"/>
    </style:style>
    <style:style style:name="Tabla12.G3" style:family="table-cell">
      <style:table-cell-properties style:vertical-align="middle" fo:padding="0.097cm" fo:border-left="0.1pt solid #000000" fo:border-right="0.1pt solid #000000" fo:border-top="none" fo:border-bottom="0.1pt solid #000000" style:writing-mode="lr-tb"/>
    </style:style>
    <style:style style:name="Tabla13" style:family="table">
      <style:table-properties style:width="17.023cm" table:align="left" style:writing-mode="lr-tb"/>
    </style:style>
    <style:style style:name="Tabla13.A" style:family="table-column">
      <style:table-column-properties style:column-width="2.693cm"/>
    </style:style>
    <style:style style:name="Tabla13.B" style:family="table-column">
      <style:table-column-properties style:column-width="1.275cm"/>
    </style:style>
    <style:style style:name="Tabla13.C" style:family="table-column">
      <style:table-column-properties style:column-width="4.531cm"/>
    </style:style>
    <style:style style:name="Tabla13.D" style:family="table-column">
      <style:table-column-properties style:column-width="4.824cm"/>
    </style:style>
    <style:style style:name="Tabla13.E" style:family="table-column">
      <style:table-column-properties style:column-width="1.18cm"/>
    </style:style>
    <style:style style:name="Tabla13.F" style:family="table-column">
      <style:table-column-properties style:column-width="1.3cm"/>
    </style:style>
    <style:style style:name="Tabla13.G" style:family="table-column">
      <style:table-column-properties style:column-width="1.219cm"/>
    </style:style>
    <style:style style:name="Tabla13.1" style:family="table-row">
      <style:table-row-properties fo:keep-together="auto"/>
    </style:style>
    <style:style style:name="Tabla13.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13.E1" style:family="table-cell">
      <style:table-cell-properties style:vertical-align="middle" fo:background-color="#e6e6ff" fo:padding="0.097cm" fo:border="0.1pt solid #000000" style:writing-mode="lr-tb">
        <style:background-image/>
      </style:table-cell-properties>
    </style:style>
    <style:style style:name="Tabla13.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13.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13.3" style:family="table-row">
      <style:table-row-properties style:min-row-height="0.683cm" fo:keep-together="auto"/>
    </style:style>
    <style:style style:name="Tabla13.A3" style:family="table-cell">
      <style:table-cell-properties style:vertical-align="middle" fo:padding="0.097cm" fo:border-left="0.1pt solid #000000" fo:border-right="none" fo:border-top="none" fo:border-bottom="0.1pt solid #000000" style:writing-mode="lr-tb"/>
    </style:style>
    <style:style style:name="Tabla13.B3" style:family="table-cell">
      <style:table-cell-properties style:vertical-align="middle" fo:padding="0.097cm" fo:border-left="0.1pt solid #000000" fo:border-right="none" fo:border-top="none" fo:border-bottom="0.1pt solid #000000" style:writing-mode="lr-tb"/>
    </style:style>
    <style:style style:name="Tabla13.C3" style:family="table-cell">
      <style:table-cell-properties style:vertical-align="middle" fo:padding="0.097cm" fo:border-left="0.1pt solid #000000" fo:border-right="none" fo:border-top="none" fo:border-bottom="0.1pt solid #000000" style:writing-mode="lr-tb"/>
    </style:style>
    <style:style style:name="Tabla13.D3" style:family="table-cell">
      <style:table-cell-properties style:vertical-align="middle" fo:padding="0.097cm" fo:border-left="0.1pt solid #000000" fo:border-right="none" fo:border-top="none" fo:border-bottom="0.1pt solid #000000" style:writing-mode="lr-tb"/>
    </style:style>
    <style:style style:name="Tabla13.E3" style:family="table-cell">
      <style:table-cell-properties style:vertical-align="middle" fo:padding="0.097cm" fo:border-left="0.1pt solid #000000" fo:border-right="none" fo:border-top="none" fo:border-bottom="0.1pt solid #000000" style:writing-mode="lr-tb"/>
    </style:style>
    <style:style style:name="Tabla13.F3" style:family="table-cell">
      <style:table-cell-properties style:vertical-align="middle" fo:padding="0.097cm" fo:border-left="0.1pt solid #000000" fo:border-right="none" fo:border-top="none" fo:border-bottom="0.1pt solid #000000" style:writing-mode="lr-tb"/>
    </style:style>
    <style:style style:name="Tabla13.G3" style:family="table-cell">
      <style:table-cell-properties style:vertical-align="middle" fo:padding="0.097cm" fo:border-left="0.1pt solid #000000" fo:border-right="0.1pt solid #000000" fo:border-top="none" fo:border-bottom="0.1pt solid #000000" style:writing-mode="lr-tb"/>
    </style:style>
    <style:style style:name="Tabla19" style:family="table">
      <style:table-properties style:width="17.023cm" table:align="left" style:writing-mode="lr-tb"/>
    </style:style>
    <style:style style:name="Tabla19.A" style:family="table-column">
      <style:table-column-properties style:column-width="2.693cm"/>
    </style:style>
    <style:style style:name="Tabla19.B" style:family="table-column">
      <style:table-column-properties style:column-width="1.275cm"/>
    </style:style>
    <style:style style:name="Tabla19.C" style:family="table-column">
      <style:table-column-properties style:column-width="4.531cm"/>
    </style:style>
    <style:style style:name="Tabla19.D" style:family="table-column">
      <style:table-column-properties style:column-width="4.824cm"/>
    </style:style>
    <style:style style:name="Tabla19.E" style:family="table-column">
      <style:table-column-properties style:column-width="1.18cm"/>
    </style:style>
    <style:style style:name="Tabla19.F" style:family="table-column">
      <style:table-column-properties style:column-width="1.3cm"/>
    </style:style>
    <style:style style:name="Tabla19.G" style:family="table-column">
      <style:table-column-properties style:column-width="1.219cm"/>
    </style:style>
    <style:style style:name="Tabla19.1" style:family="table-row">
      <style:table-row-properties fo:keep-together="auto"/>
    </style:style>
    <style:style style:name="Tabla19.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19.E1" style:family="table-cell">
      <style:table-cell-properties style:vertical-align="middle" fo:background-color="#e6e6ff" fo:padding="0.097cm" fo:border="0.1pt solid #000000" style:writing-mode="lr-tb">
        <style:background-image/>
      </style:table-cell-properties>
    </style:style>
    <style:style style:name="Tabla19.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19.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19.3" style:family="table-row">
      <style:table-row-properties style:min-row-height="0.683cm" fo:keep-together="auto"/>
    </style:style>
    <style:style style:name="Tabla19.A3" style:family="table-cell">
      <style:table-cell-properties style:vertical-align="middle" fo:padding="0.097cm" fo:border-left="0.1pt solid #000000" fo:border-right="none" fo:border-top="none" fo:border-bottom="0.1pt solid #000000" style:writing-mode="lr-tb"/>
    </style:style>
    <style:style style:name="Tabla19.B3" style:family="table-cell">
      <style:table-cell-properties style:vertical-align="middle" fo:padding="0.097cm" fo:border-left="0.1pt solid #000000" fo:border-right="none" fo:border-top="none" fo:border-bottom="0.1pt solid #000000" style:writing-mode="lr-tb"/>
    </style:style>
    <style:style style:name="Tabla19.C3" style:family="table-cell">
      <style:table-cell-properties style:vertical-align="middle" fo:padding="0.097cm" fo:border-left="0.1pt solid #000000" fo:border-right="none" fo:border-top="none" fo:border-bottom="0.1pt solid #000000" style:writing-mode="lr-tb"/>
    </style:style>
    <style:style style:name="Tabla19.D3" style:family="table-cell">
      <style:table-cell-properties style:vertical-align="middle" fo:padding="0.097cm" fo:border-left="0.1pt solid #000000" fo:border-right="none" fo:border-top="none" fo:border-bottom="0.1pt solid #000000" style:writing-mode="lr-tb"/>
    </style:style>
    <style:style style:name="Tabla19.E3" style:family="table-cell">
      <style:table-cell-properties style:vertical-align="middle" fo:padding="0.097cm" fo:border-left="0.1pt solid #000000" fo:border-right="none" fo:border-top="none" fo:border-bottom="0.1pt solid #000000" style:writing-mode="lr-tb"/>
    </style:style>
    <style:style style:name="Tabla19.F3" style:family="table-cell">
      <style:table-cell-properties style:vertical-align="middle" fo:padding="0.097cm" fo:border-left="0.1pt solid #000000" fo:border-right="none" fo:border-top="none" fo:border-bottom="0.1pt solid #000000" style:writing-mode="lr-tb"/>
    </style:style>
    <style:style style:name="Tabla19.G3" style:family="table-cell">
      <style:table-cell-properties style:vertical-align="middle" fo:padding="0.097cm" fo:border-left="0.1pt solid #000000" fo:border-right="0.1pt solid #000000" fo:border-top="none" fo:border-bottom="0.1pt solid #000000" style:writing-mode="lr-tb"/>
    </style:style>
    <style:style style:name="Tabla20" style:family="table">
      <style:table-properties style:width="17.023cm" table:align="left" style:writing-mode="lr-tb"/>
    </style:style>
    <style:style style:name="Tabla20.A" style:family="table-column">
      <style:table-column-properties style:column-width="2.693cm"/>
    </style:style>
    <style:style style:name="Tabla20.B" style:family="table-column">
      <style:table-column-properties style:column-width="1.275cm"/>
    </style:style>
    <style:style style:name="Tabla20.C" style:family="table-column">
      <style:table-column-properties style:column-width="4.531cm"/>
    </style:style>
    <style:style style:name="Tabla20.D" style:family="table-column">
      <style:table-column-properties style:column-width="4.824cm"/>
    </style:style>
    <style:style style:name="Tabla20.E" style:family="table-column">
      <style:table-column-properties style:column-width="1.18cm"/>
    </style:style>
    <style:style style:name="Tabla20.F" style:family="table-column">
      <style:table-column-properties style:column-width="1.3cm"/>
    </style:style>
    <style:style style:name="Tabla20.G" style:family="table-column">
      <style:table-column-properties style:column-width="1.219cm"/>
    </style:style>
    <style:style style:name="Tabla20.1" style:family="table-row">
      <style:table-row-properties fo:keep-together="auto"/>
    </style:style>
    <style:style style:name="Tabla20.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20.E1" style:family="table-cell">
      <style:table-cell-properties style:vertical-align="middle" fo:background-color="#e6e6ff" fo:padding="0.097cm" fo:border="0.1pt solid #000000" style:writing-mode="lr-tb">
        <style:background-image/>
      </style:table-cell-properties>
    </style:style>
    <style:style style:name="Tabla20.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20.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20.3" style:family="table-row">
      <style:table-row-properties style:min-row-height="0.683cm" fo:keep-together="auto"/>
    </style:style>
    <style:style style:name="Tabla20.A3" style:family="table-cell">
      <style:table-cell-properties style:vertical-align="middle" fo:padding="0.097cm" fo:border-left="0.1pt solid #000000" fo:border-right="none" fo:border-top="none" fo:border-bottom="0.1pt solid #000000" style:writing-mode="lr-tb"/>
    </style:style>
    <style:style style:name="Tabla20.B3" style:family="table-cell">
      <style:table-cell-properties style:vertical-align="middle" fo:padding="0.097cm" fo:border-left="0.1pt solid #000000" fo:border-right="none" fo:border-top="none" fo:border-bottom="0.1pt solid #000000" style:writing-mode="lr-tb"/>
    </style:style>
    <style:style style:name="Tabla20.C3" style:family="table-cell">
      <style:table-cell-properties style:vertical-align="middle" fo:padding="0.097cm" fo:border-left="0.1pt solid #000000" fo:border-right="none" fo:border-top="none" fo:border-bottom="0.1pt solid #000000" style:writing-mode="lr-tb"/>
    </style:style>
    <style:style style:name="Tabla20.D3" style:family="table-cell">
      <style:table-cell-properties style:vertical-align="middle" fo:padding="0.097cm" fo:border-left="0.1pt solid #000000" fo:border-right="none" fo:border-top="none" fo:border-bottom="0.1pt solid #000000" style:writing-mode="lr-tb"/>
    </style:style>
    <style:style style:name="Tabla20.E3" style:family="table-cell">
      <style:table-cell-properties style:vertical-align="middle" fo:padding="0.097cm" fo:border-left="0.1pt solid #000000" fo:border-right="none" fo:border-top="none" fo:border-bottom="0.1pt solid #000000" style:writing-mode="lr-tb"/>
    </style:style>
    <style:style style:name="Tabla20.F3" style:family="table-cell">
      <style:table-cell-properties style:vertical-align="middle" fo:padding="0.097cm" fo:border-left="0.1pt solid #000000" fo:border-right="none" fo:border-top="none" fo:border-bottom="0.1pt solid #000000" style:writing-mode="lr-tb"/>
    </style:style>
    <style:style style:name="Tabla20.G3" style:family="table-cell">
      <style:table-cell-properties style:vertical-align="middle" fo:padding="0.097cm" fo:border-left="0.1pt solid #000000" fo:border-right="0.1pt solid #000000" fo:border-top="none" fo:border-bottom="0.1pt solid #000000" style:writing-mode="lr-tb"/>
    </style:style>
    <style:style style:name="Tabla21" style:family="table">
      <style:table-properties style:width="17.023cm" table:align="left" style:writing-mode="lr-tb"/>
    </style:style>
    <style:style style:name="Tabla21.A" style:family="table-column">
      <style:table-column-properties style:column-width="2.693cm"/>
    </style:style>
    <style:style style:name="Tabla21.B" style:family="table-column">
      <style:table-column-properties style:column-width="1.275cm"/>
    </style:style>
    <style:style style:name="Tabla21.C" style:family="table-column">
      <style:table-column-properties style:column-width="4.531cm"/>
    </style:style>
    <style:style style:name="Tabla21.D" style:family="table-column">
      <style:table-column-properties style:column-width="4.824cm"/>
    </style:style>
    <style:style style:name="Tabla21.E" style:family="table-column">
      <style:table-column-properties style:column-width="1.18cm"/>
    </style:style>
    <style:style style:name="Tabla21.F" style:family="table-column">
      <style:table-column-properties style:column-width="1.3cm"/>
    </style:style>
    <style:style style:name="Tabla21.G" style:family="table-column">
      <style:table-column-properties style:column-width="1.219cm"/>
    </style:style>
    <style:style style:name="Tabla21.1" style:family="table-row">
      <style:table-row-properties fo:keep-together="auto"/>
    </style:style>
    <style:style style:name="Tabla21.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21.E1" style:family="table-cell">
      <style:table-cell-properties style:vertical-align="middle" fo:background-color="#e6e6ff" fo:padding="0.097cm" fo:border="0.1pt solid #000000" style:writing-mode="lr-tb">
        <style:background-image/>
      </style:table-cell-properties>
    </style:style>
    <style:style style:name="Tabla21.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21.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21.3" style:family="table-row">
      <style:table-row-properties style:min-row-height="0.683cm" fo:keep-together="auto"/>
    </style:style>
    <style:style style:name="Tabla21.A3" style:family="table-cell">
      <style:table-cell-properties style:vertical-align="middle" fo:padding="0.097cm" fo:border-left="0.1pt solid #000000" fo:border-right="none" fo:border-top="none" fo:border-bottom="0.1pt solid #000000" style:writing-mode="lr-tb"/>
    </style:style>
    <style:style style:name="Tabla21.B3" style:family="table-cell">
      <style:table-cell-properties style:vertical-align="middle" fo:padding="0.097cm" fo:border-left="0.1pt solid #000000" fo:border-right="none" fo:border-top="none" fo:border-bottom="0.1pt solid #000000" style:writing-mode="lr-tb"/>
    </style:style>
    <style:style style:name="Tabla21.C3" style:family="table-cell">
      <style:table-cell-properties style:vertical-align="middle" fo:padding="0.097cm" fo:border-left="0.1pt solid #000000" fo:border-right="none" fo:border-top="none" fo:border-bottom="0.1pt solid #000000" style:writing-mode="lr-tb"/>
    </style:style>
    <style:style style:name="Tabla21.D3" style:family="table-cell">
      <style:table-cell-properties style:vertical-align="middle" fo:padding="0.097cm" fo:border-left="0.1pt solid #000000" fo:border-right="none" fo:border-top="none" fo:border-bottom="0.1pt solid #000000" style:writing-mode="lr-tb"/>
    </style:style>
    <style:style style:name="Tabla21.E3" style:family="table-cell">
      <style:table-cell-properties style:vertical-align="middle" fo:padding="0.097cm" fo:border-left="0.1pt solid #000000" fo:border-right="none" fo:border-top="none" fo:border-bottom="0.1pt solid #000000" style:writing-mode="lr-tb"/>
    </style:style>
    <style:style style:name="Tabla21.F3" style:family="table-cell">
      <style:table-cell-properties style:vertical-align="middle" fo:padding="0.097cm" fo:border-left="0.1pt solid #000000" fo:border-right="none" fo:border-top="none" fo:border-bottom="0.1pt solid #000000" style:writing-mode="lr-tb"/>
    </style:style>
    <style:style style:name="Tabla21.G3" style:family="table-cell">
      <style:table-cell-properties style:vertical-align="middle" fo:padding="0.097cm" fo:border-left="0.1pt solid #000000" fo:border-right="0.1pt solid #000000" fo:border-top="none" fo:border-bottom="0.1pt solid #000000" style:writing-mode="lr-tb"/>
    </style:style>
    <style:style style:name="Tabla14" style:family="table">
      <style:table-properties style:width="17.023cm" table:align="left" style:writing-mode="lr-tb"/>
    </style:style>
    <style:style style:name="Tabla14.A" style:family="table-column">
      <style:table-column-properties style:column-width="2.693cm"/>
    </style:style>
    <style:style style:name="Tabla14.B" style:family="table-column">
      <style:table-column-properties style:column-width="1.275cm"/>
    </style:style>
    <style:style style:name="Tabla14.C" style:family="table-column">
      <style:table-column-properties style:column-width="4.531cm"/>
    </style:style>
    <style:style style:name="Tabla14.D" style:family="table-column">
      <style:table-column-properties style:column-width="4.824cm"/>
    </style:style>
    <style:style style:name="Tabla14.E" style:family="table-column">
      <style:table-column-properties style:column-width="1.18cm"/>
    </style:style>
    <style:style style:name="Tabla14.F" style:family="table-column">
      <style:table-column-properties style:column-width="1.3cm"/>
    </style:style>
    <style:style style:name="Tabla14.G" style:family="table-column">
      <style:table-column-properties style:column-width="1.219cm"/>
    </style:style>
    <style:style style:name="Tabla14.1" style:family="table-row">
      <style:table-row-properties fo:keep-together="auto"/>
    </style:style>
    <style:style style:name="Tabla14.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14.E1" style:family="table-cell">
      <style:table-cell-properties style:vertical-align="middle" fo:background-color="#e6e6ff" fo:padding="0.097cm" fo:border="0.1pt solid #000000" style:writing-mode="lr-tb">
        <style:background-image/>
      </style:table-cell-properties>
    </style:style>
    <style:style style:name="Tabla14.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14.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14.3" style:family="table-row">
      <style:table-row-properties style:min-row-height="0.683cm" fo:keep-together="auto"/>
    </style:style>
    <style:style style:name="Tabla14.A3" style:family="table-cell">
      <style:table-cell-properties style:vertical-align="middle" fo:padding="0.097cm" fo:border-left="0.1pt solid #000000" fo:border-right="none" fo:border-top="none" fo:border-bottom="0.1pt solid #000000" style:writing-mode="lr-tb"/>
    </style:style>
    <style:style style:name="Tabla14.B3" style:family="table-cell">
      <style:table-cell-properties style:vertical-align="middle" fo:padding="0.097cm" fo:border-left="0.1pt solid #000000" fo:border-right="none" fo:border-top="none" fo:border-bottom="0.1pt solid #000000" style:writing-mode="lr-tb"/>
    </style:style>
    <style:style style:name="Tabla14.C3" style:family="table-cell">
      <style:table-cell-properties style:vertical-align="middle" fo:padding="0.097cm" fo:border-left="0.1pt solid #000000" fo:border-right="none" fo:border-top="none" fo:border-bottom="0.1pt solid #000000" style:writing-mode="lr-tb"/>
    </style:style>
    <style:style style:name="Tabla14.D3" style:family="table-cell">
      <style:table-cell-properties style:vertical-align="middle" fo:padding="0.097cm" fo:border-left="0.1pt solid #000000" fo:border-right="none" fo:border-top="none" fo:border-bottom="0.1pt solid #000000" style:writing-mode="lr-tb"/>
    </style:style>
    <style:style style:name="Tabla14.E3" style:family="table-cell">
      <style:table-cell-properties style:vertical-align="middle" fo:padding="0.097cm" fo:border-left="0.1pt solid #000000" fo:border-right="none" fo:border-top="none" fo:border-bottom="0.1pt solid #000000" style:writing-mode="lr-tb"/>
    </style:style>
    <style:style style:name="Tabla14.F3" style:family="table-cell">
      <style:table-cell-properties style:vertical-align="middle" fo:padding="0.097cm" fo:border-left="0.1pt solid #000000" fo:border-right="none" fo:border-top="none" fo:border-bottom="0.1pt solid #000000" style:writing-mode="lr-tb"/>
    </style:style>
    <style:style style:name="Tabla14.G3" style:family="table-cell">
      <style:table-cell-properties style:vertical-align="middle" fo:padding="0.097cm" fo:border-left="0.1pt solid #000000" fo:border-right="0.1pt solid #000000" fo:border-top="none" fo:border-bottom="0.1pt solid #000000" style:writing-mode="lr-tb"/>
    </style:style>
    <style:style style:name="Tabla22" style:family="table">
      <style:table-properties style:width="17.023cm" table:align="left" style:writing-mode="lr-tb"/>
    </style:style>
    <style:style style:name="Tabla22.A" style:family="table-column">
      <style:table-column-properties style:column-width="2.693cm"/>
    </style:style>
    <style:style style:name="Tabla22.B" style:family="table-column">
      <style:table-column-properties style:column-width="1.275cm"/>
    </style:style>
    <style:style style:name="Tabla22.C" style:family="table-column">
      <style:table-column-properties style:column-width="4.531cm"/>
    </style:style>
    <style:style style:name="Tabla22.D" style:family="table-column">
      <style:table-column-properties style:column-width="4.794cm"/>
    </style:style>
    <style:style style:name="Tabla22.E" style:family="table-column">
      <style:table-column-properties style:column-width="1.21cm"/>
    </style:style>
    <style:style style:name="Tabla22.F" style:family="table-column">
      <style:table-column-properties style:column-width="1.3cm"/>
    </style:style>
    <style:style style:name="Tabla22.G" style:family="table-column">
      <style:table-column-properties style:column-width="1.219cm"/>
    </style:style>
    <style:style style:name="Tabla22.1" style:family="table-row">
      <style:table-row-properties fo:keep-together="auto"/>
    </style:style>
    <style:style style:name="Tabla22.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22.E1" style:family="table-cell">
      <style:table-cell-properties style:vertical-align="middle" fo:background-color="#e6e6ff" fo:padding="0.097cm" fo:border="0.1pt solid #000000" style:writing-mode="lr-tb">
        <style:background-image/>
      </style:table-cell-properties>
    </style:style>
    <style:style style:name="Tabla22.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22.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22.3" style:family="table-row">
      <style:table-row-properties style:min-row-height="0.683cm" fo:keep-together="auto"/>
    </style:style>
    <style:style style:name="Tabla22.A3" style:family="table-cell">
      <style:table-cell-properties style:vertical-align="middle" fo:padding="0.097cm" fo:border-left="0.1pt solid #000000" fo:border-right="none" fo:border-top="none" fo:border-bottom="0.1pt solid #000000" style:writing-mode="lr-tb"/>
    </style:style>
    <style:style style:name="Tabla22.B3" style:family="table-cell">
      <style:table-cell-properties style:vertical-align="middle" fo:padding="0.097cm" fo:border-left="0.1pt solid #000000" fo:border-right="none" fo:border-top="none" fo:border-bottom="0.1pt solid #000000" style:writing-mode="lr-tb"/>
    </style:style>
    <style:style style:name="Tabla22.C3" style:family="table-cell">
      <style:table-cell-properties style:vertical-align="middle" fo:padding="0.097cm" fo:border-left="0.1pt solid #000000" fo:border-right="none" fo:border-top="none" fo:border-bottom="0.1pt solid #000000" style:writing-mode="lr-tb"/>
    </style:style>
    <style:style style:name="Tabla22.D3" style:family="table-cell">
      <style:table-cell-properties style:vertical-align="middle" fo:padding="0.097cm" fo:border-left="0.1pt solid #000000" fo:border-right="none" fo:border-top="none" fo:border-bottom="0.1pt solid #000000" style:writing-mode="lr-tb"/>
    </style:style>
    <style:style style:name="Tabla22.E3" style:family="table-cell">
      <style:table-cell-properties style:vertical-align="middle" fo:padding="0.097cm" fo:border-left="0.1pt solid #000000" fo:border-right="none" fo:border-top="none" fo:border-bottom="0.1pt solid #000000" style:writing-mode="lr-tb"/>
    </style:style>
    <style:style style:name="Tabla22.F3" style:family="table-cell">
      <style:table-cell-properties style:vertical-align="middle" fo:padding="0.097cm" fo:border-left="0.1pt solid #000000" fo:border-right="none" fo:border-top="none" fo:border-bottom="0.1pt solid #000000" style:writing-mode="lr-tb"/>
    </style:style>
    <style:style style:name="Tabla22.G3" style:family="table-cell">
      <style:table-cell-properties style:vertical-align="middle" fo:padding="0.097cm" fo:border-left="0.1pt solid #000000" fo:border-right="0.1pt solid #000000" fo:border-top="none" fo:border-bottom="0.1pt solid #000000" style:writing-mode="lr-tb"/>
    </style:style>
    <style:style style:name="Tabla26" style:family="table">
      <style:table-properties style:width="17.023cm" table:align="left" style:writing-mode="lr-tb"/>
    </style:style>
    <style:style style:name="Tabla26.A" style:family="table-column">
      <style:table-column-properties style:column-width="2.693cm"/>
    </style:style>
    <style:style style:name="Tabla26.B" style:family="table-column">
      <style:table-column-properties style:column-width="1.275cm"/>
    </style:style>
    <style:style style:name="Tabla26.C" style:family="table-column">
      <style:table-column-properties style:column-width="4.531cm"/>
    </style:style>
    <style:style style:name="Tabla26.D" style:family="table-column">
      <style:table-column-properties style:column-width="4.824cm"/>
    </style:style>
    <style:style style:name="Tabla26.E" style:family="table-column">
      <style:table-column-properties style:column-width="1.18cm"/>
    </style:style>
    <style:style style:name="Tabla26.F" style:family="table-column">
      <style:table-column-properties style:column-width="1.3cm"/>
    </style:style>
    <style:style style:name="Tabla26.G" style:family="table-column">
      <style:table-column-properties style:column-width="1.219cm"/>
    </style:style>
    <style:style style:name="Tabla26.1" style:family="table-row">
      <style:table-row-properties fo:keep-together="auto"/>
    </style:style>
    <style:style style:name="Tabla26.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26.E1" style:family="table-cell">
      <style:table-cell-properties style:vertical-align="middle" fo:background-color="#e6e6ff" fo:padding="0.097cm" fo:border="0.1pt solid #000000" style:writing-mode="lr-tb">
        <style:background-image/>
      </style:table-cell-properties>
    </style:style>
    <style:style style:name="Tabla26.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26.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26.3" style:family="table-row">
      <style:table-row-properties style:min-row-height="0.683cm" fo:keep-together="auto"/>
    </style:style>
    <style:style style:name="Tabla26.A3" style:family="table-cell">
      <style:table-cell-properties style:vertical-align="middle" fo:padding="0.097cm" fo:border-left="0.1pt solid #000000" fo:border-right="none" fo:border-top="none" fo:border-bottom="0.1pt solid #000000" style:writing-mode="lr-tb"/>
    </style:style>
    <style:style style:name="Tabla26.B3" style:family="table-cell">
      <style:table-cell-properties style:vertical-align="middle" fo:padding="0.097cm" fo:border-left="0.1pt solid #000000" fo:border-right="none" fo:border-top="none" fo:border-bottom="0.1pt solid #000000" style:writing-mode="lr-tb"/>
    </style:style>
    <style:style style:name="Tabla26.C3" style:family="table-cell">
      <style:table-cell-properties style:vertical-align="middle" fo:padding="0.097cm" fo:border-left="0.1pt solid #000000" fo:border-right="none" fo:border-top="none" fo:border-bottom="0.1pt solid #000000" style:writing-mode="lr-tb"/>
    </style:style>
    <style:style style:name="Tabla26.D3" style:family="table-cell">
      <style:table-cell-properties style:vertical-align="middle" fo:padding="0.097cm" fo:border-left="0.1pt solid #000000" fo:border-right="none" fo:border-top="none" fo:border-bottom="0.1pt solid #000000" style:writing-mode="lr-tb"/>
    </style:style>
    <style:style style:name="Tabla26.E3" style:family="table-cell">
      <style:table-cell-properties style:vertical-align="middle" fo:padding="0.097cm" fo:border-left="0.1pt solid #000000" fo:border-right="none" fo:border-top="none" fo:border-bottom="0.1pt solid #000000" style:writing-mode="lr-tb"/>
    </style:style>
    <style:style style:name="Tabla26.F3" style:family="table-cell">
      <style:table-cell-properties style:vertical-align="middle" fo:padding="0.097cm" fo:border-left="0.1pt solid #000000" fo:border-right="none" fo:border-top="none" fo:border-bottom="0.1pt solid #000000" style:writing-mode="lr-tb"/>
    </style:style>
    <style:style style:name="Tabla26.G3" style:family="table-cell">
      <style:table-cell-properties style:vertical-align="middle" fo:padding="0.097cm" fo:border-left="0.1pt solid #000000" fo:border-right="0.1pt solid #000000" fo:border-top="none" fo:border-bottom="0.1pt solid #000000" style:writing-mode="lr-tb"/>
    </style:style>
    <style:style style:name="Tabla23" style:family="table">
      <style:table-properties style:width="17.023cm" table:align="left" style:writing-mode="lr-tb"/>
    </style:style>
    <style:style style:name="Tabla23.A" style:family="table-column">
      <style:table-column-properties style:column-width="2.693cm"/>
    </style:style>
    <style:style style:name="Tabla23.B" style:family="table-column">
      <style:table-column-properties style:column-width="1.275cm"/>
    </style:style>
    <style:style style:name="Tabla23.C" style:family="table-column">
      <style:table-column-properties style:column-width="4.531cm"/>
    </style:style>
    <style:style style:name="Tabla23.D" style:family="table-column">
      <style:table-column-properties style:column-width="4.824cm"/>
    </style:style>
    <style:style style:name="Tabla23.E" style:family="table-column">
      <style:table-column-properties style:column-width="1.18cm"/>
    </style:style>
    <style:style style:name="Tabla23.F" style:family="table-column">
      <style:table-column-properties style:column-width="1.3cm"/>
    </style:style>
    <style:style style:name="Tabla23.G" style:family="table-column">
      <style:table-column-properties style:column-width="1.219cm"/>
    </style:style>
    <style:style style:name="Tabla23.1" style:family="table-row">
      <style:table-row-properties fo:keep-together="auto"/>
    </style:style>
    <style:style style:name="Tabla23.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23.E1" style:family="table-cell">
      <style:table-cell-properties style:vertical-align="middle" fo:background-color="#e6e6ff" fo:padding="0.097cm" fo:border="0.1pt solid #000000" style:writing-mode="lr-tb">
        <style:background-image/>
      </style:table-cell-properties>
    </style:style>
    <style:style style:name="Tabla23.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23.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23.3" style:family="table-row">
      <style:table-row-properties style:min-row-height="0.683cm" fo:keep-together="auto"/>
    </style:style>
    <style:style style:name="Tabla23.A3" style:family="table-cell">
      <style:table-cell-properties style:vertical-align="middle" fo:padding="0.097cm" fo:border-left="0.1pt solid #000000" fo:border-right="none" fo:border-top="none" fo:border-bottom="0.1pt solid #000000" style:writing-mode="lr-tb"/>
    </style:style>
    <style:style style:name="Tabla23.B3" style:family="table-cell">
      <style:table-cell-properties style:vertical-align="middle" fo:padding="0.097cm" fo:border-left="0.1pt solid #000000" fo:border-right="none" fo:border-top="none" fo:border-bottom="0.1pt solid #000000" style:writing-mode="lr-tb"/>
    </style:style>
    <style:style style:name="Tabla23.C3" style:family="table-cell">
      <style:table-cell-properties style:vertical-align="middle" fo:padding="0.097cm" fo:border-left="0.1pt solid #000000" fo:border-right="none" fo:border-top="none" fo:border-bottom="0.1pt solid #000000" style:writing-mode="lr-tb"/>
    </style:style>
    <style:style style:name="Tabla23.D3" style:family="table-cell">
      <style:table-cell-properties style:vertical-align="middle" fo:padding="0.097cm" fo:border-left="0.1pt solid #000000" fo:border-right="none" fo:border-top="none" fo:border-bottom="0.1pt solid #000000" style:writing-mode="lr-tb"/>
    </style:style>
    <style:style style:name="Tabla23.E3" style:family="table-cell">
      <style:table-cell-properties style:vertical-align="middle" fo:padding="0.097cm" fo:border-left="0.1pt solid #000000" fo:border-right="none" fo:border-top="none" fo:border-bottom="0.1pt solid #000000" style:writing-mode="lr-tb"/>
    </style:style>
    <style:style style:name="Tabla23.F3" style:family="table-cell">
      <style:table-cell-properties style:vertical-align="middle" fo:padding="0.097cm" fo:border-left="0.1pt solid #000000" fo:border-right="none" fo:border-top="none" fo:border-bottom="0.1pt solid #000000" style:writing-mode="lr-tb"/>
    </style:style>
    <style:style style:name="Tabla23.G3" style:family="table-cell">
      <style:table-cell-properties style:vertical-align="middle" fo:padding="0.097cm" fo:border-left="0.1pt solid #000000" fo:border-right="0.1pt solid #000000" fo:border-top="none" fo:border-bottom="0.1pt solid #000000" style:writing-mode="lr-tb"/>
    </style:style>
    <style:style style:name="Tabla24" style:family="table">
      <style:table-properties style:width="17.023cm" table:align="left" style:writing-mode="lr-tb"/>
    </style:style>
    <style:style style:name="Tabla24.A" style:family="table-column">
      <style:table-column-properties style:column-width="2.693cm"/>
    </style:style>
    <style:style style:name="Tabla24.B" style:family="table-column">
      <style:table-column-properties style:column-width="1.275cm"/>
    </style:style>
    <style:style style:name="Tabla24.C" style:family="table-column">
      <style:table-column-properties style:column-width="4.531cm"/>
    </style:style>
    <style:style style:name="Tabla24.D" style:family="table-column">
      <style:table-column-properties style:column-width="4.824cm"/>
    </style:style>
    <style:style style:name="Tabla24.E" style:family="table-column">
      <style:table-column-properties style:column-width="1.18cm"/>
    </style:style>
    <style:style style:name="Tabla24.F" style:family="table-column">
      <style:table-column-properties style:column-width="1.3cm"/>
    </style:style>
    <style:style style:name="Tabla24.G" style:family="table-column">
      <style:table-column-properties style:column-width="1.219cm"/>
    </style:style>
    <style:style style:name="Tabla24.1" style:family="table-row">
      <style:table-row-properties fo:keep-together="auto"/>
    </style:style>
    <style:style style:name="Tabla24.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24.E1" style:family="table-cell">
      <style:table-cell-properties style:vertical-align="middle" fo:background-color="#e6e6ff" fo:padding="0.097cm" fo:border="0.1pt solid #000000" style:writing-mode="lr-tb">
        <style:background-image/>
      </style:table-cell-properties>
    </style:style>
    <style:style style:name="Tabla24.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24.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24.3" style:family="table-row">
      <style:table-row-properties style:min-row-height="0.683cm" fo:keep-together="auto"/>
    </style:style>
    <style:style style:name="Tabla24.A3" style:family="table-cell">
      <style:table-cell-properties style:vertical-align="middle" fo:padding="0.097cm" fo:border-left="0.1pt solid #000000" fo:border-right="none" fo:border-top="none" fo:border-bottom="0.1pt solid #000000" style:writing-mode="lr-tb"/>
    </style:style>
    <style:style style:name="Tabla24.B3" style:family="table-cell">
      <style:table-cell-properties style:vertical-align="middle" fo:padding="0.097cm" fo:border-left="0.1pt solid #000000" fo:border-right="none" fo:border-top="none" fo:border-bottom="0.1pt solid #000000" style:writing-mode="lr-tb"/>
    </style:style>
    <style:style style:name="Tabla24.C3" style:family="table-cell">
      <style:table-cell-properties style:vertical-align="middle" fo:padding="0.097cm" fo:border-left="0.1pt solid #000000" fo:border-right="none" fo:border-top="none" fo:border-bottom="0.1pt solid #000000" style:writing-mode="lr-tb"/>
    </style:style>
    <style:style style:name="Tabla24.D3" style:family="table-cell">
      <style:table-cell-properties style:vertical-align="middle" fo:padding="0.097cm" fo:border-left="0.1pt solid #000000" fo:border-right="none" fo:border-top="none" fo:border-bottom="0.1pt solid #000000" style:writing-mode="lr-tb"/>
    </style:style>
    <style:style style:name="Tabla24.E3" style:family="table-cell">
      <style:table-cell-properties style:vertical-align="middle" fo:padding="0.097cm" fo:border-left="0.1pt solid #000000" fo:border-right="none" fo:border-top="none" fo:border-bottom="0.1pt solid #000000" style:writing-mode="lr-tb"/>
    </style:style>
    <style:style style:name="Tabla24.F3" style:family="table-cell">
      <style:table-cell-properties style:vertical-align="middle" fo:padding="0.097cm" fo:border-left="0.1pt solid #000000" fo:border-right="none" fo:border-top="none" fo:border-bottom="0.1pt solid #000000" style:writing-mode="lr-tb"/>
    </style:style>
    <style:style style:name="Tabla24.G3" style:family="table-cell">
      <style:table-cell-properties style:vertical-align="middle" fo:padding="0.097cm" fo:border-left="0.1pt solid #000000" fo:border-right="0.1pt solid #000000" fo:border-top="none" fo:border-bottom="0.1pt solid #000000" style:writing-mode="lr-tb"/>
    </style:style>
    <style:style style:name="Tabla25" style:family="table">
      <style:table-properties style:width="17.023cm" table:align="left" style:writing-mode="lr-tb"/>
    </style:style>
    <style:style style:name="Tabla25.A" style:family="table-column">
      <style:table-column-properties style:column-width="2.693cm"/>
    </style:style>
    <style:style style:name="Tabla25.B" style:family="table-column">
      <style:table-column-properties style:column-width="1.275cm"/>
    </style:style>
    <style:style style:name="Tabla25.C" style:family="table-column">
      <style:table-column-properties style:column-width="4.531cm"/>
    </style:style>
    <style:style style:name="Tabla25.D" style:family="table-column">
      <style:table-column-properties style:column-width="4.824cm"/>
    </style:style>
    <style:style style:name="Tabla25.E" style:family="table-column">
      <style:table-column-properties style:column-width="1.18cm"/>
    </style:style>
    <style:style style:name="Tabla25.F" style:family="table-column">
      <style:table-column-properties style:column-width="1.3cm"/>
    </style:style>
    <style:style style:name="Tabla25.G" style:family="table-column">
      <style:table-column-properties style:column-width="1.219cm"/>
    </style:style>
    <style:style style:name="Tabla25.1" style:family="table-row">
      <style:table-row-properties fo:keep-together="auto"/>
    </style:style>
    <style:style style:name="Tabla25.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25.E1" style:family="table-cell">
      <style:table-cell-properties style:vertical-align="middle" fo:background-color="#e6e6ff" fo:padding="0.097cm" fo:border="0.1pt solid #000000" style:writing-mode="lr-tb">
        <style:background-image/>
      </style:table-cell-properties>
    </style:style>
    <style:style style:name="Tabla25.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25.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25.3" style:family="table-row">
      <style:table-row-properties style:min-row-height="0.683cm" fo:keep-together="auto"/>
    </style:style>
    <style:style style:name="Tabla25.A3" style:family="table-cell">
      <style:table-cell-properties style:vertical-align="middle" fo:padding="0.097cm" fo:border-left="0.1pt solid #000000" fo:border-right="none" fo:border-top="none" fo:border-bottom="0.1pt solid #000000" style:writing-mode="lr-tb"/>
    </style:style>
    <style:style style:name="Tabla25.B3" style:family="table-cell">
      <style:table-cell-properties style:vertical-align="middle" fo:padding="0.097cm" fo:border-left="0.1pt solid #000000" fo:border-right="none" fo:border-top="none" fo:border-bottom="0.1pt solid #000000" style:writing-mode="lr-tb"/>
    </style:style>
    <style:style style:name="Tabla25.C3" style:family="table-cell">
      <style:table-cell-properties style:vertical-align="middle" fo:padding="0.097cm" fo:border-left="0.1pt solid #000000" fo:border-right="none" fo:border-top="none" fo:border-bottom="0.1pt solid #000000" style:writing-mode="lr-tb"/>
    </style:style>
    <style:style style:name="Tabla25.D3" style:family="table-cell">
      <style:table-cell-properties style:vertical-align="middle" fo:padding="0.097cm" fo:border-left="0.1pt solid #000000" fo:border-right="none" fo:border-top="none" fo:border-bottom="0.1pt solid #000000" style:writing-mode="lr-tb"/>
    </style:style>
    <style:style style:name="Tabla25.E3" style:family="table-cell">
      <style:table-cell-properties style:vertical-align="middle" fo:padding="0.097cm" fo:border-left="0.1pt solid #000000" fo:border-right="none" fo:border-top="none" fo:border-bottom="0.1pt solid #000000" style:writing-mode="lr-tb"/>
    </style:style>
    <style:style style:name="Tabla25.F3" style:family="table-cell">
      <style:table-cell-properties style:vertical-align="middle" fo:padding="0.097cm" fo:border-left="0.1pt solid #000000" fo:border-right="none" fo:border-top="none" fo:border-bottom="0.1pt solid #000000" style:writing-mode="lr-tb"/>
    </style:style>
    <style:style style:name="Tabla25.G3" style:family="table-cell">
      <style:table-cell-properties style:vertical-align="middle" fo:padding="0.097cm" fo:border-left="0.1pt solid #000000" fo:border-right="0.1pt solid #000000" fo:border-top="none" fo:border-bottom="0.1pt solid #000000" style:writing-mode="lr-tb"/>
    </style:style>
    <style:style style:name="Tabla3" style:family="table">
      <style:table-properties style:width="17.023cm" table:align="left" style:writing-mode="lr-tb"/>
    </style:style>
    <style:style style:name="Tabla3.A" style:family="table-column">
      <style:table-column-properties style:column-width="2.693cm"/>
    </style:style>
    <style:style style:name="Tabla3.B" style:family="table-column">
      <style:table-column-properties style:column-width="1.275cm"/>
    </style:style>
    <style:style style:name="Tabla3.C" style:family="table-column">
      <style:table-column-properties style:column-width="4.531cm"/>
    </style:style>
    <style:style style:name="Tabla3.D" style:family="table-column">
      <style:table-column-properties style:column-width="4.824cm"/>
    </style:style>
    <style:style style:name="Tabla3.E" style:family="table-column">
      <style:table-column-properties style:column-width="1.18cm"/>
    </style:style>
    <style:style style:name="Tabla3.F" style:family="table-column">
      <style:table-column-properties style:column-width="1.3cm"/>
    </style:style>
    <style:style style:name="Tabla3.G" style:family="table-column">
      <style:table-column-properties style:column-width="1.219cm"/>
    </style:style>
    <style:style style:name="Tabla3.1" style:family="table-row">
      <style:table-row-properties fo:keep-together="auto"/>
    </style:style>
    <style:style style:name="Tabla3.A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3.E1" style:family="table-cell">
      <style:table-cell-properties style:vertical-align="middle" fo:background-color="#e6e6ff" fo:padding="0.097cm" fo:border="0.1pt solid #000000" style:writing-mode="lr-tb">
        <style:background-image/>
      </style:table-cell-properties>
    </style:style>
    <style:style style:name="Tabla3.E2" style:family="table-cell">
      <style:table-cell-properties style:vertical-align="middle" fo:background-color="#e6e6ff" fo:padding="0.097cm" fo:border-left="0.1pt solid #000000" fo:border-right="none" fo:border-top="none" fo:border-bottom="0.1pt solid #000000" style:writing-mode="lr-tb">
        <style:background-image/>
      </style:table-cell-properties>
    </style:style>
    <style:style style:name="Tabla3.G2" style:family="table-cell">
      <style:table-cell-properties style:vertical-align="middle" fo:background-color="#e6e6ff" fo:padding="0.097cm" fo:border-left="0.1pt solid #000000" fo:border-right="0.1pt solid #000000" fo:border-top="none" fo:border-bottom="0.1pt solid #000000" style:writing-mode="lr-tb">
        <style:background-image/>
      </style:table-cell-properties>
    </style:style>
    <style:style style:name="Tabla3.3" style:family="table-row">
      <style:table-row-properties style:min-row-height="0.683cm" fo:keep-together="auto"/>
    </style:style>
    <style:style style:name="Tabla3.A3" style:family="table-cell">
      <style:table-cell-properties style:vertical-align="middle" fo:padding="0.097cm" fo:border-left="0.1pt solid #000000" fo:border-right="none" fo:border-top="none" fo:border-bottom="0.1pt solid #000000" style:writing-mode="lr-tb"/>
    </style:style>
    <style:style style:name="Tabla3.B3" style:family="table-cell">
      <style:table-cell-properties style:vertical-align="middle" fo:padding="0.097cm" fo:border-left="0.1pt solid #000000" fo:border-right="none" fo:border-top="none" fo:border-bottom="0.1pt solid #000000" style:writing-mode="lr-tb"/>
    </style:style>
    <style:style style:name="Tabla3.C3" style:family="table-cell">
      <style:table-cell-properties style:vertical-align="middle" fo:padding="0.097cm" fo:border-left="0.1pt solid #000000" fo:border-right="none" fo:border-top="none" fo:border-bottom="0.1pt solid #000000" style:writing-mode="lr-tb"/>
    </style:style>
    <style:style style:name="Tabla3.D3" style:family="table-cell">
      <style:table-cell-properties style:vertical-align="middle" fo:padding="0.097cm" fo:border-left="0.1pt solid #000000" fo:border-right="none" fo:border-top="none" fo:border-bottom="0.1pt solid #000000" style:writing-mode="lr-tb"/>
    </style:style>
    <style:style style:name="Tabla3.E3" style:family="table-cell">
      <style:table-cell-properties style:vertical-align="middle" fo:padding="0.097cm" fo:border-left="0.1pt solid #000000" fo:border-right="none" fo:border-top="none" fo:border-bottom="0.1pt solid #000000" style:writing-mode="lr-tb"/>
    </style:style>
    <style:style style:name="Tabla3.F3" style:family="table-cell">
      <style:table-cell-properties style:vertical-align="middle" fo:padding="0.097cm" fo:border-left="0.1pt solid #000000" fo:border-right="none" fo:border-top="none" fo:border-bottom="0.1pt solid #000000" style:writing-mode="lr-tb"/>
    </style:style>
    <style:style style:name="Tabla3.G3"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snap-to-layout-grid="false"/>
    </style:style>
    <style:style style:name="P3" style:family="paragraph" style:parent-style-name="Table_20_Contents">
      <style:paragraph-properties fo:text-align="center" style:justify-single-word="false"/>
      <style:text-properties fo:font-variant="small-caps" style:font-name="Arial" fo:font-size="16pt" fo:text-shadow="1pt 1pt" fo:font-weight="bold" style:font-size-asian="16pt" style:font-weight-asian="bold" style:font-name-complex="Arial" style:font-size-complex="16pt"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text-properties style:font-name="Arial" fo:font-size="10pt" fo:font-weight="bold" style:font-size-asian="10pt" style:font-weight-asian="bold" style:font-name-complex="Arial" style:font-size-complex="10pt" style:font-weight-complex="bold"/>
    </style:style>
    <style:style style:name="P6" style:family="paragraph" style:parent-style-name="Table_20_Contents">
      <style:text-properties style:font-name="Arial" fo:font-size="10pt" style:font-size-asian="10pt" style:font-name-complex="Arial" style:font-size-complex="10pt"/>
    </style:style>
    <style:style style:name="P7" style:family="paragraph" style:parent-style-name="Table_20_Contents">
      <style:text-properties style:font-name="Arial" fo:font-size="10pt" officeooo:rsid="0025f46f" officeooo:paragraph-rsid="0025f46f" style:font-size-asian="10pt" style:font-name-complex="Arial" style:font-size-complex="10pt"/>
    </style:style>
    <style:style style:name="P8" style:family="paragraph" style:parent-style-name="Table_20_Contents">
      <style:paragraph-properties fo:text-align="center" style:justify-single-word="false" style:snap-to-layout-grid="false"/>
      <style:text-properties style:font-name="Arial" fo:font-size="9pt" style:font-size-asian="9pt" style:font-name-complex="Arial" style:font-size-complex="9pt"/>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Standard">
      <style:paragraph-properties style:snap-to-layout-grid="false"/>
    </style:style>
    <style:style style:name="P11" style:family="paragraph" style:parent-style-name="Standard">
      <style:paragraph-properties style:snap-to-layout-grid="false"/>
      <style:text-properties officeooo:rsid="00268731" officeooo:paragraph-rsid="00268731"/>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 style:position="17cm" style:type="right" style:leader-style="dotted" style:leader-text="."/>
        </style:tab-stops>
      </style:paragraph-properties>
    </style:style>
    <style:style style:name="P15" style:family="paragraph" style:parent-style-name="Standard" style:list-style-name="WW8Num2">
      <style:paragraph-properties fo:orphans="2" fo:widows="2" fo:hyphenation-ladder-count="no-limit" style:text-autospace="none"/>
      <style:text-properties style:letter-kerning="true" style:font-name-asian="Times New Roman" style:language-asian="es" style:country-asian="ES" style:font-name-complex="Times New Roman" style:language-complex="ar" style:country-complex="SA" fo:hyphenate="true" fo:hyphenation-remain-char-count="2" fo:hyphenation-push-char-count="2"/>
    </style:style>
    <style:style style:name="P16" style:family="paragraph" style:parent-style-name="Standard" style:list-style-name="WW8Num5">
      <style:paragraph-properties fo:orphans="2" fo:widows="2" fo:hyphenation-ladder-count="no-limit" style:text-autospace="none"/>
      <style:text-properties style:letter-kerning="true" style:font-name-asian="Times New Roman" style:language-asian="es" style:country-asian="ES" style:font-name-complex="Times New Roman" style:language-complex="ar" style:country-complex="SA"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letter-kerning="true" style:font-name-asian="Times New Roman" style:language-asian="es" style:country-asian="ES" style:font-name-complex="Times New Roman" style:language-complex="ar" style:country-complex="SA" fo:hyphenate="true" fo:hyphenation-remain-char-count="2" fo:hyphenation-push-char-count="2"/>
    </style:style>
    <style:style style:name="P18" style:family="paragraph" style:parent-style-name="Standard">
      <style:text-properties fo:font-size="12pt" style:font-size-asian="12pt" style:font-name-complex="Times New Roman" style:font-size-complex="12pt"/>
    </style:style>
    <style:style style:name="P19" style:family="paragraph" style:parent-style-name="Standard" style:list-style-name="L3">
      <style:text-properties fo:font-size="12pt" style:font-size-asian="12pt" style:font-name-complex="Times New Roman" style:font-size-complex="12pt"/>
    </style:style>
    <style:style style:name="P20" style:family="paragraph" style:parent-style-name="Standard" style:list-style-name="L4">
      <style:text-properties fo:font-size="12pt" officeooo:rsid="0006326a" officeooo:paragraph-rsid="0006326a" style:font-size-asian="12pt" style:font-name-complex="Times New Roman" style:font-size-complex="12pt"/>
    </style:style>
    <style:style style:name="P21" style:family="paragraph" style:parent-style-name="Standard" style:list-style-name="L5">
      <style:text-properties fo:font-size="12pt" officeooo:rsid="0006326a" officeooo:paragraph-rsid="0006326a" style:font-size-asian="12pt" style:font-name-complex="Times New Roman" style:font-size-complex="12pt"/>
    </style:style>
    <style:style style:name="P22" style:family="paragraph" style:parent-style-name="Standard" style:list-style-name="L6">
      <style:text-properties fo:font-size="12pt" officeooo:rsid="0007b86a" officeooo:paragraph-rsid="0007b86a" style:font-size-asian="12pt" style:font-name-complex="Times New Roman" style:font-size-complex="12pt"/>
    </style:style>
    <style:style style:name="P23" style:family="paragraph" style:parent-style-name="Standard" style:list-style-name="L7">
      <style:text-properties fo:font-size="12pt" officeooo:rsid="0007c36f" officeooo:paragraph-rsid="0007c36f" style:font-size-asian="12pt" style:font-name-complex="Times New Roman" style:font-size-complex="12pt"/>
    </style:style>
    <style:style style:name="P24" style:family="paragraph" style:parent-style-name="Standard" style:list-style-name="L7">
      <style:text-properties fo:font-size="12pt" officeooo:rsid="0009ae57" officeooo:paragraph-rsid="0009ae57" style:font-size-asian="12pt" style:font-name-complex="Times New Roman" style:font-size-complex="12pt"/>
    </style:style>
    <style:style style:name="P25" style:family="paragraph" style:parent-style-name="Standard" style:list-style-name="L10">
      <style:text-properties fo:font-size="12pt" officeooo:rsid="0009ae57" officeooo:paragraph-rsid="0009ae57" style:font-size-asian="12pt" style:font-name-complex="Times New Roman" style:font-size-complex="12pt"/>
    </style:style>
    <style:style style:name="P26" style:family="paragraph" style:parent-style-name="Standard" style:list-style-name="L11">
      <style:text-properties fo:font-size="12pt" officeooo:rsid="0009ae57" officeooo:paragraph-rsid="0009ae57" style:font-size-asian="12pt" style:font-name-complex="Times New Roman" style:font-size-complex="12pt"/>
    </style:style>
    <style:style style:name="P27" style:family="paragraph" style:parent-style-name="Standard" style:list-style-name="L12">
      <style:text-properties fo:font-size="12pt" officeooo:rsid="0009ae57" officeooo:paragraph-rsid="0009ae57" style:font-size-asian="12pt" style:font-name-complex="Times New Roman" style:font-size-complex="12pt"/>
    </style:style>
    <style:style style:name="P28" style:family="paragraph" style:parent-style-name="Standard">
      <style:text-properties fo:font-size="12pt" officeooo:rsid="0009ae57" officeooo:paragraph-rsid="0009ae57" style:font-size-asian="12pt" style:font-name-complex="Times New Roman" style:font-size-complex="12pt"/>
    </style:style>
    <style:style style:name="P29" style:family="paragraph" style:parent-style-name="Standard" style:list-style-name="L8">
      <style:text-properties fo:font-size="12pt" officeooo:rsid="000841ec" officeooo:paragraph-rsid="000841ec" style:font-size-asian="12pt" style:font-name-complex="Times New Roman" style:font-size-complex="12pt"/>
    </style:style>
    <style:style style:name="P30" style:family="paragraph" style:parent-style-name="Standard" style:list-style-name="L9">
      <style:text-properties fo:font-size="12pt" officeooo:rsid="000841ec" officeooo:paragraph-rsid="000841ec" style:font-size-asian="12pt" style:font-name-complex="Times New Roman" style:font-size-complex="12pt"/>
    </style:style>
    <style:style style:name="P31" style:family="paragraph" style:parent-style-name="Standard" style:list-style-name="L10">
      <style:text-properties fo:font-size="12pt" officeooo:rsid="000841ec" officeooo:paragraph-rsid="000841ec" style:font-size-asian="12pt" style:font-name-complex="Times New Roman" style:font-size-complex="12pt"/>
    </style:style>
    <style:style style:name="P32" style:family="paragraph" style:parent-style-name="Standard">
      <style:text-properties fo:font-size="12pt" officeooo:rsid="000841ec" officeooo:paragraph-rsid="000841ec" style:font-size-asian="12pt" style:font-name-complex="Times New Roman" style:font-size-complex="12pt"/>
    </style:style>
    <style:style style:name="P33" style:family="paragraph" style:parent-style-name="Standard" style:list-style-name="L14">
      <style:text-properties fo:font-size="12pt" style:font-size-asian="12pt" style:font-name-complex="Times New Roman" style:font-size-complex="12pt"/>
    </style:style>
    <style:style style:name="P34" style:family="paragraph" style:parent-style-name="Standard" style:list-style-name="WW8Num9">
      <style:paragraph-properties fo:line-height="0.423cm">
        <style:tab-stops>
          <style:tab-stop style:position="2.648cm"/>
        </style:tab-stops>
      </style:paragraph-properties>
      <style:text-properties fo:font-size="12pt" style:font-size-asian="12pt" style:font-name-complex="Times New Roman" style:font-size-complex="12pt"/>
    </style:style>
    <style:style style:name="P35" style:family="paragraph" style:parent-style-name="Standard">
      <style:text-properties fo:font-size="12pt" officeooo:rsid="0037a2a5" officeooo:paragraph-rsid="0037a2a5" style:font-size-asian="12pt" style:font-name-complex="Times New Roman" style:font-size-complex="12pt"/>
    </style:style>
    <style:style style:name="P36" style:family="paragraph" style:parent-style-name="Standard" style:list-style-name="L8">
      <style:text-properties fo:font-size="12pt" officeooo:paragraph-rsid="0050e5a0" style:font-size-asian="12pt" style:font-name-complex="Times New Roman" style:font-size-complex="12pt"/>
    </style:style>
    <style:style style:name="P37" style:family="paragraph" style:parent-style-name="Standard" style:list-style-name="L8">
      <style:text-properties fo:font-size="12pt" officeooo:rsid="0050e5a0" officeooo:paragraph-rsid="0050e5a0" style:font-size-asian="12pt" style:font-name-complex="Times New Roman" style:font-size-complex="12pt"/>
    </style:style>
    <style:style style:name="P38" style:family="paragraph" style:parent-style-name="Standard" style:list-style-name="L12">
      <style:text-properties fo:font-size="12pt" officeooo:rsid="0052778c" officeooo:paragraph-rsid="0052778c" style:font-size-asian="12pt" style:font-name-complex="Times New Roman" style:font-size-complex="12pt"/>
    </style:style>
    <style:style style:name="P39" style:family="paragraph" style:parent-style-name="Standard" style:list-style-name="L15">
      <style:paragraph-properties fo:line-height="0.423cm">
        <style:tab-stops>
          <style:tab-stop style:position="2.648cm"/>
        </style:tab-stops>
      </style:paragraph-properties>
      <style:text-properties fo:font-size="12pt" officeooo:paragraph-rsid="000af9a1" style:font-size-asian="12pt" style:font-size-complex="12pt"/>
    </style:style>
    <style:style style:name="P40" style:family="paragraph" style:parent-style-name="Standard" style:list-style-name="L15">
      <style:paragraph-properties fo:text-align="justify" style:justify-single-word="false"/>
      <style:text-properties fo:font-size="12pt" officeooo:paragraph-rsid="000af9a1" style:font-size-asian="12pt" style:font-size-complex="12pt"/>
    </style:style>
    <style:style style:name="P41" style:family="paragraph" style:parent-style-name="Standard">
      <style:paragraph-properties fo:text-align="justify" style:justify-single-word="false"/>
      <style:text-properties fo:font-size="12pt" officeooo:paragraph-rsid="000af9a1" style:font-size-asian="12pt" style:font-size-complex="12pt"/>
    </style:style>
    <style:style style:name="P42" style:family="paragraph" style:parent-style-name="Standard" style:list-style-name="L16">
      <style:text-properties fo:font-size="12pt" style:font-size-asian="12pt" style:font-size-complex="12pt"/>
    </style:style>
    <style:style style:name="P43" style:family="paragraph" style:parent-style-name="Standard" style:list-style-name="WW8Num25">
      <style:paragraph-properties fo:line-height="0.423cm"/>
      <style:text-properties fo:font-size="12pt" fo:language="es" fo:country="ES" officeooo:paragraph-rsid="000af9a1" style:font-size-asian="12pt" style:font-size-complex="12pt"/>
    </style:style>
    <style:style style:name="P44" style:family="paragraph" style:parent-style-name="Standard" style:list-style-name="WW8Num10">
      <style:text-properties fo:font-size="12pt" fo:language="es" fo:country="ES" style:font-size-asian="12pt" style:font-name-complex="Times New Roman" style:font-size-complex="12pt"/>
    </style:style>
    <style:style style:name="P45" style:family="paragraph" style:parent-style-name="Standard" style:list-style-name="L6">
      <style:text-properties officeooo:rsid="0007b86a" officeooo:paragraph-rsid="0007b86a"/>
    </style:style>
    <style:style style:name="P46" style:family="paragraph" style:parent-style-name="Standard" style:list-style-name="L9">
      <style:text-properties officeooo:rsid="000841ec" officeooo:paragraph-rsid="000841ec"/>
    </style:style>
    <style:style style:name="P47" style:family="paragraph" style:parent-style-name="Standard" style:list-style-name="L10">
      <style:text-properties officeooo:rsid="000841ec" officeooo:paragraph-rsid="000841ec"/>
    </style:style>
    <style:style style:name="P48" style:family="paragraph" style:parent-style-name="Standard" style:list-style-name="L13">
      <style:text-properties officeooo:rsid="0009ae57" officeooo:paragraph-rsid="0009ae57"/>
    </style:style>
    <style:style style:name="P49" style:family="paragraph" style:parent-style-name="Standard" style:list-style-name="L14"/>
    <style:style style:name="P50" style:family="paragraph" style:parent-style-name="Standard">
      <style:paragraph-properties fo:line-height="0.423cm">
        <style:tab-stops>
          <style:tab-stop style:position="2.648cm"/>
        </style:tab-stops>
      </style:paragraph-properties>
    </style:style>
    <style:style style:name="P51" style:family="paragraph" style:parent-style-name="Standard" style:list-style-name="WW8Num9">
      <style:paragraph-properties fo:line-height="0.423cm">
        <style:tab-stops>
          <style:tab-stop style:position="2.648cm"/>
        </style:tab-stops>
      </style:paragraph-properties>
    </style:style>
    <style:style style:name="P52" style:family="paragraph" style:parent-style-name="Standard" style:list-style-name="WW8Num11">
      <style:paragraph-properties fo:line-height="0.423cm">
        <style:tab-stops>
          <style:tab-stop style:position="2.648cm"/>
        </style:tab-stops>
      </style:paragraph-properties>
    </style:style>
    <style:style style:name="P53" style:family="paragraph" style:parent-style-name="Standard" style:list-style-name="WW8Num23">
      <style:paragraph-properties fo:line-height="0.423cm">
        <style:tab-stops>
          <style:tab-stop style:position="2.648cm"/>
        </style:tab-stops>
      </style:paragraph-properties>
      <style:text-properties officeooo:paragraph-rsid="001c12f3"/>
    </style:style>
    <style:style style:name="P54" style:family="paragraph" style:parent-style-name="Standard" style:list-style-name="WW8Num11">
      <style:paragraph-properties fo:line-height="0.423cm" fo:text-align="justify" style:justify-single-word="false">
        <style:tab-stops>
          <style:tab-stop style:position="2.648cm"/>
        </style:tab-stops>
      </style:paragraph-properties>
    </style:style>
    <style:style style:name="P55" style:family="paragraph" style:parent-style-name="Standard" style:list-style-name="WW8Num23">
      <style:paragraph-properties fo:line-height="0.423cm" fo:text-align="justify" style:justify-single-word="false"/>
      <style:text-properties officeooo:paragraph-rsid="001c12f3"/>
    </style:style>
    <style:style style:name="P56" style:family="paragraph" style:parent-style-name="Standard" style:list-style-name="WW8Num23">
      <style:paragraph-properties fo:line-height="0.423cm" fo:text-align="justify" style:justify-single-word="false">
        <style:tab-stops>
          <style:tab-stop style:position="3.683cm"/>
        </style:tab-stops>
      </style:paragraph-properties>
      <style:text-properties officeooo:paragraph-rsid="001c12f3"/>
    </style:style>
    <style:style style:name="P57" style:family="paragraph" style:parent-style-name="Standard">
      <style:paragraph-properties fo:line-height="0.423cm" fo:hyphenation-ladder-count="no-limit">
        <style:tab-stops>
          <style:tab-stop style:position="-2.593cm"/>
        </style:tab-stops>
      </style:paragraph-properties>
      <style:text-properties fo:language="es" fo:country="ES" fo:hyphenate="false" fo:hyphenation-remain-char-count="2" fo:hyphenation-push-char-count="2"/>
    </style:style>
    <style:style style:name="P58" style:family="paragraph" style:parent-style-name="Standard" style:list-style-name="WW8Num10">
      <style:paragraph-properties fo:line-height="0.423cm" fo:hyphenation-ladder-count="no-limit">
        <style:tab-stops>
          <style:tab-stop style:position="-2.593cm"/>
        </style:tab-stops>
      </style:paragraph-properties>
      <style:text-properties fo:language="es" fo:country="ES" fo:hyphenate="false" fo:hyphenation-remain-char-count="2" fo:hyphenation-push-char-count="2"/>
    </style:style>
    <style:style style:name="P59" style:family="paragraph" style:parent-style-name="Standard" style:list-style-name="WW8Num39">
      <style:paragraph-properties fo:line-height="0.423cm" fo:hyphenation-ladder-count="no-limit">
        <style:tab-stops>
          <style:tab-stop style:position="-2.593cm"/>
        </style:tab-stops>
      </style:paragraph-properties>
      <style:text-properties fo:language="es" fo:country="ES" fo:hyphenate="false" fo:hyphenation-remain-char-count="2" fo:hyphenation-push-char-count="2"/>
    </style:style>
    <style:style style:name="P60" style:family="paragraph" style:parent-style-name="Standard" style:list-style-name="WW8Num20">
      <style:paragraph-properties fo:line-height="0.423cm" fo:hyphenation-ladder-count="no-limit">
        <style:tab-stops>
          <style:tab-stop style:position="-2.593cm"/>
        </style:tab-stops>
      </style:paragraph-properties>
      <style:text-properties fo:language="es" fo:country="ES" fo:hyphenate="false" fo:hyphenation-remain-char-count="2" fo:hyphenation-push-char-count="2"/>
    </style:style>
    <style:style style:name="P61" style:family="paragraph" style:parent-style-name="Standard" style:list-style-name="WW8Num10">
      <style:paragraph-properties fo:line-height="0.423cm" fo:hyphenation-ladder-count="no-limit">
        <style:tab-stops>
          <style:tab-stop style:position="-2.593cm"/>
          <style:tab-stop style:position="0.762cm"/>
        </style:tab-stops>
      </style:paragraph-properties>
      <style:text-properties fo:language="es" fo:country="ES" fo:hyphenate="false" fo:hyphenation-remain-char-count="2" fo:hyphenation-push-char-count="2"/>
    </style:style>
    <style:style style:name="P62" style:family="paragraph" style:parent-style-name="Standard" style:list-style-name="WW8Num20">
      <style:paragraph-properties fo:line-height="0.423cm" fo:hyphenation-ladder-count="no-limit">
        <style:tab-stops>
          <style:tab-stop style:position="-2.593cm"/>
          <style:tab-stop style:position="0.762cm"/>
        </style:tab-stops>
      </style:paragraph-properties>
      <style:text-properties fo:language="es" fo:country="ES" fo:hyphenate="false" fo:hyphenation-remain-char-count="2" fo:hyphenation-push-char-count="2"/>
    </style:style>
    <style:style style:name="P63" style:family="paragraph" style:parent-style-name="Standard" style:list-style-name="L26">
      <style:paragraph-properties fo:line-height="0.423cm" fo:hyphenation-ladder-count="no-limit">
        <style:tab-stops>
          <style:tab-stop style:position="-2.593cm"/>
          <style:tab-stop style:position="0.762cm"/>
        </style:tab-stops>
      </style:paragraph-properties>
      <style:text-properties fo:language="es" fo:country="ES" fo:hyphenate="false" fo:hyphenation-remain-char-count="2" fo:hyphenation-push-char-count="2"/>
    </style:style>
    <style:style style:name="P64" style:family="paragraph" style:parent-style-name="Standard" style:list-style-name="L27">
      <style:paragraph-properties fo:line-height="0.423cm" fo:hyphenation-ladder-count="no-limit">
        <style:tab-stops>
          <style:tab-stop style:position="-2.593cm"/>
          <style:tab-stop style:position="0.762cm"/>
        </style:tab-stops>
      </style:paragraph-properties>
      <style:text-properties fo:language="es" fo:country="ES" fo:hyphenate="false" fo:hyphenation-remain-char-count="2" fo:hyphenation-push-char-count="2"/>
    </style:style>
    <style:style style:name="P65" style:family="paragraph" style:parent-style-name="Standard" style:list-style-name="L27">
      <style:paragraph-properties fo:line-height="0.423cm" fo:hyphenation-ladder-count="no-limit">
        <style:tab-stops>
          <style:tab-stop style:position="-2.593cm"/>
          <style:tab-stop style:position="0.762cm"/>
        </style:tab-stops>
      </style:paragraph-properties>
      <style:text-properties fo:language="es" fo:country="ES" officeooo:paragraph-rsid="001c12f3" fo:hyphenate="false" fo:hyphenation-remain-char-count="2" fo:hyphenation-push-char-count="2"/>
    </style:style>
    <style:style style:name="P66" style:family="paragraph" style:parent-style-name="Standard" style:list-style-name="L28">
      <style:paragraph-properties fo:line-height="0.423cm" fo:hyphenation-ladder-count="no-limit">
        <style:tab-stops>
          <style:tab-stop style:position="-2.593cm"/>
          <style:tab-stop style:position="0.762cm"/>
        </style:tab-stops>
      </style:paragraph-properties>
      <style:text-properties fo:language="es" fo:country="ES" officeooo:paragraph-rsid="001c12f3" fo:hyphenate="false" fo:hyphenation-remain-char-count="2" fo:hyphenation-push-char-count="2"/>
    </style:style>
    <style:style style:name="P67" style:family="paragraph" style:parent-style-name="Standard" style:list-style-name="L29">
      <style:paragraph-properties fo:line-height="0.423cm" fo:hyphenation-ladder-count="no-limit">
        <style:tab-stops>
          <style:tab-stop style:position="-2.593cm"/>
          <style:tab-stop style:position="0.762cm"/>
        </style:tab-stops>
      </style:paragraph-properties>
      <style:text-properties fo:language="es" fo:country="ES" officeooo:paragraph-rsid="001c12f3" fo:hyphenate="false" fo:hyphenation-remain-char-count="2" fo:hyphenation-push-char-count="2"/>
    </style:style>
    <style:style style:name="P68" style:family="paragraph" style:parent-style-name="Standard" style:list-style-name="WW8Num23">
      <style:paragraph-properties fo:line-height="0.423cm" fo:hyphenation-ladder-count="no-limit">
        <style:tab-stops>
          <style:tab-stop style:position="-2.593cm"/>
          <style:tab-stop style:position="0.762cm"/>
        </style:tab-stops>
      </style:paragraph-properties>
      <style:text-properties fo:language="es" fo:country="ES" officeooo:paragraph-rsid="001c12f3" fo:hyphenate="false" fo:hyphenation-remain-char-count="2" fo:hyphenation-push-char-count="2"/>
    </style:style>
    <style:style style:name="P69" style:family="paragraph" style:parent-style-name="Standard" style:list-style-name="L30">
      <style:paragraph-properties fo:line-height="0.423cm" fo:hyphenation-ladder-count="no-limit">
        <style:tab-stops>
          <style:tab-stop style:position="-2.593cm"/>
          <style:tab-stop style:position="0.762cm"/>
        </style:tab-stops>
      </style:paragraph-properties>
      <style:text-properties fo:language="es" fo:country="ES" fo:hyphenate="false" fo:hyphenation-remain-char-count="2" fo:hyphenation-push-char-count="2"/>
    </style:style>
    <style:style style:name="P70" style:family="paragraph" style:parent-style-name="Standard" style:list-style-name="L31">
      <style:paragraph-properties fo:line-height="0.423cm" fo:hyphenation-ladder-count="no-limit">
        <style:tab-stops>
          <style:tab-stop style:position="-2.593cm"/>
          <style:tab-stop style:position="0.762cm"/>
        </style:tab-stops>
      </style:paragraph-properties>
      <style:text-properties fo:language="es" fo:country="ES" fo:hyphenate="false" fo:hyphenation-remain-char-count="2" fo:hyphenation-push-char-count="2"/>
    </style:style>
    <style:style style:name="P71" style:family="paragraph" style:parent-style-name="Standard" style:list-style-name="WW8Num10">
      <style:paragraph-properties fo:line-height="0.423cm" fo:hyphenation-ladder-count="no-limit">
        <style:tab-stops>
          <style:tab-stop style:position="-2.593cm"/>
        </style:tab-stops>
      </style:paragraph-properties>
      <style:text-properties fo:language="es" fo:country="ES" style:font-name-complex="Times New Roman" fo:hyphenate="false" fo:hyphenation-remain-char-count="2" fo:hyphenation-push-char-count="2"/>
    </style:style>
    <style:style style:name="P72" style:family="paragraph" style:parent-style-name="Standard" style:list-style-name="WW8Num39">
      <style:paragraph-properties fo:line-height="0.423cm" fo:hyphenation-ladder-count="no-limit">
        <style:tab-stops>
          <style:tab-stop style:position="-2.593cm"/>
        </style:tab-stops>
      </style:paragraph-properties>
      <style:text-properties fo:language="es" fo:country="ES" style:font-name-complex="Times New Roman" fo:hyphenate="false" fo:hyphenation-remain-char-count="2" fo:hyphenation-push-char-count="2"/>
    </style:style>
    <style:style style:name="P73" style:family="paragraph" style:parent-style-name="Standard" style:list-style-name="WW8Num20">
      <style:paragraph-properties fo:line-height="0.423cm" fo:hyphenation-ladder-count="no-limit">
        <style:tab-stops>
          <style:tab-stop style:position="-2.593cm"/>
        </style:tab-stops>
      </style:paragraph-properties>
      <style:text-properties fo:language="es" fo:country="ES" style:font-name-complex="Times New Roman" fo:hyphenate="false" fo:hyphenation-remain-char-count="2" fo:hyphenation-push-char-count="2"/>
    </style:style>
    <style:style style:name="P74" style:family="paragraph" style:parent-style-name="Standard" style:list-style-name="L26">
      <style:paragraph-properties fo:line-height="0.423cm" fo:hyphenation-ladder-count="no-limit">
        <style:tab-stops>
          <style:tab-stop style:position="-2.593cm"/>
        </style:tab-stops>
      </style:paragraph-properties>
      <style:text-properties fo:language="es" fo:country="ES" style:font-name-complex="Times New Roman" fo:hyphenate="false" fo:hyphenation-remain-char-count="2" fo:hyphenation-push-char-count="2"/>
    </style:style>
    <style:style style:name="P75" style:family="paragraph" style:parent-style-name="Standard" style:list-style-name="L27">
      <style:paragraph-properties fo:line-height="0.423cm" fo:hyphenation-ladder-count="no-limit">
        <style:tab-stops>
          <style:tab-stop style:position="-2.593cm"/>
        </style:tab-stops>
      </style:paragraph-properties>
      <style:text-properties fo:language="es" fo:country="ES" style:font-name-complex="Times New Roman" fo:hyphenate="false" fo:hyphenation-remain-char-count="2" fo:hyphenation-push-char-count="2"/>
    </style:style>
    <style:style style:name="P76" style:family="paragraph" style:parent-style-name="Standard" style:list-style-name="L27">
      <style:paragraph-properties fo:line-height="0.423cm" fo:hyphenation-ladder-count="no-limit">
        <style:tab-stops>
          <style:tab-stop style:position="-2.593cm"/>
        </style:tab-stops>
      </style:paragraph-properties>
      <style:text-properties fo:language="es" fo:country="ES" officeooo:paragraph-rsid="001c12f3" style:font-name-complex="Times New Roman" fo:hyphenate="false" fo:hyphenation-remain-char-count="2" fo:hyphenation-push-char-count="2"/>
    </style:style>
    <style:style style:name="P77" style:family="paragraph" style:parent-style-name="Standard" style:list-style-name="L29">
      <style:paragraph-properties fo:line-height="0.423cm" fo:hyphenation-ladder-count="no-limit">
        <style:tab-stops>
          <style:tab-stop style:position="-2.593cm"/>
        </style:tab-stops>
      </style:paragraph-properties>
      <style:text-properties fo:language="es" fo:country="ES" officeooo:paragraph-rsid="001c12f3" style:font-name-complex="Times New Roman" fo:hyphenate="false" fo:hyphenation-remain-char-count="2" fo:hyphenation-push-char-count="2"/>
    </style:style>
    <style:style style:name="P78" style:family="paragraph" style:parent-style-name="Standard" style:list-style-name="WW8Num23">
      <style:paragraph-properties fo:line-height="0.423cm" fo:hyphenation-ladder-count="no-limit">
        <style:tab-stops>
          <style:tab-stop style:position="-2.593cm"/>
        </style:tab-stops>
      </style:paragraph-properties>
      <style:text-properties fo:language="es" fo:country="ES" officeooo:paragraph-rsid="001c12f3" style:font-name-complex="Times New Roman" fo:hyphenate="false" fo:hyphenation-remain-char-count="2" fo:hyphenation-push-char-count="2"/>
    </style:style>
    <style:style style:name="P79" style:family="paragraph" style:parent-style-name="Standard" style:list-style-name="L31">
      <style:paragraph-properties fo:line-height="0.423cm" fo:hyphenation-ladder-count="no-limit">
        <style:tab-stops>
          <style:tab-stop style:position="-2.593cm"/>
        </style:tab-stops>
      </style:paragraph-properties>
      <style:text-properties fo:language="es" fo:country="ES" style:font-name-complex="Times New Roman" fo:hyphenate="false" fo:hyphenation-remain-char-count="2" fo:hyphenation-push-char-count="2"/>
    </style:style>
    <style:style style:name="P80" style:family="paragraph" style:parent-style-name="Standard" style:list-style-name="L18">
      <style:paragraph-properties fo:line-height="0.459cm">
        <style:tab-stops>
          <style:tab-stop style:position="1.519cm"/>
        </style:tab-stops>
      </style:paragraph-properties>
      <style:text-properties fo:language="es" fo:country="ES" style:font-name-complex="Times New Roman"/>
    </style:style>
    <style:style style:name="P81" style:family="paragraph" style:parent-style-name="Standard" style:list-style-name="L18">
      <style:paragraph-properties fo:line-height="0.459cm">
        <style:tab-stops>
          <style:tab-stop style:position="1.519cm"/>
        </style:tab-stops>
      </style:paragraph-properties>
      <style:text-properties fo:language="es" fo:country="ES" officeooo:paragraph-rsid="00546e88" style:font-name-complex="Times New Roman"/>
    </style:style>
    <style:style style:name="P82" style:family="paragraph" style:parent-style-name="Standard" style:list-style-name="WW8Num20">
      <style:paragraph-properties fo:line-height="0.423cm" fo:hyphenation-ladder-count="no-limit">
        <style:tab-stops>
          <style:tab-stop style:position="-2.593cm"/>
        </style:tab-stops>
      </style:paragraph-properties>
      <style:text-properties fo:language="es" fo:country="ES" officeooo:rsid="001aecd1" officeooo:paragraph-rsid="001aecd1" style:font-name-complex="Times New Roman" fo:hyphenate="false" fo:hyphenation-remain-char-count="2" fo:hyphenation-push-char-count="2"/>
    </style:style>
    <style:style style:name="P83" style:family="paragraph" style:parent-style-name="Standard" style:list-style-name="L18">
      <style:paragraph-properties fo:line-height="0.459cm">
        <style:tab-stops>
          <style:tab-stop style:position="1.519cm"/>
        </style:tab-stops>
      </style:paragraph-properties>
      <style:text-properties fo:language="es" fo:country="ES" officeooo:rsid="000c47e2" officeooo:paragraph-rsid="000c47e2"/>
    </style:style>
    <style:style style:name="P84" style:family="paragraph" style:parent-style-name="Standard" style:list-style-name="L18">
      <style:paragraph-properties fo:line-height="0.459cm">
        <style:tab-stops>
          <style:tab-stop style:position="1.519cm"/>
        </style:tab-stops>
      </style:paragraph-properties>
      <style:text-properties fo:language="es" fo:country="ES" officeooo:rsid="000c47e2" officeooo:paragraph-rsid="00546e88"/>
    </style:style>
    <style:style style:name="P85" style:family="paragraph" style:parent-style-name="Standard" style:list-style-name="L18">
      <style:paragraph-properties fo:line-height="0.459cm">
        <style:tab-stops>
          <style:tab-stop style:position="1.519cm"/>
        </style:tab-stops>
      </style:paragraph-properties>
      <style:text-properties fo:language="es" fo:country="ES"/>
    </style:style>
    <style:style style:name="P86" style:family="paragraph" style:parent-style-name="Standard" style:list-style-name="WW8Num20">
      <style:paragraph-properties fo:line-height="0.459cm">
        <style:tab-stops>
          <style:tab-stop style:position="1.519cm"/>
        </style:tab-stops>
      </style:paragraph-properties>
      <style:text-properties fo:language="es" fo:country="ES" officeooo:paragraph-rsid="002036d9"/>
    </style:style>
    <style:style style:name="P87" style:family="paragraph" style:parent-style-name="Standard" style:list-style-name="WW8Num20">
      <style:paragraph-properties fo:line-height="0.459cm">
        <style:tab-stops>
          <style:tab-stop style:position="1.519cm"/>
        </style:tab-stops>
      </style:paragraph-properties>
      <style:text-properties fo:language="es" fo:country="ES" officeooo:paragraph-rsid="003d639c"/>
    </style:style>
    <style:style style:name="P88" style:family="paragraph" style:parent-style-name="Standard" style:list-style-name="WW8Num20">
      <style:paragraph-properties fo:line-height="0.459cm">
        <style:tab-stops>
          <style:tab-stop style:position="1.519cm"/>
        </style:tab-stops>
      </style:paragraph-properties>
      <style:text-properties fo:language="es" fo:country="ES" officeooo:paragraph-rsid="0013fecd"/>
    </style:style>
    <style:style style:name="P89" style:family="paragraph" style:parent-style-name="Standard" style:list-style-name="WW8Num21">
      <style:paragraph-properties fo:line-height="0.459cm">
        <style:tab-stops>
          <style:tab-stop style:position="1.519cm"/>
        </style:tab-stops>
      </style:paragraph-properties>
      <style:text-properties fo:language="es" fo:country="ES" officeooo:paragraph-rsid="00109b62"/>
    </style:style>
    <style:style style:name="P90" style:family="paragraph" style:parent-style-name="Standard" style:list-style-name="WW8Num20">
      <style:paragraph-properties fo:line-height="0.459cm">
        <style:tab-stops>
          <style:tab-stop style:position="1.519cm"/>
        </style:tab-stops>
      </style:paragraph-properties>
      <style:text-properties fo:language="es" fo:country="ES" officeooo:rsid="002036d9" officeooo:paragraph-rsid="002036d9"/>
    </style:style>
    <style:style style:name="P91" style:family="paragraph" style:parent-style-name="Standard" style:list-style-name="WW8Num20">
      <style:paragraph-properties fo:line-height="0.459cm">
        <style:tab-stops>
          <style:tab-stop style:position="1.519cm"/>
        </style:tab-stops>
      </style:paragraph-properties>
      <style:text-properties fo:language="es" fo:country="ES" officeooo:rsid="000ba438" officeooo:paragraph-rsid="002036d9"/>
    </style:style>
    <style:style style:name="P92" style:family="paragraph" style:parent-style-name="Standard" style:list-style-name="WW8Num20">
      <style:paragraph-properties fo:line-height="0.459cm">
        <style:tab-stops>
          <style:tab-stop style:position="1.519cm"/>
        </style:tab-stops>
      </style:paragraph-properties>
      <style:text-properties fo:language="es" fo:country="ES" officeooo:rsid="000ba438" officeooo:paragraph-rsid="003d639c"/>
    </style:style>
    <style:style style:name="P93" style:family="paragraph" style:parent-style-name="Standard" style:list-style-name="WW8Num20">
      <style:paragraph-properties fo:line-height="0.459cm">
        <style:tab-stops>
          <style:tab-stop style:position="1.519cm"/>
        </style:tab-stops>
      </style:paragraph-properties>
      <style:text-properties fo:language="es" fo:country="ES" officeooo:rsid="0013fecd" officeooo:paragraph-rsid="003d639c"/>
    </style:style>
    <style:style style:name="P94" style:family="paragraph" style:parent-style-name="Standard" style:list-style-name="WW8Num21">
      <style:paragraph-properties fo:line-height="0.459cm">
        <style:tab-stops>
          <style:tab-stop style:position="1.519cm"/>
        </style:tab-stops>
      </style:paragraph-properties>
      <style:text-properties fo:language="es" fo:country="ES" officeooo:rsid="00109b62" officeooo:paragraph-rsid="00575874"/>
    </style:style>
    <style:style style:name="P95" style:family="paragraph" style:parent-style-name="Standard" style:list-style-name="L18">
      <style:paragraph-properties fo:line-height="0.459cm">
        <style:tab-stops>
          <style:tab-stop style:position="1.519cm"/>
        </style:tab-stops>
      </style:paragraph-properties>
      <style:text-properties fo:language="es" fo:country="ES" officeooo:rsid="00546e88" officeooo:paragraph-rsid="00546e88"/>
    </style:style>
    <style:style style:name="P96" style:family="paragraph" style:parent-style-name="Standard" style:list-style-name="WW8Num29">
      <style:paragraph-properties fo:text-align="justify" style:justify-single-word="false"/>
    </style:style>
    <style:style style:name="P97" style:family="paragraph" style:parent-style-name="Standard" style:list-style-name="WW8Num29">
      <style:paragraph-properties fo:text-align="justify" style:justify-single-word="false"/>
      <style:text-properties officeooo:paragraph-rsid="00546e88"/>
    </style:style>
    <style:style style:name="P98" style:family="paragraph" style:parent-style-name="Standard" style:list-style-name="WW8Num20">
      <style:paragraph-properties fo:text-align="justify" style:justify-single-word="false"/>
      <style:text-properties officeooo:paragraph-rsid="002036d9"/>
    </style:style>
    <style:style style:name="P99" style:family="paragraph" style:parent-style-name="Standard" style:list-style-name="WW8Num20">
      <style:paragraph-properties fo:text-align="justify" style:justify-single-word="false"/>
      <style:text-properties officeooo:paragraph-rsid="003d639c"/>
    </style:style>
    <style:style style:name="P100" style:family="paragraph" style:parent-style-name="Standard" style:list-style-name="WW8Num21">
      <style:paragraph-properties fo:text-align="justify" style:justify-single-word="false"/>
      <style:text-properties officeooo:paragraph-rsid="00109b62"/>
    </style:style>
    <style:style style:name="P101" style:family="paragraph" style:parent-style-name="Standard" style:list-style-name="WW8Num21">
      <style:paragraph-properties fo:text-align="justify" style:justify-single-word="false"/>
      <style:text-properties officeooo:paragraph-rsid="00575874"/>
    </style:style>
    <style:style style:name="P102" style:family="paragraph" style:parent-style-name="Standard" style:list-style-name="WW8Num11">
      <style:paragraph-properties fo:text-align="justify" style:justify-single-word="false"/>
    </style:style>
    <style:style style:name="P103" style:family="paragraph" style:parent-style-name="Standard" style:list-style-name="WW8Num11">
      <style:paragraph-properties fo:text-align="justify" style:justify-single-word="false"/>
      <style:text-properties officeooo:paragraph-rsid="00187c85"/>
    </style:style>
    <style:style style:name="P104" style:family="paragraph" style:parent-style-name="Standard" style:list-style-name="WW8Num22">
      <style:paragraph-properties fo:text-align="justify" style:justify-single-word="false"/>
    </style:style>
    <style:style style:name="P105" style:family="paragraph" style:parent-style-name="Standard" style:list-style-name="WW8Num22">
      <style:paragraph-properties fo:text-align="justify" style:justify-single-word="false"/>
      <style:text-properties officeooo:paragraph-rsid="00187c85"/>
    </style:style>
    <style:style style:name="P106" style:family="paragraph" style:parent-style-name="Standard" style:list-style-name="WW8Num22">
      <style:paragraph-properties fo:text-align="justify" style:justify-single-word="false"/>
      <style:text-properties officeooo:paragraph-rsid="00195daa"/>
    </style:style>
    <style:style style:name="P107" style:family="paragraph" style:parent-style-name="Standard" style:list-style-name="WW8Num22">
      <style:paragraph-properties fo:text-align="justify" style:justify-single-word="false"/>
      <style:text-properties officeooo:paragraph-rsid="001c12f3"/>
    </style:style>
    <style:style style:name="P108" style:family="paragraph" style:parent-style-name="Standard" style:list-style-name="WW8Num4">
      <style:paragraph-properties fo:text-align="justify" style:justify-single-word="false">
        <style:tab-stops>
          <style:tab-stop style:position="3.683cm"/>
        </style:tab-stops>
      </style:paragraph-properties>
    </style:style>
    <style:style style:name="P109" style:family="paragraph" style:parent-style-name="Standard" style:list-style-name="WW8Num22">
      <style:paragraph-properties fo:text-align="justify" style:justify-single-word="false">
        <style:tab-stops>
          <style:tab-stop style:position="3.683cm"/>
        </style:tab-stops>
      </style:paragraph-properties>
    </style:style>
    <style:style style:name="P110" style:family="paragraph" style:parent-style-name="Standard" style:list-style-name="WW8Num22">
      <style:paragraph-properties fo:text-align="justify" style:justify-single-word="false">
        <style:tab-stops>
          <style:tab-stop style:position="3.683cm"/>
        </style:tab-stops>
      </style:paragraph-properties>
      <style:text-properties officeooo:paragraph-rsid="001c12f3"/>
    </style:style>
    <style:style style:name="P111" style:family="paragraph" style:parent-style-name="Standard" style:list-style-name="WW8Num4">
      <style:paragraph-properties fo:text-align="justify" style:justify-single-word="false"/>
    </style:style>
    <style:style style:name="P112" style:family="paragraph" style:parent-style-name="Standard">
      <style:text-properties style:font-name-complex="Times New Roman"/>
    </style:style>
    <style:style style:name="P113" style:family="paragraph" style:parent-style-name="Standard" style:list-style-name="WW8Num29">
      <style:paragraph-properties fo:text-align="justify" style:justify-single-word="false"/>
      <style:text-properties style:font-name-complex="Times New Roman"/>
    </style:style>
    <style:style style:name="P114" style:family="paragraph" style:parent-style-name="Standard" style:list-style-name="WW8Num29">
      <style:paragraph-properties fo:text-align="justify" style:justify-single-word="false"/>
      <style:text-properties officeooo:paragraph-rsid="00546e88" style:font-name-complex="Times New Roman"/>
    </style:style>
    <style:style style:name="P115" style:family="paragraph" style:parent-style-name="Standard" style:list-style-name="WW8Num20">
      <style:paragraph-properties fo:text-align="justify" style:justify-single-word="false"/>
      <style:text-properties officeooo:paragraph-rsid="0013fecd" style:font-name-complex="Times New Roman"/>
    </style:style>
    <style:style style:name="P116" style:family="paragraph" style:parent-style-name="Standard" style:list-style-name="WW8Num11">
      <style:paragraph-properties fo:text-align="justify" style:justify-single-word="false">
        <style:tab-stops>
          <style:tab-stop style:position="22.421cm"/>
        </style:tab-stops>
      </style:paragraph-properties>
      <style:text-properties style:font-name-complex="Times New Roman"/>
    </style:style>
    <style:style style:name="P117" style:family="paragraph" style:parent-style-name="Standard" style:list-style-name="WW8Num11">
      <style:paragraph-properties fo:text-align="justify" style:justify-single-word="false">
        <style:tab-stops>
          <style:tab-stop style:position="22.421cm"/>
        </style:tab-stops>
      </style:paragraph-properties>
      <style:text-properties officeooo:paragraph-rsid="00187c85" style:font-name-complex="Times New Roman"/>
    </style:style>
    <style:style style:name="P118" style:family="paragraph" style:parent-style-name="Standard" style:list-style-name="WW8Num22">
      <style:paragraph-properties fo:text-align="justify" style:justify-single-word="false">
        <style:tab-stops>
          <style:tab-stop style:position="22.421cm"/>
        </style:tab-stops>
      </style:paragraph-properties>
      <style:text-properties officeooo:paragraph-rsid="00187c85" style:font-name-complex="Times New Roman"/>
    </style:style>
    <style:style style:name="P119" style:family="paragraph" style:parent-style-name="Standard" style:list-style-name="WW8Num22">
      <style:paragraph-properties fo:text-align="justify" style:justify-single-word="false">
        <style:tab-stops>
          <style:tab-stop style:position="22.421cm"/>
        </style:tab-stops>
      </style:paragraph-properties>
      <style:text-properties officeooo:paragraph-rsid="00195daa" style:font-name-complex="Times New Roman"/>
    </style:style>
    <style:style style:name="P120" style:family="paragraph" style:parent-style-name="Standard" style:list-style-name="WW8Num4">
      <style:paragraph-properties fo:text-align="justify" style:justify-single-word="false">
        <style:tab-stops>
          <style:tab-stop style:position="3.683cm"/>
        </style:tab-stops>
      </style:paragraph-properties>
      <style:text-properties style:font-name-complex="Times New Roman"/>
    </style:style>
    <style:style style:name="P121" style:family="paragraph" style:parent-style-name="Standard" style:list-style-name="WW8Num22">
      <style:paragraph-properties fo:text-align="justify" style:justify-single-word="false">
        <style:tab-stops>
          <style:tab-stop style:position="3.683cm"/>
        </style:tab-stops>
      </style:paragraph-properties>
      <style:text-properties style:font-name-complex="Times New Roman"/>
    </style:style>
    <style:style style:name="P122" style:family="paragraph" style:parent-style-name="Standard" style:list-style-name="WW8Num22">
      <style:paragraph-properties fo:text-align="justify" style:justify-single-word="false">
        <style:tab-stops>
          <style:tab-stop style:position="3.683cm"/>
        </style:tab-stops>
      </style:paragraph-properties>
      <style:text-properties officeooo:paragraph-rsid="001c12f3" style:font-name-complex="Times New Roman"/>
    </style:style>
    <style:style style:name="P123" style:family="paragraph" style:parent-style-name="Standard" style:list-style-name="WW8Num11">
      <style:paragraph-properties fo:line-height="0.423cm" fo:text-align="justify" style:justify-single-word="false">
        <style:tab-stops>
          <style:tab-stop style:position="2.648cm"/>
        </style:tab-stops>
      </style:paragraph-properties>
      <style:text-properties style:font-name-complex="Times New Roman"/>
    </style:style>
    <style:style style:name="P124" style:family="paragraph" style:parent-style-name="Standard" style:list-style-name="WW8Num23">
      <style:paragraph-properties fo:line-height="0.423cm" fo:text-align="justify" style:justify-single-word="false">
        <style:tab-stops>
          <style:tab-stop style:position="3.683cm"/>
        </style:tab-stops>
      </style:paragraph-properties>
      <style:text-properties officeooo:paragraph-rsid="001c12f3" style:font-name-complex="Times New Roman"/>
    </style:style>
    <style:style style:name="P125" style:family="paragraph" style:parent-style-name="Standard">
      <style:paragraph-properties style:snap-to-layout-grid="false"/>
      <style:text-properties style:font-name-complex="Times New Roman"/>
    </style:style>
    <style:style style:name="P126" style:family="paragraph" style:parent-style-name="Standard">
      <style:paragraph-properties style:snap-to-layout-grid="false"/>
      <style:text-properties officeooo:paragraph-rsid="00057753" style:font-name-complex="Times New Roman"/>
    </style:style>
    <style:style style:name="P127" style:family="paragraph" style:parent-style-name="Standard">
      <style:paragraph-properties style:snap-to-layout-grid="false"/>
      <style:text-properties officeooo:paragraph-rsid="00049177" style:font-name-complex="Times New Roman"/>
    </style:style>
    <style:style style:name="P128" style:family="paragraph" style:parent-style-name="Standard">
      <style:paragraph-properties style:snap-to-layout-grid="false"/>
      <style:text-properties officeooo:paragraph-rsid="0017908f" style:font-name-complex="Times New Roman"/>
    </style:style>
    <style:style style:name="P129" style:family="paragraph" style:parent-style-name="Standard">
      <style:paragraph-properties style:snap-to-layout-grid="false"/>
      <style:text-properties officeooo:paragraph-rsid="002036d9" style:font-name-complex="Times New Roman"/>
    </style:style>
    <style:style style:name="P130" style:family="paragraph" style:parent-style-name="Standard">
      <style:paragraph-properties style:snap-to-layout-grid="false"/>
      <style:text-properties officeooo:paragraph-rsid="004d9ce9" style:font-name-complex="Times New Roman"/>
    </style:style>
    <style:style style:name="P131" style:family="paragraph" style:parent-style-name="Standard" style:list-style-name="WW8Num27"/>
    <style:style style:name="P132" style:family="paragraph" style:parent-style-name="Standard" style:list-style-name="WW8Num20">
      <style:paragraph-properties fo:text-align="justify" style:justify-single-word="false"/>
      <style:text-properties officeooo:rsid="002036d9" officeooo:paragraph-rsid="002036d9"/>
    </style:style>
    <style:style style:name="P133" style:family="paragraph" style:parent-style-name="Standard" style:list-style-name="WW8Num20">
      <style:paragraph-properties fo:text-align="justify" style:justify-single-word="false"/>
      <style:text-properties officeooo:rsid="000ba438" officeooo:paragraph-rsid="002036d9"/>
    </style:style>
    <style:style style:name="P134" style:family="paragraph" style:parent-style-name="Standard" style:list-style-name="WW8Num20">
      <style:paragraph-properties fo:text-align="justify" style:justify-single-word="false"/>
      <style:text-properties officeooo:rsid="000ba438" officeooo:paragraph-rsid="0013fecd"/>
    </style:style>
    <style:style style:name="P135" style:family="paragraph" style:parent-style-name="Standard" style:list-style-name="WW8Num21">
      <style:paragraph-properties fo:text-align="justify" style:justify-single-word="false"/>
      <style:text-properties officeooo:rsid="000ba438" officeooo:paragraph-rsid="00109b62"/>
    </style:style>
    <style:style style:name="P136" style:family="paragraph" style:parent-style-name="Standard" style:list-style-name="WW8Num11">
      <style:paragraph-properties fo:text-align="justify" style:justify-single-word="false">
        <style:tab-stops>
          <style:tab-stop style:position="22.421cm"/>
        </style:tab-stops>
      </style:paragraph-properties>
      <style:text-properties officeooo:rsid="0015fad7" officeooo:paragraph-rsid="0015fad7"/>
    </style:style>
    <style:style style:name="P137" style:family="paragraph" style:parent-style-name="Standard" style:list-style-name="WW8Num22">
      <style:paragraph-properties fo:text-align="justify" style:justify-single-word="false">
        <style:tab-stops>
          <style:tab-stop style:position="22.421cm"/>
        </style:tab-stops>
      </style:paragraph-properties>
      <style:text-properties officeooo:rsid="0015fad7" officeooo:paragraph-rsid="00195daa"/>
    </style:style>
    <style:style style:name="P138" style:family="paragraph" style:parent-style-name="Standard" style:list-style-name="WW8Num22">
      <style:paragraph-properties fo:text-align="justify" style:justify-single-word="false"/>
      <style:text-properties officeooo:rsid="0029073f" officeooo:paragraph-rsid="0029073f"/>
    </style:style>
    <style:style style:name="P139" style:family="paragraph" style:parent-style-name="Standard">
      <style:text-properties style:font-name="serif" fo:font-size="13.5pt" officeooo:rsid="0037a2a5" officeooo:paragraph-rsid="0037a2a5" style:font-size-asian="12pt" style:font-name-complex="Times New Roman" style:font-size-complex="12pt"/>
    </style:style>
    <style:style style:name="P140" style:family="paragraph" style:parent-style-name="Standard" style:list-style-name="WW8Num11">
      <style:paragraph-properties fo:text-align="justify" style:justify-single-word="false"/>
      <style:text-properties officeooo:rsid="00187c85" officeooo:paragraph-rsid="00187c85"/>
    </style:style>
    <style:style style:name="P141" style:family="paragraph" style:parent-style-name="Standard" style:list-style-name="WW8Num11">
      <style:paragraph-properties fo:text-align="justify" style:justify-single-word="false">
        <style:tab-stops>
          <style:tab-stop style:position="22.421cm"/>
        </style:tab-stops>
      </style:paragraph-properties>
      <style:text-properties officeooo:rsid="00187c85" officeooo:paragraph-rsid="00187c85"/>
    </style:style>
    <style:style style:name="P142" style:family="paragraph" style:parent-style-name="Standard" style:list-style-name="WW8Num22">
      <style:paragraph-properties fo:text-align="justify" style:justify-single-word="false"/>
      <style:text-properties officeooo:rsid="00195daa" officeooo:paragraph-rsid="00195daa"/>
    </style:style>
    <style:style style:name="P143" style:family="paragraph" style:parent-style-name="Standard" style:list-style-name="WW8Num20">
      <style:paragraph-properties fo:line-height="0.423cm" fo:hyphenation-ladder-count="no-limit">
        <style:tab-stops>
          <style:tab-stop style:position="-2.593cm"/>
          <style:tab-stop style:position="0.762cm"/>
        </style:tab-stops>
      </style:paragraph-properties>
      <style:text-properties fo:letter-spacing="-0.011cm" fo:language="es" fo:country="ES" fo:hyphenate="false" fo:hyphenation-remain-char-count="2" fo:hyphenation-push-char-count="2"/>
    </style:style>
    <style:style style:name="P144" style:family="paragraph" style:parent-style-name="Standard" style:list-style-name="WW8Num23">
      <style:paragraph-properties fo:line-height="0.423cm" fo:hyphenation-ladder-count="no-limit">
        <style:tab-stops>
          <style:tab-stop style:position="-2.593cm"/>
        </style:tab-stops>
      </style:paragraph-properties>
      <style:text-properties fo:letter-spacing="-0.011cm" fo:language="es" fo:country="ES" officeooo:paragraph-rsid="001c12f3" style:font-name-complex="Times New Roman" fo:hyphenate="false" fo:hyphenation-remain-char-count="2" fo:hyphenation-push-char-count="2"/>
    </style:style>
    <style:style style:name="P145" style:family="paragraph" style:parent-style-name="Standard" style:list-style-name="L26">
      <style:paragraph-properties fo:line-height="0.423cm" fo:hyphenation-ladder-count="no-limit">
        <style:tab-stops>
          <style:tab-stop style:position="-2.593cm"/>
          <style:tab-stop style:position="0.762cm"/>
        </style:tab-stops>
      </style:paragraph-properties>
      <style:text-properties fo:letter-spacing="-0.007cm" fo:language="es" fo:country="ES" fo:hyphenate="false" fo:hyphenation-remain-char-count="2" fo:hyphenation-push-char-count="2"/>
    </style:style>
    <style:style style:name="P146" style:family="paragraph" style:parent-style-name="Standard" style:list-style-name="WW8Num22">
      <style:paragraph-properties fo:line-height="0.423cm">
        <style:tab-stops>
          <style:tab-stop style:position="2.648cm"/>
        </style:tab-stops>
      </style:paragraph-properties>
      <style:text-properties fo:letter-spacing="-0.007cm"/>
    </style:style>
    <style:style style:name="P147" style:family="paragraph" style:parent-style-name="Standard" style:list-style-name="WW8Num22">
      <style:paragraph-properties fo:line-height="0.423cm">
        <style:tab-stops>
          <style:tab-stop style:position="2.648cm"/>
        </style:tab-stops>
      </style:paragraph-properties>
      <style:text-properties fo:letter-spacing="-0.007cm" officeooo:paragraph-rsid="001c12f3"/>
    </style:style>
    <style:style style:name="P148" style:family="paragraph" style:parent-style-name="Standard">
      <style:text-properties fo:font-size="10pt" officeooo:rsid="0007b86a" officeooo:paragraph-rsid="0007b86a" style:font-size-asian="10pt" style:font-name-complex="Times New Roman" style:font-size-complex="10pt"/>
    </style:style>
    <style:style style:name="P149" style:family="paragraph" style:parent-style-name="Standard">
      <style:paragraph-properties fo:text-align="start" style:justify-single-word="false" fo:orphans="2" fo:widows="2" fo:hyphenation-ladder-count="no-limit" style:text-autospace="none"/>
      <style:text-properties fo:font-size="10pt" style:letter-kerning="true" style:font-name-asian="Times New Roman" style:font-size-asian="10pt" style:language-asian="es" style:country-asian="ES" style:font-name-complex="Times New Roman" style:font-size-complex="10pt" style:language-complex="ar" style:country-complex="SA" fo:hyphenate="true" fo:hyphenation-remain-char-count="2" fo:hyphenation-push-char-count="2"/>
    </style:style>
    <style:style style:name="P150" style:family="paragraph" style:parent-style-name="Standard">
      <style:paragraph-properties fo:text-align="center" style:justify-single-word="false" style:snap-to-layout-grid="false"/>
      <style:text-properties fo:font-style="normal" fo:font-weight="normal" officeooo:rsid="00049177" officeooo:paragraph-rsid="00049177" style:font-style-asian="normal" style:font-weight-asian="normal" style:font-name-complex="Times New Roman" style:font-style-complex="normal" style:font-weight-complex="normal"/>
    </style:style>
    <style:style style:name="P151" style:family="paragraph" style:parent-style-name="Standard">
      <style:paragraph-properties fo:text-align="center" style:justify-single-word="false"/>
      <style:text-properties fo:font-size="14pt" fo:font-style="italic" fo:font-weight="bold" officeooo:rsid="00049177" officeooo:paragraph-rsid="00049177" style:letter-kerning="true" style:font-name-asian="Times New Roman" style:font-size-asian="14pt" style:language-asian="es" style:country-asian="ES" style:font-style-asian="italic" style:font-weight-asian="bold" style:font-name-complex="Times New Roman" style:language-complex="ar" style:country-complex="SA" style:font-style-complex="italic" style:font-weight-complex="bold"/>
    </style:style>
    <style:style style:name="P152" style:family="paragraph" style:parent-style-name="Standard">
      <style:paragraph-properties fo:text-align="center" style:justify-single-word="false"/>
      <style:text-properties fo:font-size="14pt" fo:font-style="italic" fo:font-weight="bold" officeooo:rsid="00049177" officeooo:paragraph-rsid="002036d9" style:letter-kerning="true" style:font-name-asian="Times New Roman" style:font-size-asian="14pt" style:language-asian="es" style:country-asian="ES" style:font-style-asian="italic" style:font-weight-asian="bold" style:font-name-complex="Times New Roman" style:language-complex="ar" style:country-complex="SA" style:font-style-complex="italic" style:font-weight-complex="bold"/>
    </style:style>
    <style:style style:name="P153" style:family="paragraph" style:parent-style-name="Standard">
      <style:paragraph-properties fo:text-align="center" style:justify-single-word="false"/>
      <style:text-properties fo:font-size="14pt" fo:font-style="italic" fo:font-weight="bold" officeooo:rsid="002036d9" officeooo:paragraph-rsid="002036d9" style:letter-kerning="true" style:font-name-asian="Times New Roman" style:font-size-asian="14pt" style:language-asian="es" style:country-asian="ES" style:font-style-asian="italic" style:font-weight-asian="bold" style:font-name-complex="Times New Roman" style:font-size-complex="14pt" style:language-complex="ar" style:country-complex="SA" style:font-weight-complex="bold"/>
    </style:style>
    <style:style style:name="P154" style:family="paragraph" style:parent-style-name="Standard">
      <style:paragraph-properties fo:text-align="center" style:justify-single-word="false"/>
      <style:text-properties fo:font-size="14pt" fo:font-style="italic" fo:font-weight="bold" officeooo:rsid="000433c5" officeooo:paragraph-rsid="000433c5" style:letter-kerning="true" style:font-name-asian="Times New Roman" style:font-size-asian="14pt" style:language-asian="es" style:country-asian="ES" style:font-style-asian="italic" style:font-weight-asian="bold" style:font-name-complex="Times New Roman" style:font-size-complex="14pt" style:language-complex="ar" style:country-complex="SA" style:font-weight-complex="bold"/>
    </style:style>
    <style:style style:name="P155" style:family="paragraph" style:parent-style-name="Standard">
      <style:paragraph-properties fo:line-height="0.212cm" style:text-autospace="none"/>
      <style:text-properties fo:font-size="6pt" style:font-size-asian="6pt" style:font-name-complex="Times New Roman" style:font-size-complex="6pt"/>
    </style:style>
    <style:style style:name="P156" style:family="paragraph" style:parent-style-name="Standard" style:list-style-name="WW8Num27">
      <style:text-properties officeooo:rsid="00546e88" officeooo:paragraph-rsid="00546e88"/>
    </style:style>
    <style:style style:name="P157" style:family="paragraph" style:parent-style-name="Standard" style:list-style-name="WW8Num29">
      <style:paragraph-properties fo:text-align="justify" style:justify-single-word="false"/>
      <style:text-properties officeooo:rsid="00546e88" officeooo:paragraph-rsid="00546e88"/>
    </style:style>
    <style:style style:name="P158" style:family="paragraph" style:parent-style-name="Standard" style:list-style-name="WW8Num11">
      <style:paragraph-properties fo:margin-top="0cm" fo:margin-bottom="0cm" loext:contextual-spacing="false"/>
      <style:text-properties fo:font-size="12pt" fo:language="es" fo:country="ES" officeooo:paragraph-rsid="000af9a1" style:font-size-asian="12pt" style:font-name-complex="Times New Roman" style:font-size-complex="12pt"/>
    </style:style>
    <style:style style:name="P159" style:family="paragraph" style:parent-style-name="Standard" style:list-style-name="L21">
      <style:paragraph-properties fo:margin-top="0cm" fo:margin-bottom="0cm" loext:contextual-spacing="false" fo:line-height="0.423cm" fo:hyphenation-ladder-count="no-limit">
        <style:tab-stops>
          <style:tab-stop style:position="-2.593cm"/>
        </style:tab-stops>
      </style:paragraph-properties>
      <style:text-properties fo:language="es" fo:country="ES" style:font-name-complex="Times New Roman" fo:hyphenate="false" fo:hyphenation-remain-char-count="2" fo:hyphenation-push-char-count="2"/>
    </style:style>
    <style:style style:name="P160" style:family="paragraph" style:parent-style-name="Standard" style:list-style-name="WW8Num22">
      <style:paragraph-properties fo:margin-top="0cm" fo:margin-bottom="0cm" loext:contextual-spacing="false" fo:line-height="0.423cm" fo:hyphenation-ladder-count="no-limit">
        <style:tab-stops>
          <style:tab-stop style:position="-2.593cm"/>
        </style:tab-stops>
      </style:paragraph-properties>
      <style:text-properties fo:language="es" fo:country="ES" officeooo:paragraph-rsid="00187c85" style:font-name-complex="Times New Roman" fo:hyphenate="false" fo:hyphenation-remain-char-count="2" fo:hyphenation-push-char-count="2"/>
    </style:style>
    <style:style style:name="P161" style:family="paragraph" style:parent-style-name="Standard" style:list-style-name="WW8Num22">
      <style:paragraph-properties fo:margin-top="0cm" fo:margin-bottom="0cm" loext:contextual-spacing="false" fo:line-height="0.423cm" fo:hyphenation-ladder-count="no-limit">
        <style:tab-stops>
          <style:tab-stop style:position="-2.593cm"/>
        </style:tab-stops>
      </style:paragraph-properties>
      <style:text-properties fo:language="es" fo:country="ES" officeooo:paragraph-rsid="00195daa" style:font-name-complex="Times New Roman" fo:hyphenate="false" fo:hyphenation-remain-char-count="2" fo:hyphenation-push-char-count="2"/>
    </style:style>
    <style:style style:name="P162" style:family="paragraph" style:parent-style-name="Standard" style:list-style-name="L23">
      <style:paragraph-properties fo:margin-top="0cm" fo:margin-bottom="0cm" loext:contextual-spacing="false" fo:line-height="0.423cm" fo:hyphenation-ladder-count="no-limit">
        <style:tab-stops>
          <style:tab-stop style:position="-2.593cm"/>
        </style:tab-stops>
      </style:paragraph-properties>
      <style:text-properties fo:language="es" fo:country="ES" officeooo:paragraph-rsid="00187c85" style:font-name-complex="Times New Roman" fo:hyphenate="false" fo:hyphenation-remain-char-count="2" fo:hyphenation-push-char-count="2"/>
    </style:style>
    <style:style style:name="P163" style:family="paragraph" style:parent-style-name="Standard">
      <style:paragraph-properties fo:margin-top="0cm" fo:margin-bottom="0cm" loext:contextual-spacing="false" fo:line-height="148%" fo:orphans="0" fo:widows="0"/>
      <style:text-properties style:font-name="serif" fo:font-size="10pt" fo:letter-spacing="-0.002cm" fo:font-style="normal" style:text-underline-style="none" officeooo:rsid="000ba438" officeooo:paragraph-rsid="003fb245" style:font-size-asian="10pt" style:font-style-asian="normal" style:font-name-complex="Calibri" style:font-size-complex="10pt" style:font-style-complex="normal"/>
    </style:style>
    <style:style style:name="P164" style:family="paragraph" style:parent-style-name="Standard" style:list-style-name="WW8Num7">
      <style:paragraph-properties fo:margin-left="1.27cm" fo:margin-right="0cm" fo:line-height="0.423cm" fo:text-indent="-0.63cm" style:auto-text-indent="false"/>
      <style:text-properties fo:font-size="12pt" fo:language="es" fo:country="ES" officeooo:paragraph-rsid="000af9a1" style:font-size-asian="12pt" style:font-size-complex="12pt"/>
    </style:style>
    <style:style style:name="P165" style:family="paragraph" style:parent-style-name="Standard" style:list-style-name="WW8Num7">
      <style:paragraph-properties fo:margin-left="1.27cm" fo:margin-right="0cm" fo:margin-top="0cm" fo:margin-bottom="0cm" loext:contextual-spacing="false" fo:line-height="0.423cm" fo:text-indent="-0.63cm" style:auto-text-indent="false"/>
      <style:text-properties fo:font-size="12pt" fo:language="es" fo:country="ES" officeooo:paragraph-rsid="000af9a1" style:font-size-asian="12pt" style:font-size-complex="12pt"/>
    </style:style>
    <style:style style:name="P166" style:family="paragraph" style:parent-style-name="Standard" style:list-style-name="WW8Num9">
      <style:paragraph-properties fo:margin-left="1.27cm" fo:margin-right="0cm" fo:line-height="0.459cm" fo:text-indent="-0.501cm" style:auto-text-indent="false"/>
      <style:text-properties fo:language="es" fo:country="ES"/>
    </style:style>
    <style:style style:name="P167" style:family="paragraph" style:parent-style-name="Standard" style:list-style-name="WW8Num9">
      <style:paragraph-properties fo:margin-left="1.27cm" fo:margin-right="0cm" fo:line-height="0.459cm" fo:text-indent="-0.501cm" style:auto-text-indent="false"/>
      <style:text-properties fo:language="es" fo:country="ES" style:font-name-complex="Times New Roman"/>
    </style:style>
    <style:style style:name="P168" style:family="paragraph" style:parent-style-name="Standard" style:list-style-name="WW8Num9">
      <style:paragraph-properties fo:margin-left="1.27cm" fo:margin-right="0cm" fo:line-height="0.459cm" fo:text-indent="-0.501cm" style:auto-text-indent="false"/>
      <style:text-properties fo:language="es" fo:country="ES" officeooo:paragraph-rsid="00546e88" style:font-name-complex="Times New Roman"/>
    </style:style>
    <style:style style:name="P169" style:family="paragraph" style:parent-style-name="Standard" style:list-style-name="WW8Num9">
      <style:paragraph-properties fo:margin-left="1.27cm" fo:margin-right="0cm" fo:line-height="0.459cm" fo:text-indent="-0.501cm" style:auto-text-indent="false"/>
      <style:text-properties fo:language="es" fo:country="ES" officeooo:rsid="00546e88" officeooo:paragraph-rsid="00546e88"/>
    </style:style>
    <style:style style:name="P170" style:family="paragraph" style:parent-style-name="Standard" style:list-style-name="WW8Num9">
      <style:paragraph-properties fo:margin-left="1.27cm" fo:margin-right="0cm" fo:line-height="0.459cm" fo:text-indent="-0.501cm" style:auto-text-indent="false"/>
      <style:text-properties fo:language="es" fo:country="ES" officeooo:rsid="005515c6" officeooo:paragraph-rsid="005515c6"/>
    </style:style>
    <style:style style:name="P171" style:family="paragraph" style:parent-style-name="Standard">
      <style:paragraph-properties fo:margin-left="1.251cm" fo:margin-right="0cm" fo:margin-top="0cm" fo:margin-bottom="0cm" loext:contextual-spacing="false" fo:line-height="148%" fo:orphans="0" fo:widows="0" fo:text-indent="0cm" style:auto-text-indent="false"/>
      <style:text-properties style:font-name="serif" fo:font-size="10pt" officeooo:rsid="000ba438" officeooo:paragraph-rsid="003d639c" style:font-size-asian="10pt" style:font-name-complex="Calibri" style:font-size-complex="10pt"/>
    </style:style>
    <style:style style:name="P172" style:family="paragraph" style:parent-style-name="Standard">
      <style:paragraph-properties fo:margin-left="1.251cm" fo:margin-right="0cm" fo:margin-top="0cm" fo:margin-bottom="0cm" loext:contextual-spacing="false" fo:line-height="148%" fo:orphans="0" fo:widows="0" fo:text-indent="0cm" style:auto-text-indent="false"/>
      <style:text-properties style:font-name="serif" fo:font-size="10pt" fo:letter-spacing="-0.002cm" officeooo:rsid="000ba438" officeooo:paragraph-rsid="003d639c" style:font-size-asian="10pt" style:font-name-complex="Calibri" style:font-size-complex="10pt"/>
    </style:style>
    <style:style style:name="P173" style:family="paragraph" style:parent-style-name="Standard">
      <style:paragraph-properties fo:margin-left="1.251cm" fo:margin-right="0cm" fo:text-indent="0cm" style:auto-text-indent="false"/>
      <style:text-properties style:font-name="serif" fo:font-size="10pt" officeooo:rsid="0037a2a5" officeooo:paragraph-rsid="0037a2a5" style:font-size-asian="10pt" style:font-name-complex="Times New Roman" style:font-size-complex="10pt"/>
    </style:style>
    <style:style style:name="P174" style:family="paragraph" style:parent-style-name="Standard" style:list-style-name="WW8Num39">
      <style:paragraph-properties fo:margin-left="1.259cm" fo:margin-right="0cm" fo:line-height="0.423cm" fo:hyphenation-ladder-count="no-limit" fo:text-indent="-0.63cm" style:auto-text-indent="false">
        <style:tab-stops>
          <style:tab-stop style:position="-2.593cm"/>
        </style:tab-stops>
      </style:paragraph-properties>
      <style:text-properties fo:language="es" fo:country="ES" fo:hyphenate="false" fo:hyphenation-remain-char-count="2" fo:hyphenation-push-char-count="2"/>
    </style:style>
    <style:style style:name="P175" style:family="paragraph" style:parent-style-name="Standard" style:list-style-name="WW8Num39">
      <style:paragraph-properties fo:margin-left="1.259cm" fo:margin-right="0cm" fo:line-height="0.423cm" fo:hyphenation-ladder-count="no-limit" fo:text-indent="-0.63cm" style:auto-text-indent="false">
        <style:tab-stops>
          <style:tab-stop style:position="-2.593cm"/>
        </style:tab-stops>
      </style:paragraph-properties>
      <style:text-properties fo:language="es" fo:country="ES" style:font-name-complex="Times New Roman" fo:hyphenate="false" fo:hyphenation-remain-char-count="2" fo:hyphenation-push-char-count="2"/>
    </style:style>
    <style:style style:name="P176" style:family="paragraph" style:parent-style-name="Standard">
      <style:paragraph-properties fo:margin-left="0.21cm" fo:margin-right="14.072cm" fo:margin-top="0.102cm" fo:margin-bottom="0cm" loext:contextual-spacing="false" fo:text-indent="0cm" style:auto-text-indent="false" style:text-autospace="none"/>
      <style:text-properties fo:font-weight="bold" style:font-weight-asian="bold" style:font-name-complex="Times New Roman" style:font-weight-complex="bold"/>
    </style:style>
    <style:style style:name="P177" style:family="paragraph" style:parent-style-name="Standard">
      <style:paragraph-properties fo:margin-top="0.021cm" fo:margin-bottom="0cm" loext:contextual-spacing="false" fo:line-height="0.423cm" style:text-autospace="none"/>
      <style:text-properties style:font-name-complex="Times New Roman"/>
    </style:style>
    <style:style style:name="P178" style:family="paragraph" style:parent-style-name="Standard">
      <style:paragraph-properties fo:margin-left="0.21cm" fo:margin-right="0.127cm" fo:line-height="150%" fo:text-indent="0cm" style:auto-text-indent="false" style:text-autospace="none"/>
      <style:text-properties style:font-name-complex="Times New Roman"/>
    </style:style>
    <style:style style:name="P179" style:family="paragraph" style:parent-style-name="Standard">
      <style:paragraph-properties fo:margin-top="0.018cm" fo:margin-bottom="0cm" loext:contextual-spacing="false" fo:line-height="0.194cm" style:text-autospace="none"/>
      <style:text-properties fo:font-size="5.5pt" style:font-size-asian="5.5pt" style:font-name-complex="Times New Roman" style:font-size-complex="5.5pt"/>
    </style:style>
    <style:style style:name="P180" style:family="paragraph" style:parent-style-name="Standard">
      <style:paragraph-properties fo:margin-left="0.21cm" fo:margin-right="0.131cm" fo:line-height="147%" fo:text-indent="0cm" style:auto-text-indent="false" style:text-autospace="none"/>
      <style:text-properties style:font-name-complex="Times New Roman"/>
    </style:style>
    <style:style style:name="P181" style:family="paragraph" style:parent-style-name="Standard">
      <style:paragraph-properties fo:margin-top="0.002cm" fo:margin-bottom="0cm" loext:contextual-spacing="false" fo:line-height="0.212cm" style:text-autospace="none"/>
      <style:text-properties fo:font-size="6pt" style:font-size-asian="6pt" style:font-name-complex="Times New Roman" style:font-size-complex="6pt"/>
    </style:style>
    <style:style style:name="P182" style:family="paragraph" style:parent-style-name="Standard">
      <style:paragraph-properties fo:margin-left="0.21cm" fo:margin-right="0.129cm" fo:line-height="150%" fo:text-indent="0cm" style:auto-text-indent="false" style:text-autospace="none"/>
      <style:text-properties style:font-name-complex="Times New Roman"/>
    </style:style>
    <style:style style:name="P183" style:family="paragraph" style:parent-style-name="Standard">
      <style:paragraph-properties fo:margin-left="0.21cm" fo:margin-right="14.531cm" fo:text-indent="0cm" style:auto-text-indent="false" style:text-autospace="none"/>
      <style:text-properties fo:font-weight="bold" style:font-weight-asian="bold" style:font-name-complex="Times New Roman" style:font-weight-complex="bold"/>
    </style:style>
    <style:style style:name="P184" style:family="paragraph" style:parent-style-name="Standard">
      <style:paragraph-properties fo:margin-top="0.026cm" fo:margin-bottom="0cm" loext:contextual-spacing="false" fo:line-height="0.423cm" style:text-autospace="none"/>
      <style:text-properties style:font-name-complex="Times New Roman"/>
    </style:style>
    <style:style style:name="P185" style:family="paragraph" style:parent-style-name="Standard">
      <style:paragraph-properties fo:margin-left="0.21cm" fo:margin-right="12.01cm" fo:text-indent="0cm" style:auto-text-indent="false" style:text-autospace="none"/>
      <style:text-properties style:font-name-complex="Times New Roman"/>
    </style:style>
    <style:style style:name="P186" style:family="paragraph" style:parent-style-name="Standard">
      <style:paragraph-properties fo:margin-left="0.9cm" fo:margin-right="0cm" fo:text-indent="0cm" style:auto-text-indent="false" style:text-autospace="none"/>
      <style:text-properties style:font-name-complex="Times New Roman"/>
    </style:style>
    <style:style style:name="P187" style:family="paragraph" style:parent-style-name="Standard">
      <style:paragraph-properties fo:margin-left="1.535cm" fo:margin-right="0.145cm" fo:line-height="147%" fo:text-indent="-0.635cm" style:auto-text-indent="false" style:text-autospace="none"/>
      <style:text-properties style:font-name-complex="Times New Roman"/>
    </style:style>
    <style:style style:name="P188" style:family="paragraph" style:parent-style-name="Standard" style:master-page-name="Standard">
      <style:paragraph-properties style:page-number="auto"/>
      <style:text-properties style:font-name-complex="Times New Roman"/>
    </style:style>
    <style:style style:name="P189" style:family="paragraph" style:parent-style-name="Standard" style:list-style-name="L37">
      <style:paragraph-properties fo:margin-left="1.3cm" fo:margin-right="0cm" fo:margin-top="0.101cm" fo:margin-bottom="0.101cm" loext:contextual-spacing="false" fo:text-indent="-0.64cm" style:auto-text-indent="false">
        <style:tab-stops/>
      </style:paragraph-properties>
      <style:text-properties officeooo:paragraph-rsid="0037a2a5"/>
    </style:style>
    <style:style style:name="P190" style:family="paragraph" style:parent-style-name="Text_20_body">
      <style:text-properties style:font-name-complex="Times New Roman"/>
    </style:style>
    <style:style style:name="P191" style:family="paragraph" style:parent-style-name="Text_20_body" style:list-style-name="WW8Num4">
      <style:text-properties officeooo:paragraph-rsid="002b5a20" style:font-name-complex="Times New Roman"/>
    </style:style>
    <style:style style:name="P192" style:family="paragraph" style:parent-style-name="Text_20_body" style:list-style-name="WW8Num4">
      <style:text-properties officeooo:rsid="002b5a20" officeooo:paragraph-rsid="002b5a20" style:font-name-complex="Times New Roman"/>
    </style:style>
    <style:style style:name="P193" style:family="paragraph" style:parent-style-name="Text_20_body" style:list-style-name="L1">
      <style:text-properties officeooo:rsid="002b5a20" officeooo:paragraph-rsid="002cbe07" style:font-name-complex="Times New Roman"/>
    </style:style>
    <style:style style:name="P194" style:family="paragraph" style:parent-style-name="Text_20_body" style:list-style-name="WW8Num4">
      <style:text-properties officeooo:rsid="00215cdc" officeooo:paragraph-rsid="0012bbb6" style:font-name-complex="Times New Roman"/>
    </style:style>
    <style:style style:name="P195" style:family="paragraph" style:parent-style-name="Text_20_body" style:list-style-name="WW8Num4">
      <style:text-properties officeooo:rsid="00356298" officeooo:paragraph-rsid="00356298" style:font-name-complex="Times New Roman"/>
    </style:style>
    <style:style style:name="P196" style:family="paragraph" style:parent-style-name="Text_20_body" style:list-style-name="WW8Num3">
      <style:text-properties style:font-name-complex="Times New Roman"/>
    </style:style>
    <style:style style:name="P197" style:family="paragraph" style:parent-style-name="Text_20_body" style:list-style-name="WW8Num3">
      <style:text-properties officeooo:rsid="0012bbb6" officeooo:paragraph-rsid="0012bbb6" style:font-name-complex="Times New Roman"/>
    </style:style>
    <style:style style:name="P198" style:family="paragraph" style:parent-style-name="Text_20_body" style:list-style-name="WW8Num3">
      <style:text-properties officeooo:rsid="0012bbb6" officeooo:paragraph-rsid="003621ae" style:font-name-complex="Times New Roman"/>
    </style:style>
    <style:style style:name="P199" style:family="paragraph" style:parent-style-name="Text_20_body" style:list-style-name="L2">
      <style:text-properties style:font-name-complex="Times New Roman"/>
    </style:style>
    <style:style style:name="P200" style:family="paragraph" style:parent-style-name="Text_20_body" style:list-style-name="L32">
      <style:text-properties style:font-name-complex="Times New Roman"/>
    </style:style>
    <style:style style:name="P201" style:family="paragraph" style:parent-style-name="Text_20_body">
      <style:text-properties officeooo:paragraph-rsid="0006326a" style:font-name-complex="Times New Roman"/>
    </style:style>
    <style:style style:name="P202" style:family="paragraph" style:parent-style-name="Text_20_body">
      <style:text-properties officeooo:rsid="0007c36f" officeooo:paragraph-rsid="0006326a" style:font-name-complex="Times New Roman"/>
    </style:style>
    <style:style style:name="P203" style:family="paragraph" style:parent-style-name="Text_20_body">
      <style:text-properties officeooo:rsid="0006326a" officeooo:paragraph-rsid="0006326a" style:font-name-complex="Times New Roman"/>
    </style:style>
    <style:style style:name="P204" style:family="paragraph" style:parent-style-name="Text_20_body">
      <style:text-properties officeooo:paragraph-rsid="00049177" style:font-name-complex="Times New Roman"/>
    </style:style>
    <style:style style:name="P205" style:family="paragraph" style:parent-style-name="Text_20_body">
      <style:text-properties officeooo:rsid="00467677" officeooo:paragraph-rsid="00467677" style:font-name-complex="Times New Roman"/>
    </style:style>
    <style:style style:name="P206" style:family="paragraph" style:parent-style-name="Text_20_body" style:list-style-name="WW8Num3">
      <style:text-properties officeooo:paragraph-rsid="00362e65"/>
    </style:style>
    <style:style style:name="P207" style:family="paragraph" style:parent-style-name="Text_20_body">
      <style:text-properties fo:font-size="12pt" fo:language="es" fo:country="ES" officeooo:rsid="002036d9" style:font-size-asian="12pt" style:font-name-complex="Times New Roman" style:font-size-complex="12pt"/>
    </style:style>
    <style:style style:name="P208" style:family="paragraph" style:parent-style-name="Text_20_body">
      <style:text-properties fo:font-size="12pt" fo:language="es" fo:country="ES" officeooo:rsid="0013fecd" officeooo:paragraph-rsid="0013fecd" style:font-size-asian="12pt" style:font-name-complex="Times New Roman" style:font-size-complex="12pt"/>
    </style:style>
    <style:style style:name="P209" style:family="paragraph" style:parent-style-name="Text_20_body">
      <style:text-properties fo:font-size="12pt" officeooo:rsid="0006326a" officeooo:paragraph-rsid="0006326a" style:font-size-asian="12pt" style:font-name-complex="Times New Roman" style:font-size-complex="12pt"/>
    </style:style>
    <style:style style:name="P210" style:family="paragraph" style:parent-style-name="Text_20_body" style:list-style-name="L32"/>
    <style:style style:name="P211" style:family="paragraph" style:parent-style-name="Text_20_body" style:list-style-name="L33"/>
    <style:style style:name="P212" style:family="paragraph" style:parent-style-name="Text_20_body">
      <style:paragraph-properties fo:text-align="center" style:justify-single-word="false"/>
      <style:text-properties fo:font-size="14pt" fo:font-style="italic" fo:font-weight="bold" officeooo:rsid="00057753" officeooo:paragraph-rsid="00057753" style:font-size-asian="14pt" style:font-style-asian="italic" style:font-weight-asian="bold" style:font-name-complex="Times New Roman" style:font-size-complex="14pt" style:font-weight-complex="bold"/>
    </style:style>
    <style:style style:name="P213" style:family="paragraph" style:parent-style-name="Text_20_body">
      <style:paragraph-properties fo:text-align="center" style:justify-single-word="false"/>
      <style:text-properties fo:font-size="14pt" fo:font-style="italic" fo:font-weight="bold" officeooo:rsid="00057753" officeooo:paragraph-rsid="0017908f" style:font-size-asian="14pt" style:font-style-asian="italic" style:font-weight-asian="bold" style:font-name-complex="Times New Roman" style:font-size-complex="14pt" style:font-weight-complex="bold"/>
    </style:style>
    <style:style style:name="P214" style:family="paragraph" style:parent-style-name="Text_20_body">
      <style:paragraph-properties fo:text-align="center" style:justify-single-word="false"/>
      <style:text-properties fo:font-size="14pt" fo:font-style="italic" fo:font-weight="bold" officeooo:rsid="0017908f" officeooo:paragraph-rsid="0017908f" style:font-size-asian="14pt" style:font-style-asian="italic" style:font-weight-asian="bold" style:font-name-complex="Times New Roman" style:font-size-complex="14pt" style:font-weight-complex="bold"/>
    </style:style>
    <style:style style:name="P215" style:family="paragraph" style:parent-style-name="Text_20_body">
      <style:paragraph-properties fo:text-align="center" style:justify-single-word="false"/>
      <style:text-properties fo:font-size="14pt" fo:font-style="italic" fo:font-weight="bold" officeooo:rsid="00049177" style:font-size-asian="14pt" style:font-style-asian="italic" style:font-weight-asian="bold" style:font-name-complex="Times New Roman" style:font-size-complex="14pt" style:font-weight-complex="bold"/>
    </style:style>
    <style:style style:name="P216" style:family="paragraph" style:parent-style-name="Text_20_body">
      <style:paragraph-properties fo:text-align="center" style:justify-single-word="false"/>
      <style:text-properties fo:font-size="14pt" fo:font-style="italic" fo:font-weight="bold" officeooo:rsid="00049177" officeooo:paragraph-rsid="00049177" style:font-size-asian="14pt" style:font-style-asian="italic" style:font-weight-asian="bold" style:font-name-complex="Times New Roman" style:font-size-complex="14pt" style:font-weight-complex="bold"/>
    </style:style>
    <style:style style:name="P217" style:family="paragraph" style:parent-style-name="Text_20_body">
      <style:paragraph-properties fo:text-align="center" style:justify-single-word="false"/>
      <style:text-properties fo:font-size="14pt" fo:font-style="italic" fo:font-weight="bold" officeooo:rsid="00049177" officeooo:paragraph-rsid="00049177" style:letter-kerning="true" style:font-name-asian="Times New Roman" style:font-size-asian="14pt" style:language-asian="es" style:country-asian="ES" style:font-style-asian="italic" style:font-weight-asian="bold" style:font-name-complex="Times New Roman" style:font-size-complex="14pt" style:language-complex="ar" style:country-complex="SA" style:font-weight-complex="bold"/>
    </style:style>
    <style:style style:name="P218" style:family="paragraph" style:parent-style-name="Text_20_body">
      <style:paragraph-properties fo:text-align="center" style:justify-single-word="false"/>
      <style:text-properties fo:font-size="14pt" fo:font-style="italic" fo:font-weight="bold" officeooo:rsid="000433c5" officeooo:paragraph-rsid="000433c5" style:letter-kerning="true" style:font-name-asian="Times New Roman" style:font-size-asian="14pt" style:language-asian="es" style:country-asian="ES" style:font-style-asian="italic" style:font-weight-asian="bold" style:font-name-complex="Times New Roman" style:font-size-complex="14pt" style:language-complex="ar" style:country-complex="SA" style:font-weight-complex="bold"/>
    </style:style>
    <style:style style:name="P219" style:family="paragraph" style:parent-style-name="Text_20_body">
      <style:paragraph-properties fo:text-align="center" style:justify-single-word="false"/>
      <style:text-properties fo:font-size="14pt" fo:font-style="italic" fo:font-weight="bold" style:letter-kerning="true" style:font-name-asian="Times New Roman" style:font-size-asian="14pt" style:language-asian="es" style:country-asian="ES" style:font-style-asian="italic" style:font-weight-asian="bold" style:font-name-complex="Times New Roman" style:font-size-complex="14pt" style:language-complex="ar" style:country-complex="SA" style:font-weight-complex="bold"/>
    </style:style>
    <style:style style:name="P220" style:family="paragraph" style:parent-style-name="Text_20_body">
      <style:paragraph-properties fo:text-align="center" style:justify-single-word="false"/>
      <style:text-properties fo:font-size="14pt" fo:font-style="italic" style:letter-kerning="true" style:font-name-asian="Times New Roman" style:font-size-asian="14pt" style:language-asian="es" style:country-asian="ES" style:font-style-asian="italic" style:font-name-complex="Times New Roman" style:font-size-complex="14pt" style:language-complex="ar" style:country-complex="SA"/>
    </style:style>
    <style:style style:name="P221" style:family="paragraph" style:parent-style-name="Text_20_body" style:list-style-name="L35">
      <style:text-properties style:font-name="Times New Roman1" fo:font-size="12pt" style:font-size-asian="12pt" style:font-size-complex="12pt"/>
    </style:style>
    <style:style style:name="P222" style:family="paragraph" style:parent-style-name="Text_20_body" style:list-style-name="L35">
      <style:text-properties style:font-name="Times New Roman1" fo:font-size="12pt" officeooo:paragraph-rsid="00467677" style:font-size-asian="12pt" style:font-size-complex="12pt"/>
    </style:style>
    <style:style style:name="P223" style:family="paragraph" style:parent-style-name="Text_20_body" style:list-style-name="L48">
      <style:text-properties style:font-name="Times New Roman1"/>
    </style:style>
    <style:style style:name="P224" style:family="paragraph" style:parent-style-name="Text_20_body">
      <style:text-properties officeooo:rsid="00467677" officeooo:paragraph-rsid="00467677"/>
    </style:style>
    <style:style style:name="P225" style:family="paragraph" style:parent-style-name="Text_20_body" style:list-style-name="L39"/>
    <style:style style:name="P226" style:family="paragraph" style:parent-style-name="Text_20_body" style:list-style-name="L40"/>
    <style:style style:name="P227" style:family="paragraph" style:parent-style-name="Text_20_body" style:list-style-name="L41"/>
    <style:style style:name="P228" style:family="paragraph" style:parent-style-name="Text_20_body" style:list-style-name="L42"/>
    <style:style style:name="P229" style:family="paragraph" style:parent-style-name="Text_20_body" style:list-style-name="L43"/>
    <style:style style:name="P230" style:family="paragraph" style:parent-style-name="Text_20_body" style:list-style-name="L44"/>
    <style:style style:name="P231" style:family="paragraph" style:parent-style-name="Text_20_body" style:list-style-name="L45"/>
    <style:style style:name="P232" style:family="paragraph" style:parent-style-name="Text_20_body" style:list-style-name="L46"/>
    <style:style style:name="P233" style:family="paragraph" style:parent-style-name="Text_20_body" style:list-style-name="L47"/>
    <style:style style:name="P234" style:family="paragraph" style:parent-style-name="Text_20_body" style:list-style-name="WW8Num3">
      <style:paragraph-properties fo:margin-top="0.199cm" fo:margin-bottom="0cm" loext:contextual-spacing="false"/>
      <style:text-properties officeooo:paragraph-rsid="003621ae"/>
    </style:style>
    <style:style style:name="P235" style:family="paragraph" style:parent-style-name="Text_20_body" style:list-style-name="L1">
      <style:paragraph-properties fo:margin-top="0.199cm" fo:margin-bottom="0cm" loext:contextual-spacing="false"/>
    </style:style>
    <style:style style:name="P236" style:family="paragraph" style:parent-style-name="Text_20_body" style:list-style-name="L1">
      <style:paragraph-properties fo:margin-left="0cm" fo:margin-right="0cm" fo:margin-top="0.199cm" fo:margin-bottom="0cm" loext:contextual-spacing="false" fo:text-indent="0cm" style:auto-text-indent="false"/>
      <style:text-properties officeooo:rsid="00362e65" officeooo:paragraph-rsid="00362e65"/>
    </style:style>
    <style:style style:name="P237" style:family="paragraph" style:parent-style-name="Text_20_body">
      <style:paragraph-properties fo:margin-left="0cm" fo:margin-right="0cm" fo:text-align="center" style:justify-single-word="false" fo:text-indent="0cm" style:auto-text-indent="false"/>
      <style:text-properties fo:font-size="12pt" fo:font-style="italic" fo:font-weight="bold" officeooo:rsid="003212f8" officeooo:paragraph-rsid="000433c5" style:letter-kerning="true" style:font-name-asian="Times New Roman" style:font-size-asian="12pt" style:language-asian="es" style:country-asian="ES" style:font-style-asian="italic" style:font-weight-asian="bold" style:font-name-complex="Times New Roman" style:font-size-complex="12pt" style:language-complex="ar" style:country-complex="SA" style:font-weight-complex="bold"/>
    </style:style>
    <style:style style:name="P238" style:family="paragraph" style:parent-style-name="Text_20_body">
      <style:paragraph-properties fo:margin-left="0cm" fo:margin-right="0cm" fo:text-align="center" style:justify-single-word="false" fo:text-indent="0cm" style:auto-text-indent="false"/>
      <style:text-properties fo:font-size="12pt" fo:font-style="italic" fo:font-weight="bold" officeooo:rsid="003212f8" officeooo:paragraph-rsid="004d9ce9" style:letter-kerning="true" style:font-name-asian="Times New Roman" style:font-size-asian="12pt" style:language-asian="es" style:country-asian="ES" style:font-style-asian="italic" style:font-weight-asian="bold" style:font-name-complex="Times New Roman" style:font-size-complex="12pt" style:language-complex="ar" style:country-complex="SA" style:font-weight-complex="bold"/>
    </style:style>
    <style:style style:name="P239" style:family="paragraph" style:parent-style-name="Text_20_body">
      <style:paragraph-properties fo:margin-left="0cm" fo:margin-right="0cm" fo:text-align="center" style:justify-single-word="false" fo:text-indent="0cm" style:auto-text-indent="false"/>
      <style:text-properties fo:font-size="14pt" fo:font-style="italic" fo:font-weight="bold" officeooo:rsid="00366667" officeooo:paragraph-rsid="00366667" style:font-size-asian="14pt" style:font-style-asian="italic" style:font-weight-asian="bold" style:font-name-complex="Times New Roman" style:font-size-complex="14pt" style:font-weight-complex="bold"/>
    </style:style>
    <style:style style:name="P240" style:family="paragraph" style:parent-style-name="Text_20_body">
      <style:paragraph-properties fo:margin-left="0cm" fo:margin-right="0cm" fo:text-align="center" style:justify-single-word="false" fo:text-indent="0cm" style:auto-text-indent="false"/>
      <style:text-properties fo:font-size="14pt" fo:font-style="italic" fo:font-weight="bold" officeooo:rsid="000433c5" officeooo:paragraph-rsid="000433c5" style:letter-kerning="true" style:font-name-asian="Times New Roman" style:font-size-asian="14pt" style:language-asian="es" style:country-asian="ES" style:font-style-asian="italic" style:font-weight-asian="bold" style:font-name-complex="Times New Roman" style:font-size-complex="14pt" style:language-complex="ar" style:country-complex="SA" style:font-weight-complex="bold"/>
    </style:style>
    <style:style style:name="P241" style:family="paragraph" style:parent-style-name="Text_20_body">
      <style:paragraph-properties fo:margin-left="0cm" fo:margin-right="0cm" fo:text-align="center" style:justify-single-word="false" fo:text-indent="0cm" style:auto-text-indent="false"/>
      <style:text-properties fo:font-size="14pt" fo:font-style="italic" fo:font-weight="bold" officeooo:paragraph-rsid="000433c5" style:letter-kerning="true" style:font-name-asian="Times New Roman" style:font-size-asian="14pt" style:language-asian="es" style:country-asian="ES" style:font-style-asian="italic" style:font-weight-asian="bold" style:font-name-complex="Times New Roman" style:font-size-complex="14pt" style:language-complex="ar" style:country-complex="SA" style:font-weight-complex="bold"/>
    </style:style>
    <style:style style:name="P242" style:family="paragraph" style:parent-style-name="Text_20_body">
      <style:paragraph-properties fo:margin-left="0cm" fo:margin-right="0cm" fo:text-align="center" style:justify-single-word="false" fo:text-indent="0cm" style:auto-text-indent="false"/>
      <style:text-properties fo:font-size="14pt" fo:font-style="italic" fo:font-weight="bold" officeooo:rsid="004d9ce9" officeooo:paragraph-rsid="004d9ce9" style:letter-kerning="true" style:font-name-asian="Times New Roman" style:font-size-asian="14pt" style:language-asian="es" style:country-asian="ES" style:font-style-asian="italic" style:font-weight-asian="bold" style:font-name-complex="Times New Roman" style:font-size-complex="14pt" style:language-complex="ar" style:country-complex="SA" style:font-weight-complex="bold"/>
    </style:style>
    <style:style style:name="P243" style:family="paragraph" style:parent-style-name="Text_20_body">
      <style:paragraph-properties fo:margin-left="0cm" fo:margin-right="0cm" fo:text-indent="0cm" style:auto-text-indent="false"/>
      <style:text-properties officeooo:rsid="00232979" officeooo:paragraph-rsid="00232979"/>
    </style:style>
    <style:style style:name="P244" style:family="paragraph" style:parent-style-name="Text_20_body">
      <style:paragraph-properties fo:margin-left="0cm" fo:margin-right="0cm" fo:margin-top="0cm" fo:margin-bottom="0cm" loext:contextual-spacing="false" fo:text-indent="0cm" style:auto-text-indent="false"/>
    </style:style>
    <style:style style:name="P245" style:family="paragraph" style:parent-style-name="Text_20_body">
      <style:paragraph-properties fo:margin-left="0cm" fo:margin-right="0cm" fo:margin-top="0cm" fo:margin-bottom="0cm" loext:contextual-spacing="false" fo:text-indent="0cm" style:auto-text-indent="false"/>
      <style:text-properties style:font-name-complex="Calibri"/>
    </style:style>
    <style:style style:name="P246" style:family="paragraph" style:parent-style-name="Text_20_body">
      <style:paragraph-properties fo:margin-left="0cm" fo:margin-right="0cm" fo:margin-top="0cm" fo:margin-bottom="0cm" loext:contextual-spacing="false" fo:text-indent="0cm" style:auto-text-indent="false"/>
      <style:text-properties officeooo:paragraph-rsid="000ba438" style:font-name-complex="Calibri"/>
    </style:style>
    <style:style style:name="P247" style:family="paragraph" style:parent-style-name="Text_20_body">
      <style:paragraph-properties fo:margin-left="0cm" fo:margin-right="0cm" fo:margin-top="0cm" fo:margin-bottom="0cm" loext:contextual-spacing="false" fo:text-indent="0cm" style:auto-text-indent="false"/>
      <style:text-properties officeooo:paragraph-rsid="00546e88" style:font-name-complex="Calibri"/>
    </style:style>
    <style:style style:name="P248" style:family="paragraph" style:parent-style-name="Text_20_body">
      <style:paragraph-properties fo:margin-left="0cm" fo:margin-right="0cm" fo:margin-top="0cm" fo:margin-bottom="0cm" loext:contextual-spacing="false" fo:text-indent="0cm" style:auto-text-indent="false"/>
      <style:text-properties officeooo:paragraph-rsid="001c12f3"/>
    </style:style>
    <style:style style:name="P249" style:family="paragraph" style:parent-style-name="Text_20_body">
      <style:paragraph-properties fo:margin-left="0cm" fo:margin-right="0cm" fo:text-indent="0cm" style:auto-text-indent="false" fo:break-before="page"/>
    </style:style>
    <style:style style:name="P250" style:family="paragraph" style:parent-style-name="Text_20_body">
      <style:paragraph-properties fo:margin-top="0cm" fo:margin-bottom="0cm" loext:contextual-spacing="false"/>
    </style:style>
    <style:style style:name="P251" style:family="paragraph" style:parent-style-name="Text_20_body">
      <style:paragraph-properties fo:margin-top="0cm" fo:margin-bottom="0cm" loext:contextual-spacing="false"/>
      <style:text-properties fo:font-size="12pt" style:font-size-asian="12pt" style:font-name-complex="Times New Roman" style:font-size-complex="12pt"/>
    </style:style>
    <style:style style:name="P252" style:family="paragraph" style:parent-style-name="Text_20_body" style:list-style-name="WW8Num11">
      <style:paragraph-properties fo:margin-top="0cm" fo:margin-bottom="0cm" loext:contextual-spacing="false"/>
      <style:text-properties fo:font-size="12pt" officeooo:paragraph-rsid="000af9a1" style:font-size-asian="12pt" style:font-name-complex="Times New Roman" style:font-size-complex="12pt"/>
    </style:style>
    <style:style style:name="P253" style:family="paragraph" style:parent-style-name="Text_20_body" style:list-style-name="WW8Num8">
      <style:paragraph-properties fo:margin-top="0cm" fo:margin-bottom="0cm" loext:contextual-spacing="false"/>
      <style:text-properties fo:font-size="12pt" style:font-size-asian="12pt" style:font-name-complex="Times New Roman" style:font-size-complex="12pt"/>
    </style:style>
    <style:style style:name="P254" style:family="paragraph" style:parent-style-name="Text_20_body" style:list-style-name="L17">
      <style:paragraph-properties fo:margin-top="0cm" fo:margin-bottom="0cm" loext:contextual-spacing="false"/>
      <style:text-properties fo:font-size="12pt" fo:language="es" fo:country="ES" officeooo:rsid="000ba438" officeooo:paragraph-rsid="000ba438" style:font-size-asian="12pt" style:font-name-complex="Times New Roman" style:font-size-complex="12pt"/>
    </style:style>
    <style:style style:name="P255" style:family="paragraph" style:parent-style-name="Text_20_body">
      <style:paragraph-properties fo:margin-top="0cm" fo:margin-bottom="0cm" loext:contextual-spacing="false"/>
      <style:text-properties style:font-name-complex="Times New Roman"/>
    </style:style>
    <style:style style:name="P256" style:family="paragraph" style:parent-style-name="Text_20_body" style:list-style-name="WW8Num11">
      <style:paragraph-properties fo:margin-top="0cm" fo:margin-bottom="0cm" loext:contextual-spacing="false"/>
      <style:text-properties officeooo:paragraph-rsid="000af9a1" style:font-name-complex="Times New Roman"/>
    </style:style>
    <style:style style:name="P257" style:family="paragraph" style:parent-style-name="Text_20_body" style:list-style-name="WW8Num27">
      <style:paragraph-properties fo:margin-top="0cm" fo:margin-bottom="0cm" loext:contextual-spacing="false"/>
      <style:text-properties officeooo:rsid="000ba438" officeooo:paragraph-rsid="000ba438" style:font-name-complex="Times New Roman"/>
    </style:style>
    <style:style style:name="P258" style:family="paragraph" style:parent-style-name="Text_20_body" style:list-style-name="WW8Num20">
      <style:paragraph-properties fo:margin-top="0cm" fo:margin-bottom="0cm" loext:contextual-spacing="false"/>
      <style:text-properties officeooo:rsid="000ba438" officeooo:paragraph-rsid="002036d9" style:font-name-complex="Times New Roman"/>
    </style:style>
    <style:style style:name="P259" style:family="paragraph" style:parent-style-name="Text_20_body" style:list-style-name="WW8Num20">
      <style:paragraph-properties fo:margin-top="0cm" fo:margin-bottom="0cm" loext:contextual-spacing="false"/>
      <style:text-properties officeooo:rsid="000ba438" officeooo:paragraph-rsid="003d639c" style:font-name-complex="Times New Roman"/>
    </style:style>
    <style:style style:name="P260" style:family="paragraph" style:parent-style-name="Text_20_body" style:list-style-name="WW8Num20">
      <style:paragraph-properties fo:margin-top="0cm" fo:margin-bottom="0cm" loext:contextual-spacing="false"/>
      <style:text-properties officeooo:rsid="000ba438" officeooo:paragraph-rsid="0013fecd" style:font-name-complex="Times New Roman"/>
    </style:style>
    <style:style style:name="P261" style:family="paragraph" style:parent-style-name="Text_20_body" style:list-style-name="WW8Num21">
      <style:paragraph-properties fo:margin-top="0cm" fo:margin-bottom="0cm" loext:contextual-spacing="false"/>
      <style:text-properties officeooo:rsid="000ba438" officeooo:paragraph-rsid="00109b62" style:font-name-complex="Times New Roman"/>
    </style:style>
    <style:style style:name="P262" style:family="paragraph" style:parent-style-name="Text_20_body" style:list-style-name="WW8Num21">
      <style:paragraph-properties fo:margin-top="0cm" fo:margin-bottom="0cm" loext:contextual-spacing="false"/>
      <style:text-properties officeooo:rsid="000ba438" officeooo:paragraph-rsid="00575874" style:font-name-complex="Times New Roman"/>
    </style:style>
    <style:style style:name="P263" style:family="paragraph" style:parent-style-name="Text_20_body" style:list-style-name="WW8Num27">
      <style:paragraph-properties fo:margin-top="0cm" fo:margin-bottom="0cm" loext:contextual-spacing="false"/>
      <style:text-properties style:font-name-complex="Times New Roman"/>
    </style:style>
    <style:style style:name="P264" style:family="paragraph" style:parent-style-name="Text_20_body" style:list-style-name="WW8Num27">
      <style:paragraph-properties fo:margin-top="0cm" fo:margin-bottom="0cm" loext:contextual-spacing="false"/>
      <style:text-properties officeooo:paragraph-rsid="00546e88" style:font-name-complex="Times New Roman"/>
    </style:style>
    <style:style style:name="P265" style:family="paragraph" style:parent-style-name="Text_20_body" style:list-style-name="WW8Num20">
      <style:paragraph-properties fo:margin-top="0cm" fo:margin-bottom="0cm" loext:contextual-spacing="false"/>
      <style:text-properties officeooo:rsid="002036d9" officeooo:paragraph-rsid="002036d9" style:font-name-complex="Times New Roman"/>
    </style:style>
    <style:style style:name="P266" style:family="paragraph" style:parent-style-name="Text_20_body" style:list-style-name="WW8Num20">
      <style:paragraph-properties fo:margin-top="0cm" fo:margin-bottom="0cm" loext:contextual-spacing="false"/>
      <style:text-properties officeooo:rsid="000dd412" officeooo:paragraph-rsid="002036d9" style:font-name-complex="Times New Roman"/>
    </style:style>
    <style:style style:name="P267" style:family="paragraph" style:parent-style-name="Text_20_body" style:list-style-name="WW8Num20">
      <style:paragraph-properties fo:margin-top="0cm" fo:margin-bottom="0cm" loext:contextual-spacing="false"/>
      <style:text-properties officeooo:rsid="0013fecd" officeooo:paragraph-rsid="0013fecd" style:font-name-complex="Times New Roman"/>
    </style:style>
    <style:style style:name="P268" style:family="paragraph" style:parent-style-name="Text_20_body" style:list-style-name="WW8Num12">
      <style:paragraph-properties fo:margin-top="0cm" fo:margin-bottom="0cm" loext:contextual-spacing="false"/>
      <style:text-properties style:font-name-complex="Times New Roman"/>
    </style:style>
    <style:style style:name="P269" style:family="paragraph" style:parent-style-name="Text_20_body" style:list-style-name="WW8Num21">
      <style:paragraph-properties fo:margin-top="0cm" fo:margin-bottom="0cm" loext:contextual-spacing="false"/>
      <style:text-properties officeooo:rsid="00109b62" officeooo:paragraph-rsid="00109b62" style:font-name-complex="Times New Roman"/>
    </style:style>
    <style:style style:name="P270" style:family="paragraph" style:parent-style-name="Text_20_body" style:list-style-name="WW8Num13">
      <style:paragraph-properties fo:margin-top="0cm" fo:margin-bottom="0cm" loext:contextual-spacing="false"/>
      <style:text-properties style:font-name-complex="Times New Roman"/>
    </style:style>
    <style:style style:name="P271" style:family="paragraph" style:parent-style-name="Text_20_body" style:list-style-name="WW8Num13">
      <style:paragraph-properties fo:margin-top="0cm" fo:margin-bottom="0cm" loext:contextual-spacing="false"/>
      <style:text-properties officeooo:paragraph-rsid="00187c85" style:font-name-complex="Times New Roman"/>
    </style:style>
    <style:style style:name="P272" style:family="paragraph" style:parent-style-name="Text_20_body" style:list-style-name="WW8Num22">
      <style:paragraph-properties fo:margin-top="0cm" fo:margin-bottom="0cm" loext:contextual-spacing="false"/>
      <style:text-properties officeooo:paragraph-rsid="00187c85" style:font-name-complex="Times New Roman"/>
    </style:style>
    <style:style style:name="P273" style:family="paragraph" style:parent-style-name="Text_20_body" style:list-style-name="WW8Num22">
      <style:paragraph-properties fo:margin-top="0cm" fo:margin-bottom="0cm" loext:contextual-spacing="false"/>
      <style:text-properties officeooo:paragraph-rsid="00195daa" style:font-name-complex="Times New Roman"/>
    </style:style>
    <style:style style:name="P274" style:family="paragraph" style:parent-style-name="Text_20_body" style:list-style-name="WW8Num22">
      <style:paragraph-properties fo:margin-top="0cm" fo:margin-bottom="0cm" loext:contextual-spacing="false"/>
      <style:text-properties officeooo:rsid="00187c85" officeooo:paragraph-rsid="00187c85" style:font-name-complex="Times New Roman"/>
    </style:style>
    <style:style style:name="P275" style:family="paragraph" style:parent-style-name="Text_20_body" style:list-style-name="WW8Num13">
      <style:paragraph-properties fo:margin-top="0cm" fo:margin-bottom="0cm" loext:contextual-spacing="false"/>
      <style:text-properties officeooo:rsid="00187c85" officeooo:paragraph-rsid="00187c85" style:font-name-complex="Times New Roman"/>
    </style:style>
    <style:style style:name="P276" style:family="paragraph" style:parent-style-name="Text_20_body" style:list-style-name="WW8Num22">
      <style:paragraph-properties fo:margin-top="0cm" fo:margin-bottom="0cm" loext:contextual-spacing="false"/>
      <style:text-properties officeooo:rsid="0029073f" officeooo:paragraph-rsid="0029073f" style:font-name-complex="Times New Roman"/>
    </style:style>
    <style:style style:name="P277" style:family="paragraph" style:parent-style-name="Text_20_body" style:list-style-name="WW8Num22">
      <style:paragraph-properties fo:margin-top="0cm" fo:margin-bottom="0cm" loext:contextual-spacing="false"/>
      <style:text-properties officeooo:rsid="00195daa" officeooo:paragraph-rsid="00195daa" style:font-name-complex="Times New Roman"/>
    </style:style>
    <style:style style:name="P278" style:family="paragraph" style:parent-style-name="Text_20_body" style:list-style-name="L24">
      <style:paragraph-properties fo:margin-top="0cm" fo:margin-bottom="0cm" loext:contextual-spacing="false"/>
      <style:text-properties style:font-name-complex="Times New Roman"/>
    </style:style>
    <style:style style:name="P279" style:family="paragraph" style:parent-style-name="Text_20_body" style:list-style-name="L25">
      <style:paragraph-properties fo:margin-top="0cm" fo:margin-bottom="0cm" loext:contextual-spacing="false"/>
      <style:text-properties style:font-name-complex="Times New Roman"/>
    </style:style>
    <style:style style:name="P280" style:family="paragraph" style:parent-style-name="Text_20_body" style:list-style-name="L25">
      <style:paragraph-properties fo:margin-top="0cm" fo:margin-bottom="0cm" loext:contextual-spacing="false"/>
      <style:text-properties officeooo:rsid="001aecd1" officeooo:paragraph-rsid="001aecd1" style:font-name-complex="Times New Roman"/>
    </style:style>
    <style:style style:name="P281" style:family="paragraph" style:parent-style-name="Text_20_body" style:list-style-name="WW8Num15">
      <style:paragraph-properties fo:margin-top="0cm" fo:margin-bottom="0cm" loext:contextual-spacing="false"/>
      <style:text-properties style:font-name-complex="Times New Roman"/>
    </style:style>
    <style:style style:name="P282" style:family="paragraph" style:parent-style-name="Text_20_body" style:list-style-name="WW8Num15">
      <style:paragraph-properties fo:margin-top="0cm" fo:margin-bottom="0cm" loext:contextual-spacing="false"/>
      <style:text-properties officeooo:paragraph-rsid="001c12f3" style:font-name-complex="Times New Roman"/>
    </style:style>
    <style:style style:name="P283" style:family="paragraph" style:parent-style-name="Text_20_body" style:list-style-name="WW8Num23">
      <style:paragraph-properties fo:margin-top="0cm" fo:margin-bottom="0cm" loext:contextual-spacing="false"/>
      <style:text-properties officeooo:paragraph-rsid="001c12f3" style:font-name-complex="Times New Roman"/>
    </style:style>
    <style:style style:name="P284" style:family="paragraph" style:parent-style-name="Text_20_body" style:list-style-name="WW8Num23">
      <style:paragraph-properties fo:margin-top="0cm" fo:margin-bottom="0cm" loext:contextual-spacing="false"/>
      <style:text-properties officeooo:rsid="001c12f3" officeooo:paragraph-rsid="001c12f3" style:font-name-complex="Times New Roman"/>
    </style:style>
    <style:style style:name="P285" style:family="paragraph" style:parent-style-name="Text_20_body">
      <style:paragraph-properties fo:margin-top="0cm" fo:margin-bottom="0cm" loext:contextual-spacing="false"/>
      <style:text-properties officeooo:paragraph-rsid="000af9a1" style:font-name-complex="Times New Roman"/>
    </style:style>
    <style:style style:name="P286" style:family="paragraph" style:parent-style-name="Text_20_body">
      <style:paragraph-properties fo:margin-top="0cm" fo:margin-bottom="0cm" loext:contextual-spacing="false"/>
      <style:text-properties style:font-name-complex="Calibri"/>
    </style:style>
    <style:style style:name="P287" style:family="paragraph" style:parent-style-name="Text_20_body" style:list-style-name="L17">
      <style:paragraph-properties fo:margin-top="0cm" fo:margin-bottom="0cm" loext:contextual-spacing="false"/>
      <style:text-properties style:font-name-complex="Calibri"/>
    </style:style>
    <style:style style:name="P288" style:family="paragraph" style:parent-style-name="Text_20_body" style:list-style-name="L17">
      <style:paragraph-properties fo:margin-top="0cm" fo:margin-bottom="0cm" loext:contextual-spacing="false"/>
      <style:text-properties officeooo:paragraph-rsid="000ba438" style:font-name-complex="Calibri"/>
    </style:style>
    <style:style style:name="P289" style:family="paragraph" style:parent-style-name="Text_20_body" style:list-style-name="WW8Num20">
      <style:paragraph-properties fo:margin-top="0cm" fo:margin-bottom="0cm" loext:contextual-spacing="false"/>
      <style:text-properties style:font-name-complex="Calibri"/>
    </style:style>
    <style:style style:name="P290" style:family="paragraph" style:parent-style-name="Text_20_body" style:list-style-name="WW8Num20">
      <style:paragraph-properties fo:margin-top="0cm" fo:margin-bottom="0cm" loext:contextual-spacing="false"/>
      <style:text-properties officeooo:paragraph-rsid="00546e88" style:font-name-complex="Calibri"/>
    </style:style>
    <style:style style:name="P291" style:family="paragraph" style:parent-style-name="Text_20_body" style:list-style-name="WW8Num20">
      <style:paragraph-properties fo:margin-top="0cm" fo:margin-bottom="0cm" loext:contextual-spacing="false"/>
      <style:text-properties officeooo:paragraph-rsid="005515c6" style:font-name-complex="Calibri"/>
    </style:style>
    <style:style style:name="P292" style:family="paragraph" style:parent-style-name="Text_20_body" style:list-style-name="WW8Num20">
      <style:paragraph-properties fo:margin-top="0cm" fo:margin-bottom="0cm" loext:contextual-spacing="false"/>
      <style:text-properties officeooo:rsid="003c9108" officeooo:paragraph-rsid="003c9108" style:font-name-complex="Calibri"/>
    </style:style>
    <style:style style:name="P293" style:family="paragraph" style:parent-style-name="Text_20_body" style:list-style-name="WW8Num20">
      <style:paragraph-properties fo:margin-top="0cm" fo:margin-bottom="0cm" loext:contextual-spacing="false"/>
      <style:text-properties officeooo:rsid="002036d9" officeooo:paragraph-rsid="002036d9" style:font-name-complex="Calibri"/>
    </style:style>
    <style:style style:name="P294" style:family="paragraph" style:parent-style-name="Text_20_body" style:list-style-name="WW8Num20">
      <style:paragraph-properties fo:margin-top="0cm" fo:margin-bottom="0cm" loext:contextual-spacing="false"/>
      <style:text-properties officeooo:rsid="0013fecd" officeooo:paragraph-rsid="003d86b9" style:font-name-complex="Calibri"/>
    </style:style>
    <style:style style:name="P295" style:family="paragraph" style:parent-style-name="Text_20_body" style:list-style-name="WW8Num20">
      <style:paragraph-properties fo:margin-top="0cm" fo:margin-bottom="0cm" loext:contextual-spacing="false" fo:line-height="148%" fo:orphans="0" fo:widows="0"/>
      <style:text-properties officeooo:rsid="0013fecd" officeooo:paragraph-rsid="003d86b9" style:font-name-complex="Calibri"/>
    </style:style>
    <style:style style:name="P296" style:family="paragraph" style:parent-style-name="Text_20_body" style:list-style-name="WW8Num20">
      <style:paragraph-properties fo:margin-top="0cm" fo:margin-bottom="0cm" loext:contextual-spacing="false"/>
      <style:text-properties officeooo:rsid="000ba438" officeooo:paragraph-rsid="003d86b9" style:font-name-complex="Calibri"/>
    </style:style>
    <style:style style:name="P297" style:family="paragraph" style:parent-style-name="Text_20_body">
      <style:paragraph-properties fo:margin-top="0cm" fo:margin-bottom="0cm" loext:contextual-spacing="false" fo:line-height="148%" fo:orphans="0" fo:widows="0"/>
      <style:text-properties officeooo:rsid="000ba438" officeooo:paragraph-rsid="002036d9" style:font-name-complex="Calibri"/>
    </style:style>
    <style:style style:name="P298" style:family="paragraph" style:parent-style-name="Text_20_body" style:list-style-name="WW8Num21">
      <style:paragraph-properties fo:margin-top="0cm" fo:margin-bottom="0cm" loext:contextual-spacing="false"/>
      <style:text-properties style:font-name-complex="Calibri"/>
    </style:style>
    <style:style style:name="P299" style:family="paragraph" style:parent-style-name="Text_20_body" style:list-style-name="WW8Num21">
      <style:paragraph-properties fo:margin-top="0cm" fo:margin-bottom="0cm" loext:contextual-spacing="false"/>
      <style:text-properties officeooo:rsid="00126bcb" officeooo:paragraph-rsid="00126bcb" style:font-name-complex="Calibri"/>
    </style:style>
    <style:style style:name="P300" style:family="paragraph" style:parent-style-name="Text_20_body" style:list-style-name="WW8Num23">
      <style:paragraph-properties fo:margin-top="0cm" fo:margin-bottom="0cm" loext:contextual-spacing="false"/>
      <style:text-properties style:font-name-complex="Calibri"/>
    </style:style>
    <style:style style:name="P301" style:family="paragraph" style:parent-style-name="Text_20_body" style:list-style-name="WW8Num23">
      <style:paragraph-properties fo:margin-top="0cm" fo:margin-bottom="0cm" loext:contextual-spacing="false"/>
      <style:text-properties officeooo:paragraph-rsid="001c12f3" style:font-name-complex="Calibri"/>
    </style:style>
    <style:style style:name="P302" style:family="paragraph" style:parent-style-name="Text_20_body" style:list-style-name="WW8Num24">
      <style:paragraph-properties fo:margin-top="0cm" fo:margin-bottom="0cm" loext:contextual-spacing="false"/>
      <style:text-properties style:font-name-complex="Calibri"/>
    </style:style>
    <style:style style:name="P303" style:family="paragraph" style:parent-style-name="Text_20_body" style:list-style-name="WW8Num24">
      <style:paragraph-properties fo:margin-top="0cm" fo:margin-bottom="0cm" loext:contextual-spacing="false"/>
      <style:text-properties officeooo:paragraph-rsid="001c12f3" style:font-name-complex="Calibri"/>
    </style:style>
    <style:style style:name="P304" style:family="paragraph" style:parent-style-name="Text_20_body">
      <style:paragraph-properties fo:margin-top="0cm" fo:margin-bottom="0cm" loext:contextual-spacing="false"/>
      <style:text-properties officeooo:paragraph-rsid="001c12f3" style:font-name-complex="Calibri"/>
    </style:style>
    <style:style style:name="P305" style:family="paragraph" style:parent-style-name="Text_20_body">
      <style:paragraph-properties fo:margin-top="0cm" fo:margin-bottom="0cm" loext:contextual-spacing="false"/>
      <style:text-properties officeooo:rsid="003da2e4" officeooo:paragraph-rsid="003da2e4" style:font-name-complex="Calibri"/>
    </style:style>
    <style:style style:name="P306" style:family="paragraph" style:parent-style-name="Text_20_body">
      <style:paragraph-properties fo:margin-top="0cm" fo:margin-bottom="0cm" loext:contextual-spacing="false"/>
      <style:text-properties officeooo:rsid="00467677" officeooo:paragraph-rsid="00467677" style:font-name-complex="Calibri"/>
    </style:style>
    <style:style style:name="P307" style:family="paragraph" style:parent-style-name="Text_20_body" style:list-style-name="WW8Num20">
      <style:paragraph-properties fo:margin-top="0cm" fo:margin-bottom="0cm" loext:contextual-spacing="false"/>
    </style:style>
    <style:style style:name="P308" style:family="paragraph" style:parent-style-name="Text_20_body" style:list-style-name="WW8Num20">
      <style:paragraph-properties fo:margin-top="0cm" fo:margin-bottom="0cm" loext:contextual-spacing="false"/>
      <style:text-properties officeooo:paragraph-rsid="0013fecd"/>
    </style:style>
    <style:style style:name="P309" style:family="paragraph" style:parent-style-name="Text_20_body" style:list-style-name="WW8Num20">
      <style:paragraph-properties fo:margin-top="0cm" fo:margin-bottom="0cm" loext:contextual-spacing="false"/>
      <style:text-properties officeooo:paragraph-rsid="00546e88"/>
    </style:style>
    <style:style style:name="P310" style:family="paragraph" style:parent-style-name="Text_20_body" style:list-style-name="WW8Num20">
      <style:paragraph-properties fo:margin-top="0cm" fo:margin-bottom="0cm" loext:contextual-spacing="false"/>
      <style:text-properties officeooo:rsid="000dd412" officeooo:paragraph-rsid="002036d9"/>
    </style:style>
    <style:style style:name="P311" style:family="paragraph" style:parent-style-name="Text_20_body">
      <style:paragraph-properties fo:margin-top="0cm" fo:margin-bottom="0cm" loext:contextual-spacing="false" fo:line-height="148%" fo:orphans="0" fo:widows="0"/>
      <style:text-properties fo:letter-spacing="-0.002cm" officeooo:rsid="0013fecd" officeooo:paragraph-rsid="0013fecd" style:font-name-complex="Calibri"/>
    </style:style>
    <style:style style:name="P312" style:family="paragraph" style:parent-style-name="Text_20_body" style:list-style-name="WW8Num21">
      <style:paragraph-properties fo:margin-top="0cm" fo:margin-bottom="0cm" loext:contextual-spacing="false"/>
      <style:text-properties officeooo:paragraph-rsid="00109b62"/>
    </style:style>
    <style:style style:name="P313" style:family="paragraph" style:parent-style-name="Text_20_body" style:list-style-name="L19">
      <style:paragraph-properties fo:margin-top="0cm" fo:margin-bottom="0cm" loext:contextual-spacing="false"/>
    </style:style>
    <style:style style:name="P314" style:family="paragraph" style:parent-style-name="Text_20_body" style:list-style-name="L19">
      <style:paragraph-properties fo:margin-top="0cm" fo:margin-bottom="0cm" loext:contextual-spacing="false"/>
      <style:text-properties officeooo:paragraph-rsid="00187c85"/>
    </style:style>
    <style:style style:name="P315" style:family="paragraph" style:parent-style-name="Text_20_body" style:list-style-name="L20">
      <style:paragraph-properties fo:margin-top="0cm" fo:margin-bottom="0cm" loext:contextual-spacing="false"/>
      <style:text-properties fo:language="es" fo:country="ES" officeooo:rsid="0015fad7" officeooo:paragraph-rsid="0015fad7" style:font-name-complex="Times New Roman"/>
    </style:style>
    <style:style style:name="P316" style:family="paragraph" style:parent-style-name="Text_20_body" style:list-style-name="WW8Num22">
      <style:paragraph-properties fo:margin-top="0cm" fo:margin-bottom="0cm" loext:contextual-spacing="false"/>
      <style:text-properties fo:language="es" fo:country="ES" officeooo:rsid="0015fad7" officeooo:paragraph-rsid="00187c85" style:font-name-complex="Times New Roman"/>
    </style:style>
    <style:style style:name="P317" style:family="paragraph" style:parent-style-name="Text_20_body" style:list-style-name="WW8Num22">
      <style:paragraph-properties fo:margin-top="0cm" fo:margin-bottom="0cm" loext:contextual-spacing="false"/>
      <style:text-properties fo:language="es" fo:country="ES" officeooo:rsid="0015fad7" officeooo:paragraph-rsid="00195daa" style:font-name-complex="Times New Roman"/>
    </style:style>
    <style:style style:name="P318" style:family="paragraph" style:parent-style-name="Text_20_body" style:list-style-name="L22">
      <style:paragraph-properties fo:margin-top="0cm" fo:margin-bottom="0cm" loext:contextual-spacing="false"/>
      <style:text-properties fo:language="es" fo:country="ES" officeooo:rsid="0015fad7" officeooo:paragraph-rsid="00187c85" style:font-name-complex="Times New Roman"/>
    </style:style>
    <style:style style:name="P319" style:family="paragraph" style:parent-style-name="Text_20_body">
      <style:paragraph-properties fo:margin-top="0cm" fo:margin-bottom="0cm" loext:contextual-spacing="false"/>
      <style:text-properties fo:font-style="normal" style:font-style-asian="normal" style:font-name-complex="Calibri" style:font-style-complex="normal"/>
    </style:style>
    <style:style style:name="P320" style:family="paragraph" style:parent-style-name="Text_20_body" style:list-style-name="WW8Num22">
      <style:paragraph-properties fo:margin-top="0cm" fo:margin-bottom="0cm" loext:contextual-spacing="false"/>
      <style:text-properties fo:font-style="normal" style:font-style-asian="normal" style:font-name-complex="Calibri" style:font-style-complex="normal"/>
    </style:style>
    <style:style style:name="P321" style:family="paragraph" style:parent-style-name="Text_20_body" style:list-style-name="WW8Num22">
      <style:paragraph-properties fo:margin-top="0cm" fo:margin-bottom="0cm" loext:contextual-spacing="false"/>
      <style:text-properties fo:font-style="normal" officeooo:paragraph-rsid="00187c85" style:font-style-asian="normal" style:font-name-complex="Calibri" style:font-style-complex="normal"/>
    </style:style>
    <style:style style:name="P322" style:family="paragraph" style:parent-style-name="Text_20_body" style:list-style-name="WW8Num22">
      <style:paragraph-properties fo:margin-top="0cm" fo:margin-bottom="0cm" loext:contextual-spacing="false"/>
      <style:text-properties fo:font-style="normal" officeooo:paragraph-rsid="00195daa" style:font-style-asian="normal" style:font-name-complex="Calibri" style:font-style-complex="normal"/>
    </style:style>
    <style:style style:name="P323" style:family="paragraph" style:parent-style-name="Text_20_body" style:list-style-name="WW8Num22">
      <style:paragraph-properties fo:margin-top="0cm" fo:margin-bottom="0cm" loext:contextual-spacing="false"/>
      <style:text-properties fo:font-style="normal" officeooo:rsid="00187c85" officeooo:paragraph-rsid="00187c85" style:font-style-asian="normal" style:font-name-complex="Calibri" style:font-style-complex="normal"/>
    </style:style>
    <style:style style:name="P324" style:family="paragraph" style:parent-style-name="Text_20_body">
      <style:paragraph-properties fo:margin-top="0cm" fo:margin-bottom="0cm" loext:contextual-spacing="false"/>
      <style:text-properties fo:font-style="normal" officeooo:rsid="00187c85" officeooo:paragraph-rsid="00187c85" style:font-style-asian="normal" style:font-name-complex="Calibri" style:font-style-complex="normal"/>
    </style:style>
    <style:style style:name="P325" style:family="paragraph" style:parent-style-name="Text_20_body" style:list-style-name="WW8Num22">
      <style:paragraph-properties fo:margin-top="0cm" fo:margin-bottom="0cm" loext:contextual-spacing="false"/>
      <style:text-properties fo:font-style="normal" officeooo:rsid="0029073f" officeooo:paragraph-rsid="0029073f" style:font-style-asian="normal" style:font-name-complex="Calibri" style:font-style-complex="normal"/>
    </style:style>
    <style:style style:name="P326" style:family="paragraph" style:parent-style-name="Text_20_body">
      <style:paragraph-properties fo:margin-top="0cm" fo:margin-bottom="0cm" loext:contextual-spacing="false"/>
      <style:text-properties fo:font-style="normal" officeooo:rsid="0029073f" officeooo:paragraph-rsid="0029073f" style:font-style-asian="normal" style:font-name-complex="Calibri" style:font-style-complex="normal"/>
    </style:style>
    <style:style style:name="P327" style:family="paragraph" style:parent-style-name="Text_20_body" style:list-style-name="WW8Num22">
      <style:paragraph-properties fo:margin-top="0cm" fo:margin-bottom="0cm" loext:contextual-spacing="false"/>
      <style:text-properties fo:font-style="normal" officeooo:rsid="00195daa" officeooo:paragraph-rsid="00195daa" style:font-style-asian="normal" style:font-name-complex="Calibri" style:font-style-complex="normal"/>
    </style:style>
    <style:style style:name="P328" style:family="paragraph" style:parent-style-name="Text_20_body" style:list-style-name="WW8Num22">
      <style:paragraph-properties fo:margin-top="0cm" fo:margin-bottom="0cm" loext:contextual-spacing="false"/>
      <style:text-properties officeooo:paragraph-rsid="00187c85"/>
    </style:style>
    <style:style style:name="P329" style:family="paragraph" style:parent-style-name="Text_20_body" style:list-style-name="WW8Num22">
      <style:paragraph-properties fo:margin-top="0cm" fo:margin-bottom="0cm" loext:contextual-spacing="false"/>
      <style:text-properties officeooo:paragraph-rsid="00195daa"/>
    </style:style>
    <style:style style:name="P330" style:family="paragraph" style:parent-style-name="Text_20_body" style:list-style-name="WW8Num22">
      <style:paragraph-properties fo:margin-top="0cm" fo:margin-bottom="0cm" loext:contextual-spacing="false"/>
      <style:text-properties officeooo:paragraph-rsid="00449770"/>
    </style:style>
    <style:style style:name="P331" style:family="paragraph" style:parent-style-name="Text_20_body" style:list-style-name="WW8Num22">
      <style:paragraph-properties fo:margin-top="0cm" fo:margin-bottom="0cm" loext:contextual-spacing="false"/>
      <style:text-properties officeooo:rsid="00187c85" officeooo:paragraph-rsid="00187c85"/>
    </style:style>
    <style:style style:name="P332" style:family="paragraph" style:parent-style-name="Text_20_body" style:list-style-name="L19">
      <style:paragraph-properties fo:margin-top="0cm" fo:margin-bottom="0cm" loext:contextual-spacing="false"/>
      <style:text-properties officeooo:rsid="00187c85" officeooo:paragraph-rsid="00187c85"/>
    </style:style>
    <style:style style:name="P333" style:family="paragraph" style:parent-style-name="Text_20_body" style:list-style-name="WW8Num22">
      <style:paragraph-properties fo:margin-top="0cm" fo:margin-bottom="0cm" loext:contextual-spacing="false"/>
      <style:text-properties officeooo:rsid="00195daa" officeooo:paragraph-rsid="00195daa"/>
    </style:style>
    <style:style style:name="P334" style:family="paragraph" style:parent-style-name="Text_20_body">
      <style:paragraph-properties fo:margin-top="0cm" fo:margin-bottom="0cm" loext:contextual-spacing="false"/>
      <style:text-properties fo:letter-spacing="0.002cm" fo:font-style="normal" style:font-style-asian="normal" style:font-name-complex="Calibri" style:font-style-complex="normal"/>
    </style:style>
    <style:style style:name="P335" style:family="paragraph" style:parent-style-name="Text_20_body" style:list-style-name="WW8Num22">
      <style:paragraph-properties fo:margin-top="0cm" fo:margin-bottom="0cm" loext:contextual-spacing="false"/>
      <style:text-properties fo:letter-spacing="0.002cm" fo:font-style="normal" officeooo:paragraph-rsid="00187c85" style:font-style-asian="normal" style:font-name-complex="Calibri" style:font-style-complex="normal"/>
    </style:style>
    <style:style style:name="P336" style:family="paragraph" style:parent-style-name="Text_20_body">
      <style:paragraph-properties fo:margin-top="0cm" fo:margin-bottom="0cm" loext:contextual-spacing="false"/>
      <style:text-properties style:text-underline-style="solid" style:text-underline-width="auto" style:text-underline-color="font-color" officeooo:rsid="000ba438" officeooo:paragraph-rsid="00109b62" style:font-name-complex="Calibri"/>
    </style:style>
    <style:style style:name="P337" style:family="paragraph" style:parent-style-name="Text_20_body">
      <style:paragraph-properties fo:break-before="page"/>
      <style:text-properties style:font-name-complex="Times New Roman"/>
    </style:style>
    <style:style style:name="P338" style:family="paragraph" style:parent-style-name="Text_20_body">
      <style:paragraph-properties fo:margin-left="0.762cm" fo:margin-right="0cm" fo:text-indent="0cm" style:auto-text-indent="false"/>
      <style:text-properties officeooo:rsid="00365a8e" officeooo:paragraph-rsid="00365a8e" style:font-name-complex="Times New Roman"/>
    </style:style>
    <style:style style:name="P339" style:family="paragraph" style:parent-style-name="Text_20_body" style:list-style-name="L34">
      <style:paragraph-properties fo:margin-top="0.099cm" fo:margin-bottom="0.109cm" loext:contextual-spacing="false"/>
    </style:style>
    <style:style style:name="P340" style:family="paragraph" style:parent-style-name="Text_20_body" style:list-style-name="WW8Num22">
      <style:paragraph-properties fo:margin-top="0.099cm" fo:margin-bottom="0.109cm" loext:contextual-spacing="false"/>
      <style:text-properties style:font-name="Times New Roman1" fo:font-size="12pt" fo:font-style="normal" officeooo:paragraph-rsid="00449770" style:font-size-asian="12pt" style:font-style-asian="normal" style:font-name-complex="Calibri" style:font-size-complex="12pt" style:font-style-complex="normal"/>
    </style:style>
    <style:style style:name="P341" style:family="paragraph" style:parent-style-name="Text_20_body" style:list-style-name="WW8Num23">
      <style:paragraph-properties fo:margin-top="0.099cm" fo:margin-bottom="0.109cm" loext:contextual-spacing="false"/>
      <style:text-properties style:font-name="Times New Roman1" fo:font-size="12pt" fo:font-style="normal" officeooo:paragraph-rsid="00449770" style:font-size-asian="12pt" style:font-style-asian="normal" style:font-name-complex="Calibri" style:font-size-complex="12pt" style:font-style-complex="normal"/>
    </style:style>
    <style:style style:name="P342" style:family="paragraph" style:parent-style-name="Text_20_body">
      <style:paragraph-properties fo:margin-top="0.099cm" fo:margin-bottom="0.109cm" loext:contextual-spacing="false"/>
      <style:text-properties style:font-name="Times New Roman1" fo:font-size="12pt" fo:font-style="normal" officeooo:paragraph-rsid="00449770" style:font-size-asian="12pt" style:font-style-asian="normal" style:font-name-complex="Calibri" style:font-size-complex="12pt" style:font-style-complex="normal"/>
    </style:style>
    <style:style style:name="P343" style:family="paragraph" style:parent-style-name="Text_20_body" style:list-style-name="L36">
      <style:paragraph-properties fo:margin-left="1.199cm" fo:margin-right="0cm" fo:margin-top="0cm" fo:margin-bottom="0cm" loext:contextual-spacing="false" fo:line-height="100%" fo:text-indent="-0.64cm" style:auto-text-indent="false">
        <style:tab-stops/>
      </style:paragraph-properties>
    </style:style>
    <style:style style:name="P344" style:family="paragraph" style:parent-style-name="Text_20_body" style:list-style-name="L38">
      <style:paragraph-properties fo:margin-left="1.3cm" fo:margin-right="0cm" fo:text-indent="-0.64cm" style:auto-text-indent="false">
        <style:tab-stops/>
      </style:paragraph-properties>
    </style:style>
    <style:style style:name="P345" style:family="paragraph" style:parent-style-name="Heading_20_1">
      <style:text-properties style:font-name-complex="Times New Roman"/>
    </style:style>
    <style:style style:name="P346" style:family="paragraph" style:parent-style-name="Heading_20_1">
      <style:text-properties officeooo:paragraph-rsid="0047d183" style:font-name-complex="Times New Roman"/>
    </style:style>
    <style:style style:name="P347" style:family="paragraph" style:parent-style-name="Heading_20_3">
      <style:text-properties style:font-name-complex="Times New Roman"/>
    </style:style>
    <style:style style:name="P348" style:family="paragraph" style:parent-style-name="Heading_20_3">
      <style:text-properties officeooo:paragraph-rsid="0006326a" style:font-name-complex="Times New Roman"/>
    </style:style>
    <style:style style:name="P349" style:family="paragraph" style:parent-style-name="Heading_20_3">
      <style:text-properties officeooo:paragraph-rsid="000af9a1" style:font-name-complex="Times New Roman"/>
    </style:style>
    <style:style style:name="P350" style:family="paragraph" style:parent-style-name="Heading_20_3">
      <style:text-properties officeooo:paragraph-rsid="00187c85" style:font-name-complex="Times New Roman"/>
    </style:style>
    <style:style style:name="P351" style:family="paragraph" style:parent-style-name="Heading_20_3">
      <style:text-properties officeooo:paragraph-rsid="001c12f3" style:font-name-complex="Times New Roman"/>
    </style:style>
    <style:style style:name="P352" style:family="paragraph" style:parent-style-name="Heading_20_3">
      <style:text-properties officeooo:paragraph-rsid="00546e88" style:font-name-complex="Times New Roman"/>
    </style:style>
    <style:style style:name="P353" style:family="paragraph" style:parent-style-name="Heading_20_3">
      <style:text-properties officeooo:paragraph-rsid="000af9a1"/>
    </style:style>
    <style:style style:name="P354" style:family="paragraph" style:parent-style-name="Heading_20_3">
      <style:text-properties officeooo:paragraph-rsid="0013fecd"/>
    </style:style>
    <style:style style:name="P355" style:family="paragraph" style:parent-style-name="Heading_20_3">
      <style:text-properties officeooo:paragraph-rsid="00109b62"/>
    </style:style>
    <style:style style:name="P356" style:family="paragraph" style:parent-style-name="Heading_20_3" style:list-style-name="WW8Num22">
      <style:text-properties officeooo:paragraph-rsid="00187c85"/>
    </style:style>
    <style:style style:name="P357" style:family="paragraph" style:parent-style-name="Heading_20_3" style:list-style-name="WW8Num22">
      <style:text-properties officeooo:paragraph-rsid="00195daa"/>
    </style:style>
    <style:style style:name="P358" style:family="paragraph" style:parent-style-name="Heading_20_3">
      <style:text-properties officeooo:paragraph-rsid="00187c85"/>
    </style:style>
    <style:style style:name="P359" style:family="paragraph" style:parent-style-name="Heading_20_3">
      <style:text-properties officeooo:paragraph-rsid="001c12f3"/>
    </style:style>
    <style:style style:name="P360" style:family="paragraph" style:parent-style-name="Heading_20_3" style:list-style-name="WW8Num23">
      <style:text-properties officeooo:paragraph-rsid="001c12f3"/>
    </style:style>
    <style:style style:name="P361" style:family="paragraph" style:parent-style-name="Heading_20_3">
      <style:text-properties officeooo:paragraph-rsid="00546e88"/>
    </style:style>
    <style:style style:name="P362" style:family="paragraph" style:parent-style-name="Heading_20_3" style:master-page-name="">
      <style:paragraph-properties style:page-number="auto"/>
      <style:text-properties officeooo:paragraph-rsid="0006326a" style:font-name-complex="Times New Roman"/>
    </style:style>
    <style:style style:name="P363" style:family="paragraph" style:parent-style-name="Heading_20_2">
      <style:text-properties style:font-name-complex="Times New Roman"/>
    </style:style>
    <style:style style:name="P364" style:family="paragraph" style:parent-style-name="Heading_20_2">
      <style:text-properties officeooo:rsid="00049177" officeooo:paragraph-rsid="00057753" style:font-name-complex="Times New Roman"/>
    </style:style>
    <style:style style:name="P365" style:family="paragraph" style:parent-style-name="Heading_20_2">
      <style:text-properties officeooo:paragraph-rsid="00049177" style:font-name-complex="Times New Roman"/>
    </style:style>
    <style:style style:name="P366" style:family="paragraph" style:parent-style-name="Heading_20_4">
      <style:text-properties fo:font-size="12pt" style:font-size-asian="12pt" style:font-name-complex="Times New Roman" style:font-size-complex="12pt"/>
    </style:style>
    <style:style style:name="P367" style:family="paragraph" style:parent-style-name="Heading_20_4">
      <style:text-properties fo:font-size="12pt" officeooo:paragraph-rsid="0006326a" style:font-size-asian="12pt" style:font-name-complex="Times New Roman" style:font-size-complex="12pt"/>
    </style:style>
    <style:style style:name="P368" style:family="paragraph" style:parent-style-name="Heading_20_4">
      <style:text-properties fo:font-size="12pt" officeooo:rsid="0006326a" officeooo:paragraph-rsid="0006326a" style:font-size-asian="12pt" style:font-name-complex="Times New Roman" style:font-size-complex="12pt"/>
    </style:style>
    <style:style style:name="P369" style:family="paragraph" style:parent-style-name="Heading_20_4">
      <style:text-properties fo:font-size="12pt" officeooo:paragraph-rsid="000af9a1" style:font-size-asian="12pt" style:font-name-complex="Times New Roman" style:font-size-complex="12pt"/>
    </style:style>
    <style:style style:name="P370" style:family="paragraph" style:parent-style-name="Heading_20_4">
      <style:text-properties fo:font-size="12pt" officeooo:paragraph-rsid="00546e88" style:font-size-asian="12pt" style:font-name-complex="Times New Roman" style:font-size-complex="12pt"/>
    </style:style>
    <style:style style:name="P371" style:family="paragraph" style:parent-style-name="Heading_20_4">
      <style:text-properties fo:font-size="12pt" officeooo:paragraph-rsid="0013fecd" style:font-size-asian="12pt" style:font-name-complex="Times New Roman" style:font-size-complex="12pt"/>
    </style:style>
    <style:style style:name="P372" style:family="paragraph" style:parent-style-name="Heading_20_4">
      <style:text-properties fo:font-size="12pt" officeooo:paragraph-rsid="00109b62" style:font-size-asian="12pt" style:font-name-complex="Times New Roman" style:font-size-complex="12pt"/>
    </style:style>
    <style:style style:name="P373" style:family="paragraph" style:parent-style-name="Heading_20_4">
      <style:text-properties fo:font-size="12pt" officeooo:paragraph-rsid="00187c85" style:font-size-asian="12pt" style:font-name-complex="Times New Roman" style:font-size-complex="12pt"/>
    </style:style>
    <style:style style:name="P374" style:family="paragraph" style:parent-style-name="Heading_20_4">
      <style:text-properties fo:font-size="12pt" officeooo:paragraph-rsid="001c12f3" style:font-size-asian="12pt" style:font-name-complex="Times New Roman" style:font-size-complex="12pt"/>
    </style:style>
    <style:style style:name="P375" style:family="paragraph" style:parent-style-name="Heading_20_4">
      <style:text-properties fo:font-size="12pt" style:font-size-asian="12pt" style:font-size-complex="12pt"/>
    </style:style>
    <style:style style:name="P376" style:family="paragraph" style:parent-style-name="Heading_20_4">
      <style:text-properties fo:font-size="12pt" officeooo:paragraph-rsid="004eeabb" style:font-size-asian="12pt" style:font-size-complex="12pt"/>
    </style:style>
    <style:style style:name="P377" style:family="paragraph" style:parent-style-name="Heading_20_4">
      <style:text-properties fo:font-size="12pt" officeooo:paragraph-rsid="0013fecd" style:font-size-asian="12pt" style:font-size-complex="12pt"/>
    </style:style>
    <style:style style:name="P378" style:family="paragraph" style:parent-style-name="Heading_20_4">
      <style:text-properties fo:font-size="12pt" officeooo:paragraph-rsid="00109b62" style:font-size-asian="12pt" style:font-size-complex="12pt"/>
    </style:style>
    <style:style style:name="P379" style:family="paragraph" style:parent-style-name="Heading_20_4">
      <style:text-properties officeooo:paragraph-rsid="0006326a"/>
    </style:style>
    <style:style style:name="P380" style:family="paragraph" style:parent-style-name="Heading_20_4">
      <style:text-properties style:font-name-complex="Times New Roman"/>
    </style:style>
    <style:style style:name="P381" style:family="paragraph" style:parent-style-name="Heading_20_4">
      <style:text-properties officeooo:paragraph-rsid="00187c85" style:font-name-complex="Times New Roman"/>
    </style:style>
    <style:style style:name="P382" style:family="paragraph" style:parent-style-name="Heading_20_4">
      <style:text-properties officeooo:paragraph-rsid="00546e88" style:font-name-complex="Times New Roman"/>
    </style:style>
    <style:style style:name="P383" style:family="paragraph" style:parent-style-name="Heading_20_4" style:list-style-name="WW8Num23">
      <style:text-properties officeooo:paragraph-rsid="00449770"/>
    </style:style>
    <style:style style:name="P384" style:family="paragraph" style:parent-style-name="Heading_20_4">
      <style:text-properties officeooo:paragraph-rsid="00187c85"/>
    </style:style>
    <style:style style:name="P385" style:family="paragraph" style:parent-style-name="Table_20_Contents">
      <style:paragraph-properties fo:text-align="center" style:justify-single-word="false" style:snap-to-layout-grid="false"/>
      <style:text-properties officeooo:paragraph-rsid="0015fad7"/>
    </style:style>
    <style:style style:name="P386" style:family="paragraph" style:parent-style-name="Table_20_Contents">
      <style:text-properties fo:font-weight="bold" style:font-weight-asian="bold" style:font-name-complex="Times New Roman" style:font-weight-complex="bold"/>
    </style:style>
    <style:style style:name="P387" style:family="paragraph" style:parent-style-name="Table_20_Contents">
      <style:paragraph-properties fo:text-align="center" style:justify-single-word="false"/>
      <style:text-properties fo:font-weight="bold" style:font-weight-asian="bold" style:font-name-complex="Times New Roman" style:font-weight-complex="bold"/>
    </style:style>
    <style:style style:name="P388" style:family="paragraph" style:parent-style-name="Table_20_Contents">
      <style:text-properties style:font-name-complex="Times New Roman"/>
    </style:style>
    <style:style style:name="P389" style:family="paragraph" style:parent-style-name="Table_20_Contents">
      <style:paragraph-properties fo:text-align="center" style:justify-single-word="false" style:snap-to-layout-grid="false"/>
      <style:text-properties officeooo:rsid="0017908f" officeooo:paragraph-rsid="0017908f" style:font-name-complex="Times New Roman"/>
    </style:style>
    <style:style style:name="P390" style:family="paragraph" style:parent-style-name="Table_20_Contents">
      <style:paragraph-properties fo:text-align="center" style:justify-single-word="false" style:snap-to-layout-grid="false"/>
      <style:text-properties style:font-name-complex="Times New Roman"/>
    </style:style>
    <style:style style:name="P391" style:family="paragraph" style:parent-style-name="Table_20_Contents">
      <style:paragraph-properties fo:text-align="center" style:justify-single-word="false" style:snap-to-layout-grid="false"/>
      <style:text-properties officeooo:paragraph-rsid="00057753" style:font-name-complex="Times New Roman"/>
    </style:style>
    <style:style style:name="P392" style:family="paragraph" style:parent-style-name="Table_20_Contents">
      <style:paragraph-properties fo:text-align="center" style:justify-single-word="false" style:snap-to-layout-grid="false"/>
      <style:text-properties officeooo:paragraph-rsid="00049177" style:font-name-complex="Times New Roman"/>
    </style:style>
    <style:style style:name="P393" style:family="paragraph" style:parent-style-name="Table_20_Contents">
      <style:paragraph-properties fo:text-align="center" style:justify-single-word="false" style:snap-to-layout-grid="false"/>
      <style:text-properties officeooo:paragraph-rsid="0017908f" style:font-name-complex="Times New Roman"/>
    </style:style>
    <style:style style:name="P394" style:family="paragraph" style:parent-style-name="Table_20_Contents">
      <style:paragraph-properties fo:text-align="center" style:justify-single-word="false" style:snap-to-layout-grid="false"/>
      <style:text-properties officeooo:paragraph-rsid="002036d9" style:font-name-complex="Times New Roman"/>
    </style:style>
    <style:style style:name="P395" style:family="paragraph" style:parent-style-name="Table_20_Contents">
      <style:paragraph-properties fo:text-align="center" style:justify-single-word="false" style:snap-to-layout-grid="false"/>
      <style:text-properties officeooo:paragraph-rsid="000433c5" style:font-name-complex="Times New Roman"/>
    </style:style>
    <style:style style:name="P396" style:family="paragraph" style:parent-style-name="Table_20_Contents">
      <style:paragraph-properties fo:text-align="center" style:justify-single-word="false" style:snap-to-layout-grid="false"/>
      <style:text-properties officeooo:paragraph-rsid="00232979" style:font-name-complex="Times New Roman"/>
    </style:style>
    <style:style style:name="P397" style:family="paragraph" style:parent-style-name="Table_20_Contents">
      <style:paragraph-properties fo:text-align="center" style:justify-single-word="false" style:snap-to-layout-grid="false"/>
      <style:text-properties officeooo:paragraph-rsid="0026cc40" style:font-name-complex="Times New Roman"/>
    </style:style>
    <style:style style:name="P398" style:family="paragraph" style:parent-style-name="Table_20_Contents">
      <style:paragraph-properties fo:text-align="center" style:justify-single-word="false" style:snap-to-layout-grid="false"/>
      <style:text-properties officeooo:paragraph-rsid="004d9ce9" style:font-name-complex="Times New Roman"/>
    </style:style>
    <style:style style:name="P399" style:family="paragraph" style:parent-style-name="Table_20_Contents">
      <style:paragraph-properties fo:text-align="center" style:justify-single-word="false" style:snap-to-layout-grid="false"/>
      <style:text-properties officeooo:rsid="00215cdc" officeooo:paragraph-rsid="00215cdc" style:font-name-complex="Times New Roman"/>
    </style:style>
    <style:style style:name="P400" style:family="paragraph" style:parent-style-name="Table_20_Contents">
      <style:paragraph-properties fo:text-align="center" style:justify-single-word="false" style:snap-to-layout-grid="false"/>
      <style:text-properties officeooo:rsid="00057753" officeooo:paragraph-rsid="00057753" style:font-name-complex="Times New Roman"/>
    </style:style>
    <style:style style:name="P401" style:family="paragraph" style:parent-style-name="Table_20_Contents">
      <style:paragraph-properties fo:text-align="center" style:justify-single-word="false" style:snap-to-layout-grid="false"/>
      <style:text-properties officeooo:rsid="00057753" officeooo:paragraph-rsid="0017908f" style:font-name-complex="Times New Roman"/>
    </style:style>
    <style:style style:name="P402" style:family="paragraph" style:parent-style-name="Table_20_Contents">
      <style:paragraph-properties fo:text-align="center" style:justify-single-word="false" style:snap-to-layout-grid="false"/>
      <style:text-properties officeooo:rsid="00366667" officeooo:paragraph-rsid="00366667" style:font-name-complex="Times New Roman"/>
    </style:style>
    <style:style style:name="P403" style:family="paragraph" style:parent-style-name="Table_20_Contents">
      <style:paragraph-properties fo:text-align="center" style:justify-single-word="false" style:snap-to-layout-grid="false"/>
      <style:text-properties officeooo:rsid="0037a2a5" officeooo:paragraph-rsid="0037a2a5" style:font-name-complex="Times New Roman"/>
    </style:style>
    <style:style style:name="P404" style:family="paragraph" style:parent-style-name="Table_20_Contents">
      <style:paragraph-properties fo:text-align="center" style:justify-single-word="false" style:snap-to-layout-grid="false"/>
      <style:text-properties officeooo:rsid="00049177" officeooo:paragraph-rsid="00049177" style:font-name-complex="Times New Roman"/>
    </style:style>
    <style:style style:name="P405" style:family="paragraph" style:parent-style-name="Table_20_Contents">
      <style:paragraph-properties fo:text-align="center" style:justify-single-word="false" style:snap-to-layout-grid="false"/>
      <style:text-properties officeooo:rsid="00049177" officeooo:paragraph-rsid="0015fad7" style:font-name-complex="Times New Roman"/>
    </style:style>
    <style:style style:name="P406" style:family="paragraph" style:parent-style-name="Table_20_Contents">
      <style:paragraph-properties fo:text-align="center" style:justify-single-word="false" style:snap-to-layout-grid="false"/>
      <style:text-properties officeooo:rsid="00049177" officeooo:paragraph-rsid="004d9ce9" style:font-name-complex="Times New Roman"/>
    </style:style>
    <style:style style:name="P407" style:family="paragraph" style:parent-style-name="Table_20_Contents">
      <style:paragraph-properties fo:text-align="center" style:justify-single-word="false" style:snap-to-layout-grid="false"/>
      <style:text-properties officeooo:rsid="002036d9" officeooo:paragraph-rsid="002036d9" style:font-name-complex="Times New Roman"/>
    </style:style>
    <style:style style:name="P408" style:family="paragraph" style:parent-style-name="Table_20_Contents">
      <style:paragraph-properties fo:text-align="center" style:justify-single-word="false" style:snap-to-layout-grid="false"/>
      <style:text-properties officeooo:rsid="000433c5" officeooo:paragraph-rsid="002036d9" style:font-name-complex="Times New Roman"/>
    </style:style>
    <style:style style:name="P409" style:family="paragraph" style:parent-style-name="Table_20_Contents">
      <style:paragraph-properties fo:text-align="center" style:justify-single-word="false" style:snap-to-layout-grid="false"/>
      <style:text-properties officeooo:rsid="000433c5" officeooo:paragraph-rsid="000433c5" style:font-name-complex="Times New Roman"/>
    </style:style>
    <style:style style:name="P410" style:family="paragraph" style:parent-style-name="Table_20_Contents">
      <style:paragraph-properties fo:text-align="center" style:justify-single-word="false" style:snap-to-layout-grid="false"/>
      <style:text-properties officeooo:rsid="0030591a" officeooo:paragraph-rsid="0030591a" style:font-name-complex="Times New Roman"/>
    </style:style>
    <style:style style:name="P411" style:family="paragraph" style:parent-style-name="Table_20_Contents">
      <style:text-properties officeooo:rsid="0030591a" officeooo:paragraph-rsid="0030591a" style:font-name-complex="Times New Roman"/>
    </style:style>
    <style:style style:name="P412" style:family="paragraph" style:parent-style-name="Table_20_Contents">
      <style:paragraph-properties fo:text-align="center" style:justify-single-word="false" style:snap-to-layout-grid="false"/>
      <style:text-properties officeooo:rsid="0026cc40" officeooo:paragraph-rsid="0026cc40" style:font-name-complex="Times New Roman"/>
    </style:style>
    <style:style style:name="P413" style:family="paragraph" style:parent-style-name="Table_20_Contents">
      <style:paragraph-properties fo:text-align="center" style:justify-single-word="false" style:snap-to-layout-grid="false"/>
      <style:text-properties officeooo:rsid="002740a9" officeooo:paragraph-rsid="002740a9" style:font-name-complex="Times New Roman"/>
    </style:style>
    <style:style style:name="P414" style:family="paragraph" style:parent-style-name="Table_20_Contents">
      <style:text-properties officeooo:paragraph-rsid="00273507" style:font-name-complex="Times New Roman"/>
    </style:style>
    <style:style style:name="P415" style:family="paragraph" style:parent-style-name="Table_20_Contents">
      <style:paragraph-properties fo:text-align="center" style:justify-single-word="false" style:snap-to-layout-grid="false"/>
      <style:text-properties officeooo:rsid="00232979" officeooo:paragraph-rsid="00232979" style:font-name-complex="Times New Roman"/>
    </style:style>
    <style:style style:name="P416" style:family="paragraph" style:parent-style-name="Table_20_Contents">
      <style:paragraph-properties fo:text-align="center" style:justify-single-word="false" style:snap-to-layout-grid="false"/>
      <style:text-properties officeooo:rsid="004c4aad" officeooo:paragraph-rsid="004c4aad" style:font-name-complex="Times New Roman"/>
    </style:style>
    <style:style style:name="P417" style:family="paragraph" style:parent-style-name="Table_20_Contents">
      <style:paragraph-properties fo:text-align="center" style:justify-single-word="false" style:snap-to-layout-grid="false"/>
      <style:text-properties officeooo:rsid="004d9ce9" officeooo:paragraph-rsid="004d9ce9" style:font-name-complex="Times New Roman"/>
    </style:style>
    <style:style style:name="P418" style:family="paragraph" style:parent-style-name="Table_20_Contents">
      <style:paragraph-properties fo:text-align="center" style:justify-single-word="false"/>
      <style:text-properties fo:font-size="14pt" fo:font-weight="bold" officeooo:rsid="0006326a" officeooo:paragraph-rsid="0006326a" style:font-size-asian="14pt" style:font-weight-asian="bold" style:font-name-complex="Times New Roman" style:font-size-complex="14pt" style:font-weight-complex="bold"/>
    </style:style>
    <style:style style:name="P419" style:family="paragraph" style:parent-style-name="Table_20_Contents">
      <style:paragraph-properties fo:text-align="center" style:justify-single-word="false"/>
      <style:text-properties fo:font-size="14pt" fo:font-weight="bold" officeooo:rsid="0006326a" officeooo:paragraph-rsid="0017908f" style:font-size-asian="14pt" style:font-weight-asian="bold" style:font-name-complex="Times New Roman" style:font-size-complex="14pt" style:font-weight-complex="bold"/>
    </style:style>
    <style:style style:name="P420" style:family="paragraph" style:parent-style-name="Table_20_Contents">
      <style:paragraph-properties fo:text-align="center" style:justify-single-word="false"/>
      <style:text-properties fo:font-size="14pt" fo:font-weight="bold" style:font-size-asian="14pt" style:font-weight-asian="bold" style:font-name-complex="Times New Roman" style:font-size-complex="14pt" style:font-weight-complex="bold"/>
    </style:style>
    <style:style style:name="P421" style:family="paragraph" style:parent-style-name="Table_20_Contents">
      <style:paragraph-properties fo:text-align="center" style:justify-single-word="false"/>
      <style:text-properties fo:font-size="14pt" fo:font-weight="bold" officeooo:paragraph-rsid="00049177" style:font-size-asian="14pt" style:font-weight-asian="bold" style:font-name-complex="Times New Roman" style:font-size-complex="14pt" style:font-weight-complex="bold"/>
    </style:style>
    <style:style style:name="P422" style:family="paragraph" style:parent-style-name="Table_20_Contents">
      <style:paragraph-properties fo:text-align="center" style:justify-single-word="false"/>
      <style:text-properties fo:font-size="14pt" fo:font-weight="bold" officeooo:paragraph-rsid="002036d9" style:font-size-asian="14pt" style:font-weight-asian="bold" style:font-name-complex="Times New Roman" style:font-size-complex="14pt" style:font-weight-complex="bold"/>
    </style:style>
    <style:style style:name="P423" style:family="paragraph" style:parent-style-name="Table_20_Contents">
      <style:paragraph-properties fo:text-align="center" style:justify-single-word="false"/>
      <style:text-properties fo:font-size="14pt" fo:font-weight="bold" officeooo:paragraph-rsid="004d9ce9" style:font-size-asian="14pt" style:font-weight-asian="bold" style:font-name-complex="Times New Roman" style:font-size-complex="14pt" style:font-weight-complex="bold"/>
    </style:style>
    <style:style style:name="P424" style:family="paragraph" style:parent-style-name="Table_20_Contents">
      <style:text-properties fo:font-style="italic" officeooo:rsid="002740a9" officeooo:paragraph-rsid="002740a9" style:font-style-asian="italic" style:font-name-complex="Times New Roman" style:font-style-complex="italic"/>
    </style:style>
    <style:style style:name="P425" style:family="paragraph" style:parent-style-name="titulo_20_documento">
      <style:paragraph-properties fo:margin-top="0.3cm" fo:margin-bottom="0.3cm" loext:contextual-spacing="false" fo:text-align="center" style:justify-single-word="false" style:snap-to-layout-grid="false"/>
      <style:text-properties fo:font-size="14pt" officeooo:rsid="0033aafc" officeooo:paragraph-rsid="0033aafc" style:font-size-asian="14pt" style:font-name-complex="Times New Roman" style:font-size-complex="14pt"/>
    </style:style>
    <style:style style:name="P426" style:family="paragraph" style:parent-style-name="titulo_20_documento">
      <style:paragraph-properties fo:margin-top="0.3cm" fo:margin-bottom="0.3cm" loext:contextual-spacing="false" fo:text-align="center" style:justify-single-word="false" style:snap-to-layout-grid="false"/>
      <style:text-properties fo:font-size="14pt" officeooo:paragraph-rsid="0033aafc" style:font-size-asian="14pt" style:font-name-complex="Times New Roman" style:font-size-complex="14pt"/>
    </style:style>
    <style:style style:name="P427" style:family="paragraph" style:parent-style-name="titulo_20_documento">
      <style:paragraph-properties fo:margin-top="0.3cm" fo:margin-bottom="0.3cm" loext:contextual-spacing="false"/>
      <style:text-properties style:font-name-complex="Times New Roman"/>
    </style:style>
    <style:style style:name="P428" style:family="paragraph" style:parent-style-name="titulo_20_documento">
      <style:paragraph-properties fo:margin-top="0.3cm" fo:margin-bottom="0.3cm" loext:contextual-spacing="false" fo:text-align="center" style:justify-single-word="false"/>
      <style:text-properties style:font-name-complex="Times New Roman"/>
    </style:style>
    <style:style style:name="P429" style:family="paragraph" style:parent-style-name="titulo_20_documento">
      <style:paragraph-properties fo:margin-top="0.3cm" fo:margin-bottom="0.3cm" loext:contextual-spacing="false" fo:text-align="center" style:justify-single-word="false" style:snap-to-layout-grid="false"/>
      <style:text-properties style:font-name-complex="Times New Roman"/>
    </style:style>
    <style:style style:name="P430" style:family="paragraph" style:parent-style-name="titulo_20_documento">
      <style:paragraph-properties fo:margin-top="0.3cm" fo:margin-bottom="0.3cm" loext:contextual-spacing="false" fo:text-align="center" style:justify-single-word="false"/>
      <style:text-properties fo:font-weight="normal" style:font-weight-asian="normal" style:font-name-complex="Times New Roman"/>
    </style:style>
    <style:style style:name="P431" style:family="paragraph" style:parent-style-name="titulo_20_documento">
      <style:paragraph-properties fo:break-before="page"/>
      <style:text-properties style:font-name-complex="Times New Roman"/>
    </style:style>
    <style:style style:name="P432" style:family="paragraph" style:parent-style-name="Table_20_Heading">
      <style:text-properties style:font-name-complex="Times New Roman"/>
    </style:style>
    <style:style style:name="P433" style:family="paragraph" style:parent-style-name="Table_20_Heading">
      <style:text-properties officeooo:paragraph-rsid="00057753" style:font-name-complex="Times New Roman"/>
    </style:style>
    <style:style style:name="P434" style:family="paragraph" style:parent-style-name="Table_20_Heading">
      <style:text-properties officeooo:paragraph-rsid="00049177" style:font-name-complex="Times New Roman"/>
    </style:style>
    <style:style style:name="P435" style:family="paragraph" style:parent-style-name="Table_20_Heading">
      <style:text-properties officeooo:paragraph-rsid="0017908f" style:font-name-complex="Times New Roman"/>
    </style:style>
    <style:style style:name="P436" style:family="paragraph" style:parent-style-name="Table_20_Heading">
      <style:text-properties officeooo:paragraph-rsid="002036d9" style:font-name-complex="Times New Roman"/>
    </style:style>
    <style:style style:name="P437" style:family="paragraph" style:parent-style-name="Table_20_Heading">
      <style:text-properties officeooo:paragraph-rsid="004d9ce9" style:font-name-complex="Times New Roman"/>
    </style:style>
    <style:style style:name="P438" style:family="paragraph" style:parent-style-name="Table_20_Heading">
      <style:text-properties fo:font-size="11pt" style:font-size-asian="11pt" style:font-name-complex="Times New Roman" style:font-size-complex="11pt"/>
    </style:style>
    <style:style style:name="P439" style:family="paragraph" style:parent-style-name="Table_20_Heading">
      <style:text-properties fo:font-size="11pt" officeooo:paragraph-rsid="00057753" style:font-size-asian="11pt" style:font-name-complex="Times New Roman" style:font-size-complex="11pt"/>
    </style:style>
    <style:style style:name="P440" style:family="paragraph" style:parent-style-name="Table_20_Heading">
      <style:text-properties fo:font-size="11pt" officeooo:paragraph-rsid="00049177" style:font-size-asian="11pt" style:font-name-complex="Times New Roman" style:font-size-complex="11pt"/>
    </style:style>
    <style:style style:name="P441" style:family="paragraph" style:parent-style-name="Table_20_Heading">
      <style:text-properties fo:font-size="11pt" officeooo:paragraph-rsid="0017908f" style:font-size-asian="11pt" style:font-name-complex="Times New Roman" style:font-size-complex="11pt"/>
    </style:style>
    <style:style style:name="P442" style:family="paragraph" style:parent-style-name="Table_20_Heading">
      <style:text-properties fo:font-size="11pt" officeooo:paragraph-rsid="002036d9" style:font-size-asian="11pt" style:font-name-complex="Times New Roman" style:font-size-complex="11pt"/>
    </style:style>
    <style:style style:name="P443" style:family="paragraph" style:parent-style-name="Table_20_Heading">
      <style:text-properties fo:font-size="11pt" officeooo:paragraph-rsid="004d9ce9" style:font-size-asian="11pt" style:font-name-complex="Times New Roman" style:font-size-complex="11pt"/>
    </style:style>
    <style:style style:name="P444" style:family="paragraph" style:parent-style-name="Contents_20_1">
      <style:paragraph-properties>
        <style:tab-stops>
          <style:tab-stop style:position="17cm" style:type="right" style:leader-style="dotted" style:leader-text="."/>
        </style:tab-stops>
      </style:paragraph-properties>
      <style:text-properties officeooo:paragraph-rsid="00449770"/>
    </style:style>
    <style:style style:name="T1" style:family="text">
      <style:text-properties officeooo:rsid="0033aafc"/>
    </style:style>
    <style:style style:name="T2" style:family="text">
      <style:text-properties style:font-name="Arial" style:font-name-complex="Arial"/>
    </style:style>
    <style:style style:name="T3" style:family="text">
      <style:text-properties officeooo:rsid="002ea3b3"/>
    </style:style>
    <style:style style:name="T4" style:family="text">
      <style:text-properties officeooo:rsid="00187c85"/>
    </style:style>
    <style:style style:name="T5" style:family="text">
      <style:text-properties style:font-name-asian="Times New Roman"/>
    </style:style>
    <style:style style:name="T6" style:family="text">
      <style:text-properties fo:font-size="10pt" style:letter-kerning="true" style:font-name-asian="Times New Roman" style:font-size-asian="10pt" style:language-asian="es" style:country-asian="ES" style:font-size-complex="10pt" style:language-complex="ar" style:country-complex="SA"/>
    </style:style>
    <style:style style:name="T7" style:family="text">
      <style:text-properties fo:letter-spacing="-0.002cm"/>
    </style:style>
    <style:style style:name="T8" style:family="text">
      <style:text-properties fo:letter-spacing="-0.002cm" fo:font-style="normal" style:font-style-asian="normal" style:font-style-complex="normal"/>
    </style:style>
    <style:style style:name="T9" style:family="text">
      <style:text-properties fo:letter-spacing="-0.002cm" officeooo:rsid="000ba438"/>
    </style:style>
    <style:style style:name="T10" style:family="text">
      <style:text-properties fo:letter-spacing="-0.002cm" style:font-name-complex="Calibri"/>
    </style:style>
    <style:style style:name="T11" style:family="text">
      <style:text-properties fo:letter-spacing="-0.002cm" fo:language="es" fo:country="ES" officeooo:rsid="003d639c" style:font-name-complex="Times New Roman"/>
    </style:style>
    <style:style style:name="T12" style:family="text">
      <style:text-properties fo:letter-spacing="-0.002cm" officeooo:rsid="003e8a69"/>
    </style:style>
    <style:style style:name="T13" style:family="text">
      <style:text-properties fo:letter-spacing="-0.002cm" fo:font-style="italic" style:font-style-asian="italic" style:font-style-complex="italic"/>
    </style:style>
    <style:style style:name="T14" style:family="text">
      <style:text-properties fo:letter-spacing="0.002cm"/>
    </style:style>
    <style:style style:name="T15" style:family="text">
      <style:text-properties fo:letter-spacing="0.002cm" fo:font-style="normal" style:font-style-asian="normal" style:font-style-complex="normal"/>
    </style:style>
    <style:style style:name="T16" style:family="text">
      <style:text-properties fo:letter-spacing="0.002cm" style:font-name-complex="Calibri"/>
    </style:style>
    <style:style style:name="T17" style:family="text">
      <style:text-properties fo:letter-spacing="0.002cm" officeooo:rsid="003c9108" style:font-name-complex="Calibri"/>
    </style:style>
    <style:style style:name="T18" style:family="text">
      <style:text-properties fo:letter-spacing="0.002cm" officeooo:rsid="0015fad7"/>
    </style:style>
    <style:style style:name="T19" style:family="text">
      <style:text-properties fo:letter-spacing="0.002cm" officeooo:rsid="001dc432"/>
    </style:style>
    <style:style style:name="T20" style:family="text">
      <style:text-properties fo:letter-spacing="0.002cm" officeooo:rsid="0048471a"/>
    </style:style>
    <style:style style:name="T21" style:family="text">
      <style:text-properties fo:letter-spacing="0.002cm" fo:font-style="italic" style:font-style-asian="italic" style:font-style-complex="italic"/>
    </style:style>
    <style:style style:name="T22" style:family="text">
      <style:text-properties fo:letter-spacing="0.005cm"/>
    </style:style>
    <style:style style:name="T23" style:family="text">
      <style:text-properties fo:letter-spacing="0.005cm" officeooo:rsid="0048471a"/>
    </style:style>
    <style:style style:name="T24" style:family="text">
      <style:text-properties fo:letter-spacing="-0.004cm"/>
    </style:style>
    <style:style style:name="T25" style:family="text">
      <style:text-properties fo:letter-spacing="-0.004cm" fo:font-style="normal" style:font-style-asian="normal" style:font-style-complex="normal"/>
    </style:style>
    <style:style style:name="T26" style:family="text">
      <style:text-properties fo:letter-spacing="-0.004cm" officeooo:rsid="0015fad7"/>
    </style:style>
    <style:style style:name="T27" style:family="text">
      <style:text-properties fo:letter-spacing="-0.004cm" officeooo:rsid="00187c85"/>
    </style:style>
    <style:style style:name="T28" style:family="text">
      <style:text-properties fo:letter-spacing="-0.004cm" style:font-name-complex="Calibri"/>
    </style:style>
    <style:style style:name="T29" style:family="text">
      <style:text-properties fo:letter-spacing="0.007cm"/>
    </style:style>
    <style:style style:name="T30" style:family="text">
      <style:text-properties fo:letter-spacing="-0.005cm"/>
    </style:style>
    <style:style style:name="T31" style:family="text">
      <style:text-properties fo:letter-spacing="-0.005cm" fo:font-style="normal" style:font-style-asian="normal" style:font-style-complex="normal"/>
    </style:style>
    <style:style style:name="T32" style:family="text">
      <style:text-properties fo:letter-spacing="-0.005cm" style:font-name-complex="Calibri"/>
    </style:style>
    <style:style style:name="T33" style:family="text">
      <style:text-properties fo:letter-spacing="-0.005cm" officeooo:rsid="0015fad7"/>
    </style:style>
    <style:style style:name="T34" style:family="text">
      <style:text-properties fo:letter-spacing="-0.005cm" officeooo:rsid="00187c85"/>
    </style:style>
    <style:style style:name="T35" style:family="text">
      <style:text-properties fo:letter-spacing="-0.005cm" fo:font-style="italic" style:font-style-asian="italic" style:font-style-complex="italic"/>
    </style:style>
    <style:style style:name="T36" style:family="text">
      <style:text-properties fo:letter-spacing="0.012cm"/>
    </style:style>
    <style:style style:name="T37" style:family="text">
      <style:text-properties fo:letter-spacing="0.009cm"/>
    </style:style>
    <style:style style:name="T38" style:family="text">
      <style:text-properties fo:letter-spacing="0.065cm"/>
    </style:style>
    <style:style style:name="T39" style:family="text">
      <style:text-properties fo:letter-spacing="0.064cm"/>
    </style:style>
    <style:style style:name="T40" style:family="text">
      <style:text-properties fo:letter-spacing="-0.007cm"/>
    </style:style>
    <style:style style:name="T41" style:family="text">
      <style:text-properties fo:letter-spacing="0.011cm"/>
    </style:style>
    <style:style style:name="T42" style:family="text">
      <style:text-properties fo:letter-spacing="0.014cm"/>
    </style:style>
    <style:style style:name="T43" style:family="text">
      <style:text-properties fo:letter-spacing="0.004cm"/>
    </style:style>
    <style:style style:name="T44" style:family="text">
      <style:text-properties fo:letter-spacing="0.079cm"/>
    </style:style>
    <style:style style:name="T45" style:family="text">
      <style:text-properties fo:letter-spacing="0.079cm" fo:font-style="normal" style:font-style-asian="normal" style:font-style-complex="normal"/>
    </style:style>
    <style:style style:name="T46" style:family="text">
      <style:text-properties fo:letter-spacing="0.062cm"/>
    </style:style>
    <style:style style:name="T47" style:family="text">
      <style:text-properties fo:letter-spacing="0.028cm"/>
    </style:style>
    <style:style style:name="T48" style:family="text">
      <style:text-properties fo:letter-spacing="0.032cm"/>
    </style:style>
    <style:style style:name="T49" style:family="text">
      <style:text-properties fo:letter-spacing="0.03cm"/>
    </style:style>
    <style:style style:name="T50" style:family="text">
      <style:text-properties fo:letter-spacing="0.025cm"/>
    </style:style>
    <style:style style:name="T51" style:family="text">
      <style:text-properties fo:font-style="italic" style:font-style-asian="italic" style:font-style-complex="italic"/>
    </style:style>
    <style:style style:name="T52" style:family="text">
      <style:text-properties fo:font-style="italic" officeooo:rsid="00187c85" style:font-style-asian="italic" style:font-style-complex="italic"/>
    </style:style>
    <style:style style:name="T53" style:family="text">
      <style:text-properties fo:font-style="italic" officeooo:rsid="001c12f3" style:font-style-asian="italic" style:font-style-complex="italic"/>
    </style:style>
    <style:style style:name="T54" style:family="text">
      <style:text-properties fo:font-style="italic" style:font-style-asian="italic" style:font-name-complex="Times New Roman" style:font-style-complex="italic"/>
    </style:style>
    <style:style style:name="T55" style:family="text">
      <style:text-properties fo:language="es" fo:country="ES"/>
    </style:style>
    <style:style style:name="T56" style:family="text">
      <style:text-properties fo:language="es" fo:country="ES" style:font-name-complex="Times New Roman"/>
    </style:style>
    <style:style style:name="T57" style:family="text">
      <style:text-properties fo:language="es" fo:country="ES" officeooo:rsid="003d639c" style:font-name-complex="Times New Roman"/>
    </style:style>
    <style:style style:name="T58" style:family="text">
      <style:text-properties fo:language="es" fo:country="ES" officeooo:rsid="00109b62"/>
    </style:style>
    <style:style style:name="T59" style:family="text">
      <style:text-properties fo:language="es" fo:country="ES" officeooo:rsid="003d639c"/>
    </style:style>
    <style:style style:name="T60" style:family="text">
      <style:text-properties style:font-name-complex="Times New Roman"/>
    </style:style>
    <style:style style:name="T61" style:family="text">
      <style:text-properties officeooo:rsid="000ba438" style:font-name-complex="Times New Roman"/>
    </style:style>
    <style:style style:name="T62" style:family="text">
      <style:text-properties officeooo:rsid="00109b62" style:font-name-complex="Times New Roman"/>
    </style:style>
    <style:style style:name="T63" style:family="text">
      <style:text-properties officeooo:rsid="0013fecd" style:font-name-complex="Times New Roman"/>
    </style:style>
    <style:style style:name="T64" style:family="text">
      <style:text-properties officeooo:rsid="00362e65" style:font-name-complex="Times New Roman"/>
    </style:style>
    <style:style style:name="T65" style:family="text">
      <style:text-properties officeooo:rsid="00049177" style:font-name-complex="Times New Roman"/>
    </style:style>
    <style:style style:name="T66" style:family="text">
      <style:text-properties officeooo:rsid="000c47e2" style:font-name-complex="Times New Roman"/>
    </style:style>
    <style:style style:name="T67" style:family="text">
      <style:text-properties officeooo:rsid="003d639c" style:font-name-complex="Times New Roman"/>
    </style:style>
    <style:style style:name="T68" style:family="text">
      <style:text-properties officeooo:rsid="00546e88" style:font-name-complex="Times New Roman"/>
    </style:style>
    <style:style style:name="T69" style:family="text">
      <style:text-properties fo:letter-spacing="0.072cm" fo:font-style="normal" style:font-style-asian="normal" style:font-style-complex="normal"/>
    </style:style>
    <style:style style:name="T70" style:family="text">
      <style:text-properties fo:letter-spacing="0.076cm" fo:font-style="normal" style:font-style-asian="normal" style:font-style-complex="normal"/>
    </style:style>
    <style:style style:name="T71" style:family="text">
      <style:text-properties fo:letter-spacing="0.026cm"/>
    </style:style>
    <style:style style:name="T72" style:family="text">
      <style:text-properties fo:letter-spacing="0.023cm"/>
    </style:style>
    <style:style style:name="T73" style:family="text">
      <style:text-properties fo:letter-spacing="0.056cm"/>
    </style:style>
    <style:style style:name="T74" style:family="text">
      <style:text-properties fo:letter-spacing="0.058cm"/>
    </style:style>
    <style:style style:name="T75" style:family="text">
      <style:text-properties fo:letter-spacing="0.06cm"/>
    </style:style>
    <style:style style:name="T76" style:family="text">
      <style:text-properties fo:letter-spacing="0.055cm"/>
    </style:style>
    <style:style style:name="T77" style:family="text">
      <style:text-properties fo:letter-spacing="0.035cm"/>
    </style:style>
    <style:style style:name="T78" style:family="text">
      <style:text-properties fo:letter-spacing="0.034cm"/>
    </style:style>
    <style:style style:name="T79" style:family="text">
      <style:text-properties fo:letter-spacing="0.037cm"/>
    </style:style>
    <style:style style:name="T80" style:family="text">
      <style:text-properties fo:letter-spacing="0.039cm"/>
    </style:style>
    <style:style style:name="T81" style:family="text">
      <style:text-properties fo:letter-spacing="0.049cm"/>
    </style:style>
    <style:style style:name="T82" style:family="text">
      <style:text-properties fo:letter-spacing="0.044cm"/>
    </style:style>
    <style:style style:name="T83" style:family="text">
      <style:text-properties fo:font-style="normal" style:font-style-asian="normal" style:font-style-complex="normal"/>
    </style:style>
    <style:style style:name="T84" style:family="text">
      <style:text-properties fo:font-style="normal" style:font-style-asian="normal" style:font-name-complex="Times New Roman" style:font-style-complex="normal"/>
    </style:style>
    <style:style style:name="T85" style:family="text">
      <style:text-properties fo:font-style="normal" style:font-style-asian="normal" style:font-name-complex="Calibri" style:font-style-complex="normal"/>
    </style:style>
    <style:style style:name="T86" style:family="text">
      <style:text-properties fo:font-style="normal" officeooo:rsid="00195daa" style:font-style-asian="normal" style:font-name-complex="Calibri"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letter-spacing="0.051cm"/>
    </style:style>
    <style:style style:name="T89" style:family="text">
      <style:text-properties fo:letter-spacing="0.053cm"/>
    </style:style>
    <style:style style:name="T90" style:family="text">
      <style:text-properties fo:letter-spacing="0.067cm"/>
    </style:style>
    <style:style style:name="T91" style:family="text">
      <style:text-properties fo:letter-spacing="0.041cm"/>
    </style:style>
    <style:style style:name="T92" style:family="text">
      <style:text-properties fo:letter-spacing="0.078cm" fo:font-style="normal" style:font-style-asian="normal" style:font-style-complex="normal"/>
    </style:style>
    <style:style style:name="T93" style:family="text">
      <style:text-properties officeooo:rsid="000433c5"/>
    </style:style>
    <style:style style:name="T94" style:family="text">
      <style:text-properties officeooo:rsid="00049177"/>
    </style:style>
    <style:style style:name="T95" style:family="text">
      <style:text-properties fo:font-size="12pt" style:font-size-asian="12pt" style:font-name-complex="Times New Roman" style:font-size-complex="12pt"/>
    </style:style>
    <style:style style:name="T96" style:family="text">
      <style:text-properties fo:font-size="12pt" officeooo:rsid="0006326a" style:font-size-asian="12pt" style:font-name-complex="Times New Roman" style:font-size-complex="12pt"/>
    </style:style>
    <style:style style:name="T97" style:family="text">
      <style:text-properties fo:font-size="12pt" officeooo:rsid="0029073f" style:font-size-asian="12pt" style:font-name-complex="Times New Roman" style:font-size-complex="12pt"/>
    </style:style>
    <style:style style:name="T98" style:family="text">
      <style:text-properties fo:font-size="12pt" officeooo:rsid="0052778c" style:font-size-asian="12pt" style:font-name-complex="Times New Roman" style:font-size-complex="12pt"/>
    </style:style>
    <style:style style:name="T99" style:family="text">
      <style:text-properties fo:font-size="12pt" style:font-size-asian="12pt" style:font-size-complex="12pt"/>
    </style:style>
    <style:style style:name="T100" style:family="text">
      <style:text-properties fo:font-size="12pt" fo:language="es" fo:country="ES" officeooo:rsid="000ba438" style:font-size-asian="12pt" style:font-name-complex="Times New Roman" style:font-size-complex="12pt"/>
    </style:style>
    <style:style style:name="T101" style:family="text">
      <style:text-properties fo:font-size="12pt" fo:language="es" fo:country="ES" officeooo:rsid="00109b62" style:font-size-asian="12pt" style:font-name-complex="Times New Roman" style:font-size-complex="12pt"/>
    </style:style>
    <style:style style:name="T102" style:family="text">
      <style:text-properties fo:font-size="12pt" fo:language="es" fo:country="ES" officeooo:rsid="0013fecd" style:font-size-asian="12pt" style:font-name-complex="Times New Roman" style:font-size-complex="12pt"/>
    </style:style>
    <style:style style:name="T103" style:family="text">
      <style:text-properties fo:font-size="12pt" fo:language="es" fo:country="ES" officeooo:rsid="002036d9" style:font-size-asian="12pt" style:font-name-complex="Times New Roman" style:font-size-complex="12pt"/>
    </style:style>
    <style:style style:name="T104" style:family="text">
      <style:text-properties officeooo:rsid="0006326a"/>
    </style:style>
    <style:style style:name="T105" style:family="text">
      <style:text-properties officeooo:rsid="0007c36f"/>
    </style:style>
    <style:style style:name="T106" style:family="text">
      <style:text-properties officeooo:rsid="0009ae57"/>
    </style:style>
    <style:style style:name="T107" style:family="text">
      <style:text-properties officeooo:rsid="000af9a1"/>
    </style:style>
    <style:style style:name="T108" style:family="text">
      <style:text-properties officeooo:rsid="000ba438"/>
    </style:style>
    <style:style style:name="T109" style:family="text">
      <style:text-properties officeooo:rsid="000c47e2"/>
    </style:style>
    <style:style style:name="T110" style:family="text">
      <style:text-properties style:font-name-complex="Calibri"/>
    </style:style>
    <style:style style:name="T111" style:family="text">
      <style:text-properties officeooo:rsid="005515c6" style:font-name-complex="Calibri"/>
    </style:style>
    <style:style style:name="T112" style:family="text">
      <style:text-properties officeooo:rsid="000e9c1b"/>
    </style:style>
    <style:style style:name="T113" style:family="text">
      <style:text-properties officeooo:rsid="00109b62"/>
    </style:style>
    <style:style style:name="T114" style:family="text">
      <style:text-properties officeooo:rsid="0013fecd"/>
    </style:style>
    <style:style style:name="T115" style:family="text">
      <style:text-properties officeooo:rsid="0015fad7"/>
    </style:style>
    <style:style style:name="T116" style:family="text">
      <style:text-properties officeooo:rsid="0017908f"/>
    </style:style>
    <style:style style:name="T117" style:family="text">
      <style:text-properties officeooo:rsid="00195daa"/>
    </style:style>
    <style:style style:name="T118" style:family="text">
      <style:text-properties officeooo:rsid="001aecd1"/>
    </style:style>
    <style:style style:name="T119" style:family="text">
      <style:text-properties officeooo:rsid="001c12f3"/>
    </style:style>
    <style:style style:name="T120" style:family="text">
      <style:text-properties officeooo:rsid="001dc432"/>
    </style:style>
    <style:style style:name="T121" style:family="text">
      <style:text-properties officeooo:rsid="002036d9"/>
    </style:style>
    <style:style style:name="T122" style:family="text">
      <style:text-properties officeooo:rsid="00232979"/>
    </style:style>
    <style:style style:name="T123" style:family="text">
      <style:text-properties officeooo:rsid="0026cc40"/>
    </style:style>
    <style:style style:name="T124" style:family="text">
      <style:text-properties officeooo:rsid="002740a9"/>
    </style:style>
    <style:style style:name="T125" style:family="text">
      <style:text-properties officeooo:rsid="002b5a20"/>
    </style:style>
    <style:style style:name="T126" style:family="text">
      <style:text-properties officeooo:rsid="00356298"/>
    </style:style>
    <style:style style:name="T127" style:family="text">
      <style:text-properties officeooo:rsid="003621ae"/>
    </style:style>
    <style:style style:name="T128" style:family="text">
      <style:text-properties officeooo:rsid="00362e65"/>
    </style:style>
    <style:style style:name="T129" style:family="text">
      <style:text-properties fo:background-color="#fff200" loext:char-shading-value="0"/>
    </style:style>
    <style:style style:name="T130" style:family="text">
      <style:text-properties fo:background-color="#faa61a" loext:char-shading-value="0"/>
    </style:style>
    <style:style style:name="T131" style:family="text">
      <style:text-properties officeooo:rsid="00365a8e"/>
    </style:style>
    <style:style style:name="T132" style:family="text">
      <style:text-properties style:font-name="serif" fo:letter-spacing="-0.002cm"/>
    </style:style>
    <style:style style:name="T133" style:family="text">
      <style:text-properties style:font-name="serif" fo:letter-spacing="-0.002cm" officeooo:rsid="003e8a69"/>
    </style:style>
    <style:style style:name="T134" style:family="text">
      <style:text-properties officeooo:rsid="003c9108"/>
    </style:style>
    <style:style style:name="T135" style:family="text">
      <style:text-properties officeooo:rsid="003d639c"/>
    </style:style>
    <style:style style:name="T136" style:family="text">
      <style:text-properties officeooo:rsid="003da2e4"/>
    </style:style>
    <style:style style:name="T137" style:family="text">
      <style:text-properties officeooo:rsid="0048471a"/>
    </style:style>
    <style:style style:name="T138" style:family="text">
      <style:text-properties officeooo:rsid="00496a61"/>
    </style:style>
    <style:style style:name="T139" style:family="text">
      <style:text-properties officeooo:rsid="004acd72"/>
    </style:style>
    <style:style style:name="T140" style:family="text">
      <style:text-properties officeooo:rsid="004c4aad"/>
    </style:style>
    <style:style style:name="T141" style:family="text">
      <style:text-properties officeooo:rsid="004d9ce9"/>
    </style:style>
    <style:style style:name="T142" style:family="text">
      <style:text-properties officeooo:rsid="004eeabb"/>
    </style:style>
    <style:style style:name="T143" style:family="text">
      <style:text-properties style:font-name="Times New Roman1" fo:font-size="12pt" officeooo:rsid="0037a2a5" style:font-size-asian="12pt" style:font-name-complex="Times New Roman" style:font-size-complex="12pt"/>
    </style:style>
    <style:style style:name="T144" style:family="text">
      <style:text-properties officeooo:rsid="000841ec"/>
    </style:style>
    <style:style style:name="T145" style:family="text">
      <style:text-properties officeooo:rsid="0050e5a0"/>
    </style:style>
    <style:style style:name="T146" style:family="text">
      <style:text-properties officeooo:rsid="0052778c"/>
    </style:style>
    <style:style style:name="T147" style:family="text">
      <style:text-properties officeooo:rsid="00546e88"/>
    </style:style>
    <style:style style:name="T148" style:family="text">
      <style:text-properties officeooo:rsid="005515c6"/>
    </style:style>
    <style:style style:name="T149" style:family="text">
      <style:text-properties officeooo:rsid="00571594"/>
    </style:style>
    <style:style style:name="T150" style:family="text">
      <style:text-properties officeooo:rsid="00575874"/>
    </style:style>
    <style:style style:name="T151" style:family="text">
      <style:text-properties officeooo:rsid="00583927"/>
    </style:style>
    <style:style style:name="fr1" style:family="graphic" style:parent-style-name="Graphics">
      <style:graphic-properties style:wrap="none" style:vertical-pos="from-top" style:vertical-rel="paragraph" style:horizontal-pos="center" style:horizontal-rel="paragraph" fo:background-color="#ffffff" style:background-transparency="100%" draw:fill="solid" draw:fill-color="#ffffff" draw:opacity="0%" fo:padding="0.002cm" fo:border="none" style:mirror="none" fo:clip="rect(7.733cm, 0cm, 7.733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
      <text:p text:style-name="P112"/>
      <text:p text:style-name="P112"/>
      <table:table table:name="Tabla1" table:style-name="Tabla1">
        <table:table-column table:style-name="Tabla1.A"/>
        <table:table-column table:style-name="Tabla1.B"/>
        <table:table-row table:style-name="Tabla1.1">
          <table:table-cell table:style-name="Tabla1.A1" office:value-type="string">
            <text:p text:style-name="P427">Módulo:</text:p>
          </table:table-cell>
          <table:table-cell table:style-name="Tabla1.B1" office:value-type="string">
            <text:p text:style-name="P429">programación</text:p>
          </table:table-cell>
        </table:table-row>
        <table:table-row table:style-name="Tabla1.1">
          <table:table-cell table:style-name="Tabla1.A2" office:value-type="string">
            <text:p text:style-name="P427">Curso:</text:p>
          </table:table-cell>
          <table:table-cell table:style-name="Tabla1.B2" office:value-type="string">
            <text:p text:style-name="P430">201<text:span text:style-name="T3">8</text:span>/201<text:span text:style-name="T3">9</text:span></text:p>
          </table:table-cell>
        </table:table-row>
      </table:table>
      <text:p text:style-name="Standard"/>
      <text:p text:style-name="P112"/>
      <text:p text:style-name="P112"/>
      <table:table table:name="Tabla2" table:style-name="Tabla2">
        <table:table-column table:style-name="Tabla2.A"/>
        <table:table-column table:style-name="Tabla2.B"/>
        <table:table-row table:style-name="Tabla2.1">
          <table:table-cell table:style-name="Tabla2.A1" office:value-type="string">
            <text:p text:style-name="P428">Departamento</text:p>
          </table:table-cell>
          <table:table-cell table:style-name="Tabla2.B1" office:value-type="string">
            <text:p text:style-name="P429">informática</text:p>
          </table:table-cell>
        </table:table-row>
        <table:table-row table:style-name="Tabla2.1">
          <table:table-cell table:style-name="Tabla2.A2" office:value-type="string">
            <text:p text:style-name="P428">Ciclo Formativo</text:p>
          </table:table-cell>
          <table:table-cell table:style-name="Tabla2.B2" office:value-type="string">
            <text:p text:style-name="P429">Desarrollo<text:span text:style-name="T3"> de</text:span> aplic<text:span text:style-name="T3">aciones</text:span> multiplataforma</text:p>
          </table:table-cell>
        </table:table-row>
        <table:table-row table:style-name="Tabla2.1">
          <table:table-cell table:style-name="Tabla2.A3" office:value-type="string">
            <text:p text:style-name="P428">Profesor:</text:p>
          </table:table-cell>
          <table:table-cell table:style-name="Tabla2.B3" office:value-type="string">
            <text:p text:style-name="P426">manuel j. molino milla</text:p>
            <text:p text:style-name="P426"><text:s/><text:span text:style-name="T1">LUIS MOLINA</text:span></text:p>
            <text:p text:style-name="P425"/>
          </table:table-cell>
        </table:table-row>
      </table:table>
      <text:p text:style-name="Standard"/>
      <text:p text:style-name="P431">Índice de contenido </text:p>
      <text:p text:style-name="P112"/>
      <text:table-of-content text:style-name="Sect1" text:name="Índice de contenido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7cm" style:leader-char="." style:with-tab="false"/>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501cm"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12"><text:a xlink:type="simple" xlink:href="#__RefHeading__94_402257804" text:style-name="Index_20_Link" text:visited-style-name="Index_20_Link">1. Objetivos Generales<text:tab/>4</text:a></text:p>
          <text:p text:style-name="P444"><text:a xlink:type="simple" xlink:href="#__RefHeading__96_402257804" text:style-name="Index_20_Link" text:visited-style-name="Index_20_Link">2. Metodología<text:tab/>5</text:a></text:p>
          <text:p text:style-name="P12"><text:a xlink:type="simple" xlink:href="#__RefHeading__98_402257804" text:style-name="Index_20_Link" text:visited-style-name="Index_20_Link">3. Competencias Profesionales Generales<text:tab/>6</text:a></text:p>
          <text:p text:style-name="P12"><text:a xlink:type="simple" xlink:href="#__RefHeading__100_402257804" text:style-name="Index_20_Link" text:visited-style-name="Index_20_Link">4. Evaluación y Recuperación<text:tab/>7</text:a></text:p>
          <text:p text:style-name="P13"><text:a xlink:type="simple" xlink:href="#__RefHeading__102_402257804" text:style-name="Index_20_Link" text:visited-style-name="Index_20_Link">4.1. Procedimientos de Evaluación<text:tab/>7</text:a></text:p>
          <text:p text:style-name="P13"><text:a xlink:type="simple" xlink:href="#__RefHeading__104_402257804" text:style-name="Index_20_Link" text:visited-style-name="Index_20_Link">4.2. Criterios de ponderación<text:tab/>7</text:a></text:p>
          <text:p text:style-name="P13"><text:a xlink:type="simple" xlink:href="#__RefHeading__106_402257804" text:style-name="Index_20_Link" text:visited-style-name="Index_20_Link">4.3. Criterios de evaluación<text:tab/>7</text:a></text:p>
          <text:p text:style-name="P13"><text:a xlink:type="simple" xlink:href="#__RefHeading__108_402257804" text:style-name="Index_20_Link" text:visited-style-name="Index_20_Link">4.4. Criterios de recuperación<text:tab/>8</text:a></text:p>
          <text:p text:style-name="P13"><text:a xlink:type="simple" xlink:href="#__RefHeading__110_402257804" text:style-name="Index_20_Link" text:visited-style-name="Index_20_Link">4.5. Evaluación de Competencias Profesionales<text:tab/>9</text:a></text:p>
          <text:p text:style-name="P12"><text:a xlink:type="simple" xlink:href="#__RefHeading__112_402257804" text:style-name="Index_20_Link" text:visited-style-name="Index_20_Link">5. Atención a la diversidad<text:tab/>10</text:a></text:p>
          <text:p text:style-name="P13"><text:a xlink:type="simple" xlink:href="#__RefHeading__114_402257804" text:style-name="Index_20_Link" text:visited-style-name="Index_20_Link">5.1. Alumnos de admisión tardía<text:tab/>10</text:a></text:p>
          <text:p text:style-name="P13"><text:a xlink:type="simple" xlink:href="#__RefHeading__116_402257804" text:style-name="Index_20_Link" text:visited-style-name="Index_20_Link">5.2. Alumnos con necesidades educativas especiales<text:tab/>10</text:a></text:p>
          <text:p text:style-name="P13"><text:a xlink:type="simple" xlink:href="#__RefHeading__118_402257804" text:style-name="Index_20_Link" text:visited-style-name="Index_20_Link">5.3. Alumnos con compatibilidad laboral y/o modularidad<text:tab/>10</text:a></text:p>
          <text:p text:style-name="P13"><text:a xlink:type="simple" xlink:href="#__RefHeading__120_402257804" text:style-name="Index_20_Link" text:visited-style-name="Index_20_Link">5.4. Alumnado con altas capacidades<text:tab/>10</text:a></text:p>
          <text:p text:style-name="P12"><text:a xlink:type="simple" xlink:href="#__RefHeading__122_402257804" text:style-name="Index_20_Link" text:visited-style-name="Index_20_Link">6. Contenidos<text:tab/>11</text:a></text:p>
          <text:p text:style-name="P13"><text:a xlink:type="simple" xlink:href="#__RefHeading__124_402257804" text:style-name="Index_20_Link" text:visited-style-name="Index_20_Link">6.1. Relación de bloques temáticos<text:tab/>11</text:a></text:p>
          <text:p text:style-name="P13"><text:a xlink:type="simple" xlink:href="#__RefHeading__126_402257804" text:style-name="Index_20_Link" text:visited-style-name="Index_20_Link"><text:s/>Utilización avanzada de clases<text:tab/>13</text:a></text:p>
          <text:p text:style-name="P13"><text:a xlink:type="simple" xlink:href="#__RefHeading__128_402257804" text:style-name="Index_20_Link" text:visited-style-name="Index_20_Link">6.2. Secuenciación de contenidos<text:tab/>14</text:a></text:p>
          <text:p text:style-name="P14"><text:a xlink:type="simple" xlink:href="#__RefHeading__130_402257804" text:style-name="Index_20_Link" text:visited-style-name="Index_20_Link">6.2.1. Unidad didáctica 1: Identificación de los elementos de un programa informático: <text:tab/>14</text:a></text:p>
          <text:p text:style-name="P14"><text:a xlink:type="simple" xlink:href="#__RefHeading__132_402257804" text:style-name="Index_20_Link" text:visited-style-name="Index_20_Link">6.2.2. Unidad didáctica 2: Utilización de objetos<text:tab/>16</text:a></text:p>
          <text:p text:style-name="P14"><text:a xlink:type="simple" xlink:href="#__RefHeading__134_402257804" text:style-name="Index_20_Link" text:visited-style-name="Index_20_Link">6.2.3. Unidad didáctica 3: Uso de estructuras de control<text:tab/>17</text:a></text:p>
          <text:p text:style-name="P14"><text:a xlink:type="simple" xlink:href="#__RefHeading__136_402257804" text:style-name="Index_20_Link" text:visited-style-name="Index_20_Link">6.2.5. Unidad didáctica 4: Desarrollo de clases<text:tab/>19</text:a></text:p>
          <text:p text:style-name="P14"><text:a xlink:type="simple" xlink:href="#__RefHeading__138_402257804" text:style-name="Index_20_Link" text:visited-style-name="Index_20_Link">6.2.7. Unidad didáctica 5: Lectura y escritura de información<text:tab/>21</text:a></text:p>
          <text:p text:style-name="P14"><text:a xlink:type="simple" xlink:href="#__RefHeading__140_402257804" text:style-name="Index_20_Link" text:visited-style-name="Index_20_Link">6.2.9. Unidad didáctica 6: Aplicación de las estructuras de almacenamiento<text:tab/>23</text:a></text:p>
          <text:p text:style-name="P14"><text:a xlink:type="simple" xlink:href="#__RefHeading__142_402257804" text:style-name="Index_20_Link" text:visited-style-name="Index_20_Link">6.2.11. Unidad didáctica 7: Utilización avanzada de clases<text:tab/>24</text:a></text:p>
          <text:p text:style-name="P14"><text:a xlink:type="simple" xlink:href="#__RefHeading__144_402257804" text:style-name="Index_20_Link" text:visited-style-name="Index_20_Link">6.2.13. Unidad didáctica 8: Mantenimiento de la persistencia de los objetos<text:tab/>25</text:a></text:p>
          <text:p text:style-name="P14"><text:a xlink:type="simple" xlink:href="#__RefHeading__146_402257804" text:style-name="Index_20_Link" text:visited-style-name="Index_20_Link">6.2.15. Unidad didáctica 9: Gestión de bases de datos relacionales<text:tab/>27</text:a></text:p>
          <text:p text:style-name="P12"><text:a xlink:type="simple" xlink:href="#__RefHeading__148_402257804" text:style-name="Index_20_Link" text:visited-style-name="Index_20_Link">7. Materias Transversales<text:tab/>29</text:a></text:p>
          <text:p text:style-name="P12"><text:a xlink:type="simple" xlink:href="#__RefHeading__150_402257804" text:style-name="Index_20_Link" text:visited-style-name="Index_20_Link">8. Actividades Complementarias y Extraescolares<text:tab/>30</text:a></text:p>
          <text:p text:style-name="P12"><text:a xlink:type="simple" xlink:href="#__RefHeading__152_402257804" text:style-name="Index_20_Link" text:visited-style-name="Index_20_Link">9. Bibliografía, Materiales y Recursos<text:tab/>31</text:a></text:p>
          <text:p text:style-name="P13"><text:a xlink:type="simple" xlink:href="#__RefHeading__154_402257804" text:style-name="Index_20_Link" text:visited-style-name="Index_20_Link">9.1. Bibliografía de departamento<text:tab/>31</text:a></text:p>
          <text:p text:style-name="P13"><text:a xlink:type="simple" xlink:href="#__RefHeading__156_402257804" text:style-name="Index_20_Link" text:visited-style-name="Index_20_Link">9.2. Materiales, recursos y laboratorios<text:tab/>31</text:a></text:p>
        </text:index-body>
      </text:table-of-content>
      <text:section text:style-name="Sect2" text:name="Sección2">
        <text:p text:style-name="P112"/>
        <text:p text:style-name="P112"/>
        <text:p text:style-name="P112"/>
        <text:h text:style-name="P345" text:outline-level="1"><text:bookmark-start text:name="__RefHeading__94_402257804"/>Objetivos Generales<text:bookmark-end text:name="__RefHeading__94_402257804"/></text:h>
        <text:p text:style-name="P17"><text:bookmark-start text:name="__RefHeading__4_621742783"/><text:bookmark-end text:name="__RefHeading__4_621742783"/></text:p>
        <text:p text:style-name="P17">Los objetivos generales marcados para el ciclo de Desarrollo de Aplicaciones Multiplataforma, relacionados con el módulo de programación, y especificado en el BOJA número 142 del 21 de julio de 2011, son los abajo señalados:</text:p>
        <text:p text:style-name="P17"/>
        <text:p text:style-name="P17"/>
        <text:list xml:id="list3047618069" text:style-name="WW8Num2">
          <text:list-item>
            <text:p text:style-name="P15">La interpretación y aplicación de los principios de la programación orientada a objetos.</text:p>
          </text:list-item>
          <text:list-item>
            <text:p text:style-name="P15">La evaluación, selección y utilización de herramientas y lenguajes de programación orientados a objetos</text:p>
          </text:list-item>
          <text:list-item>
            <text:p text:style-name="P15">La utilización de las características específicas de lenguajes y entornos de programación en el desarrollo de aplicaciones informáticas.</text:p>
          </text:list-item>
          <text:list-item>
            <text:p text:style-name="P15">La identificación de las funcionalidades aportadas por los sistemas gestores de bases de datos y su incorporación a los programas desarrollados.</text:p>
          </text:list-item>
        </text:list>
        <text:h text:style-name="P345" text:outline-level="1"><text:bookmark-start text:name="__RefHeading__96_402257804"/><text:span text:style-name="T6">-</text:span>Metodología<text:bookmark-end text:name="__RefHeading__96_402257804"/></text:h>
        <text:p text:style-name="P190"/>
        <text:p text:style-name="P176"><text:span text:style-name="T7">Me</text:span>t<text:span text:style-name="T7">odo</text:span><text:span text:style-name="T14">l</text:span><text:span text:style-name="T7">o</text:span><text:span text:style-name="T14">gí</text:span>a</text:p>
        <text:p text:style-name="P177"/>
        <text:p text:style-name="P178">El<text:span text:style-name="T22"> </text:span><text:span text:style-name="T7">p</text:span>r<text:span text:style-name="T14">o</text:span>fe<text:span text:style-name="T24">s</text:span><text:span text:style-name="T14">o</text:span>r<text:span text:style-name="T29"> </text:span>faci<text:span text:style-name="T7">l</text:span>i<text:span text:style-name="T24">t</text:span>ará<text:span text:style-name="T22"> </text:span>a<text:span text:style-name="T22"> </text:span>tr<text:span text:style-name="T24">a</text:span><text:span text:style-name="T14">v</text:span>és<text:span text:style-name="T29"> </text:span><text:span text:style-name="T7">d</text:span>e<text:span text:style-name="T29"> </text:span><text:span text:style-name="T20">la plataforma</text:span> <text:span text:style-name="T13">m</text:span><text:span text:style-name="T21">oo</text:span><text:span text:style-name="T35">d</text:span><text:span text:style-name="T51">le</text:span><text:span text:style-name="T22"> </text:span><text:span text:style-name="T23">del departamento, </text:span>a<text:span text:style-name="T7">pun</text:span>t<text:span text:style-name="T14">e</text:span>s,<text:span text:style-name="T36"> </text:span>act<text:span text:style-name="T24">i</text:span><text:span text:style-name="T14">v</text:span>i<text:span text:style-name="T7">d</text:span>a<text:span text:style-name="T7">d</text:span>es,<text:span text:style-name="T37"> </text:span><text:span text:style-name="T7">p</text:span><text:span text:style-name="T30">r</text:span>ácticas<text:span text:style-name="T14"> </text:span>y<text:span text:style-name="T29"> </text:span>en<text:span text:style-name="T7">l</text:span>ac<text:span text:style-name="T24">e</text:span>s<text:span text:style-name="T22"> </text:span>a <text:span text:style-name="T7">p</text:span>á<text:span text:style-name="T7">g</text:span>i<text:span text:style-name="T7">n</text:span>as<text:span text:style-name="T38"> </text:span>w<text:span text:style-name="T14">e</text:span>b<text:span text:style-name="T39"> </text:span>relati<text:span text:style-name="T7">v</text:span><text:span text:style-name="T14">o</text:span>s<text:span text:style-name="T38"> </text:span>a<text:span text:style-name="T38"> </text:span><text:span text:style-name="T30">l</text:span><text:span text:style-name="T7">o</text:span>s<text:span text:style-name="T38"> </text:span>c<text:span text:style-name="T14">o</text:span><text:span text:style-name="T7">n</text:span>t<text:span text:style-name="T14">e</text:span><text:span text:style-name="T7">n</text:span>i<text:span text:style-name="T40">d</text:span><text:span text:style-name="T14">o</text:span>s<text:span text:style-name="T38"> </text:span>e<text:span text:style-name="T14">x</text:span><text:span text:style-name="T7">pu</text:span><text:span text:style-name="T24">e</text:span>st<text:span text:style-name="T7">o</text:span>s<text:span text:style-name="T38"> </text:span><text:span text:style-name="T24">e</text:span>n<text:span text:style-name="T39"> </text:span>la<text:span text:style-name="T39"> </text:span><text:span text:style-name="T7">p</text:span>r<text:span text:style-name="T14">o</text:span><text:span text:style-name="T7">g</text:span>ra<text:span text:style-name="T14">m</text:span>ac<text:span text:style-name="T30">i</text:span><text:span text:style-name="T14">ó</text:span><text:span text:style-name="T7">n</text:span>.<text:span text:style-name="T39"> </text:span><text:span text:style-name="T29">E</text:span>xp<text:span text:style-name="T7">l</text:span>ic<text:span text:style-name="T30">a</text:span>rá<text:span text:style-name="T39"> </text:span>a<text:span text:style-name="T38"> </text:span>l<text:span text:style-name="T14">o</text:span>s<text:span text:style-name="T38"> </text:span>al<text:span text:style-name="T7">u</text:span><text:span text:style-name="T14">m</text:span><text:span text:style-name="T30">n</text:span><text:span text:style-name="T14">o</text:span>s<text:span text:style-name="T38"> </text:span>la <text:span text:style-name="T14">m</text:span>a<text:span text:style-name="T24">y</text:span><text:span text:style-name="T14">o</text:span>r<text:span text:style-name="T37"> </text:span><text:span text:style-name="T7">p</text:span>ar<text:span text:style-name="T24">t</text:span>e<text:span text:style-name="T41"> </text:span><text:span text:style-name="T7">d</text:span>e<text:span text:style-name="T41"> </text:span>l<text:span text:style-name="T24">o</text:span>s<text:span text:style-name="T41"> </text:span>c<text:span text:style-name="T14">o</text:span><text:span text:style-name="T30">n</text:span>t<text:span text:style-name="T7">en</text:span>i<text:span text:style-name="T7">d</text:span><text:span text:style-name="T14">o</text:span>s<text:span text:style-name="T42"> </text:span>tan<text:span text:style-name="T24">t</text:span>o<text:span text:style-name="T36"> </text:span>t<text:span text:style-name="T7">e</text:span><text:span text:style-name="T14">ó</text:span>ri<text:span text:style-name="T30">c</text:span><text:span text:style-name="T14">o</text:span>s<text:span text:style-name="T41"> </text:span><text:span text:style-name="T24">c</text:span><text:span text:style-name="T7">om</text:span>o<text:span text:style-name="T36"> </text:span><text:span text:style-name="T7">p</text:span>rácti<text:span text:style-name="T24">c</text:span><text:span text:style-name="T14">o</text:span>s <text:span text:style-name="T7">d</text:span>el<text:span text:style-name="T22"> </text:span><text:span text:style-name="T7">m</text:span><text:span text:style-name="T14">ó</text:span><text:span text:style-name="T7">du</text:span>l<text:span text:style-name="T14">o</text:span>.<text:span text:style-name="T22"> </text:span>El<text:span text:style-name="T37"> </text:span>res<text:span text:style-name="T24">t</text:span>o<text:span text:style-name="T36"> </text:span><text:span text:style-name="T7">d</text:span>eberán<text:span text:style-name="T37"> </text:span><text:span text:style-name="T24">s</text:span>er a<text:span text:style-name="T7">u</text:span>t<text:span text:style-name="T14">o</text:span>a<text:span text:style-name="T7">p</text:span>ren<text:span text:style-name="T7">d</text:span>i<text:span text:style-name="T7">d</text:span><text:span text:style-name="T14">o</text:span>s<text:span text:style-name="T24"> </text:span>p<text:span text:style-name="T14">o</text:span>r<text:span text:style-name="T24"> </text:span><text:span text:style-name="T14">e</text:span>l<text:span text:style-name="T30">l</text:span><text:span text:style-name="T14">o</text:span>s,<text:span text:style-name="T24"> </text:span><text:span text:style-name="T7">d</text:span>e<text:span text:style-name="T14"> </text:span>f<text:span text:style-name="T14">o</text:span><text:span text:style-name="T30">r</text:span><text:span text:style-name="T14">m</text:span>a g<text:span text:style-name="T7">u</text:span>ia<text:span text:style-name="T7">d</text:span>a<text:span text:style-name="T24"> </text:span>o<text:span text:style-name="T14"> </text:span>au<text:span text:style-name="T30">t</text:span><text:span text:style-name="T14">ó</text:span><text:span text:style-name="T30">n</text:span><text:span text:style-name="T7">o</text:span><text:span text:style-name="T14">m</text:span>a.</text:p>
        <text:p text:style-name="P179"/>
        <text:p text:style-name="P180"><text:span text:style-name="T14">L</text:span>as<text:span text:style-name="T43"> </text:span>act<text:span text:style-name="T24">i</text:span><text:span text:style-name="T14">v</text:span>i<text:span text:style-name="T7">d</text:span>a<text:span text:style-name="T7">d</text:span>es<text:span text:style-name="T22"> </text:span><text:span text:style-name="T7">d</text:span>e<text:span text:style-name="T14"> </text:span>en<text:span text:style-name="T14">s</text:span>e<text:span text:style-name="T30">ñ</text:span>a<text:span text:style-name="T7">nz</text:span>a<text:span text:style-name="T14">/</text:span>a<text:span text:style-name="T7">p</text:span>ren<text:span text:style-name="T7">d</text:span>i<text:span text:style-name="T7">z</text:span>aje<text:span text:style-name="T22"> </text:span><text:span text:style-name="T24">c</text:span><text:span text:style-name="T14">o</text:span><text:span text:style-name="T7">n</text:span>sisti<text:span text:style-name="T30">r</text:span>án<text:span text:style-name="T43"> </text:span><text:span text:style-name="T7">p</text:span>ri<text:span text:style-name="T7">n</text:span>ci<text:span text:style-name="T7">p</text:span>alm<text:span text:style-name="T14">e</text:span><text:span text:style-name="T7">n</text:span>te<text:span text:style-name="T14"> </text:span>en<text:span text:style-name="T43"> </text:span>la c<text:span text:style-name="T14">o</text:span><text:span text:style-name="T7">d</text:span>if<text:span text:style-name="T7">i</text:span>cac<text:span text:style-name="T24">i</text:span><text:span text:style-name="T14">ó</text:span>n<text:span text:style-name="T43"> </text:span>en<text:span text:style-name="T43"> </text:span>el <text:span text:style-name="T14">o</text:span>r<text:span text:style-name="T7">d</text:span>ena<text:span text:style-name="T7">d</text:span><text:span text:style-name="T14">o</text:span>r<text:span text:style-name="T22"> </text:span><text:span text:style-name="T30">d</text:span>e<text:span text:style-name="T29"> </text:span><text:span text:style-name="T7">p</text:span>r<text:span text:style-name="T14">o</text:span><text:span text:style-name="T7">g</text:span>ra<text:span text:style-name="T7">m</text:span>as<text:span text:style-name="T22"> </text:span>relat<text:span text:style-name="T24">i</text:span><text:span text:style-name="T7">v</text:span><text:span text:style-name="T14">o</text:span>s<text:span text:style-name="T22"> </text:span>a<text:span text:style-name="T22"> </text:span>ca<text:span text:style-name="T7">d</text:span>a <text:span text:style-name="T7">un</text:span>i<text:span text:style-name="T7">d</text:span>ad<text:span text:style-name="T43"> </text:span>t<text:span text:style-name="T14">em</text:span>áti<text:span text:style-name="T24">c</text:span>a.<text:span text:style-name="T43"> </text:span>Estás se<text:span text:style-name="T14"> </text:span>reali<text:span text:style-name="T7">z</text:span>arán<text:span text:style-name="T43"> </text:span><text:span text:style-name="T7">d</text:span>e<text:span text:style-name="T29"> </text:span>f<text:span text:style-name="T14">o</text:span><text:span text:style-name="T30">r</text:span><text:span text:style-name="T7">m</text:span>a i<text:span text:style-name="T7">nd</text:span>ivid<text:span text:style-name="T7">u</text:span>al . <text:span text:style-name="T126">Aunque también se realizará un proyecto en grupo, que abarcará no solo este módulo sino también los módulos de Base de Datos y Entornos de programación.</text:span></text:p>
        <text:p text:style-name="P181"/>
        <text:p text:style-name="P182"><text:span text:style-name="T14">Lo</text:span>s<text:span text:style-name="T14"> </text:span>al<text:span text:style-name="T7">u</text:span><text:span text:style-name="T14">m</text:span><text:span text:style-name="T30">n</text:span><text:span text:style-name="T14">o</text:span>s<text:span text:style-name="T22"> </text:span><text:span text:style-name="T30">u</text:span>tili<text:span text:style-name="T7">z</text:span>arán<text:span text:style-name="T43"> </text:span>t<text:span text:style-name="T24">a</text:span><text:span text:style-name="T14">m</text:span><text:span text:style-name="T7">b</text:span>ién<text:span text:style-name="T43"> </text:span>la a<text:span text:style-name="T7">p</text:span>licac<text:span text:style-name="T24">i</text:span><text:span text:style-name="T14">ó</text:span>n <text:span text:style-name="T14">m</text:span><text:span text:style-name="T7">o</text:span><text:span text:style-name="T14">o</text:span><text:span text:style-name="T30">d</text:span>le<text:span text:style-name="T22"> </text:span><text:span text:style-name="T7">p</text:span>ara<text:span text:style-name="T43"> </text:span>su<text:span text:style-name="T24">b</text:span>ir las<text:span text:style-name="T22"> </text:span>a<text:span text:style-name="T24">c</text:span>ti<text:span text:style-name="T14">v</text:span>i<text:span text:style-name="T7">d</text:span>a<text:span text:style-name="T30">d</text:span>es<text:span text:style-name="T22"> </text:span>y<text:span text:style-name="T36"> </text:span><text:span text:style-name="T7">p</text:span>r<text:span text:style-name="T14">o</text:span><text:span text:style-name="T7">g</text:span>r<text:span text:style-name="T30">a</text:span><text:span text:style-name="T14">m</text:span>as<text:span text:style-name="T14"> </text:span><text:span text:style-name="T7">qu</text:span>e i<text:span text:style-name="T7">nd</text:span>i<text:span text:style-name="T7">qu</text:span>e<text:span text:style-name="T14"> </text:span>el pr<text:span text:style-name="T14">o</text:span>f<text:span text:style-name="T24">e</text:span>s<text:span text:style-name="T14">o</text:span>r.</text:p>
        <text:p text:style-name="P155"/>
        <text:p text:style-name="P183">E<text:span text:style-name="T14">s</text:span>t<text:span text:style-name="T14">r</text:span><text:span text:style-name="T7">a</text:span>t<text:span text:style-name="T30">e</text:span><text:span text:style-name="T14">gi</text:span>a</text:p>
        <text:p text:style-name="P184"/>
        <text:p text:style-name="P185">Se b<text:span text:style-name="T7">u</text:span>sca q<text:span text:style-name="T7">u</text:span>e<text:span text:style-name="T14"> </text:span><text:span text:style-name="T30">l</text:span><text:span text:style-name="T14">o</text:span>s al<text:span text:style-name="T30">u</text:span><text:span text:style-name="T14">m</text:span><text:span text:style-name="T7">no</text:span>s:</text:p>
        <text:p text:style-name="P184"/>
        <text:p text:style-name="P186">a) <text:span text:style-name="T44"><text:s/></text:span><text:span text:style-name="T14">D</text:span>isf<text:span text:style-name="T7">ru</text:span>t<text:span text:style-name="T14">e</text:span>n<text:span text:style-name="T7"> </text:span><text:span text:style-name="T30">d</text:span>el apre<text:span text:style-name="T7">nd</text:span>i<text:span text:style-name="T7">z</text:span>aje.<text:span text:style-name="T24"> </text:span><text:span text:style-name="T14">P</text:span>ara <text:span text:style-name="T30">l</text:span>o<text:span text:style-name="T14"> </text:span>c<text:span text:style-name="T7">u</text:span>al<text:span text:style-name="T24"> </text:span>es<text:span text:style-name="T14"> </text:span><text:span text:style-name="T7">p</text:span>r<text:span text:style-name="T24">e</text:span>ciso<text:span text:style-name="T7"> </text:span>hac<text:span text:style-name="T24">e</text:span>rlo<text:span text:style-name="T14"> </text:span><text:span text:style-name="T7">d</text:span>i<text:span text:style-name="T7">n</text:span>á<text:span text:style-name="T14">m</text:span><text:span text:style-name="T30">i</text:span>co<text:span text:style-name="T7"> </text:span>y<text:span text:style-name="T14"> </text:span>pa<text:span text:style-name="T30">r</text:span>tici<text:span text:style-name="T7">p</text:span>at<text:span text:style-name="T24">i</text:span><text:span text:style-name="T14">v</text:span><text:span text:style-name="T7">o</text:span>.</text:p>
        <text:p text:style-name="P184"/>
        <text:p text:style-name="P187"><text:span text:style-name="T7">b</text:span>) <text:span text:style-name="T46"><text:s/></text:span>As<text:span text:style-name="T7">u</text:span><text:span text:style-name="T14">m</text:span>an<text:span text:style-name="T47"> </text:span>la<text:span text:style-name="T48"> </text:span>respo<text:span text:style-name="T7">n</text:span>sa<text:span text:style-name="T7">b</text:span>ili<text:span text:style-name="T7">d</text:span>ad<text:span text:style-name="T47"> </text:span><text:span text:style-name="T7">d</text:span>e<text:span text:style-name="T48"> </text:span>su<text:span text:style-name="T47"> </text:span><text:span text:style-name="T7">p</text:span>r<text:span text:style-name="T14">o</text:span><text:span text:style-name="T7">p</text:span>io<text:span text:style-name="T48"> </text:span>a<text:span text:style-name="T7">p</text:span>ren<text:span text:style-name="T7">d</text:span>i<text:span text:style-name="T7">z</text:span>aje.<text:span text:style-name="T49"> </text:span><text:span text:style-name="T14">P</text:span>ara<text:span text:style-name="T49"> </text:span>ell<text:span text:style-name="T14">o</text:span>,<text:span text:style-name="T49"> </text:span>se<text:span text:style-name="T48"> </text:span>les<text:span text:style-name="T48"> </text:span><text:span text:style-name="T14">o</text:span>r<text:span text:style-name="T30">i</text:span>entará<text:span text:style-name="T50"> </text:span><text:span text:style-name="T7">p</text:span>ara<text:span text:style-name="T49"> </text:span><text:span text:style-name="T7">qu</text:span>e<text:span text:style-name="T48"> </text:span>se i<text:span text:style-name="T14">m</text:span><text:span text:style-name="T7">p</text:span>li<text:span text:style-name="T7">qu</text:span>en y<text:span text:style-name="T14"> </text:span>q<text:span text:style-name="T7">u</text:span>e<text:span text:style-name="T24"> </text:span>desar<text:span text:style-name="T30">r</text:span><text:span text:style-name="T14">o</text:span>ll<text:span text:style-name="T24">e</text:span>n<text:span text:style-name="T7"> </text:span>su aut<text:span text:style-name="T14">o</text:span><text:span text:style-name="T30">n</text:span><text:span text:style-name="T14">om</text:span><text:span text:style-name="T30">í</text:span>a.</text:p>
        <text:h text:style-name="P345" text:outline-level="1"><text:bookmark-start text:name="__RefHeading__98_402257804"/>Competencias Profesionales Generales<text:bookmark-end text:name="__RefHeading__98_402257804"/></text:h>
        <text:p text:style-name="P190"/>
        <text:p text:style-name="P17"><text:bookmark-start text:name="__RefHeading__8_621742783"/>Los competencias profesionales generales marcadas para el ciclo de Desarrollo de Aplicaciones Multiplataforma, relacionados con el módulo de programación, y especificado en el BOJA número 142 del 21 de julio de 2011, son los abajo señalados:<text:bookmark-end text:name="__RefHeading__8_621742783"/></text:p>
        <text:p text:style-name="P149"/>
        <text:list xml:id="list180462392" text:style-name="WW8Num5">
          <text:list-item>
            <text:p text:style-name="P16">Configurar y explotar sistemas informáticos, adaptando la configuración lógica del sistema según las necesidades desuso y los criterios establecidos.</text:p>
          </text:list-item>
          <text:list-item>
            <text:p text:style-name="P16">Desarrollar aplicaciones multiplataforma con acceso a bases de datos utilizando lenguajes, librerías y herramientas adecuados a las especificaciones.</text:p>
          </text:list-item>
          <text:list-item>
            <text:p text:style-name="P16">Desarrollar aplicaciones implementando un sistema completo de formularios e informes que permitan gestionar de forma integral la información almacenada.</text:p>
          </text:list-item>
          <text:list-item>
            <text:p text:style-name="P16">Participar en el desarrollo de juegos y aplicaciones en el ámbito del entretenimiento y la educación empleando técnicas, motores y entornos de desarrollo específicos.</text:p>
          </text:list-item>
          <text:list-item>
            <text:p text:style-name="P16">Desarrollar aplicaciones para teléfonos, PDA y otros dispositivos móviles empleando técnicas y entornos de desarrollo específicos.</text:p>
          </text:list-item>
          <text:list-item>
            <text:p text:style-name="P16">Establecer vías eficaces de relación profesional y comunicación con sus superiores, compañeros y subordinados, respetando la autonomía y competencias de las distintas personas.</text:p>
          </text:list-item>
          <text:list-item>
            <text:p text:style-name="P16">Mantener el espíritu de innovación y actualización en el ámbito de su trabajo para adaptarse a los cambios tecnológicos</text:p>
          </text:list-item>
        </text:list>
        <text:h text:style-name="P345" text:outline-level="1"><text:bookmark-start text:name="__RefHeading__100_402257804"/>Evaluación y Recuperación<text:bookmark-end text:name="__RefHeading__100_402257804"/></text:h>
        <text:h text:style-name="P363" text:outline-level="2" text:is-list-header="true"/>
        <text:h text:style-name="P363" text:outline-level="2"><text:bookmark-start text:name="__RefHeading__102_402257804"/>Procedimientos de Evaluación<text:bookmark-end text:name="__RefHeading__102_402257804"/></text:h>
        <text:p text:style-name="P190"/>
        <text:list xml:id="list3781098538" text:style-name="WW8Num4">
          <text:list-item>
            <text:p text:style-name="P191">Se realizará<text:span text:style-name="T123">n </text:span>exámenes <text:span text:style-name="T125">teóricos-prácticos </text:span>para evaluar el aprendizaje del alumno que abarqu<text:span text:style-name="T123">en</text:span> los contenidos del módulo. <text:span text:style-name="T128">Debido al carácter sumamente práctico del módulo, la teoría se evaluará de forma específica con un examen tipo test en cada prueba, como de forma indirecta en el desarrollo de los programas, donde el enunciado del ejercicio se usarán los conceptos teóricos en la especificación del programa.</text:span> </text:p>
          </text:list-item>
          <text:list-item>
            <text:p text:style-name="P192">Se llevará acabo, mínimo un examen por trimestre que constará de una parte tipo test, a realizar en la plataforma y un ejercicios práctico consistente en la realización de uno o <text:s/>dos programas en lenguaje de programación java. </text:p>
          </text:list-item>
          <text:list-item>
            <text:p text:style-name="P194">Al ser evaluación continua, se podrá <text:span text:style-name="T137">solicitar</text:span> en cualquier momento, cualquier materia dada anteriormente, aunque se haga mas énfasis en la parte no examinada. Cuestión muy obvia en un módulo como éste donde un proyecto de programación suele ser sostenido por un gran número de estructuras de programación desde las mas básicas a las mas complejas.</text:p>
          </text:list-item>
          <text:list-item>
            <text:p text:style-name="P192">Es imprescindible en al parte práctica del examen que los programas no tengan errores de compilación, en caso contrario no se corregirá dicho programa.</text:p>
          </text:list-item>
          <text:list-item>
            <text:p text:style-name="P192">Se realizará <text:span text:style-name="T3">un</text:span> proyectos de software <text:span text:style-name="T126">coordinado con los profesores de los módulos de Base de Datos y Entornos de Programación.</text:span></text:p>
          </text:list-item>
          <text:list-item>
            <text:p text:style-name="P195">La especificación de dicho proyecto <text:span text:style-name="T128">lleva implícitamente el conocimiento teórico del módulo. S</text:span>e <text:span text:style-name="T138">propondrá</text:span> a los alumnos para su elaboración en grupo <text:span text:style-name="T138">y</text:span> posteriormente habrá una breve exposición del mismo. Para evaluar la parte de trabajo en grupo <text:span text:style-name="T127">los alumnos deberán </text:span>usar herramienta<text:span text:style-name="T139">s</text:span> colaborativa<text:span text:style-name="T139">s</text:span>.</text:p>
          </text:list-item>
        </text:list>
        <text:list xml:id="list2205451459" text:style-name="WW8Num3">
          <text:list-item>
            <text:p text:style-name="P196">Se aprobará el módulo siempre y cuando la nota anterior sea un cinco o más.</text:p>
          </text:list-item>
          <text:list-item>
            <text:p text:style-name="P206"><text:span text:style-name="T64">L</text:span>a calificación <text:span text:style-name="T128">final </text:span>sera: <text:span text:style-name="T129">80 % prueba teoría/práctica + 20 % proyecto</text:span></text:p>
          </text:list-item>
          <text:list-item>
            <text:p text:style-name="P197">No existen exámenes de recuperación. </text:p>
          </text:list-item>
          <text:list-item>
            <text:p text:style-name="P234">En cada examen, habrá una <text:span text:style-name="T129">prueba teórica</text:span>, de tipo test realizad<text:span text:style-name="T139">a</text:span> en la plataforma con una ponderación del <text:span text:style-name="T129">15%</text:span> y una <text:span text:style-name="T130">parte práctica</text:span>, correspondiente a la realización de uno o varios <text:soft-page-break/>programas en Java, con la ponderación restante del <text:span text:style-name="T130">85%</text:span>. </text:p>
          </text:list-item>
          <text:list-item>
            <text:p text:style-name="P234">En cuanto a la fase de recuperación la valoración será similar a la anterior. </text:p>
          </text:list-item>
          <text:list-item>
            <text:p text:style-name="P198">Los alumnos podrán acceder a esta fase de recuperación para subir nota, tanto en la parte de la prueba teórica/prácticas, como en el proyecto.</text:p>
          </text:list-item>
          <text:list-item>
            <text:p text:style-name="P198"/>
          </text:list-item>
        </text:list>
        <text:h text:style-name="P363" text:outline-level="2"><text:bookmark-start text:name="__RefHeading__104_402257804"/>Criterios de ponderación<text:bookmark-end text:name="__RefHeading__104_402257804"/></text:h>
        <text:list xml:id="list184531971022612" text:continue-list="list2205451459" text:style-name="L1">
          <text:list-header>
            <text:p text:style-name="P235"/>
            <text:p text:style-name="P236">Los indicados en el apartado anterior.</text:p>
            <text:p text:style-name="P193"/>
          </text:list-header>
        </text:list>
        <text:h text:style-name="P363" text:outline-level="2"><text:bookmark-start text:name="__RefHeading__106_402257804"/>Criterios de evaluación<text:bookmark-end text:name="__RefHeading__106_402257804"/></text:h>
        <table:table table:name="Tabla4" table:style-name="Tabla4">
          <table:table-column table:style-name="Tabla4.A"/>
          <table:table-column table:style-name="Tabla4.B"/>
          <table:table-column table:style-name="Tabla4.C"/>
          <table:table-header-rows>
            <table:table-row table:style-name="Tabla4.1">
              <table:table-cell table:style-name="Tabla4.A1" table:number-columns-spanned="3" office:value-type="string">
                <text:p text:style-name="P387">Criterios de Calificación</text:p>
              </table:table-cell>
              <table:covered-table-cell/>
              <table:covered-table-cell/>
            </table:table-row>
            <table:table-row table:style-name="Tabla4.1">
              <table:table-cell table:style-name="Tabla4.A2" office:value-type="string">
                <text:p text:style-name="P386">Criterio (marcar con una X debajo de SI o NO)</text:p>
              </table:table-cell>
              <table:table-cell table:style-name="Tabla4.A2" office:value-type="string">
                <text:p text:style-name="P387">SI</text:p>
              </table:table-cell>
              <table:table-cell table:style-name="Tabla4.C2" office:value-type="string">
                <text:p text:style-name="P387">NO</text:p>
              </table:table-cell>
            </table:table-row>
          </table:table-header-rows>
          <table:table-row table:style-name="Tabla4.1">
            <table:table-cell table:style-name="Tabla4.A3" office:value-type="string">
              <text:p text:style-name="P388"><text:span text:style-name="T5"><text:s/></text:span>La ortografía resta puntuación (en caso afirmativo explicar los criterios)</text:p>
            </table:table-cell>
            <table:table-cell table:style-name="Tabla4.B3" office:value-type="string">
              <text:p text:style-name="P390"/>
            </table:table-cell>
            <table:table-cell table:style-name="Tabla4.C3" office:value-type="string">
              <text:p text:style-name="P390">x</text:p>
            </table:table-cell>
          </table:table-row>
          <table:table-row table:style-name="Tabla4.1">
            <table:table-cell table:style-name="Tabla4.A4" office:value-type="string">
              <text:p text:style-name="P388">Los alumnos/as deben llegar a un mínimo de la calificación para acceder a la media (en caso afirmativo determinar los mínimos)</text:p>
            </table:table-cell>
            <table:table-cell table:style-name="Tabla4.B4" office:value-type="string">
              <text:p text:style-name="P390"/>
            </table:table-cell>
            <table:table-cell table:style-name="Tabla4.C4" office:value-type="string">
              <text:p text:style-name="P415">x</text:p>
            </table:table-cell>
          </table:table-row>
          <table:table-row table:style-name="Tabla4.1">
            <table:table-cell table:style-name="Tabla4.A5" office:value-type="string">
              <text:p text:style-name="P388">Los alumnos/as deben superar todas las evaluaciones.</text:p>
              <text:p text:style-name="P414">(si procede, determinar qué evaluaciones debe superar el alumnado para obtener las competencias mínimas)</text:p>
              <text:p text:style-name="P424">ES EVALUACIÓN CONTINUA, PARA APROBAR DEBEN APROBAR LA ÚLTIMA PRUEBA <text:span text:style-name="T125">Y HABER PRESENTADO EL PROYECTO DE SOFTWARE DE ACUERDO A LOS CRITERIOS ESTABLECIDOS</text:span></text:p>
            </table:table-cell>
            <table:table-cell table:style-name="Tabla4.B5" office:value-type="string">
              <text:p text:style-name="P390"/>
            </table:table-cell>
            <table:table-cell table:style-name="Tabla4.C5" office:value-type="string">
              <text:p text:style-name="P390"/>
            </table:table-cell>
          </table:table-row>
          <table:table-row table:style-name="Tabla4.1">
            <table:table-cell table:style-name="Tabla4.A6" office:value-type="string">
              <text:p text:style-name="P388">La falta de asistencia resta puntuación (en caso afirmativo explicar los criterios)</text:p>
            </table:table-cell>
            <table:table-cell table:style-name="Tabla4.B6" office:value-type="string">
              <text:p text:style-name="P390"/>
            </table:table-cell>
            <table:table-cell table:style-name="Tabla4.C6" office:value-type="string">
              <text:p text:style-name="P413">X</text:p>
            </table:table-cell>
          </table:table-row>
        </table:table>
        <text:p text:style-name="P243"/>
        <text:p text:style-name="P249"/>
        <text:h text:style-name="P363" text:outline-level="2"><text:bookmark-start text:name="__RefHeading__108_402257804"/>Criterios de recuperación<text:bookmark-end text:name="__RefHeading__108_402257804"/></text:h>
        <text:p text:style-name="P190"/>
        <table:table table:name="Tabla5" table:style-name="Tabla5">
          <table:table-column table:style-name="Tabla5.A"/>
          <table:table-column table:style-name="Tabla5.B"/>
          <table:table-column table:style-name="Tabla5.C"/>
          <table:table-header-rows>
            <table:table-row table:style-name="Tabla5.1">
              <table:table-cell table:style-name="Tabla5.A1" table:number-columns-spanned="3" office:value-type="string">
                <text:p text:style-name="P387">Criterios de recuperación</text:p>
              </table:table-cell>
              <table:covered-table-cell/>
              <table:covered-table-cell/>
            </table:table-row>
            <table:table-row table:style-name="Tabla5.1">
              <table:table-cell table:style-name="Tabla5.A2" office:value-type="string">
                <text:p text:style-name="P386">Criterio (marcar con una X debajo de SI o NO)</text:p>
              </table:table-cell>
              <table:table-cell table:style-name="Tabla5.A2" office:value-type="string">
                <text:p text:style-name="P387">SI</text:p>
              </table:table-cell>
              <table:table-cell table:style-name="Tabla5.C2" office:value-type="string">
                <text:p text:style-name="P387">NO</text:p>
              </table:table-cell>
            </table:table-row>
          </table:table-header-rows>
          <table:table-row table:style-name="Tabla5.1">
            <table:table-cell table:style-name="Tabla5.A3" office:value-type="string">
              <text:p text:style-name="P388">La calificación final será la misma que la del examen (en caso negativo, explicar las diferencias)</text:p>
              <text:p text:style-name="P411">Hay que incluir la nota del proyecto.</text:p>
            </table:table-cell>
            <table:table-cell table:style-name="Tabla5.B3" office:value-type="string">
              <text:p text:style-name="P397"/>
            </table:table-cell>
            <table:table-cell table:style-name="Tabla5.C3" office:value-type="string">
              <text:p text:style-name="P410">x</text:p>
            </table:table-cell>
          </table:table-row>
          <table:table-row table:style-name="Tabla5.1">
            <table:table-cell table:style-name="Tabla5.A4" office:value-type="string">
              <text:p text:style-name="P388">Puede eliminar materia previamente al examen</text:p>
            </table:table-cell>
            <table:table-cell table:style-name="Tabla5.B4" office:value-type="string">
              <text:p text:style-name="P390"/>
            </table:table-cell>
            <table:table-cell table:style-name="Tabla5.C4" office:value-type="string">
              <text:p text:style-name="P396">x</text:p>
            </table:table-cell>
          </table:table-row>
          <table:table-row table:style-name="Tabla5.1">
            <table:table-cell table:style-name="Tabla5.A5" office:value-type="string">
              <text:p text:style-name="P388">Existen criterios de corrección diferentes entre convocatoria ordinaria y extraordinaria</text:p>
              <text:p text:style-name="P388">(explicar en caso afirmativo las diferencias)</text:p>
            </table:table-cell>
            <table:table-cell table:style-name="Tabla5.B5" office:value-type="string">
              <text:p text:style-name="P412"/>
            </table:table-cell>
            <table:table-cell table:style-name="Tabla5.C5" office:value-type="string">
              <text:p text:style-name="P410">x</text:p>
            </table:table-cell>
          </table:table-row>
          <table:table-row table:style-name="Tabla5.1">
            <table:table-cell table:style-name="Tabla5.A6" office:value-type="string">
              <text:p text:style-name="P388">Existe una nota máxima en la recuperación independientemente de la calificación que se obtenga en la misma (en caso afirmativo indicar cual)</text:p>
            </table:table-cell>
            <table:table-cell table:style-name="Tabla5.B6" office:value-type="string">
              <text:p text:style-name="P390"/>
            </table:table-cell>
            <table:table-cell table:style-name="Tabla5.C6" office:value-type="string">
              <text:p text:style-name="P390">x</text:p>
            </table:table-cell>
          </table:table-row>
        </table:table>
        <text:p text:style-name="P190"/>
        <text:p text:style-name="P190">El alumno podrá asistir a la fase de recuperación del mes de junio, para subir nota, siempre y cuando la normativa vigente lo permita. Los criterios de <text:span text:style-name="T124">evaluación</text:span> sigue siendo los mismos.</text:p>
        <text:p text:style-name="P190"/>
        <text:p text:style-name="P190"/>
        <text:p text:style-name="P337"/>
        <text:h text:style-name="P363" text:outline-level="2"><text:bookmark-start text:name="__RefHeading__110_402257804"/>Evaluación de Competencias Profesionales<text:bookmark-end text:name="__RefHeading__110_402257804"/></text:h>
        <text:p text:style-name="P190"/>
        <text:p text:style-name="P190">La formación del módulo contribuye a alcanzar las competencias profesionales, personales y sociales de este título que se relacionan a continuación: </text:p>
        <text:list xml:id="list768863046" text:style-name="L2">
          <text:list-item>
            <text:p text:style-name="P199">Configurar y explotar sistemas informáticos, adaptando la configuración lógica del sistema según las necesidades de uso y los criterios establecidos. </text:p>
          </text:list-item>
          <text:list-item>
            <text:p text:style-name="P199">Desarrollar aplicaciones multiplataforma con acceso a bases de datos utilizando lenguajes, librerías y herramientas adecuados a las especificaciones. </text:p>
          </text:list-item>
          <text:list-item>
            <text:p text:style-name="P199">Desarrollar aplicaciones implementando un sistema completo de formularios e informes que permitan gestionar de forma integral la información almacenada. </text:p>
          </text:list-item>
          <text:list-item>
            <text:p text:style-name="P199">Participar en el desarrollo de juegos y aplicaciones en el ámbito del entretenimiento y la educación empleando técnicas, motores y entornos de desarrollo específicos. </text:p>
          </text:list-item>
          <text:list-item>
            <text:p text:style-name="P199">Desarrollar aplicaciones para teléfonos, PDA y otros dispositivos móviles empleando técnicas y entornos de desarrollo específicos. </text:p>
          </text:list-item>
          <text:list-item>
            <text:p text:style-name="P199">Establecer vías eficaces de relación profesional y comunicación con sus superiores, compañeros y subordinados, respetando la autonomía y competencias de las distintas personas. </text:p>
          </text:list-item>
          <text:list-item>
            <text:p text:style-name="P199">Mantener el espíritu de innovación y actualización en el ámbito de su trabajo para adaptarse a los cambios tecnológicos y organizativos de su entorno profesional. </text:p>
          </text:list-item>
        </text:list>
        <text:h text:style-name="P345" text:outline-level="1"><text:bookmark-start text:name="__RefHeading__112_402257804"/>Atención a la diversidad<text:bookmark-end text:name="__RefHeading__112_402257804"/></text:h>
        <text:p text:style-name="P190"/>
        <text:h text:style-name="P363" text:outline-level="2"><text:bookmark-start text:name="__RefHeading__114_402257804"/>Alumnos de admisión tardía<text:bookmark-end text:name="__RefHeading__114_402257804"/></text:h>
        <text:p text:style-name="P190">Aquellos alumnos que son admitidos en periodo posterior al inicio de clase, deberán realizar aquellas pruebas y prácticas obligatorias que hasta ese momento se han llevado acabo.</text:p>
        <text:p text:style-name="P190"/>
        <text:h text:style-name="P363" text:outline-level="2"><text:bookmark-start text:name="__RefHeading__116_402257804"/>Alumnos con necesidades educativas especiales<text:bookmark-end text:name="__RefHeading__116_402257804"/></text:h>
        <text:p text:style-name="P190">En este curso no hay.</text:p>
        <text:p text:style-name="P190"/>
        <text:h text:style-name="P363" text:outline-level="2"><text:bookmark-start text:name="__RefHeading__118_402257804"/>Alumnos con compatibilidad laboral y/o modularidad<text:bookmark-end text:name="__RefHeading__118_402257804"/></text:h>
        <text:p text:style-name="P190">El alumno matriculado <text:span text:style-name="T139">por la modalidad</text:span> modular, tendrá el mismo tratamiento que el alumno de matriculación <text:span text:style-name="T139">completa</text:span>. En cuanto a la compatibilidad laboral, afectará a la asistencia del módulo y se establecerán los criterios que marca <text:span text:style-name="T131">la normativa vigente, si los hubiere.</text:span></text:p>
        <text:p text:style-name="P190"/>
        <text:h text:style-name="P363" text:outline-level="2"><text:bookmark-start text:name="__RefHeading__120_402257804"/>Alumnado con altas capacidades<text:bookmark-end text:name="__RefHeading__120_402257804"/></text:h>
        <text:p text:style-name="P338">Si procede, se aplicarán los mecanismos que nos indique el departamento de orientación, departamento didáctico o jefatura de estudio</text:p>
        <text:p text:style-name="P190"/>
        <text:h text:style-name="P345" text:outline-level="1"><text:bookmark-start text:name="__RefHeading__122_402257804"/>Contenidos<text:bookmark-end text:name="__RefHeading__122_402257804"/></text:h>
        <text:p text:style-name="P190"/>
        <text:p text:style-name="P190">A continuación se detallan las diferentes unidades didácticas con sus correspondientes criterios de evaluación.</text:p>
        <text:p text:style-name="P190"/>
        <text:h text:style-name="P363" text:outline-level="2"><text:bookmark-start text:name="__RefHeading__124_402257804"/>Relación de bloques temáticos<text:bookmark-end text:name="__RefHeading__124_402257804"/></text:h>
        <text:p text:style-name="P219">Identificación de los elementos de un programa informático</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header-rows>
            <table:table-row table:style-name="Tabla6.1">
              <table:table-cell table:style-name="Tabla6.A1" office:value-type="string">
                <text:p text:style-name="P432">Bloque Temático</text:p>
              </table:table-cell>
              <table:table-cell table:style-name="Tabla6.A1" office:value-type="string">
                <text:p text:style-name="P432">Nº U.D. </text:p>
              </table:table-cell>
              <table:table-cell table:style-name="Tabla6.A1" office:value-type="string">
                <text:p text:style-name="P432">Título Unidad Didáctica</text:p>
              </table:table-cell>
              <table:table-cell table:style-name="Tabla6.A1" office:value-type="string">
                <text:p text:style-name="P432">Horas (según calendario)</text:p>
              </table:table-cell>
              <table:table-cell table:style-name="Tabla6.E1" table:number-columns-spanned="3" office:value-type="string">
                <text:p text:style-name="P438">Trimestre <text:s/>(marcar) </text:p>
              </table:table-cell>
              <table:covered-table-cell/>
              <table:covered-table-cell/>
            </table:table-row>
            <table:table-row table:style-name="Tabla6.1">
              <table:table-cell table:style-name="Tabla6.A1" office:value-type="string">
                <text:p text:style-name="P125"/>
              </table:table-cell>
              <table:table-cell table:style-name="Tabla6.A1" office:value-type="string">
                <text:p text:style-name="P125"/>
              </table:table-cell>
              <table:table-cell table:style-name="Tabla6.A1" office:value-type="string">
                <text:p text:style-name="P125"/>
              </table:table-cell>
              <table:table-cell table:style-name="Tabla6.A1" office:value-type="string">
                <text:p text:style-name="P125"/>
              </table:table-cell>
              <table:table-cell table:style-name="Tabla6.E2" office:value-type="string">
                <text:p text:style-name="P432">1º</text:p>
              </table:table-cell>
              <table:table-cell table:style-name="Tabla6.E2" office:value-type="string">
                <text:p text:style-name="P432">2º</text:p>
              </table:table-cell>
              <table:table-cell table:style-name="Tabla6.G2" office:value-type="string">
                <text:p text:style-name="P432">3º</text:p>
              </table:table-cell>
            </table:table-row>
          </table:table-header-rows>
          <table:table-row table:style-name="Tabla6.3">
            <table:table-cell table:style-name="Tabla6.A3" office:value-type="string">
              <text:p text:style-name="P420">1</text:p>
            </table:table-cell>
            <table:table-cell table:style-name="Tabla6.B3" office:value-type="string">
              <text:p text:style-name="P390">1</text:p>
            </table:table-cell>
            <table:table-cell table:style-name="Tabla6.C3" office:value-type="string">
              <text:p text:style-name="P390">Introducción a la <text:span text:style-name="T93">programación</text:span></text:p>
            </table:table-cell>
            <table:table-cell table:style-name="Tabla6.D3" office:value-type="string">
              <text:p text:style-name="P404">8</text:p>
            </table:table-cell>
            <table:table-cell table:style-name="Tabla6.E3" office:value-type="string">
              <text:p text:style-name="P390">x</text:p>
            </table:table-cell>
            <table:table-cell table:style-name="Tabla6.F3" office:value-type="string">
              <text:p text:style-name="P390"/>
            </table:table-cell>
            <table:table-cell table:style-name="Tabla6.G3" office:value-type="string">
              <text:p text:style-name="P390"/>
            </table:table-cell>
          </table:table-row>
          <table:table-row table:style-name="Tabla6.3">
            <table:table-cell table:style-name="Tabla6.A4" office:value-type="string">
              <text:p text:style-name="P125"/>
            </table:table-cell>
            <table:table-cell table:style-name="Tabla6.B4" office:value-type="string">
              <text:p text:style-name="P390">2</text:p>
            </table:table-cell>
            <table:table-cell table:style-name="Tabla6.C4" office:value-type="string">
              <text:p text:style-name="P390">Introducción a Java</text:p>
            </table:table-cell>
            <table:table-cell table:style-name="Tabla6.D4" office:value-type="string">
              <text:p text:style-name="P404">8</text:p>
            </table:table-cell>
            <table:table-cell table:style-name="Tabla6.E4" office:value-type="string">
              <text:p text:style-name="P390">x</text:p>
            </table:table-cell>
            <table:table-cell table:style-name="Tabla6.F4" office:value-type="string">
              <text:p text:style-name="P390"/>
            </table:table-cell>
            <table:table-cell table:style-name="Tabla6.G4" office:value-type="string">
              <text:p text:style-name="P390"/>
            </table:table-cell>
          </table:table-row>
          <table:table-row table:style-name="Tabla6.3">
            <table:table-cell table:style-name="Tabla6.A5" office:value-type="string">
              <text:p text:style-name="P390"/>
            </table:table-cell>
            <table:table-cell table:style-name="Tabla6.B5" office:value-type="string">
              <text:p text:style-name="P390">3</text:p>
            </table:table-cell>
            <table:table-cell table:style-name="Tabla6.C5" office:value-type="string">
              <text:p text:style-name="P409">Elementos de un programa <text:span text:style-name="T122">(Tipos Datos)</text:span></text:p>
            </table:table-cell>
            <table:table-cell table:style-name="Tabla6.D5" office:value-type="string">
              <text:p text:style-name="P404">20</text:p>
            </table:table-cell>
            <table:table-cell table:style-name="Tabla6.E5" office:value-type="string">
              <text:p text:style-name="P390">x</text:p>
            </table:table-cell>
            <table:table-cell table:style-name="Tabla6.F5" office:value-type="string">
              <text:p text:style-name="P390"/>
            </table:table-cell>
            <table:table-cell table:style-name="Tabla6.G5" office:value-type="string">
              <text:p text:style-name="P390"/>
            </table:table-cell>
          </table:table-row>
        </table:table>
        <text:p text:style-name="P241">Uso de estructuras de control</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header-rows>
            <table:table-row table:style-name="Tabla7.1">
              <table:table-cell table:style-name="Tabla7.A1" office:value-type="string">
                <text:p text:style-name="P432">Bloque Temático</text:p>
              </table:table-cell>
              <table:table-cell table:style-name="Tabla7.A1" office:value-type="string">
                <text:p text:style-name="P432">Nº U.D. </text:p>
              </table:table-cell>
              <table:table-cell table:style-name="Tabla7.A1" office:value-type="string">
                <text:p text:style-name="P432">Título Unidad Didáctica</text:p>
              </table:table-cell>
              <table:table-cell table:style-name="Tabla7.A1" office:value-type="string">
                <text:p text:style-name="P432">Horas (según calendario)</text:p>
              </table:table-cell>
              <table:table-cell table:style-name="Tabla7.E1" table:number-columns-spanned="3" office:value-type="string">
                <text:p text:style-name="P438">Trimestre <text:s/>(marcar) </text:p>
              </table:table-cell>
              <table:covered-table-cell/>
              <table:covered-table-cell/>
            </table:table-row>
            <table:table-row table:style-name="Tabla7.1">
              <table:table-cell table:style-name="Tabla7.A1" office:value-type="string">
                <text:p text:style-name="P125"/>
              </table:table-cell>
              <table:table-cell table:style-name="Tabla7.A1" office:value-type="string">
                <text:p text:style-name="P125"/>
              </table:table-cell>
              <table:table-cell table:style-name="Tabla7.A1" office:value-type="string">
                <text:p text:style-name="P125"/>
              </table:table-cell>
              <table:table-cell table:style-name="Tabla7.A1" office:value-type="string">
                <text:p text:style-name="P125"/>
              </table:table-cell>
              <table:table-cell table:style-name="Tabla7.E2" office:value-type="string">
                <text:p text:style-name="P432">1º</text:p>
              </table:table-cell>
              <table:table-cell table:style-name="Tabla7.E2" office:value-type="string">
                <text:p text:style-name="P432">2º</text:p>
              </table:table-cell>
              <table:table-cell table:style-name="Tabla7.G2" office:value-type="string">
                <text:p text:style-name="P432">3º</text:p>
              </table:table-cell>
            </table:table-row>
          </table:table-header-rows>
          <table:table-row table:style-name="Tabla7.3">
            <table:table-cell table:style-name="Tabla7.A3" office:value-type="string">
              <text:p text:style-name="P420">2</text:p>
            </table:table-cell>
            <table:table-cell table:style-name="Tabla7.B3" office:value-type="string">
              <text:p text:style-name="P390">1</text:p>
            </table:table-cell>
            <table:table-cell table:style-name="Tabla7.C3" office:value-type="string">
              <text:p text:style-name="P395">Estructuras de control</text:p>
            </table:table-cell>
            <table:table-cell table:style-name="Tabla7.D3" office:value-type="string">
              <text:p text:style-name="P404">18</text:p>
            </table:table-cell>
            <table:table-cell table:style-name="Tabla7.E3" office:value-type="string">
              <text:p text:style-name="P390">x</text:p>
            </table:table-cell>
            <table:table-cell table:style-name="Tabla7.F3" office:value-type="string">
              <text:p text:style-name="P390"/>
            </table:table-cell>
            <table:table-cell table:style-name="Tabla7.G3" office:value-type="string">
              <text:p text:style-name="P390"/>
            </table:table-cell>
          </table:table-row>
        </table:table>
        <text:p text:style-name="P218">Programación Orientada a Objetos</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header-rows>
            <table:table-row table:style-name="Tabla8.1">
              <table:table-cell table:style-name="Tabla8.A1" office:value-type="string">
                <text:p text:style-name="P432">Bloque Temático</text:p>
              </table:table-cell>
              <table:table-cell table:style-name="Tabla8.A1" office:value-type="string">
                <text:p text:style-name="P432">Nº U.D. </text:p>
              </table:table-cell>
              <table:table-cell table:style-name="Tabla8.A1" office:value-type="string">
                <text:p text:style-name="P432">Título Unidad Didáctica</text:p>
              </table:table-cell>
              <table:table-cell table:style-name="Tabla8.A1" office:value-type="string">
                <text:p text:style-name="P432">Horas (según calendario)</text:p>
              </table:table-cell>
              <table:table-cell table:style-name="Tabla8.E1" table:number-columns-spanned="3" office:value-type="string">
                <text:p text:style-name="P438">Trimestre <text:s/>(marcar) </text:p>
              </table:table-cell>
              <table:covered-table-cell/>
              <table:covered-table-cell/>
            </table:table-row>
            <table:table-row table:style-name="Tabla8.1">
              <table:table-cell table:style-name="Tabla8.A1" office:value-type="string">
                <text:p text:style-name="P125"/>
              </table:table-cell>
              <table:table-cell table:style-name="Tabla8.A1" office:value-type="string">
                <text:p text:style-name="P125"/>
              </table:table-cell>
              <table:table-cell table:style-name="Tabla8.A1" office:value-type="string">
                <text:p text:style-name="P125"/>
              </table:table-cell>
              <table:table-cell table:style-name="Tabla8.A1" office:value-type="string">
                <text:p text:style-name="P125"/>
              </table:table-cell>
              <table:table-cell table:style-name="Tabla8.E2" office:value-type="string">
                <text:p text:style-name="P432">1º</text:p>
              </table:table-cell>
              <table:table-cell table:style-name="Tabla8.E2" office:value-type="string">
                <text:p text:style-name="P432">2º</text:p>
              </table:table-cell>
              <table:table-cell table:style-name="Tabla8.G2" office:value-type="string">
                <text:p text:style-name="P432">3º</text:p>
              </table:table-cell>
            </table:table-row>
          </table:table-header-rows>
          <table:table-row table:style-name="Tabla8.3">
            <table:table-cell table:style-name="Tabla8.A3" office:value-type="string">
              <text:p text:style-name="P420">3</text:p>
            </table:table-cell>
            <table:table-cell table:style-name="Tabla8.B3" office:value-type="string">
              <text:p text:style-name="P390">1</text:p>
            </table:table-cell>
            <table:table-cell table:style-name="Tabla8.C3" office:value-type="string">
              <text:p text:style-name="P409">Introducción a POO</text:p>
            </table:table-cell>
            <table:table-cell table:style-name="Tabla8.D3" office:value-type="string">
              <text:p text:style-name="P404">18</text:p>
            </table:table-cell>
            <table:table-cell table:style-name="Tabla8.E3" office:value-type="string">
              <text:p text:style-name="P390">x</text:p>
            </table:table-cell>
            <table:table-cell table:style-name="Tabla8.F3" office:value-type="string">
              <text:p text:style-name="P390"/>
            </table:table-cell>
            <table:table-cell table:style-name="Tabla8.G3" office:value-type="string">
              <text:p text:style-name="P390"/>
            </table:table-cell>
          </table:table-row>
        </table:table>
        <text:p text:style-name="P237"/>
        <text:p text:style-name="P237"/>
        <text:p text:style-name="P242"><text:soft-page-break/>String</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header-rows>
            <table:table-row table:style-name="Tabla3.1">
              <table:table-cell table:style-name="Tabla3.A1" office:value-type="string">
                <text:p text:style-name="P437">Bloque Temático</text:p>
              </table:table-cell>
              <table:table-cell table:style-name="Tabla3.A1" office:value-type="string">
                <text:p text:style-name="P437">Nº U.D. </text:p>
              </table:table-cell>
              <table:table-cell table:style-name="Tabla3.A1" office:value-type="string">
                <text:p text:style-name="P437">Título Unidad Didáctica</text:p>
              </table:table-cell>
              <table:table-cell table:style-name="Tabla3.A1" office:value-type="string">
                <text:p text:style-name="P437">Horas (según calendario)</text:p>
              </table:table-cell>
              <table:table-cell table:style-name="Tabla3.E1" table:number-columns-spanned="3" office:value-type="string">
                <text:p text:style-name="P443">Trimestre <text:s/>(marcar) </text:p>
              </table:table-cell>
              <table:covered-table-cell/>
              <table:covered-table-cell/>
            </table:table-row>
            <table:table-row table:style-name="Tabla3.1">
              <table:table-cell table:style-name="Tabla3.A1" office:value-type="string">
                <text:p text:style-name="P130"/>
              </table:table-cell>
              <table:table-cell table:style-name="Tabla3.A1" office:value-type="string">
                <text:p text:style-name="P130"/>
              </table:table-cell>
              <table:table-cell table:style-name="Tabla3.A1" office:value-type="string">
                <text:p text:style-name="P130"/>
              </table:table-cell>
              <table:table-cell table:style-name="Tabla3.A1" office:value-type="string">
                <text:p text:style-name="P130"/>
              </table:table-cell>
              <table:table-cell table:style-name="Tabla3.E2" office:value-type="string">
                <text:p text:style-name="P437">1º</text:p>
              </table:table-cell>
              <table:table-cell table:style-name="Tabla3.E2" office:value-type="string">
                <text:p text:style-name="P437">2º</text:p>
              </table:table-cell>
              <table:table-cell table:style-name="Tabla3.G2" office:value-type="string">
                <text:p text:style-name="P437">3º</text:p>
              </table:table-cell>
            </table:table-row>
          </table:table-header-rows>
          <table:table-row table:style-name="Tabla3.3">
            <table:table-cell table:style-name="Tabla3.A3" office:value-type="string">
              <text:p text:style-name="P423">3</text:p>
            </table:table-cell>
            <table:table-cell table:style-name="Tabla3.B3" office:value-type="string">
              <text:p text:style-name="P398">1</text:p>
            </table:table-cell>
            <table:table-cell table:style-name="Tabla3.C3" office:value-type="string">
              <text:p text:style-name="P417">Cadenas en Java</text:p>
            </table:table-cell>
            <table:table-cell table:style-name="Tabla3.D3" office:value-type="string">
              <text:p text:style-name="P406">1<text:span text:style-name="T141">0</text:span></text:p>
            </table:table-cell>
            <table:table-cell table:style-name="Tabla3.E3" office:value-type="string">
              <text:p text:style-name="P398">x</text:p>
            </table:table-cell>
            <table:table-cell table:style-name="Tabla3.F3" office:value-type="string">
              <text:p text:style-name="P398"/>
            </table:table-cell>
            <table:table-cell table:style-name="Tabla3.G3" office:value-type="string">
              <text:p text:style-name="P398"/>
            </table:table-cell>
          </table:table-row>
        </table:table>
        <text:p text:style-name="P238"/>
        <text:p text:style-name="P240">Introducción a las colecciones</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header-rows>
            <table:table-row table:style-name="Tabla10.1">
              <table:table-cell table:style-name="Tabla10.A1" office:value-type="string">
                <text:p text:style-name="P432">Bloque Temático</text:p>
              </table:table-cell>
              <table:table-cell table:style-name="Tabla10.A1" office:value-type="string">
                <text:p text:style-name="P432">Nº U.D. </text:p>
              </table:table-cell>
              <table:table-cell table:style-name="Tabla10.A1" office:value-type="string">
                <text:p text:style-name="P432">Título Unidad Didáctica</text:p>
              </table:table-cell>
              <table:table-cell table:style-name="Tabla10.A1" office:value-type="string">
                <text:p text:style-name="P432">Horas (según calendario)</text:p>
              </table:table-cell>
              <table:table-cell table:style-name="Tabla10.E1" table:number-columns-spanned="3" office:value-type="string">
                <text:p text:style-name="P438">Trimestre <text:s/>(marcar) </text:p>
              </table:table-cell>
              <table:covered-table-cell/>
              <table:covered-table-cell/>
            </table:table-row>
            <table:table-row table:style-name="Tabla10.1">
              <table:table-cell table:style-name="Tabla10.A1" office:value-type="string">
                <text:p text:style-name="P125"/>
              </table:table-cell>
              <table:table-cell table:style-name="Tabla10.A1" office:value-type="string">
                <text:p text:style-name="P125"/>
              </table:table-cell>
              <table:table-cell table:style-name="Tabla10.A1" office:value-type="string">
                <text:p text:style-name="P125"/>
              </table:table-cell>
              <table:table-cell table:style-name="Tabla10.A1" office:value-type="string">
                <text:p text:style-name="P125"/>
              </table:table-cell>
              <table:table-cell table:style-name="Tabla10.E2" office:value-type="string">
                <text:p text:style-name="P432">1º</text:p>
              </table:table-cell>
              <table:table-cell table:style-name="Tabla10.E2" office:value-type="string">
                <text:p text:style-name="P432">2º</text:p>
              </table:table-cell>
              <table:table-cell table:style-name="Tabla10.G2" office:value-type="string">
                <text:p text:style-name="P432">3º</text:p>
              </table:table-cell>
            </table:table-row>
          </table:table-header-rows>
          <table:table-row table:style-name="Tabla10.3">
            <table:table-cell table:style-name="Tabla10.A3" office:value-type="string">
              <text:p text:style-name="P420">5</text:p>
            </table:table-cell>
            <table:table-cell table:style-name="Tabla10.B3" office:value-type="string">
              <text:p text:style-name="P390">1</text:p>
            </table:table-cell>
            <table:table-cell table:style-name="Tabla10.C3" office:value-type="string">
              <text:p text:style-name="P399">Colecciones básicas</text:p>
            </table:table-cell>
            <table:table-cell table:style-name="Tabla10.D3" office:value-type="string">
              <text:p text:style-name="P404">1<text:span text:style-name="T121">2</text:span></text:p>
            </table:table-cell>
            <table:table-cell table:style-name="Tabla10.E3" office:value-type="string">
              <text:p text:style-name="P409">x</text:p>
            </table:table-cell>
            <table:table-cell table:style-name="Tabla10.F3" office:value-type="string">
              <text:p text:style-name="P390"/>
            </table:table-cell>
            <table:table-cell table:style-name="Tabla10.G3" office:value-type="string">
              <text:p text:style-name="P390"/>
            </table:table-cell>
          </table:table-row>
        </table:table>
        <text:p text:style-name="P154"/>
        <text:p text:style-name="P153">Creación de paquetes</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column table:style-name="Tabla27.G"/>
          <table:table-header-rows>
            <table:table-row table:style-name="Tabla27.1">
              <table:table-cell table:style-name="Tabla27.A1" office:value-type="string">
                <text:p text:style-name="P436">Bloque Temático</text:p>
              </table:table-cell>
              <table:table-cell table:style-name="Tabla27.A1" office:value-type="string">
                <text:p text:style-name="P436">Nº U.D. </text:p>
              </table:table-cell>
              <table:table-cell table:style-name="Tabla27.A1" office:value-type="string">
                <text:p text:style-name="P436">Título Unidad Didáctica</text:p>
              </table:table-cell>
              <table:table-cell table:style-name="Tabla27.A1" office:value-type="string">
                <text:p text:style-name="P436">Horas (según calendario)</text:p>
              </table:table-cell>
              <table:table-cell table:style-name="Tabla27.E1" table:number-columns-spanned="3" office:value-type="string">
                <text:p text:style-name="P442">Trimestre <text:s/>(marcar) </text:p>
              </table:table-cell>
              <table:covered-table-cell/>
              <table:covered-table-cell/>
            </table:table-row>
            <table:table-row table:style-name="Tabla27.1">
              <table:table-cell table:style-name="Tabla27.A1" office:value-type="string">
                <text:p text:style-name="P129"/>
              </table:table-cell>
              <table:table-cell table:style-name="Tabla27.A1" office:value-type="string">
                <text:p text:style-name="P129"/>
              </table:table-cell>
              <table:table-cell table:style-name="Tabla27.A1" office:value-type="string">
                <text:p text:style-name="P129"/>
              </table:table-cell>
              <table:table-cell table:style-name="Tabla27.A1" office:value-type="string">
                <text:p text:style-name="P129"/>
              </table:table-cell>
              <table:table-cell table:style-name="Tabla27.E2" office:value-type="string">
                <text:p text:style-name="P436">1º</text:p>
              </table:table-cell>
              <table:table-cell table:style-name="Tabla27.E2" office:value-type="string">
                <text:p text:style-name="P436">2º</text:p>
              </table:table-cell>
              <table:table-cell table:style-name="Tabla27.G2" office:value-type="string">
                <text:p text:style-name="P436">3º</text:p>
              </table:table-cell>
            </table:table-row>
          </table:table-header-rows>
          <table:table-row table:style-name="Tabla27.3">
            <table:table-cell table:style-name="Tabla27.A3" office:value-type="string">
              <text:p text:style-name="P422">6</text:p>
            </table:table-cell>
            <table:table-cell table:style-name="Tabla27.B3" office:value-type="string">
              <text:p text:style-name="P394">1</text:p>
            </table:table-cell>
            <table:table-cell table:style-name="Tabla27.C3" office:value-type="string">
              <text:p text:style-name="P407">Packages</text:p>
            </table:table-cell>
            <table:table-cell table:style-name="Tabla27.D3" office:value-type="string">
              <text:p text:style-name="P407">6</text:p>
            </table:table-cell>
            <table:table-cell table:style-name="Tabla27.E3" office:value-type="string">
              <text:p text:style-name="P408">x</text:p>
            </table:table-cell>
            <table:table-cell table:style-name="Tabla27.F3" office:value-type="string">
              <text:p text:style-name="P394"/>
            </table:table-cell>
            <table:table-cell table:style-name="Tabla27.G3" office:value-type="string">
              <text:p text:style-name="P394"/>
            </table:table-cell>
          </table:table-row>
        </table:table>
        <text:p text:style-name="P152"/>
        <text:p text:style-name="P151"><text:bookmark-start text:name="__RefHeading__126_402257804"/>Entornos de programación<text:bookmark-end text:name="__RefHeading__126_402257804"/></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G"/>
          <table:table-header-rows>
            <table:table-row table:style-name="Tabla12.1">
              <table:table-cell table:style-name="Tabla12.A1" office:value-type="string">
                <text:p text:style-name="P432">Bloque Temático</text:p>
              </table:table-cell>
              <table:table-cell table:style-name="Tabla12.A1" office:value-type="string">
                <text:p text:style-name="P432">Nº U.D. </text:p>
              </table:table-cell>
              <table:table-cell table:style-name="Tabla12.A1" office:value-type="string">
                <text:p text:style-name="P432">Título Unidad Didáctica</text:p>
              </table:table-cell>
              <table:table-cell table:style-name="Tabla12.A1" office:value-type="string">
                <text:p text:style-name="P432">Horas (según calendario)</text:p>
              </table:table-cell>
              <table:table-cell table:style-name="Tabla12.E1" table:number-columns-spanned="3" office:value-type="string">
                <text:p text:style-name="P438">Trimestre <text:s/>(marcar) </text:p>
              </table:table-cell>
              <table:covered-table-cell/>
              <table:covered-table-cell/>
            </table:table-row>
            <table:table-row table:style-name="Tabla12.1">
              <table:table-cell table:style-name="Tabla12.A1" office:value-type="string">
                <text:p text:style-name="P125"/>
              </table:table-cell>
              <table:table-cell table:style-name="Tabla12.A1" office:value-type="string">
                <text:p text:style-name="P125"/>
              </table:table-cell>
              <table:table-cell table:style-name="Tabla12.A1" office:value-type="string">
                <text:p text:style-name="P125"/>
              </table:table-cell>
              <table:table-cell table:style-name="Tabla12.A1" office:value-type="string">
                <text:p text:style-name="P125"/>
              </table:table-cell>
              <table:table-cell table:style-name="Tabla12.E2" office:value-type="string">
                <text:p text:style-name="P432">1º</text:p>
              </table:table-cell>
              <table:table-cell table:style-name="Tabla12.E2" office:value-type="string">
                <text:p text:style-name="P432">2º</text:p>
              </table:table-cell>
              <table:table-cell table:style-name="Tabla12.G2" office:value-type="string">
                <text:p text:style-name="P432">3º</text:p>
              </table:table-cell>
            </table:table-row>
          </table:table-header-rows>
          <table:table-row table:style-name="Tabla12.3">
            <table:table-cell table:style-name="Tabla12.A3" office:value-type="string">
              <text:p text:style-name="P420">7</text:p>
            </table:table-cell>
            <table:table-cell table:style-name="Tabla12.B3" office:value-type="string">
              <text:p text:style-name="P390">1</text:p>
            </table:table-cell>
            <table:table-cell table:style-name="Tabla12.C3" office:value-type="string">
              <text:p text:style-name="P150"><text:bookmark text:name="fprsl"/>intelligent ide</text:p>
              <text:p text:style-name="P404"/>
            </table:table-cell>
            <table:table-cell table:style-name="Tabla12.D3" office:value-type="string">
              <text:p text:style-name="P407">6</text:p>
            </table:table-cell>
            <table:table-cell table:style-name="Tabla12.E3" office:value-type="string">
              <text:p text:style-name="P404">x</text:p>
            </table:table-cell>
            <table:table-cell table:style-name="Tabla12.F3" office:value-type="string">
              <text:p text:style-name="P390"/>
            </table:table-cell>
            <table:table-cell table:style-name="Tabla12.G3" office:value-type="string">
              <text:p text:style-name="P390"/>
            </table:table-cell>
          </table:table-row>
        </table:table>
        <text:p text:style-name="P217">Lectura y Escritura de información</text:p>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header-rows>
            <table:table-row table:style-name="Tabla13.1">
              <table:table-cell table:style-name="Tabla13.A1" office:value-type="string">
                <text:p text:style-name="P432">Bloque Temático</text:p>
              </table:table-cell>
              <table:table-cell table:style-name="Tabla13.A1" office:value-type="string">
                <text:p text:style-name="P432">Nº U.D. </text:p>
              </table:table-cell>
              <table:table-cell table:style-name="Tabla13.A1" office:value-type="string">
                <text:p text:style-name="P432">Título Unidad Didáctica</text:p>
              </table:table-cell>
              <table:table-cell table:style-name="Tabla13.A1" office:value-type="string">
                <text:p text:style-name="P432">Horas (según calendario)</text:p>
              </table:table-cell>
              <table:table-cell table:style-name="Tabla13.E1" table:number-columns-spanned="3" office:value-type="string">
                <text:p text:style-name="P438">Trimestre <text:s/>(marcar) </text:p>
              </table:table-cell>
              <table:covered-table-cell/>
              <table:covered-table-cell/>
            </table:table-row>
            <table:table-row table:style-name="Tabla13.1">
              <table:table-cell table:style-name="Tabla13.A1" office:value-type="string">
                <text:p text:style-name="P125"/>
              </table:table-cell>
              <table:table-cell table:style-name="Tabla13.A1" office:value-type="string">
                <text:p text:style-name="P125"/>
              </table:table-cell>
              <table:table-cell table:style-name="Tabla13.A1" office:value-type="string">
                <text:p text:style-name="P125"/>
              </table:table-cell>
              <table:table-cell table:style-name="Tabla13.A1" office:value-type="string">
                <text:p text:style-name="P125"/>
              </table:table-cell>
              <table:table-cell table:style-name="Tabla13.E2" office:value-type="string">
                <text:p text:style-name="P432">1º</text:p>
              </table:table-cell>
              <table:table-cell table:style-name="Tabla13.E2" office:value-type="string">
                <text:p text:style-name="P432">2º</text:p>
              </table:table-cell>
              <table:table-cell table:style-name="Tabla13.G2" office:value-type="string">
                <text:p text:style-name="P432">3º</text:p>
              </table:table-cell>
            </table:table-row>
          </table:table-header-rows>
          <table:table-row table:style-name="Tabla13.3">
            <table:table-cell table:style-name="Tabla13.A3" office:value-type="string">
              <text:p text:style-name="P420">8</text:p>
            </table:table-cell>
            <table:table-cell table:style-name="Tabla13.B3" office:value-type="string">
              <text:p text:style-name="P390">1</text:p>
            </table:table-cell>
            <table:table-cell table:style-name="Tabla13.C3" office:value-type="string">
              <text:p text:style-name="P404">Operaciones E/S</text:p>
            </table:table-cell>
            <table:table-cell table:style-name="Tabla13.D3" office:value-type="string">
              <text:p text:style-name="P404">2<text:span text:style-name="T140">0</text:span></text:p>
            </table:table-cell>
            <table:table-cell table:style-name="Tabla13.E3" office:value-type="string">
              <text:p text:style-name="P390"/>
            </table:table-cell>
            <table:table-cell table:style-name="Tabla13.F3" office:value-type="string">
              <text:p text:style-name="P402">x</text:p>
            </table:table-cell>
            <table:table-cell table:style-name="Tabla13.G3" office:value-type="string">
              <text:p text:style-name="P390"/>
            </table:table-cell>
          </table:table-row>
        </table:table>
        <text:p text:style-name="P220"><text:soft-page-break/></text:p>
        <text:p text:style-name="P215"/>
        <text:p text:style-name="P215"/>
        <text:p text:style-name="P215"/>
        <text:p text:style-name="P239"><text:tab/><text:tab/></text:p>
        <text:p text:style-name="P239">Depuración</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able:table-header-rows>
            <table:table-row table:style-name="Tabla19.1">
              <table:table-cell table:style-name="Tabla19.A1" office:value-type="string">
                <text:p text:style-name="P434">Bloque Temático</text:p>
              </table:table-cell>
              <table:table-cell table:style-name="Tabla19.A1" office:value-type="string">
                <text:p text:style-name="P434">Nº U.D. </text:p>
              </table:table-cell>
              <table:table-cell table:style-name="Tabla19.A1" office:value-type="string">
                <text:p text:style-name="P434">Título Unidad Didáctica</text:p>
              </table:table-cell>
              <table:table-cell table:style-name="Tabla19.A1" office:value-type="string">
                <text:p text:style-name="P434">Horas (según calendario)</text:p>
              </table:table-cell>
              <table:table-cell table:style-name="Tabla19.E1" table:number-columns-spanned="3" office:value-type="string">
                <text:p text:style-name="P440">Trimestre <text:s/>(marcar) </text:p>
              </table:table-cell>
              <table:covered-table-cell/>
              <table:covered-table-cell/>
            </table:table-row>
            <table:table-row table:style-name="Tabla19.1">
              <table:table-cell table:style-name="Tabla19.A1" office:value-type="string">
                <text:p text:style-name="P127"/>
              </table:table-cell>
              <table:table-cell table:style-name="Tabla19.A1" office:value-type="string">
                <text:p text:style-name="P127"/>
              </table:table-cell>
              <table:table-cell table:style-name="Tabla19.A1" office:value-type="string">
                <text:p text:style-name="P127"/>
              </table:table-cell>
              <table:table-cell table:style-name="Tabla19.A1" office:value-type="string">
                <text:p text:style-name="P127"/>
              </table:table-cell>
              <table:table-cell table:style-name="Tabla19.E2" office:value-type="string">
                <text:p text:style-name="P434">1º</text:p>
              </table:table-cell>
              <table:table-cell table:style-name="Tabla19.E2" office:value-type="string">
                <text:p text:style-name="P434">2º</text:p>
              </table:table-cell>
              <table:table-cell table:style-name="Tabla19.G2" office:value-type="string">
                <text:p text:style-name="P434">3º</text:p>
              </table:table-cell>
            </table:table-row>
          </table:table-header-rows>
          <table:table-row table:style-name="Tabla19.3">
            <table:table-cell table:style-name="Tabla19.A3" office:value-type="string">
              <text:p text:style-name="P421">9</text:p>
            </table:table-cell>
            <table:table-cell table:style-name="Tabla19.B3" office:value-type="string">
              <text:p text:style-name="P392">1</text:p>
            </table:table-cell>
            <table:table-cell table:style-name="Tabla19.C3" office:value-type="string">
              <text:p text:style-name="P385"><text:span text:style-name="T65">Debug en </text:span><text:bookmark text:name="fprsl1"/><text:span text:style-name="T87">intelligent ide</text:span></text:p>
            </table:table-cell>
            <table:table-cell table:style-name="Tabla19.D3" office:value-type="string">
              <text:p text:style-name="P404">6</text:p>
            </table:table-cell>
            <table:table-cell table:style-name="Tabla19.E3" office:value-type="string">
              <text:p text:style-name="P392"/>
            </table:table-cell>
            <table:table-cell table:style-name="Tabla19.F3" office:value-type="string">
              <text:p text:style-name="P404">x</text:p>
            </table:table-cell>
            <table:table-cell table:style-name="Tabla19.G3" office:value-type="string">
              <text:p text:style-name="P392"/>
            </table:table-cell>
          </table:table-row>
        </table:table>
        <text:p text:style-name="P239">XML</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column table:style-name="Tabla20.G"/>
          <table:table-header-rows>
            <table:table-row table:style-name="Tabla20.1">
              <table:table-cell table:style-name="Tabla20.A1" office:value-type="string">
                <text:p text:style-name="P434">Bloque Temático</text:p>
              </table:table-cell>
              <table:table-cell table:style-name="Tabla20.A1" office:value-type="string">
                <text:p text:style-name="P434">Nº U.D. </text:p>
              </table:table-cell>
              <table:table-cell table:style-name="Tabla20.A1" office:value-type="string">
                <text:p text:style-name="P434">Título Unidad Didáctica</text:p>
              </table:table-cell>
              <table:table-cell table:style-name="Tabla20.A1" office:value-type="string">
                <text:p text:style-name="P434">Horas (según calendario)</text:p>
              </table:table-cell>
              <table:table-cell table:style-name="Tabla20.E1" table:number-columns-spanned="3" office:value-type="string">
                <text:p text:style-name="P440">Trimestre <text:s/>(marcar) </text:p>
              </table:table-cell>
              <table:covered-table-cell/>
              <table:covered-table-cell/>
            </table:table-row>
            <table:table-row table:style-name="Tabla20.1">
              <table:table-cell table:style-name="Tabla20.A1" office:value-type="string">
                <text:p text:style-name="P127"/>
              </table:table-cell>
              <table:table-cell table:style-name="Tabla20.A1" office:value-type="string">
                <text:p text:style-name="P127"/>
              </table:table-cell>
              <table:table-cell table:style-name="Tabla20.A1" office:value-type="string">
                <text:p text:style-name="P127"/>
              </table:table-cell>
              <table:table-cell table:style-name="Tabla20.A1" office:value-type="string">
                <text:p text:style-name="P127"/>
              </table:table-cell>
              <table:table-cell table:style-name="Tabla20.E2" office:value-type="string">
                <text:p text:style-name="P434">1º</text:p>
              </table:table-cell>
              <table:table-cell table:style-name="Tabla20.E2" office:value-type="string">
                <text:p text:style-name="P434">2º</text:p>
              </table:table-cell>
              <table:table-cell table:style-name="Tabla20.G2" office:value-type="string">
                <text:p text:style-name="P434">3º</text:p>
              </table:table-cell>
            </table:table-row>
          </table:table-header-rows>
          <table:table-row table:style-name="Tabla20.3">
            <table:table-cell table:style-name="Tabla20.A3" office:value-type="string">
              <text:p text:style-name="P418">10</text:p>
            </table:table-cell>
            <table:table-cell table:style-name="Tabla20.B3" office:value-type="string">
              <text:p text:style-name="P392">1</text:p>
            </table:table-cell>
            <table:table-cell table:style-name="Tabla20.C3" office:value-type="string">
              <text:p text:style-name="P405">XML en Java</text:p>
            </table:table-cell>
            <table:table-cell table:style-name="Tabla20.D3" office:value-type="string">
              <text:p text:style-name="P404"><text:span text:style-name="T115">1</text:span>6</text:p>
            </table:table-cell>
            <table:table-cell table:style-name="Tabla20.E3" office:value-type="string">
              <text:p text:style-name="P392"/>
            </table:table-cell>
            <table:table-cell table:style-name="Tabla20.F3" office:value-type="string">
              <text:p text:style-name="P404">x</text:p>
            </table:table-cell>
            <table:table-cell table:style-name="Tabla20.G3" office:value-type="string">
              <text:p text:style-name="P392"/>
            </table:table-cell>
          </table:table-row>
        </table:table>
        <text:p text:style-name="P216">Desarrollo de interfaces</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column table:style-name="Tabla21.G"/>
          <table:table-header-rows>
            <table:table-row table:style-name="Tabla21.1">
              <table:table-cell table:style-name="Tabla21.A1" office:value-type="string">
                <text:p text:style-name="P434">Bloque Temático</text:p>
              </table:table-cell>
              <table:table-cell table:style-name="Tabla21.A1" office:value-type="string">
                <text:p text:style-name="P434">Nº U.D. </text:p>
              </table:table-cell>
              <table:table-cell table:style-name="Tabla21.A1" office:value-type="string">
                <text:p text:style-name="P434">Título Unidad Didáctica</text:p>
              </table:table-cell>
              <table:table-cell table:style-name="Tabla21.A1" office:value-type="string">
                <text:p text:style-name="P434">Horas (según calendario)</text:p>
              </table:table-cell>
              <table:table-cell table:style-name="Tabla21.E1" table:number-columns-spanned="3" office:value-type="string">
                <text:p text:style-name="P440">Trimestre <text:s/>(marcar) </text:p>
              </table:table-cell>
              <table:covered-table-cell/>
              <table:covered-table-cell/>
            </table:table-row>
            <table:table-row table:style-name="Tabla21.1">
              <table:table-cell table:style-name="Tabla21.A1" office:value-type="string">
                <text:p text:style-name="P127"/>
              </table:table-cell>
              <table:table-cell table:style-name="Tabla21.A1" office:value-type="string">
                <text:p text:style-name="P127"/>
              </table:table-cell>
              <table:table-cell table:style-name="Tabla21.A1" office:value-type="string">
                <text:p text:style-name="P127"/>
              </table:table-cell>
              <table:table-cell table:style-name="Tabla21.A1" office:value-type="string">
                <text:p text:style-name="P127"/>
              </table:table-cell>
              <table:table-cell table:style-name="Tabla21.E2" office:value-type="string">
                <text:p text:style-name="P434">1º</text:p>
              </table:table-cell>
              <table:table-cell table:style-name="Tabla21.E2" office:value-type="string">
                <text:p text:style-name="P434">2º</text:p>
              </table:table-cell>
              <table:table-cell table:style-name="Tabla21.G2" office:value-type="string">
                <text:p text:style-name="P434">3º</text:p>
              </table:table-cell>
            </table:table-row>
          </table:table-header-rows>
          <table:table-row table:style-name="Tabla21.3">
            <table:table-cell table:style-name="Tabla21.A3" office:value-type="string">
              <text:p text:style-name="P418">11</text:p>
            </table:table-cell>
            <table:table-cell table:style-name="Tabla21.B3" office:value-type="string">
              <text:p text:style-name="P392">1</text:p>
            </table:table-cell>
            <table:table-cell table:style-name="Tabla21.C3" office:value-type="string">
              <text:p text:style-name="P392"><text:span text:style-name="T94">Swing en </text:span>Java</text:p>
            </table:table-cell>
            <table:table-cell table:style-name="Tabla21.D3" office:value-type="string">
              <text:p text:style-name="P404">30</text:p>
            </table:table-cell>
            <table:table-cell table:style-name="Tabla21.E3" office:value-type="string">
              <text:p text:style-name="P392"/>
            </table:table-cell>
            <table:table-cell table:style-name="Tabla21.F3" office:value-type="string">
              <text:p text:style-name="P404"/>
            </table:table-cell>
            <table:table-cell table:style-name="Tabla21.G3" office:value-type="string">
              <text:p text:style-name="P403">x</text:p>
            </table:table-cell>
          </table:table-row>
        </table:table>
        <text:p text:style-name="P216">Colecciones en Jav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header-rows>
            <table:table-row table:style-name="Tabla14.1">
              <table:table-cell table:style-name="Tabla14.A1" office:value-type="string">
                <text:p text:style-name="P434">Bloque Temático</text:p>
              </table:table-cell>
              <table:table-cell table:style-name="Tabla14.A1" office:value-type="string">
                <text:p text:style-name="P434">Nº U.D. </text:p>
              </table:table-cell>
              <table:table-cell table:style-name="Tabla14.A1" office:value-type="string">
                <text:p text:style-name="P434">Título Unidad Didáctica</text:p>
              </table:table-cell>
              <table:table-cell table:style-name="Tabla14.A1" office:value-type="string">
                <text:p text:style-name="P434">Horas (según calendario)</text:p>
              </table:table-cell>
              <table:table-cell table:style-name="Tabla14.E1" table:number-columns-spanned="3" office:value-type="string">
                <text:p text:style-name="P440">Trimestre <text:s/>(marcar) </text:p>
              </table:table-cell>
              <table:covered-table-cell/>
              <table:covered-table-cell/>
            </table:table-row>
            <table:table-row table:style-name="Tabla14.1">
              <table:table-cell table:style-name="Tabla14.A1" office:value-type="string">
                <text:p text:style-name="P127"/>
              </table:table-cell>
              <table:table-cell table:style-name="Tabla14.A1" office:value-type="string">
                <text:p text:style-name="P127"/>
              </table:table-cell>
              <table:table-cell table:style-name="Tabla14.A1" office:value-type="string">
                <text:p text:style-name="P127"/>
              </table:table-cell>
              <table:table-cell table:style-name="Tabla14.A1" office:value-type="string">
                <text:p text:style-name="P127"/>
              </table:table-cell>
              <table:table-cell table:style-name="Tabla14.E2" office:value-type="string">
                <text:p text:style-name="P434">1º</text:p>
              </table:table-cell>
              <table:table-cell table:style-name="Tabla14.E2" office:value-type="string">
                <text:p text:style-name="P434">2º</text:p>
              </table:table-cell>
              <table:table-cell table:style-name="Tabla14.G2" office:value-type="string">
                <text:p text:style-name="P434">3º</text:p>
              </table:table-cell>
            </table:table-row>
          </table:table-header-rows>
          <table:table-row table:style-name="Tabla14.3">
            <table:table-cell table:style-name="Tabla14.A3" office:value-type="string">
              <text:p text:style-name="P421">9</text:p>
            </table:table-cell>
            <table:table-cell table:style-name="Tabla14.B3" office:value-type="string">
              <text:p text:style-name="P392">1</text:p>
            </table:table-cell>
            <table:table-cell table:style-name="Tabla14.C3" office:value-type="string">
              <text:p text:style-name="P392"><text:span text:style-name="T94">Ampliación de colecciones en </text:span>Java</text:p>
            </table:table-cell>
            <table:table-cell table:style-name="Tabla14.D3" office:value-type="string">
              <text:p text:style-name="P404">16</text:p>
            </table:table-cell>
            <table:table-cell table:style-name="Tabla14.E3" office:value-type="string">
              <text:p text:style-name="P392"/>
            </table:table-cell>
            <table:table-cell table:style-name="Tabla14.F3" office:value-type="string">
              <text:p text:style-name="P404">x</text:p>
            </table:table-cell>
            <table:table-cell table:style-name="Tabla14.G3" office:value-type="string">
              <text:p text:style-name="P392"/>
            </table:table-cell>
          </table:table-row>
        </table:table>
        <text:p text:style-name="P214"><text:soft-page-break/>Control de errores de un programa</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column table:style-name="Tabla22.G"/>
          <table:table-header-rows>
            <table:table-row table:style-name="Tabla22.1">
              <table:table-cell table:style-name="Tabla22.A1" office:value-type="string">
                <text:p text:style-name="P434">Bloque Temático</text:p>
              </table:table-cell>
              <table:table-cell table:style-name="Tabla22.A1" office:value-type="string">
                <text:p text:style-name="P434">Nº U.D. </text:p>
              </table:table-cell>
              <table:table-cell table:style-name="Tabla22.A1" office:value-type="string">
                <text:p text:style-name="P434">Título Unidad Didáctica</text:p>
              </table:table-cell>
              <table:table-cell table:style-name="Tabla22.A1" office:value-type="string">
                <text:p text:style-name="P434">Horas (según calendario)</text:p>
              </table:table-cell>
              <table:table-cell table:style-name="Tabla22.E1" table:number-columns-spanned="3" office:value-type="string">
                <text:p text:style-name="P440">Trimestre <text:s/>(marcar) </text:p>
              </table:table-cell>
              <table:covered-table-cell/>
              <table:covered-table-cell/>
            </table:table-row>
            <table:table-row table:style-name="Tabla22.1">
              <table:table-cell table:style-name="Tabla22.A1" office:value-type="string">
                <text:p text:style-name="P127"/>
              </table:table-cell>
              <table:table-cell table:style-name="Tabla22.A1" office:value-type="string">
                <text:p text:style-name="P127"/>
              </table:table-cell>
              <table:table-cell table:style-name="Tabla22.A1" office:value-type="string">
                <text:p text:style-name="P127"/>
              </table:table-cell>
              <table:table-cell table:style-name="Tabla22.A1" office:value-type="string">
                <text:p text:style-name="P127"/>
              </table:table-cell>
              <table:table-cell table:style-name="Tabla22.E2" office:value-type="string">
                <text:p text:style-name="P434">1º</text:p>
              </table:table-cell>
              <table:table-cell table:style-name="Tabla22.E2" office:value-type="string">
                <text:p text:style-name="P434">2º</text:p>
              </table:table-cell>
              <table:table-cell table:style-name="Tabla22.G2" office:value-type="string">
                <text:p text:style-name="P434">3º</text:p>
              </table:table-cell>
            </table:table-row>
          </table:table-header-rows>
          <table:table-row table:style-name="Tabla22.3">
            <table:table-cell table:style-name="Tabla22.A3" office:value-type="string">
              <text:p text:style-name="P418">12</text:p>
            </table:table-cell>
            <table:table-cell table:style-name="Tabla22.B3" office:value-type="string">
              <text:p text:style-name="P392">1</text:p>
            </table:table-cell>
            <table:table-cell table:style-name="Tabla22.C3" office:value-type="string">
              <text:p text:style-name="P389">Excepciones</text:p>
            </table:table-cell>
            <table:table-cell table:style-name="Tabla22.D3" office:value-type="string">
              <text:p text:style-name="P400">8</text:p>
            </table:table-cell>
            <table:table-cell table:style-name="Tabla22.E3" office:value-type="string">
              <text:p text:style-name="P392"/>
            </table:table-cell>
            <table:table-cell table:style-name="Tabla22.F3" office:value-type="string">
              <text:p text:style-name="P403">x</text:p>
            </table:table-cell>
            <table:table-cell table:style-name="Tabla22.G3" office:value-type="string">
              <text:p text:style-name="P389"/>
            </table:table-cell>
          </table:table-row>
        </table:table>
        <text:p text:style-name="P213"/>
        <text:p text:style-name="P213">Conceptos avanzados de POO</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column table:style-name="Tabla26.G"/>
          <table:table-header-rows>
            <table:table-row table:style-name="Tabla26.1">
              <table:table-cell table:style-name="Tabla26.A1" office:value-type="string">
                <text:p text:style-name="P435">Bloque Temático</text:p>
              </table:table-cell>
              <table:table-cell table:style-name="Tabla26.A1" office:value-type="string">
                <text:p text:style-name="P435">Nº U.D. </text:p>
              </table:table-cell>
              <table:table-cell table:style-name="Tabla26.A1" office:value-type="string">
                <text:p text:style-name="P435">Título Unidad Didáctica</text:p>
              </table:table-cell>
              <table:table-cell table:style-name="Tabla26.A1" office:value-type="string">
                <text:p text:style-name="P435">Horas (según calendario)</text:p>
              </table:table-cell>
              <table:table-cell table:style-name="Tabla26.E1" table:number-columns-spanned="3" office:value-type="string">
                <text:p text:style-name="P441">Trimestre <text:s/>(marcar) </text:p>
              </table:table-cell>
              <table:covered-table-cell/>
              <table:covered-table-cell/>
            </table:table-row>
            <table:table-row table:style-name="Tabla26.1">
              <table:table-cell table:style-name="Tabla26.A1" office:value-type="string">
                <text:p text:style-name="P128"/>
              </table:table-cell>
              <table:table-cell table:style-name="Tabla26.A1" office:value-type="string">
                <text:p text:style-name="P128"/>
              </table:table-cell>
              <table:table-cell table:style-name="Tabla26.A1" office:value-type="string">
                <text:p text:style-name="P128"/>
              </table:table-cell>
              <table:table-cell table:style-name="Tabla26.A1" office:value-type="string">
                <text:p text:style-name="P128"/>
              </table:table-cell>
              <table:table-cell table:style-name="Tabla26.E2" office:value-type="string">
                <text:p text:style-name="P435">1º</text:p>
              </table:table-cell>
              <table:table-cell table:style-name="Tabla26.E2" office:value-type="string">
                <text:p text:style-name="P435">2º</text:p>
              </table:table-cell>
              <table:table-cell table:style-name="Tabla26.G2" office:value-type="string">
                <text:p text:style-name="P435">3º</text:p>
              </table:table-cell>
            </table:table-row>
          </table:table-header-rows>
          <table:table-row table:style-name="Tabla26.3">
            <table:table-cell table:style-name="Tabla26.A3" office:value-type="string">
              <text:p text:style-name="P419">12</text:p>
            </table:table-cell>
            <table:table-cell table:style-name="Tabla26.B3" office:value-type="string">
              <text:p text:style-name="P393">1</text:p>
            </table:table-cell>
            <table:table-cell table:style-name="Tabla26.C3" office:value-type="string">
              <text:p text:style-name="P401">Herencia y Polimorfismo</text:p>
            </table:table-cell>
            <table:table-cell table:style-name="Tabla26.D3" office:value-type="string">
              <text:p text:style-name="P401">1<text:span text:style-name="T116">6</text:span></text:p>
            </table:table-cell>
            <table:table-cell table:style-name="Tabla26.E3" office:value-type="string">
              <text:p text:style-name="P393"/>
            </table:table-cell>
            <table:table-cell table:style-name="Tabla26.F3" office:value-type="string">
              <text:p text:style-name="P402">x</text:p>
            </table:table-cell>
            <table:table-cell table:style-name="Tabla26.G3" office:value-type="string">
              <text:p text:style-name="P389"/>
            </table:table-cell>
          </table:table-row>
        </table:table>
        <text:p text:style-name="P212">Base de datos relacionales</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column table:style-name="Tabla23.G"/>
          <table:table-header-rows>
            <table:table-row table:style-name="Tabla23.1">
              <table:table-cell table:style-name="Tabla23.A1" office:value-type="string">
                <text:p text:style-name="P434">Bloque Temático</text:p>
              </table:table-cell>
              <table:table-cell table:style-name="Tabla23.A1" office:value-type="string">
                <text:p text:style-name="P434">Nº U.D. </text:p>
              </table:table-cell>
              <table:table-cell table:style-name="Tabla23.A1" office:value-type="string">
                <text:p text:style-name="P434">Título Unidad Didáctica</text:p>
              </table:table-cell>
              <table:table-cell table:style-name="Tabla23.A1" office:value-type="string">
                <text:p text:style-name="P434">Horas (según calendario)</text:p>
              </table:table-cell>
              <table:table-cell table:style-name="Tabla23.E1" table:number-columns-spanned="3" office:value-type="string">
                <text:p text:style-name="P440">Trimestre <text:s/>(marcar) </text:p>
              </table:table-cell>
              <table:covered-table-cell/>
              <table:covered-table-cell/>
            </table:table-row>
            <table:table-row table:style-name="Tabla23.1">
              <table:table-cell table:style-name="Tabla23.A1" office:value-type="string">
                <text:p text:style-name="P127"/>
              </table:table-cell>
              <table:table-cell table:style-name="Tabla23.A1" office:value-type="string">
                <text:p text:style-name="P127"/>
              </table:table-cell>
              <table:table-cell table:style-name="Tabla23.A1" office:value-type="string">
                <text:p text:style-name="P127"/>
              </table:table-cell>
              <table:table-cell table:style-name="Tabla23.A1" office:value-type="string">
                <text:p text:style-name="P127"/>
              </table:table-cell>
              <table:table-cell table:style-name="Tabla23.E2" office:value-type="string">
                <text:p text:style-name="P434">1º</text:p>
              </table:table-cell>
              <table:table-cell table:style-name="Tabla23.E2" office:value-type="string">
                <text:p text:style-name="P434">2º</text:p>
              </table:table-cell>
              <table:table-cell table:style-name="Tabla23.G2" office:value-type="string">
                <text:p text:style-name="P434">3º</text:p>
              </table:table-cell>
            </table:table-row>
          </table:table-header-rows>
          <table:table-row table:style-name="Tabla23.3">
            <table:table-cell table:style-name="Tabla23.A3" office:value-type="string">
              <text:p text:style-name="P418">13</text:p>
            </table:table-cell>
            <table:table-cell table:style-name="Tabla23.B3" office:value-type="string">
              <text:p text:style-name="P392">1</text:p>
            </table:table-cell>
            <table:table-cell table:style-name="Tabla23.C3" office:value-type="string">
              <text:p text:style-name="P400">SQLite</text:p>
            </table:table-cell>
            <table:table-cell table:style-name="Tabla23.D3" office:value-type="string">
              <text:p text:style-name="P400">1<text:span text:style-name="T116">6</text:span></text:p>
            </table:table-cell>
            <table:table-cell table:style-name="Tabla23.E3" office:value-type="string">
              <text:p text:style-name="P392"/>
            </table:table-cell>
            <table:table-cell table:style-name="Tabla23.F3" office:value-type="string">
              <text:p text:style-name="P392"/>
            </table:table-cell>
            <table:table-cell table:style-name="Tabla23.G3" office:value-type="string">
              <text:p text:style-name="P389">x</text:p>
            </table:table-cell>
          </table:table-row>
        </table:table>
        <text:p text:style-name="P212">Acceso a base de datos relaciones</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header-rows>
            <table:table-row table:style-name="Tabla24.1">
              <table:table-cell table:style-name="Tabla24.A1" office:value-type="string">
                <text:p text:style-name="P433">Bloque Temático</text:p>
              </table:table-cell>
              <table:table-cell table:style-name="Tabla24.A1" office:value-type="string">
                <text:p text:style-name="P433">Nº U.D. </text:p>
              </table:table-cell>
              <table:table-cell table:style-name="Tabla24.A1" office:value-type="string">
                <text:p text:style-name="P433">Título Unidad Didáctica</text:p>
              </table:table-cell>
              <table:table-cell table:style-name="Tabla24.A1" office:value-type="string">
                <text:p text:style-name="P433">Horas (según calendario)</text:p>
              </table:table-cell>
              <table:table-cell table:style-name="Tabla24.E1" table:number-columns-spanned="3" office:value-type="string">
                <text:p text:style-name="P439">Trimestre <text:s/>(marcar) </text:p>
              </table:table-cell>
              <table:covered-table-cell/>
              <table:covered-table-cell/>
            </table:table-row>
            <table:table-row table:style-name="Tabla24.1">
              <table:table-cell table:style-name="Tabla24.A1" office:value-type="string">
                <text:p text:style-name="P126"/>
              </table:table-cell>
              <table:table-cell table:style-name="Tabla24.A1" office:value-type="string">
                <text:p text:style-name="P126"/>
              </table:table-cell>
              <table:table-cell table:style-name="Tabla24.A1" office:value-type="string">
                <text:p text:style-name="P126"/>
              </table:table-cell>
              <table:table-cell table:style-name="Tabla24.A1" office:value-type="string">
                <text:p text:style-name="P126"/>
              </table:table-cell>
              <table:table-cell table:style-name="Tabla24.E2" office:value-type="string">
                <text:p text:style-name="P433">1º</text:p>
              </table:table-cell>
              <table:table-cell table:style-name="Tabla24.E2" office:value-type="string">
                <text:p text:style-name="P433">2º</text:p>
              </table:table-cell>
              <table:table-cell table:style-name="Tabla24.G2" office:value-type="string">
                <text:p text:style-name="P433">3º</text:p>
              </table:table-cell>
            </table:table-row>
          </table:table-header-rows>
          <table:table-row table:style-name="Tabla24.3">
            <table:table-cell table:style-name="Tabla24.A3" office:value-type="string">
              <text:p text:style-name="P418">14</text:p>
            </table:table-cell>
            <table:table-cell table:style-name="Tabla24.B3" office:value-type="string">
              <text:p text:style-name="P391">1</text:p>
            </table:table-cell>
            <table:table-cell table:style-name="Tabla24.C3" office:value-type="string">
              <text:p text:style-name="P400">JDBC</text:p>
            </table:table-cell>
            <table:table-cell table:style-name="Tabla24.D3" office:value-type="string">
              <text:p text:style-name="P400">1<text:span text:style-name="T116">6</text:span></text:p>
            </table:table-cell>
            <table:table-cell table:style-name="Tabla24.E3" office:value-type="string">
              <text:p text:style-name="P391"/>
            </table:table-cell>
            <table:table-cell table:style-name="Tabla24.F3" office:value-type="string">
              <text:p text:style-name="P391"/>
            </table:table-cell>
            <table:table-cell table:style-name="Tabla24.G3" office:value-type="string">
              <text:p text:style-name="P389">x</text:p>
            </table:table-cell>
          </table:table-row>
        </table:table>
        <text:p text:style-name="P212">Base de datos orientadas a objetos</text:p>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column table:style-name="Tabla25.G"/>
          <table:table-header-rows>
            <table:table-row table:style-name="Tabla25.1">
              <table:table-cell table:style-name="Tabla25.A1" office:value-type="string">
                <text:p text:style-name="P433">Bloque Temático</text:p>
              </table:table-cell>
              <table:table-cell table:style-name="Tabla25.A1" office:value-type="string">
                <text:p text:style-name="P433">Nº U.D. </text:p>
              </table:table-cell>
              <table:table-cell table:style-name="Tabla25.A1" office:value-type="string">
                <text:p text:style-name="P433">Título Unidad Didáctica</text:p>
              </table:table-cell>
              <table:table-cell table:style-name="Tabla25.A1" office:value-type="string">
                <text:p text:style-name="P433">Horas (según calendario)</text:p>
              </table:table-cell>
              <table:table-cell table:style-name="Tabla25.E1" table:number-columns-spanned="3" office:value-type="string">
                <text:p text:style-name="P439">Trimestre <text:s/>(marcar) </text:p>
              </table:table-cell>
              <table:covered-table-cell/>
              <table:covered-table-cell/>
            </table:table-row>
            <table:table-row table:style-name="Tabla25.1">
              <table:table-cell table:style-name="Tabla25.A1" office:value-type="string">
                <text:p text:style-name="P126"/>
              </table:table-cell>
              <table:table-cell table:style-name="Tabla25.A1" office:value-type="string">
                <text:p text:style-name="P126"/>
              </table:table-cell>
              <table:table-cell table:style-name="Tabla25.A1" office:value-type="string">
                <text:p text:style-name="P126"/>
              </table:table-cell>
              <table:table-cell table:style-name="Tabla25.A1" office:value-type="string">
                <text:p text:style-name="P126"/>
              </table:table-cell>
              <table:table-cell table:style-name="Tabla25.E2" office:value-type="string">
                <text:p text:style-name="P433">1º</text:p>
              </table:table-cell>
              <table:table-cell table:style-name="Tabla25.E2" office:value-type="string">
                <text:p text:style-name="P433">2º</text:p>
              </table:table-cell>
              <table:table-cell table:style-name="Tabla25.G2" office:value-type="string">
                <text:p text:style-name="P433">3º</text:p>
              </table:table-cell>
            </table:table-row>
          </table:table-header-rows>
          <table:table-row table:style-name="Tabla25.3">
            <table:table-cell table:style-name="Tabla25.A3" office:value-type="string">
              <text:p text:style-name="P418">15</text:p>
            </table:table-cell>
            <table:table-cell table:style-name="Tabla25.B3" office:value-type="string">
              <text:p text:style-name="P391">1</text:p>
            </table:table-cell>
            <table:table-cell table:style-name="Tabla25.C3" office:value-type="string">
              <text:p text:style-name="P399">Base de datos orientadas a objetos</text:p>
            </table:table-cell>
            <table:table-cell table:style-name="Tabla25.D3" office:value-type="string">
              <text:p text:style-name="P416">6</text:p>
            </table:table-cell>
            <table:table-cell table:style-name="Tabla25.E3" office:value-type="string">
              <text:p text:style-name="P391"/>
            </table:table-cell>
            <table:table-cell table:style-name="Tabla25.F3" office:value-type="string">
              <text:p text:style-name="P391"/>
            </table:table-cell>
            <table:table-cell table:style-name="Tabla25.G3" office:value-type="string">
              <text:p text:style-name="P389">x</text:p>
            </table:table-cell>
          </table:table-row>
        </table:table>
        <text:h text:style-name="P364" text:outline-level="2" text:is-list-header="true"><text:soft-page-break/></text:h>
        <text:h text:style-name="P365" text:outline-level="2"><text:bookmark-start text:name="__RefHeading__128_402257804"/>Secuenciación de contenidos<text:bookmark-end text:name="__RefHeading__128_402257804"/></text:h>
        <text:p text:style-name="P204"/>
        <text:h text:style-name="P348" text:outline-level="3">Unidad didáctica 1: <text:span text:style-name="T104">Introducción a la programación</text:span></text:h>
        <text:p text:style-name="P203"/>
        <text:h text:style-name="P367" text:outline-level="4">Objetivos Didácticos:</text:h>
        <text:list xml:id="list4075803149" text:style-name="L3">
          <text:list-item>
            <text:p text:style-name="P19">Conocer el desarrollo histórico de la programación.</text:p>
          </text:list-item>
          <text:list-item>
            <text:p text:style-name="P19">Distinguir entre programas compilados e interpretados.</text:p>
          </text:list-item>
          <text:list-item>
            <text:p text:style-name="P19">Conocer las distintas generaciones de programas</text:p>
          </text:list-item>
          <text:list-item>
            <text:p text:style-name="P19">Conocer el funcionamiento de la programación estructurada.</text:p>
          </text:list-item>
          <text:list-item>
            <text:p text:style-name="P19">Conocer el funcionamiento de la programación orientada a objetos.</text:p>
            <text:p text:style-name="P19"/>
          </text:list-item>
        </text:list>
        <text:h text:style-name="P367" text:outline-level="4">Contenidos Conceptuales</text:h>
        <text:list xml:id="list1529955618" text:style-name="L4">
          <text:list-item>
            <text:p text:style-name="P20">Funcionamiento básico de una computadora.</text:p>
          </text:list-item>
          <text:list-item>
            <text:p text:style-name="P20">Historia de los lenguajes de programación.</text:p>
          </text:list-item>
          <text:list-item>
            <text:p text:style-name="P20">Programación estructurada.</text:p>
          </text:list-item>
          <text:list-item>
            <text:p text:style-name="P20">Programación OO.</text:p>
          </text:list-item>
          <text:list-item>
            <text:p text:style-name="P20">Compilación e interpretación de lenguajes.</text:p>
            <text:p text:style-name="P20"/>
          </text:list-item>
        </text:list>
        <text:h text:style-name="P375" text:outline-level="4">Contenidos Procedimentales</text:h>
        <text:list xml:id="list105885184" text:style-name="L36">
          <text:list-item>
            <text:p text:style-name="P343">Utilizar editores básicos como Notepad++ o Geany en un entorno de programación.</text:p>
          </text:list-item>
          <text:list-item>
            <text:p text:style-name="P343">Compilar y ejecutar o interpretar <text:span text:style-name="T142">el programa “Hello World” en distintos lenguajes de programación.</text:span></text:p>
          </text:list-item>
        </text:list>
        <text:list xml:id="list184532117072406" text:continue-list="list1529955618" text:style-name="L4">
          <text:list-header>
            <text:p text:style-name="P20"/>
          </text:list-header>
        </text:list>
        <text:h text:style-name="P367" text:outline-level="4">Contenidos <text:span text:style-name="T104">Actitudinales</text:span></text:h>
        <text:list xml:id="list3726838819" text:style-name="L5">
          <text:list-item>
            <text:p text:style-name="P21">Saber realizar programas sencillos en distintos lenguajes de programación, usando un editor y un compilador o intérprete.</text:p>
          </text:list-item>
          <text:list-item>
            <text:p text:style-name="P21"/>
          </text:list-item>
        </text:list>
        <text:h text:style-name="P368" text:outline-level="4">Criterios de Evaluación</text:h>
        <text:list xml:id="list3240253492" text:style-name="L6">
          <text:list-item>
            <text:p text:style-name="P45"><text:span text:style-name="T96">U</text:span><text:span text:style-name="T95">tiliza un editor para escribir programas.</text:span></text:p>
          </text:list-item>
          <text:list-item>
            <text:p text:style-name="P22">Compila programas sencillos.</text:p>
          </text:list-item>
          <text:list-item>
            <text:p text:style-name="P22">Utiliza intérpretes sencillos.</text:p>
          </text:list-item>
        </text:list>
        <text:p text:style-name="P35"/>
        <text:h text:style-name="P376" text:outline-level="4">Resultados de aprendizaje</text:h>
        <text:list xml:id="list1177848910" text:style-name="L37">
          <text:list-item>
            <text:list>
              <text:list-item>
                <text:list>
                  <text:list-item>
                    <text:list>
                      <text:list-item>
                        <text:list>
                          <text:list-item>
                            <text:list>
                              <text:list-item>
                                <text:list>
                                  <text:list-item>
                                    <text:p text:style-name="P189"><text:span text:style-name="T143">Reconocer la estructura de un programa informático, identificando y relacionándolos elementos propios del lenguaje de programación utilizado.</text:span></text:p>
                                  </text:list-item>
                                </text:list>
                              </text:list-item>
                            </text:list>
                          </text:list-item>
                        </text:list>
                      </text:list-item>
                    </text:list>
                  </text:list-item>
                </text:list>
              </text:list-item>
            </text:list>
          </text:list-item>
        </text:list>
        <text:p text:style-name="P148"/>
        <text:p text:style-name="P148"><text:soft-page-break/></text:p>
        <text:p text:style-name="P148"/>
        <text:p text:style-name="P148"/>
        <text:p text:style-name="P148"/>
        <text:p text:style-name="P148"/>
        <text:p text:style-name="P148"/>
        <text:h text:style-name="P362" text:outline-level="3">Unidad didáctica <text:span text:style-name="T105">2</text:span>: <text:span text:style-name="T105">Introducción a Java.</text:span></text:h>
        <text:p text:style-name="P202"/>
        <text:h text:style-name="P367" text:outline-level="4">Objetivos Didácticos:</text:h>
        <text:list xml:id="list2727199423" text:style-name="L7">
          <text:list-item>
            <text:p text:style-name="P23">Conoce la historia del lenguaje Java.</text:p>
          </text:list-item>
          <text:list-item>
            <text:p text:style-name="P23">Conoce la maquina virtual de Java.</text:p>
          </text:list-item>
          <text:list-item>
            <text:p text:style-name="P23">Realiza programas sencillos en Java.</text:p>
          </text:list-item>
          <text:list-item>
            <text:p text:style-name="P23">Maneja la documentación en Java.</text:p>
          </text:list-item>
          <text:list-item>
            <text:p text:style-name="P24">Comentarios en java.</text:p>
            <text:p text:style-name="P23"/>
          </text:list-item>
        </text:list>
        <text:h text:style-name="P367" text:outline-level="4">Contenidos Conceptuales</text:h>
        <text:list xml:id="list1725002446" text:style-name="L8">
          <text:list-item>
            <text:p text:style-name="P29">Historia de Java.</text:p>
          </text:list-item>
          <text:list-item>
            <text:p text:style-name="P29">Máquina virtual de Java.</text:p>
          </text:list-item>
          <text:list-item>
            <text:p text:style-name="P29">Herramientos de Java.</text:p>
          </text:list-item>
          <text:list-item>
            <text:p text:style-name="P36"><text:span text:style-name="T144">Comandos de Java: java, javac y javadoc.</text:span></text:p>
            <text:p text:style-name="P36"/>
          </text:list-item>
        </text:list>
        <text:h text:style-name="P375" text:outline-level="4">Contenidos <text:span text:style-name="T145">Procedimentales</text:span></text:h>
        <text:list xml:id="list184532546436930" text:continue-numbering="true" text:style-name="L8">
          <text:list-item>
            <text:p text:style-name="P37">Realizar pequeños programas en Java, incluyendo compilación y ejecución.</text:p>
          </text:list-item>
          <text:list-item>
            <text:p text:style-name="P37">Realización de documentación mediante javadoc</text:p>
            <text:p text:style-name="P37"/>
          </text:list-item>
        </text:list>
        <text:h text:style-name="P367" text:outline-level="4">Contenidos <text:span text:style-name="T104">Actitudinales</text:span></text:h>
        <text:list xml:id="list2777179327" text:style-name="L9">
          <text:list-item>
            <text:p text:style-name="P46"><text:span text:style-name="T96">V</text:span><text:span text:style-name="T95">alora el lenguaje de programación Java como lenguaje multiplataforma, con todas las ventajas que conlleva.</text:span></text:p>
          </text:list-item>
          <text:list-item>
            <text:p text:style-name="P30">Valora la reali<text:span text:style-name="T145">z</text:span>a<text:span text:style-name="T145">c</text:span>ión de documentación en un programa informático.</text:p>
          </text:list-item>
        </text:list>
        <text:p text:style-name="P32"/>
        <text:h text:style-name="P368" text:outline-level="4">Criterios de Evaluación</text:h>
        <text:list xml:id="list3938961667" text:style-name="L10">
          <text:list-item>
            <text:p text:style-name="P47"><text:span text:style-name="T96">S</text:span><text:span text:style-name="T95">abe instalar JRE y JDK de Oracle en Windows </text:span><text:span text:style-name="T97">y openJDK y openJRE </text:span><text:span text:style-name="T95">en Ubuntu.</text:span></text:p>
          </text:list-item>
          <text:list-item>
            <text:p text:style-name="P31">Sabe compilar y ejecutar programas sencillos en Java.</text:p>
          </text:list-item>
          <text:list-item>
            <text:p text:style-name="P31">Sabe generar documentación sencilla con javadoc.</text:p>
          </text:list-item>
          <text:list-item>
            <text:p text:style-name="P25">Sabe crear comentarios necesarios en los programas informáticos.</text:p>
          </text:list-item>
        </text:list>
        <text:p text:style-name="P28"/>
        <text:h text:style-name="P375" text:outline-level="4">Resultados de aprendizaje</text:h>
        <text:list xml:id="list2113936598" text:style-name="L38">
          <text:list-item>
            <text:p text:style-name="P344">Reconocer la estructura de un programa informático, identificando y relacionándolos elementos propios del lenguaje de programación utilizado.</text:p>
          </text:list-item>
        </text:list>
        <text:p text:style-name="P209"><text:soft-page-break/></text:p>
        <text:p text:style-name="P209"/>
        <text:p text:style-name="P209"/>
        <text:p text:style-name="P209"/>
        <text:p text:style-name="P209"/>
        <text:h text:style-name="P348" text:outline-level="3">Unidad didáctica <text:span text:style-name="T106">3</text:span>: <text:span text:style-name="T106">Elementos de un programa.</text:span> </text:h>
        <text:p text:style-name="P201"/>
        <text:h text:style-name="P367" text:outline-level="4">Objetivos Didácticos:</text:h>
        <text:list xml:id="list2795061971" text:style-name="L11">
          <text:list-item>
            <text:p text:style-name="P26">Identificar los elementos básicos de un programa informática: variables, constantes, literales, etc.</text:p>
          </text:list-item>
          <text:list-item>
            <text:p text:style-name="P26">Saber que java es un lenguaje fuertemente tipado.</text:p>
          </text:list-item>
          <text:list-item>
            <text:p text:style-name="P26">Conocer las operaciones básica entre los tipos primitivos del lenguaje java.</text:p>
          </text:list-item>
          <text:list-item>
            <text:p text:style-name="P26">Convertir distinto tipos de datos.</text:p>
          </text:list-item>
        </text:list>
        <text:h text:style-name="P367" text:outline-level="4">Contenidos Conceptuales</text:h>
        <text:list xml:id="list1055853984" text:style-name="L12">
          <text:list-item>
            <text:p text:style-name="P27">Variables.</text:p>
          </text:list-item>
          <text:list-item>
            <text:p text:style-name="P27">Constantes.</text:p>
          </text:list-item>
          <text:list-item>
            <text:p text:style-name="P27">Literales.</text:p>
          </text:list-item>
          <text:list-item>
            <text:p text:style-name="P27">Tipos primitivos en java.</text:p>
          </text:list-item>
          <text:list-item>
            <text:p text:style-name="P27">Operadores aritméticos.</text:p>
          </text:list-item>
          <text:list-item>
            <text:p text:style-name="P27">Operadores relacionales.</text:p>
          </text:list-item>
          <text:list-item>
            <text:p text:style-name="P27">Casting entre tipos primitivos en java.</text:p>
          </text:list-item>
          <text:list-item>
            <text:p text:style-name="P27"/>
          </text:list-item>
        </text:list>
        <text:h text:style-name="Heading_20_4" text:outline-level="4"><text:span text:style-name="T95">Contenidos </text:span><text:span text:style-name="T98">Procedimentales</text:span></text:h>
        <text:list xml:id="list184532926009319" text:continue-numbering="true" text:style-name="L12">
          <text:list-item>
            <text:p text:style-name="P38">Elige el tipo necesario en función de la variable necesitada.</text:p>
          </text:list-item>
          <text:list-item>
            <text:p text:style-name="P38">Usa correctamente literales en los programas.</text:p>
          </text:list-item>
          <text:list-item>
            <text:p text:style-name="P38">Realiza programas en Java usando tanto operadores aritméticos, lógicos y re<text:span text:style-name="T147">la</text:span>cionales.</text:p>
          </text:list-item>
          <text:list-item>
            <text:p text:style-name="P38">Utiliza correctamente el casting entre distinto tipos.</text:p>
            <text:p text:style-name="P38"/>
          </text:list-item>
        </text:list>
        <text:h text:style-name="P379" text:outline-level="4"><text:span text:style-name="T95">Contenidos </text:span><text:span text:style-name="T96">Actitudinales</text:span></text:h>
        <text:list xml:id="list942675900" text:style-name="L13">
          <text:list-item>
            <text:p text:style-name="P48"><text:span text:style-name="T96">V</text:span><text:span text:style-name="T95">alorar la necesidad de los tipos en lenguajes como java.</text:span></text:p>
          </text:list-item>
        </text:list>
        <text:p text:style-name="P28"/>
        <text:h text:style-name="P368" text:outline-level="4">Criterios de Evaluación</text:h>
        <text:list xml:id="list698526922" text:style-name="L14">
          <text:list-item>
            <text:p text:style-name="P49"><text:span text:style-name="T96">C</text:span><text:span text:style-name="T95">onocer y manejar los tipos en java.</text:span></text:p>
          </text:list-item>
          <text:list-item>
            <text:p text:style-name="P33">Valor<text:span text:style-name="T146">ar</text:span> el tipado en lenguajes como java.</text:p>
          </text:list-item>
          <text:list-item>
            <text:p text:style-name="P33">Saber usar los operadores básicos entre los distinto tipos</text:p>
          </text:list-item>
        </text:list>
        <text:p text:style-name="P18"><text:soft-page-break/></text:p>
        <text:h text:style-name="P375" text:outline-level="4">Resultados de aprendizaje</text:h>
        <text:list xml:id="list3954618054" text:style-name="L39">
          <text:list-item>
            <text:p text:style-name="P225">Reconocer la estructura de un programa informático, identificando y relacionándolos elementos propios del lenguaje de programación utilizado.</text:p>
          </text:list-item>
        </text:list>
        <text:p text:style-name="P244"/>
        <text:h text:style-name="P349" text:outline-level="3">Unidad didáctica <text:span text:style-name="T107">4</text:span>: Uso de estructuras de control</text:h>
        <text:h text:style-name="P353" text:outline-level="3" text:is-list-header="true"/>
        <text:h text:style-name="P369" text:outline-level="4">Objetivos Didácticos</text:h>
        <text:list xml:id="list2580574270" text:style-name="L15">
          <text:list-item>
            <text:p text:style-name="P39">Escribir y probar código que haga uso de estructuras de selección.</text:p>
          </text:list-item>
          <text:list-item>
            <text:p text:style-name="P40">Utilizar estructuras de repetición.</text:p>
          </text:list-item>
          <text:list-item>
            <text:p text:style-name="P40">Reconocer las posibilidades de las sentencias de salto.</text:p>
          </text:list-item>
          <text:list-item>
            <text:p text:style-name="P40">Crear programas ejecutables utilizando diferentes estructuras de control.</text:p>
          </text:list-item>
          <text:list-item>
            <text:p text:style-name="P40">Probar y depurar los programas.</text:p>
          </text:list-item>
          <text:list-item>
            <text:p text:style-name="P40">Comentar y documentar el código.</text:p>
          </text:list-item>
        </text:list>
        <text:p text:style-name="P41"/>
        <text:p text:style-name="P41"/>
        <text:h text:style-name="P369" text:outline-level="4">Contenidos Conceptuales</text:h>
        <text:list xml:id="list3606410109" text:style-name="WW8Num11">
          <text:list-item>
            <text:p text:style-name="P252">Estructuras de selección.</text:p>
          </text:list-item>
          <text:list-item>
            <text:p text:style-name="P252">Estructuras de repetición</text:p>
          </text:list-item>
          <text:list-item>
            <text:p text:style-name="P252">Estructuras de salto.</text:p>
          </text:list-item>
          <text:list-item>
            <text:p text:style-name="P256">Control de excepciones.</text:p>
          </text:list-item>
          <text:list-item>
            <text:p text:style-name="P256">Depuración de programas.</text:p>
          </text:list-item>
          <text:list-item>
            <text:p text:style-name="P256">El depurador como herramienta de control de errores.</text:p>
          </text:list-item>
          <text:list-item>
            <text:p text:style-name="P256">Documentación de programas.</text:p>
          </text:list-item>
          <text:list-item>
            <text:p text:style-name="P158">Uso de salida con formato.</text:p>
          </text:list-item>
        </text:list>
        <text:p text:style-name="P285"/>
        <text:h text:style-name="P369" text:outline-level="4">Contenidos Procedimentales</text:h>
        <text:list xml:id="list317447194" text:style-name="WW8Num7">
          <text:list-item>
            <text:p text:style-name="P164">Implementación y prueba de código que haga uso de las diferentes estructuras de control:</text:p>
          </text:list-item>
        </text:list>
        <text:list xml:id="list3389498712" text:style-name="WW8Num25">
          <text:list-item>
            <text:list>
              <text:list-item>
                <text:p text:style-name="P43">Estructuras de selección.</text:p>
              </text:list-item>
              <text:list-item>
                <text:p text:style-name="P43">Estructuras de repetición.</text:p>
              </text:list-item>
            </text:list>
          </text:list-item>
        </text:list>
        <text:list xml:id="list184533514513719" text:continue-list="list317447194" text:style-name="WW8Num7">
          <text:list-item>
            <text:p text:style-name="P164">Reconocimiento de las posibilidades de las sentencias de salto. </text:p>
          </text:list-item>
          <text:list-item>
            <text:p text:style-name="P164">Creación de programas ejecutables utilizando diferentes estructuras de control. </text:p>
          </text:list-item>
          <text:list-item>
            <text:p text:style-name="P165">Prueba y depuración de los programas usando un entorno de desarrollo integrado.</text:p>
            <text:p text:style-name="P165"/>
          </text:list-item>
        </text:list>
        <text:h text:style-name="P375" text:outline-level="4">Criterios de Evaluación</text:h>
        <text:list xml:id="list2114209337" text:style-name="L16">
          <text:list-item>
            <text:p text:style-name="P42">Maneja y conoce las estructuras de control.</text:p>
          </text:list-item>
          <text:list-item>
            <text:p text:style-name="P42">Implementa el código con las estructuras de control necesarias.</text:p>
          </text:list-item>
        </text:list>
        <text:p text:style-name="Standard"/>
        <text:p text:style-name="Standard"/>
        <text:p text:style-name="Standard"/>
        <text:h text:style-name="P375" text:outline-level="4"><text:soft-page-break/>Resultados de aprendizaje</text:h>
        <text:p text:style-name="P139"/>
        <text:list xml:id="list641212454" text:style-name="L40">
          <text:list-item>
            <text:p text:style-name="P226">Escribe y depura código,analizando y utilizando las estructuras de control del lenguaje.</text:p>
          </text:list-item>
        </text:list>
        <text:p text:style-name="P173"/>
        <text:list xml:id="list184533547336002" text:continue-list="list184533514513719" text:style-name="WW8Num7">
          <text:list-header>
            <text:p text:style-name="P165"/>
          </text:list-header>
        </text:list>
        <text:h text:style-name="P347" text:outline-level="3"><text:bookmark-start text:name="__RefHeading__132_402257804"/>Unidad didáctica <text:span text:style-name="T108">5</text:span>: <text:span text:style-name="T107">Programación orientada a</text:span> objetos<text:bookmark-end text:name="__RefHeading__132_402257804"/></text:h>
        <text:p text:style-name="P190"/>
        <text:h text:style-name="P367" text:outline-level="4">Objetivos Didácticos</text:h>
        <text:list xml:id="list3381021470" text:style-name="WW8Num9">
          <text:list-item>
            <text:p text:style-name="P51">Escribir programas simples.</text:p>
          </text:list-item>
          <text:list-item>
            <text:p text:style-name="P51">Utilizar métodos y propiedades de los objetos.</text:p>
          </text:list-item>
          <text:list-item>
            <text:p text:style-name="P51">Utilizar constructores.</text:p>
          </text:list-item>
          <text:list-item>
            <text:p text:style-name="P51"><text:span text:style-name="T55">Utilizar</text:span> el entorno integrado de desarrollo en la creación y compilación de programas simples.</text:p>
          </text:list-item>
          <text:list-item>
            <text:p text:style-name="P51"><text:span text:style-name="T55">Re</text:span>conocer la sintaxis, estructura y componentes típicos de una clase.</text:p>
          </text:list-item>
          <text:list-item>
            <text:p text:style-name="P34">Aplicar formatos en la visualización de la información.</text:p>
          </text:list-item>
        </text:list>
        <text:p text:style-name="P50"/>
        <text:h text:style-name="P366" text:outline-level="4">Contenidos Conceptuales</text:h>
        <text:list xml:id="list519294442" text:style-name="WW8Num8">
          <text:list-item>
            <text:p text:style-name="P253">Características de los objetos.</text:p>
          </text:list-item>
          <text:list-item>
            <text:p text:style-name="P253">Instanciación de objetos.</text:p>
          </text:list-item>
          <text:list-item>
            <text:p text:style-name="P253">Utilización de métodos.</text:p>
          </text:list-item>
          <text:list-item>
            <text:p text:style-name="P253">Utilización de propiedades.</text:p>
          </text:list-item>
          <text:list-item>
            <text:p text:style-name="P253">Utilización de métodos estáticos.</text:p>
          </text:list-item>
          <text:list-item>
            <text:p text:style-name="P253">Librerías de objetos. Inclusión y uso.</text:p>
          </text:list-item>
          <text:list-item>
            <text:p text:style-name="P253">Constructores.</text:p>
          </text:list-item>
          <text:list-item>
            <text:p text:style-name="P253">Destrucción de objetos y liberación de memoria.</text:p>
          </text:list-item>
          <text:list-item>
            <text:p text:style-name="P253">Entornos de desarrollo para programación orientada a</text:p>
          </text:list-item>
        </text:list>
        <text:p text:style-name="P251"><text:span text:style-name="T5"><text:s/></text:span>objetos.</text:p>
        <text:p text:style-name="P250"/>
        <text:h text:style-name="P366" text:outline-level="4">Contenidos Procedimentales</text:h>
        <text:list xml:id="list1325964960" text:style-name="WW8Num10">
          <text:list-item>
            <text:p text:style-name="P58">Diseño e implementación de una clase de objetos.</text:p>
          </text:list-item>
          <text:list-item>
            <text:p text:style-name="P61">Utilización de métodos y propiedades de los objetos.</text:p>
          </text:list-item>
          <text:list-item>
            <text:p text:style-name="P61">Uso de constructores.</text:p>
          </text:list-item>
          <text:list-item>
            <text:p text:style-name="P58">Uso de un entorno integrado de desarrollo en la creación y compilación de programas simples.</text:p>
          </text:list-item>
          <text:list-item>
            <text:p text:style-name="P58">Reconocimiento de la sintaxis, estructura y componentes de una clase.</text:p>
            <text:p text:style-name="P44"/>
          </text:list-item>
        </text:list>
        <text:h text:style-name="Heading_20_4" text:outline-level="4"><text:span text:style-name="T95">Contenidos Actitudinales</text:span></text:h>
        <text:list xml:id="list184532517518279" text:continue-numbering="true" text:style-name="WW8Num10">
          <text:list-item>
            <text:p text:style-name="P58">Iniciativa para aportar ideas en el diseño.</text:p>
          </text:list-item>
          <text:list-item>
            <text:p text:style-name="P71">Actitud ordenada y metódica durante la realización de las tareas y perseverancia ante las dificultades.</text:p>
          </text:list-item>
        </text:list>
        <text:p text:style-name="P57"><text:soft-page-break/></text:p>
        <text:h text:style-name="P366" text:outline-level="4">Criterios de Evaluación</text:h>
        <text:list xml:id="list760589880" text:style-name="L17">
          <text:list-item>
            <text:p text:style-name="P287">Se<text:span text:style-name="T14"> </text:span><text:span text:style-name="T7">h</text:span>an<text:span text:style-name="T7"> </text:span>ide<text:span text:style-name="T7">n</text:span>tif<text:span text:style-name="T30">i</text:span>ca<text:span text:style-name="T7">d</text:span>o<text:span text:style-name="T14"> </text:span><text:span text:style-name="T24">l</text:span><text:span text:style-name="T14">o</text:span>s<text:span text:style-name="T24"> f</text:span><text:span text:style-name="T7">und</text:span>a<text:span text:style-name="T14">m</text:span>en<text:span text:style-name="T24">t</text:span><text:span text:style-name="T14">o</text:span>s de<text:span text:style-name="T14"> </text:span><text:span text:style-name="T30">l</text:span>a progr<text:span text:style-name="T30">a</text:span><text:span text:style-name="T7">m</text:span>aci<text:span text:style-name="T14">ó</text:span>n<text:span text:style-name="T30"> </text:span><text:span text:style-name="T14">o</text:span>rie<text:span text:style-name="T7">n</text:span>tada<text:span text:style-name="T30"> </text:span>a<text:span text:style-name="T7"> </text:span><text:span text:style-name="T14">o</text:span><text:span text:style-name="T7">b</text:span>je<text:span text:style-name="T7">t</text:span><text:span text:style-name="T14">o</text:span>s. </text:p>
          </text:list-item>
          <text:list-item>
            <text:p text:style-name="P287">Se han<text:span text:style-name="T7"> </text:span><text:span text:style-name="T14">e</text:span><text:span text:style-name="T24">s</text:span>cri<text:span text:style-name="T24">t</text:span>o<text:span text:style-name="T14"> </text:span>pro<text:span text:style-name="T7">g</text:span>r<text:span text:style-name="T30">a</text:span><text:span text:style-name="T14">m</text:span><text:span text:style-name="T30">a</text:span>s si<text:span text:style-name="T14">m</text:span><text:span text:style-name="T7">p</text:span>l<text:span text:style-name="T24">e</text:span>s.</text:p>
          </text:list-item>
          <text:list-item>
            <text:p text:style-name="P287">Se han<text:span text:style-name="T7"> </text:span>i<text:span text:style-name="T7">n</text:span><text:span text:style-name="T24">s</text:span>tanci<text:span text:style-name="T7">ad</text:span>o<text:span text:style-name="T7"> </text:span><text:span text:style-name="T14">o</text:span><text:span text:style-name="T7">b</text:span>j<text:span text:style-name="T24">et</text:span><text:span text:style-name="T14">o</text:span>s a<text:span text:style-name="T14"> </text:span><text:span text:style-name="T7">p</text:span>a<text:span text:style-name="T30">r</text:span>tir de<text:span text:style-name="T24"> </text:span>clases<text:span text:style-name="T24"> </text:span>pre<text:span text:style-name="T7">d</text:span>ef<text:span text:style-name="T24">i</text:span><text:span text:style-name="T7">n</text:span>i<text:span text:style-name="T7">d</text:span>as.</text:p>
          </text:list-item>
          <text:list-item>
            <text:p text:style-name="P287">Se han<text:span text:style-name="T7"> </text:span>util<text:span text:style-name="T7">iz</text:span>a<text:span text:style-name="T7">d</text:span>o<text:span text:style-name="T7"> m</text:span>é<text:span text:style-name="T7">t</text:span><text:span text:style-name="T14">o</text:span><text:span text:style-name="T7">do</text:span>s y<text:span text:style-name="T14"> </text:span>p<text:span text:style-name="T30">r</text:span><text:span text:style-name="T14">o</text:span><text:span text:style-name="T7">p</text:span>ie<text:span text:style-name="T7">d</text:span>a<text:span text:style-name="T7">d</text:span>es<text:span text:style-name="T14"> </text:span><text:span text:style-name="T30">d</text:span>e<text:span text:style-name="T14"> </text:span><text:span text:style-name="T30">l</text:span><text:span text:style-name="T14">o</text:span>s<text:span text:style-name="T24"> </text:span><text:span text:style-name="T14">o</text:span><text:span text:style-name="T7">b</text:span>j<text:span text:style-name="T24">e</text:span>t<text:span text:style-name="T14">o</text:span>s.</text:p>
          </text:list-item>
          <text:list-item>
            <text:p text:style-name="P287">Se<text:span text:style-name="T14"> </text:span><text:span text:style-name="T7">h</text:span>an<text:span text:style-name="T30"> </text:span>es<text:span text:style-name="T14">c</text:span>ri<text:span text:style-name="T24">t</text:span>o<text:span text:style-name="T14"> </text:span>ll<text:span text:style-name="T30">a</text:span><text:span text:style-name="T14">m</text:span>a<text:span text:style-name="T7">d</text:span>as<text:span text:style-name="T40"> </text:span>a <text:span text:style-name="T7">m</text:span>é<text:span text:style-name="T14">to</text:span><text:span text:style-name="T30">d</text:span><text:span text:style-name="T14">o</text:span>s<text:span text:style-name="T24"> </text:span>es<text:span text:style-name="T14">t</text:span><text:span text:style-name="T30">á</text:span>tic<text:span text:style-name="T7">o</text:span>s.</text:p>
          </text:list-item>
          <text:list-item>
            <text:p text:style-name="P287">Se<text:span text:style-name="T14"> </text:span><text:span text:style-name="T7">h</text:span>an<text:span text:style-name="T7"> </text:span>util<text:span text:style-name="T7">iz</text:span>a<text:span text:style-name="T7">d</text:span>o<text:span text:style-name="T7"> </text:span>par<text:span text:style-name="T30">á</text:span><text:span text:style-name="T14">m</text:span>e<text:span text:style-name="T7">t</text:span>r<text:span text:style-name="T14">o</text:span>s<text:span text:style-name="T24"> </text:span>en la ll<text:span text:style-name="T30">a</text:span><text:span text:style-name="T14">m</text:span>a<text:span text:style-name="T7">d</text:span>a a<text:span text:style-name="T24"> </text:span><text:span text:style-name="T7">m</text:span>é<text:span text:style-name="T14">to</text:span><text:span text:style-name="T30">d</text:span><text:span text:style-name="T7">o</text:span>s. </text:p>
          </text:list-item>
          <text:list-item>
            <text:p text:style-name="P288">Se han<text:span text:style-name="T7"> </text:span>util<text:span text:style-name="T7">iz</text:span>a<text:span text:style-name="T7">d</text:span>o<text:span text:style-name="T7"> </text:span>c<text:span text:style-name="T14">o</text:span><text:span text:style-name="T7">n</text:span><text:span text:style-name="T24">s</text:span>tr<text:span text:style-name="T30">u</text:span>ct<text:span text:style-name="T43">o</text:span><text:span text:style-name="T30">r</text:span>es.</text:p>
          </text:list-item>
        </text:list>
        <text:p text:style-name="P246"/>
        <text:h text:style-name="P375" text:outline-level="4">Resultados de aprendizaje</text:h>
        <text:list xml:id="list1842011580" text:style-name="L41">
          <text:list-item>
            <text:p text:style-name="P227">Escribe y prueba programas sencillos, reconociendo y aplicando los fundamentos de la programación orientada a objetos.</text:p>
          </text:list-item>
        </text:list>
        <text:list xml:id="list184532001327734" text:continue-list="list760589880" text:style-name="L17">
          <text:list-header>
            <text:p text:style-name="P254"/>
          </text:list-header>
        </text:list>
        <text:h text:style-name="P361" text:outline-level="3"><text:span text:style-name="T60">Unidad didáctica </text:span><text:span text:style-name="T66">7</text:span><text:span text:style-name="T60">: </text:span><text:span text:style-name="T68">String</text:span></text:h>
        <text:h text:style-name="P352" text:outline-level="3" text:is-list-header="true"/>
        <text:h text:style-name="P382" text:outline-level="4">Objetivos didácticos</text:h>
        <text:list xml:id="list1180544064" text:style-name="WW8Num29">
          <text:list-item>
            <text:p text:style-name="P97"><text:span text:style-name="T109">Manejar los tipos String</text:span></text:p>
          </text:list-item>
          <text:list-item>
            <text:p text:style-name="P97"><text:span text:style-name="T109">Conocer el concepto de objeto inmutable</text:span> </text:p>
          </text:list-item>
          <text:list-item>
            <text:p text:style-name="P97">C<text:span text:style-name="T109">onocer pool de String</text:span></text:p>
          </text:list-item>
          <text:list-item>
            <text:p text:style-name="P157">Utilizar <text:s/>expresiones regulares</text:p>
          </text:list-item>
          <text:list-item>
            <text:p text:style-name="P157">Conocer la clase StringBuilder</text:p>
            <text:p text:style-name="P114"/>
          </text:list-item>
        </text:list>
        <text:h text:style-name="P382" text:outline-level="4">Contenidos Conceptuales</text:h>
        <text:list xml:id="list3973265676" text:style-name="WW8Num27">
          <text:list-item>
            <text:p text:style-name="P156">String</text:p>
          </text:list-item>
          <text:list-item>
            <text:p text:style-name="P156">Métodos de la clase String</text:p>
          </text:list-item>
          <text:list-item>
            <text:p text:style-name="P156">Objetos inmutables</text:p>
          </text:list-item>
          <text:list-item>
            <text:p text:style-name="P156">Expresiones regulares</text:p>
          </text:list-item>
          <text:list-item>
            <text:p text:style-name="P156">StringBuilder</text:p>
            <text:p text:style-name="P264"/>
          </text:list-item>
        </text:list>
        <text:h text:style-name="P382" text:outline-level="4">Contenidos Procedimentales</text:h>
        <text:list xml:id="list1142358676" text:style-name="L18">
          <text:list-item>
            <text:p text:style-name="P84">Creación de <text:span text:style-name="T147">String</text:span></text:p>
          </text:list-item>
          <text:list-item>
            <text:p text:style-name="P95">Manejo de los distintos métodos de la clase String</text:p>
          </text:list-item>
          <text:list-item>
            <text:p text:style-name="P95">Creación de objetos inmutables</text:p>
          </text:list-item>
          <text:list-item>
            <text:p text:style-name="P95">Manejar los distintos métodos de la clase StringBuilder</text:p>
            <text:p text:style-name="P81"/>
          </text:list-item>
        </text:list>
        <text:h text:style-name="P382" text:outline-level="4">Contenidos Actitudinales</text:h>
        <text:list xml:id="list184532443471023" text:continue-list="list3381021470" text:style-name="WW8Num9">
          <text:list-item>
            <text:p text:style-name="P169">Valorar el uso de String en relación al uso de la memoria de un programa Java</text:p>
          </text:list-item>
          <text:list-item>
            <text:p text:style-name="P169">Entender el porque del uso de los objetos de la clase StringBuilder en relación con la clase String</text:p>
          </text:list-item>
          <text:list-item>
            <text:p text:style-name="P170"><text:soft-page-break/>Entender la necesidad del uso de expresiones regulares en el tratamiento de programas como el análisis de texto.</text:p>
            <text:p text:style-name="P168"/>
          </text:list-item>
        </text:list>
        <text:h text:style-name="P370" text:outline-level="4">Criterios de Evaluación</text:h>
        <text:list xml:id="list764182871" text:style-name="WW8Num20">
          <text:list-item>
            <text:p text:style-name="P309"><text:span text:style-name="T110">Se</text:span><text:span text:style-name="T16"> </text:span><text:span text:style-name="T10">h</text:span><text:span text:style-name="T110">a</text:span><text:span text:style-name="T111">ce uso correcto de la clase String</text:span></text:p>
          </text:list-item>
          <text:list-item>
            <text:p text:style-name="P290">Se ha<text:span text:style-name="T148">ce uso correcto de la clase StringBuilder</text:span></text:p>
          </text:list-item>
          <text:list-item>
            <text:p text:style-name="P291"><text:span text:style-name="T148">Uso correcto de las expresiones regulares.</text:span></text:p>
          </text:list-item>
        </text:list>
        <text:p text:style-name="P247"/>
        <text:h text:style-name="P375" text:outline-level="4">Resultados de aprendizaje</text:h>
        <text:list xml:id="list1654400381" text:style-name="L42">
          <text:list-item>
            <text:p text:style-name="P228">Escribe programas que manipulen <text:s/>información seleccionando y utilizando tipos avanzados de datos.</text:p>
          </text:list-item>
        </text:list>
        <text:list xml:id="list184532133152261" text:continue-list="list3973265676" text:style-name="WW8Num27">
          <text:list-header>
            <text:p text:style-name="P257"/>
          </text:list-header>
        </text:list>
      </text:section>
      <text:h text:style-name="Heading_20_3" text:outline-level="3"><text:span text:style-name="T60">Unidad didáctica </text:span><text:span text:style-name="T66">7</text:span><text:span text:style-name="T60">: </text:span><text:span text:style-name="T66">Colecciones básicas</text:span></text:h>
      <text:h text:style-name="P347" text:outline-level="3" text:is-list-header="true"/>
      <text:h text:style-name="P366" text:outline-level="4">Objetivos didácticos</text:h>
      <text:list xml:id="list184533208272740" text:continue-list="list1180544064" text:style-name="WW8Num29">
        <text:list-item>
          <text:p text:style-name="P96"><text:span text:style-name="T109">Manejar las colecciones básicas como son los arrays y los arrayslist</text:span>. </text:p>
        </text:list-item>
        <text:list-item>
          <text:p text:style-name="P96"><text:span text:style-name="T109">Conocer cuando utilizar una u otra colección</text:span>. </text:p>
        </text:list-item>
        <text:list-item>
          <text:p text:style-name="P96">C<text:span text:style-name="T109">onocer las ventajas y desventajas de cada una de ellas.</text:span></text:p>
          <text:p text:style-name="P113"/>
        </text:list-item>
      </text:list>
      <text:h text:style-name="P366" text:outline-level="4">Contenidos Conceptuales</text:h>
      <text:list xml:id="list184531838961064" text:continue-list="list184532133152261" text:style-name="WW8Num27">
        <text:list-item>
          <text:p text:style-name="P131"><text:span text:style-name="T109">Arrays</text:span>.</text:p>
        </text:list-item>
        <text:list-item>
          <text:p text:style-name="P131">ArrayList.</text:p>
        </text:list-item>
        <text:list-item>
          <text:p text:style-name="P131"><text:span text:style-name="T109">Constructores de dichas colecciones</text:span>.</text:p>
        </text:list-item>
        <text:list-item>
          <text:p text:style-name="P131"><text:span text:style-name="T109">Métodos de dichas colecciones</text:span>.</text:p>
          <text:p text:style-name="P263"/>
        </text:list-item>
      </text:list>
      <text:h text:style-name="P366" text:outline-level="4">Contenidos Procedimentales</text:h>
      <text:list xml:id="list184531867260929" text:continue-list="list1142358676" text:style-name="L18">
        <text:list-item>
          <text:p text:style-name="P83">Creación de Array.</text:p>
        </text:list-item>
        <text:list-item>
          <text:p text:style-name="P85">Instanciación de objetos.</text:p>
        </text:list-item>
        <text:list-item>
          <text:p text:style-name="P85">Declaración de las propiedades y métodos de la clase.</text:p>
        </text:list-item>
        <text:list-item>
          <text:p text:style-name="P85">Creación de constructores.</text:p>
        </text:list-item>
        <text:list-item>
          <text:p text:style-name="P85">Implementación de aplicaciones que <text:span text:style-name="T149">creen instancias</text:span> y utilicen objetos de las clases creadas anteriormente.</text:p>
          <text:p text:style-name="P80"/>
          <text:p text:style-name="P80"/>
        </text:list-item>
      </text:list>
      <text:h text:style-name="P366" text:outline-level="4">Contenidos Actitudinales</text:h>
      <text:list xml:id="list184532214041310" text:continue-list="list184532443471023" text:style-name="WW8Num9">
        <text:list-item>
          <text:p text:style-name="P166">Actitud ordenada y metódica durante la realización de las tareas y perseverancia ante las dificultades.</text:p>
        </text:list-item>
        <text:list-item>
          <text:p text:style-name="P166">Predisposición al cambio y mejora de forma autónoma.</text:p>
        </text:list-item>
        <text:list-item>
          <text:p text:style-name="P166">Iniciativa para aportar ideas, colaboración con el grupo y respeto en la comunicación.</text:p>
        </text:list-item>
        <text:list-item>
          <text:p text:style-name="P167">Creatividad en las aportaciones.</text:p>
        </text:list-item>
        <text:list-item>
          <text:p text:style-name="P167"><text:soft-page-break/></text:p>
        </text:list-item>
      </text:list>
      <text:h text:style-name="P366" text:outline-level="4">Criterios de Evaluación</text:h>
      <text:list xml:id="list184533657291863" text:continue-list="list764182871" text:style-name="WW8Num20">
        <text:list-item>
          <text:p text:style-name="P307"><text:span text:style-name="T110">Se</text:span><text:span text:style-name="T16"> </text:span><text:span text:style-name="T10">h</text:span><text:span text:style-name="T110">a </text:span><text:span text:style-name="T28">r</text:span><text:span text:style-name="T110">e</text:span><text:span text:style-name="T28">c</text:span><text:span text:style-name="T16">o</text:span><text:span text:style-name="T10">n</text:span><text:span text:style-name="T16">o</text:span><text:span text:style-name="T110">ci</text:span><text:span text:style-name="T32">d</text:span><text:span text:style-name="T110">o</text:span><text:span text:style-name="T16"> </text:span><text:span text:style-name="T17">la estructura de datos adecuados a cada especificación de un programa.</text:span></text:p>
        </text:list-item>
        <text:list-item>
          <text:p text:style-name="P289">Se ha<text:span text:style-name="T134">n usados los métodos y propiedades adecuadas de cada colección.</text:span></text:p>
        </text:list-item>
      </text:list>
      <text:p text:style-name="P286"/>
      <text:p text:style-name="P286"/>
      <text:p text:style-name="P286"/>
      <text:p text:style-name="P245"/>
      <text:h text:style-name="P375" text:outline-level="4">Resultados de aprendizaje</text:h>
      <text:list xml:id="list1225743371" text:style-name="L43">
        <text:list-item>
          <text:p text:style-name="P229">Escribe programas que manipulen <text:s/>información seleccionando y utilizando tipos avanzados de datos.</text:p>
        </text:list-item>
      </text:list>
      <text:list xml:id="list184532964285619" text:continue-list="list184533657291863" text:style-name="WW8Num20">
        <text:list-header>
          <text:p text:style-name="P292"/>
          <text:p text:style-name="P289"/>
        </text:list-header>
      </text:list>
      <text:h text:style-name="Heading_20_3" text:outline-level="3"><text:span text:style-name="T100">Unidad didáctica </text:span><text:span text:style-name="T103">9</text:span><text:span text:style-name="T100">: </text:span><text:span text:style-name="T103">Creación de paquetes.</text:span></text:h>
      <text:p text:style-name="P207"/>
      <text:h text:style-name="P375" text:outline-level="4">Objetivos didácticos</text:h>
      <text:list xml:id="list184533260987097" text:continue-numbering="true" text:style-name="WW8Num20">
        <text:list-item>
          <text:p text:style-name="P132">Crear archivos jar</text:p>
        </text:list-item>
        <text:list-item>
          <text:p text:style-name="P133">Manejar <text:span text:style-name="T121">la variable CLASSPATH tanto en compilación como en ejecución.</text:span></text:p>
          <text:p text:style-name="P98"><text:s/></text:p>
        </text:list-item>
      </text:list>
      <text:h text:style-name="P375" text:outline-level="4">Contenidos Conceptuales</text:h>
      <text:list xml:id="list184532507511256" text:continue-numbering="true" text:style-name="WW8Num20">
        <text:list-item>
          <text:p text:style-name="P265">Archivos jar.</text:p>
        </text:list-item>
        <text:list-item>
          <text:p text:style-name="P265">Variable CLASSPATH.</text:p>
        </text:list-item>
        <text:list-item>
          <text:p text:style-name="P265">Comando jar.</text:p>
          <text:p text:style-name="P258"/>
        </text:list-item>
      </text:list>
      <text:h text:style-name="P375" text:outline-level="4">Contenidos Procedimentales</text:h>
      <text:list xml:id="list184533472445133" text:continue-numbering="true" text:style-name="WW8Num20">
        <text:list-item>
          <text:p text:style-name="P90">Empaquetar programas usando el comando jar.</text:p>
        </text:list-item>
        <text:list-item>
          <text:p text:style-name="P91">Creación d<text:span text:style-name="T121">e librerías.</text:span></text:p>
        </text:list-item>
        <text:list-item>
          <text:p text:style-name="P91">Manipulación de <text:span text:style-name="T121">archivos jar.</text:span></text:p>
        </text:list-item>
        <text:list-item>
          <text:p text:style-name="P90">Ejecución de archivos jar.</text:p>
        </text:list-item>
        <text:list-item>
          <text:p text:style-name="P90">Manejar la visibilidad en Java a nivel de paquetes.</text:p>
          <text:p text:style-name="P86"/>
        </text:list-item>
      </text:list>
      <text:h text:style-name="P375" text:outline-level="4">Contenidos Actitudinales</text:h>
      <text:list xml:id="list184532762042853" text:continue-numbering="true" text:style-name="WW8Num20">
        <text:list-item>
          <text:p text:style-name="P310">Valora la creación de <text:span text:style-name="T121">librerías para la estructuración de proyectos complejos.</text:span></text:p>
          <text:p text:style-name="P266"/>
        </text:list-item>
      </text:list>
      <text:h text:style-name="P375" text:outline-level="4">Criterios de Evaluación</text:h>
      <text:list xml:id="list184533466010271" text:continue-numbering="true" text:style-name="WW8Num20">
        <text:list-item>
          <text:p text:style-name="P293"><text:span text:style-name="T9">C</text:span><text:span text:style-name="T7">rea archivos de tipo jar.</text:span></text:p>
        </text:list-item>
        <text:list-item>
          <text:p text:style-name="P293">Compila y ejecuta programas incorporando librerías de tipo jar.</text:p>
        </text:list-item>
        <text:list-item>
          <text:p text:style-name="P293">Ejecuta archivos jar.</text:p>
        </text:list-item>
      </text:list>
      <text:p text:style-name="P297"><text:soft-page-break/></text:p>
      <text:h text:style-name="P375" text:outline-level="4">Resultados de aprendizaje</text:h>
      <text:list xml:id="list3923850846" text:style-name="L44">
        <text:list-item>
          <text:p text:style-name="P230">Reconocer la estructura de un programa informático, identificando y relacionando los elementos propios del lenguaje de programación utilizado.</text:p>
        </text:list-item>
      </text:list>
      <text:p text:style-name="P171"/>
      <text:p text:style-name="P171"/>
      <text:h text:style-name="P354" text:outline-level="3"><text:span text:style-name="T100">Unidad didáctica </text:span><text:span text:style-name="T103">10</text:span><text:span text:style-name="T100">: </text:span><text:span text:style-name="T102">Entornos de desarrollo</text:span></text:h>
      <text:p text:style-name="P208"/>
      <text:h text:style-name="P371" text:outline-level="4">Objetivos didácticos</text:h>
      <text:list xml:id="list184531822694739" text:continue-list="list184533466010271" text:style-name="WW8Num20">
        <text:list-item>
          <text:p text:style-name="P134">Conocer el funcionamiento de un IDE.</text:p>
        </text:list-item>
        <text:list-item>
          <text:p text:style-name="P99"><text:span text:style-name="T108">Manejar </text:span><text:span text:style-name="T67">IntelliJ IDEA</text:span>. <text:s/></text:p>
          <text:p text:style-name="P115"/>
        </text:list-item>
      </text:list>
      <text:h text:style-name="P371" text:outline-level="4">Contenidos Conceptuales</text:h>
      <text:list xml:id="list184533212676888" text:continue-numbering="true" text:style-name="WW8Num20">
        <text:list-item>
          <text:p text:style-name="P267">IDE<text:span text:style-name="T135">s</text:span>.</text:p>
        </text:list-item>
        <text:list-item>
          <text:p text:style-name="P267"><text:span text:style-name="T135">IntelliJ IDEA</text:span>.</text:p>
        </text:list-item>
        <text:list-item>
          <text:p text:style-name="P259"><text:span text:style-name="T114">Plugin en IntelliJ IDEA</text:span>.</text:p>
          <text:p text:style-name="P260"/>
        </text:list-item>
      </text:list>
      <text:h text:style-name="P371" text:outline-level="4">Contenidos Procedimentales</text:h>
      <text:list xml:id="list184533782123827" text:continue-numbering="true" text:style-name="WW8Num20">
        <text:list-item>
          <text:p text:style-name="P87"><text:span text:style-name="T108">Instalación de </text:span><text:span text:style-name="T67">IntelliJ IDEA</text:span> </text:p>
        </text:list-item>
        <text:list-item>
          <text:p text:style-name="P93">Instalación de plugin en <text:span text:style-name="T67">IntelliJ IDEA</text:span>.</text:p>
        </text:list-item>
        <text:list-item>
          <text:p text:style-name="P92">Manipulación de <text:span text:style-name="T67">IntelliJ IDEA</text:span>.</text:p>
          <text:p text:style-name="P88"/>
        </text:list-item>
      </text:list>
      <text:h text:style-name="P377" text:outline-level="4">Contenidos Actitudinales</text:h>
      <text:list xml:id="list184533081874714" text:continue-numbering="true" text:style-name="WW8Num20">
        <text:list-item>
          <text:p text:style-name="P308"><text:span text:style-name="T60">Valoración de </text:span><text:span text:style-name="T61">un </text:span><text:span text:style-name="T63">IDE ante el desarrollo de un proyecto de software.</text:span></text:p>
          <text:p text:style-name="P267"/>
        </text:list-item>
      </text:list>
      <text:h text:style-name="P371" text:outline-level="4">Criterios de Evaluación</text:h>
      <text:list xml:id="list184532760428998" text:continue-numbering="true" text:style-name="WW8Num20">
        <text:list-item>
          <text:p text:style-name="P294"><text:span text:style-name="T9">I</text:span><text:span text:style-name="T7">nstala de </text:span><text:span text:style-name="T11">IntelliJ IDEA</text:span><text:span text:style-name="T7">.</text:span></text:p>
        </text:list-item>
        <text:list-item>
          <text:p text:style-name="P296">Maneja <text:s/><text:span text:style-name="T57">IntelliJ IDEA</text:span></text:p>
        </text:list-item>
        <text:list-item>
          <text:p text:style-name="P295"><text:span text:style-name="T9">I</text:span><text:span text:style-name="T7">nstala plugins en </text:span><text:span text:style-name="T11">IntelliJ IDEA</text:span><text:span text:style-name="T7">.</text:span></text:p>
        </text:list-item>
      </text:list>
      <text:p text:style-name="P311"/>
      <text:h text:style-name="P375" text:outline-level="4">Resultados de aprendizaje</text:h>
      <text:list xml:id="list1061437351" text:style-name="L45">
        <text:list-item>
          <text:p text:style-name="P231">Reconocer la estructura de un programa informático, identificando y relacionando los elementos propios del lenguaje de programación utilizado.</text:p>
        </text:list-item>
      </text:list>
      <text:p text:style-name="P172"/>
      <text:p text:style-name="P172"/>
      <text:p text:style-name="P172"><text:soft-page-break/></text:p>
      <text:h text:style-name="P347" text:outline-level="3"><text:bookmark-start text:name="__RefHeading__138_402257804"/>Unidad didáctica <text:span text:style-name="T112">9</text:span>: Lectura y escritura de información<text:bookmark-end text:name="__RefHeading__138_402257804"/></text:h>
      <text:h text:style-name="Heading_20_3" text:outline-level="3" text:is-list-header="true"/>
      <text:h text:style-name="P366" text:outline-level="4">Objetivos Didácticos</text:h>
      <text:list xml:id="list184533208961127" text:continue-list="list3606410109" text:style-name="WW8Num11">
        <text:list-item>
          <text:p text:style-name="P52">Reconocer las posibilidades de entrada/salida del lenguaje y las librerías asociadas. </text:p>
        </text:list-item>
        <text:list-item>
          <text:p text:style-name="P52">Utilizar ficheros para almacenar y recuperar información. </text:p>
        </text:list-item>
        <text:list-item>
          <text:p text:style-name="P54"><text:span text:style-name="T56">C</text:span><text:span text:style-name="T60">rear programas que utilicen diversos métodos de acceso al contenido de los ficheros.</text:span></text:p>
          <text:p text:style-name="P123"/>
        </text:list-item>
      </text:list>
      <text:h text:style-name="P366" text:outline-level="4">Contenidos Conceptuales</text:h>
      <text:list xml:id="list1387758873" text:style-name="WW8Num12">
        <text:list-item>
          <text:p text:style-name="P268">Tipos de flujos. Flujos de bytes y de caracteres.</text:p>
        </text:list-item>
        <text:list-item>
          <text:p text:style-name="P268">Clases relativas a flujos.</text:p>
        </text:list-item>
        <text:list-item>
          <text:p text:style-name="P268">Utilización de flujos.</text:p>
        </text:list-item>
        <text:list-item>
          <text:p text:style-name="P268">Entrada desde teclado.</text:p>
        </text:list-item>
        <text:list-item>
          <text:p text:style-name="P268">Salida a pantalla.</text:p>
        </text:list-item>
        <text:list-item>
          <text:p text:style-name="P268">Ficheros de datos. Registros</text:p>
        </text:list-item>
        <text:list-item>
          <text:p text:style-name="P268">Apertura y cierre de ficheros. Modos de acceso.</text:p>
        </text:list-item>
        <text:list-item>
          <text:p text:style-name="P268">Escritura y lectura de información en ficheros.</text:p>
        </text:list-item>
        <text:list-item>
          <text:p text:style-name="P268">Utilización de los sistemas de ficheros.</text:p>
        </text:list-item>
        <text:list-item>
          <text:p text:style-name="P268">Creación y eliminación de ficheros y directorios.</text:p>
        </text:list-item>
      </text:list>
      <text:p text:style-name="P255"/>
      <text:h text:style-name="P366" text:outline-level="4">Contenidos Procedimentales</text:h>
      <text:list xml:id="list2335838394" text:style-name="WW8Num39">
        <text:list-item>
          <text:p text:style-name="P59">Diseño de aplicaciones utilizando ficheros para almacenar y recuperar información. </text:p>
        </text:list-item>
        <text:list-item>
          <text:p text:style-name="P72">Elección del método de acceso adecuado al contenido de los ficheros.</text:p>
          <text:p text:style-name="P72"/>
        </text:list-item>
      </text:list>
      <text:h text:style-name="P366" text:outline-level="4">Contenidos Actitudinales</text:h>
      <text:list xml:id="list184531910374023" text:continue-numbering="true" text:style-name="WW8Num39">
        <text:list-item>
          <text:p text:style-name="P174">Autonomía ante las dificultades que pueden surgir en la puesta en funcionamiento y en el uso.</text:p>
        </text:list-item>
        <text:list-item>
          <text:p text:style-name="P174">Curiosidad e iniciativa para aportar ideas y soluciones.</text:p>
        </text:list-item>
        <text:list-item>
          <text:p text:style-name="P175">Planificación metódica de las tareas de diseño.</text:p>
          <text:p text:style-name="P175"/>
        </text:list-item>
      </text:list>
      <text:h text:style-name="P366" text:outline-level="4">Criterios de Evaluación</text:h>
      <text:list xml:id="list1557640418" text:style-name="WW8Num21">
        <text:list-item>
          <text:p text:style-name="P298">Se<text:span text:style-name="T14"> </text:span><text:span text:style-name="T7">h</text:span>a uti<text:span text:style-name="T7">l</text:span>i<text:span text:style-name="T7">z</text:span>a<text:span text:style-name="T30">d</text:span>o<text:span text:style-name="T14"> </text:span>la<text:span text:style-name="T24"> </text:span>c<text:span text:style-name="T14">o</text:span><text:span text:style-name="T7">n</text:span><text:span text:style-name="T24">s</text:span><text:span text:style-name="T14">o</text:span>la<text:span text:style-name="T30"> </text:span>para<text:span text:style-name="T7"> </text:span>r<text:span text:style-name="T14">e</text:span>al<text:span text:style-name="T7">iz</text:span>ar<text:span text:style-name="T24"> </text:span><text:span text:style-name="T14">o</text:span><text:span text:style-name="T7">p</text:span>erac<text:span text:style-name="T24">i</text:span><text:span text:style-name="T14">o</text:span><text:span text:style-name="T7">n</text:span>es<text:span text:style-name="T40"> </text:span><text:span text:style-name="T7">d</text:span>e<text:span text:style-name="T14"> </text:span>entra<text:span text:style-name="T7">d</text:span>a<text:span text:style-name="T24"> </text:span>y<text:span text:style-name="T14"> </text:span>sali<text:span text:style-name="T7">d</text:span>a <text:span text:style-name="T30">d</text:span>e<text:span text:style-name="T14"> </text:span>i<text:span text:style-name="T7">n</text:span>f<text:span text:style-name="T14">o</text:span><text:span text:style-name="T30">r</text:span><text:span text:style-name="T14">m</text:span>ac<text:span text:style-name="T30">i</text:span><text:span text:style-name="T14">ó</text:span><text:span text:style-name="T7">n</text:span>. <text:span text:style-name="T14"><text:s/></text:span>Se han<text:span text:style-name="T7"> </text:span>ap<text:span text:style-name="T7">l</text:span>ica<text:span text:style-name="T30">d</text:span>o<text:span text:style-name="T14"> </text:span><text:span text:style-name="T24">f</text:span><text:span text:style-name="T14">o</text:span>r<text:span text:style-name="T14">m</text:span><text:span text:style-name="T30">a</text:span>t<text:span text:style-name="T7">o</text:span>s <text:span text:style-name="T14">e</text:span>n<text:span text:style-name="T7"> </text:span>la<text:span text:style-name="T24"> </text:span><text:span text:style-name="T14">v</text:span>is<text:span text:style-name="T7">u</text:span>al<text:span text:style-name="T7">iz</text:span>ac<text:span text:style-name="T30">i</text:span><text:span text:style-name="T14">ó</text:span>n<text:span text:style-name="T7"> </text:span>de<text:span text:style-name="T14"> </text:span>la i<text:span text:style-name="T40">n</text:span>f<text:span text:style-name="T14">o</text:span>r<text:span text:style-name="T7">m</text:span>aci<text:span text:style-name="T14">ó</text:span><text:span text:style-name="T7">n</text:span>.</text:p>
        </text:list-item>
        <text:list-item>
          <text:p text:style-name="P298">Se<text:span text:style-name="T71"> </text:span><text:span text:style-name="T7">h</text:span>an<text:span text:style-name="T71"> </text:span>rec<text:span text:style-name="T14">o</text:span><text:span text:style-name="T30">n</text:span><text:span text:style-name="T14">o</text:span>ci<text:span text:style-name="T30">d</text:span>o<text:span text:style-name="T49"> </text:span>las<text:span text:style-name="T72"> </text:span><text:span text:style-name="T7">p</text:span><text:span text:style-name="T14">o</text:span>si<text:span text:style-name="T7">b</text:span>ili<text:span text:style-name="T7">d</text:span>a<text:span text:style-name="T7">d</text:span>es<text:span text:style-name="T47"> </text:span><text:span text:style-name="T7">d</text:span>e<text:span text:style-name="T47"> </text:span>entra<text:span text:style-name="T7">d</text:span>a/sal<text:span text:style-name="T7">id</text:span>a<text:span text:style-name="T71"> </text:span><text:span text:style-name="T7">d</text:span>el le<text:span text:style-name="T7">ngu</text:span>aje y <text:span text:style-name="T50"><text:s/></text:span>las<text:span text:style-name="T71"> </text:span>li<text:span text:style-name="T7">b</text:span>rerí<text:span text:style-name="T37">a</text:span>s as<text:span text:style-name="T14">o</text:span>cia<text:span text:style-name="T7">d</text:span>as.</text:p>
        </text:list-item>
        <text:list-item>
          <text:p text:style-name="P298">Se han<text:span text:style-name="T7"> </text:span>util<text:span text:style-name="T7">iz</text:span>a<text:span text:style-name="T7">d</text:span>o<text:span text:style-name="T7"> </text:span>fiche<text:span text:style-name="T30">r</text:span><text:span text:style-name="T14">o</text:span>s<text:span text:style-name="T24"> </text:span>para<text:span text:style-name="T7"> </text:span>al<text:span text:style-name="T7">m</text:span>acenar<text:span text:style-name="T24"> </text:span>y<text:span text:style-name="T14"> </text:span><text:span text:style-name="T24">r</text:span>ecu<text:span text:style-name="T7">p</text:span>er<text:span text:style-name="T24">a</text:span>r i<text:span text:style-name="T7">n</text:span>f<text:span text:style-name="T14">o</text:span><text:span text:style-name="T30">r</text:span><text:span text:style-name="T14">m</text:span>ac<text:span text:style-name="T30">i</text:span><text:span text:style-name="T14">ó</text:span><text:span text:style-name="T7">n</text:span>.</text:p>
        </text:list-item>
        <text:list-item>
          <text:p text:style-name="P298">Se<text:span text:style-name="T73"> </text:span><text:span text:style-name="T7">h</text:span>an<text:span text:style-name="T74"> </text:span>c<text:span text:style-name="T24">r</text:span>eado<text:span text:style-name="T74"> </text:span><text:span text:style-name="T7">p</text:span>r<text:span text:style-name="T14">o</text:span><text:span text:style-name="T7">g</text:span>r<text:span text:style-name="T30">a</text:span><text:span text:style-name="T7">m</text:span>as<text:span text:style-name="T75"> </text:span><text:span text:style-name="T7">qu</text:span>e<text:span text:style-name="T46"> </text:span><text:span text:style-name="T7">u</text:span>tili<text:span text:style-name="T24">c</text:span>en<text:span text:style-name="T75"> </text:span><text:span text:style-name="T7">d</text:span><text:span text:style-name="T30">i</text:span><text:span text:style-name="T14">v</text:span>er<text:span text:style-name="T24">s</text:span><text:span text:style-name="T14">o</text:span>s<text:span text:style-name="T73"> </text:span><text:span text:style-name="T7">m</text:span>é<text:span text:style-name="T14">to</text:span><text:span text:style-name="T30">d</text:span><text:span text:style-name="T14">o</text:span>s<text:span text:style-name="T75"> </text:span><text:span text:style-name="T30">d</text:span>e<text:span text:style-name="T46"> </text:span>a<text:span text:style-name="T24">c</text:span>ce<text:span text:style-name="T24">s</text:span>o<text:span text:style-name="T46"> </text:span>al<text:span text:style-name="T76"> </text:span><text:span text:style-name="T24">c</text:span><text:span text:style-name="T14">o</text:span><text:span text:style-name="T7">n</text:span>t<text:span text:style-name="T7">en</text:span>i<text:span text:style-name="T7">d</text:span>o<text:span text:style-name="T46"> </text:span><text:span text:style-name="T7">d</text:span>e<text:span text:style-name="T46"> </text:span><text:span text:style-name="T30">l</text:span><text:span text:style-name="T14">o</text:span>s fic<text:span text:style-name="T7">h</text:span>er<text:span text:style-name="T14">o</text:span>s.</text:p>
        </text:list-item>
      </text:list>
      <text:p text:style-name="P305"/>
      <text:p text:style-name="P305"/>
      <text:p text:style-name="P305"/>
      <text:p text:style-name="P305"><text:soft-page-break/></text:p>
      <text:p text:style-name="P305"/>
      <text:h text:style-name="P375" text:outline-level="4">Resultados de aprendizaje</text:h>
      <text:list xml:id="list1679944582" text:style-name="L46">
        <text:list-item>
          <text:p text:style-name="P232">Realiza operaciones de entrada y salida de información, utilizando procedimientos específicos del lenguaje y librerías de clases.</text:p>
        </text:list-item>
      </text:list>
      <text:list xml:id="list184533349735064" text:continue-list="list1557640418" text:style-name="WW8Num21">
        <text:list-header>
          <text:p text:style-name="P298"/>
          <text:p text:style-name="P298"/>
        </text:list-header>
      </text:list>
      <text:h text:style-name="P355" text:outline-level="3"><text:span text:style-name="T100">Unidad didáctica </text:span><text:span text:style-name="T101">1</text:span><text:span text:style-name="T103">2</text:span><text:span text:style-name="T100">: </text:span><text:span text:style-name="T101">Depuración de programas.</text:span></text:h>
      <text:h text:style-name="P372" text:outline-level="4" text:is-list-header="true"/>
      <text:h text:style-name="P372" text:outline-level="4">Objetivos didácticos</text:h>
      <text:list xml:id="list184533861142808" text:continue-numbering="true" text:style-name="WW8Num21">
        <text:list-item>
          <text:p text:style-name="P135">Conocer el funcionamiento de depuración de programas.</text:p>
        </text:list-item>
        <text:list-item>
          <text:p text:style-name="P101"><text:span text:style-name="T113">Depurar programas con </text:span><text:span text:style-name="T57">IntelliJ IDEA</text:span><text:span text:style-name="T58"> </text:span><text:span text:style-name="T113">.</text:span> </text:p>
          <text:p text:style-name="P100"><text:s/></text:p>
        </text:list-item>
      </text:list>
      <text:h text:style-name="P372" text:outline-level="4">Contenidos Conceptuales</text:h>
      <text:list xml:id="list184532464683990" text:continue-numbering="true" text:style-name="WW8Num21">
        <text:list-item>
          <text:p text:style-name="P269">Depuración de programas.</text:p>
        </text:list-item>
        <text:list-item>
          <text:p text:style-name="P262"><text:span text:style-name="T113">Depuración en </text:span><text:span text:style-name="T59">IntelliJ IDEA</text:span><text:span text:style-name="T58"> </text:span>.</text:p>
          <text:p text:style-name="P261"/>
        </text:list-item>
      </text:list>
      <text:h text:style-name="P372" text:outline-level="4">Contenidos Procedimentales</text:h>
      <text:list xml:id="list184532719410784" text:continue-numbering="true" text:style-name="WW8Num21">
        <text:list-item>
          <text:p text:style-name="P94">Maneja el depurador de <text:span text:style-name="T67">IntelliJ IDEA</text:span> .</text:p>
          <text:p text:style-name="P89"/>
        </text:list-item>
      </text:list>
      <text:h text:style-name="P378" text:outline-level="4">Contenidos Actitudinales</text:h>
      <text:list xml:id="list184532591541254" text:continue-numbering="true" text:style-name="WW8Num21">
        <text:list-item>
          <text:p text:style-name="P312"><text:span text:style-name="T60">Valoración de </text:span><text:span text:style-name="T61">un sistema de </text:span><text:span text:style-name="T62">depuración ante los problemas que surgen durante el desarrollo de un proyecto.</text:span></text:p>
          <text:p text:style-name="P269"/>
        </text:list-item>
      </text:list>
      <text:h text:style-name="P372" text:outline-level="4">Criterios de Evaluación</text:h>
      <text:list xml:id="list184533534662648" text:continue-numbering="true" text:style-name="WW8Num21">
        <text:list-item>
          <text:p text:style-name="P299"><text:span text:style-name="T9">M</text:span><text:span text:style-name="T7">aneja correctamente el depurador de eclipse en ejemplos sencillos.</text:span></text:p>
        </text:list-item>
      </text:list>
      <text:p text:style-name="P336"/>
      <text:h text:style-name="P375" text:outline-level="4">Resultados de aprendizaje</text:h>
      <text:list xml:id="list3519318730" text:style-name="L47">
        <text:list-item>
          <text:p text:style-name="P233">Escribe y depura código,analizando y utilizando las estructuras de control del lenguaje.</text:p>
        </text:list-item>
      </text:list>
      <text:p text:style-name="P336"/>
      <text:p text:style-name="P336"/>
      <text:p text:style-name="P336"/>
      <text:p text:style-name="P336"/>
      <text:p text:style-name="P336"/>
      <text:p text:style-name="P336"/>
      <text:p text:style-name="P336"/>
      <text:p text:style-name="P336"/>
      <text:p text:style-name="P336"/>
      <text:h text:style-name="P347" text:outline-level="3"><text:bookmark-start text:name="__RefHeading__140_402257804"/><text:soft-page-break/>Unidad didáctica <text:span text:style-name="T4">13</text:span>: <text:span text:style-name="T4">XML</text:span><text:bookmark-end text:name="__RefHeading__140_402257804"/></text:h>
      <text:h text:style-name="Heading_20_3" text:outline-level="3" text:is-list-header="true"/>
      <text:h text:style-name="P366" text:outline-level="4">Objetivos Didácticos</text:h>
      <text:list xml:id="list184533270197219" text:continue-list="list184533208961127" text:style-name="WW8Num11">
        <text:list-item>
          <text:p text:style-name="P102"><text:span text:style-name="T115">Utilizar XML como estructura de persistencia</text:span>. </text:p>
        </text:list-item>
        <text:list-item>
          <text:p text:style-name="P102"><text:span text:style-name="T115">Acceder a documentos XML</text:span>.</text:p>
        </text:list-item>
        <text:list-item>
          <text:p text:style-name="P102">Reconocer las características y ventajas de <text:span text:style-name="T115">XML</text:span>.</text:p>
        </text:list-item>
        <text:list-item>
          <text:p text:style-name="P136">Crear documentos XML con las clases de java.</text:p>
          <text:p text:style-name="P116"/>
        </text:list-item>
      </text:list>
      <text:h text:style-name="P380" text:outline-level="4"><text:span text:style-name="T99">Contenidos Conceptuales</text:span></text:h>
      <text:list xml:id="list1410126184" text:style-name="WW8Num13">
        <text:list-item>
          <text:p text:style-name="P270">Aplicación del estándar XML.</text:p>
        </text:list-item>
        <text:list-item>
          <text:p text:style-name="P270">Concepto de XML Estructura de un documento XML.</text:p>
        </text:list-item>
        <text:list-item>
          <text:p text:style-name="P270">Especificación de documentos. DTD y XSD.</text:p>
        </text:list-item>
        <text:list-item>
          <text:p text:style-name="P270">Clases para la creación y manipulación de documentos XML</text:p>
        </text:list-item>
      </text:list>
      <text:p text:style-name="P255"/>
      <text:h text:style-name="Heading_20_4" text:outline-level="4"><text:span text:style-name="T95">Contenidos Procedimentales</text:span></text:h>
      <text:list xml:id="list262153" text:style-name="L19">
        <text:list-item>
          <text:p text:style-name="P313">Identificación de las clases relacionadas con el tratamiento de documentos XML. </text:p>
        </text:list-item>
        <text:list-item>
          <text:p text:style-name="P313">Implementación de programas que realicen manipulaciones sobre documentos XML.</text:p>
          <text:p text:style-name="P313"/>
        </text:list-item>
      </text:list>
      <text:h text:style-name="P366" text:outline-level="4">Contenidos Actitudinales</text:h>
      <text:list xml:id="list3226550200" text:style-name="L20">
        <text:list-item>
          <text:p text:style-name="P315">Valorar el uso de estándares como XML en persistencia.</text:p>
        </text:list-item>
      </text:list>
      <text:list xml:id="list2437433312" text:style-name="L21">
        <text:list-header>
          <text:p text:style-name="P159"/>
        </text:list-header>
      </text:list>
      <text:h text:style-name="P366" text:outline-level="4">Criterios de Evaluación</text:h>
      <text:list xml:id="list3187570057" text:style-name="WW8Num22">
        <text:list-item>
          <text:p text:style-name="P320">Se<text:span text:style-name="T14"> </text:span><text:span text:style-name="T7">h</text:span>an<text:span text:style-name="T30"> </text:span>es<text:span text:style-name="T14">c</text:span>ri<text:span text:style-name="T24">t</text:span>o<text:span text:style-name="T14"> </text:span>p<text:span text:style-name="T30">r</text:span><text:span text:style-name="T14">o</text:span><text:span text:style-name="T7">g</text:span>ra<text:span text:style-name="T14">m</text:span><text:span text:style-name="T30">a</text:span>s q<text:span text:style-name="T7">u</text:span>e<text:span text:style-name="T14"> </text:span><text:span text:style-name="T7">u</text:span>tilicen<text:span text:style-name="T24"> </text:span><text:span text:style-name="T26">documentos XML</text:span>.</text:p>
        </text:list-item>
        <text:list-item>
          <text:p text:style-name="P320">Se han<text:span text:style-name="T7"> </text:span>r<text:span text:style-name="T24">e</text:span>c<text:span text:style-name="T14">o</text:span><text:span text:style-name="T30">n</text:span><text:span text:style-name="T14">o</text:span>ci<text:span text:style-name="T7">d</text:span>o<text:span text:style-name="T7"> </text:span>las li<text:span text:style-name="T30">b</text:span>rerías<text:span text:style-name="T14"> </text:span><text:span text:style-name="T7">d</text:span>e<text:span text:style-name="T7"> </text:span>clases<text:span text:style-name="T24"> </text:span>r<text:span text:style-name="T14">e</text:span>lac<text:span text:style-name="T30">i</text:span><text:span text:style-name="T14">o</text:span><text:span text:style-name="T7">n</text:span>a<text:span text:style-name="T7">d</text:span><text:span text:style-name="T30">a</text:span>s c<text:span text:style-name="T14">o</text:span>n<text:span text:style-name="T30"> </text:span><text:span text:style-name="T33">XML</text:span>. </text:p>
        </text:list-item>
        <text:list-item>
          <text:p text:style-name="P320">Se ha<text:span text:style-name="T7"> </text:span>util<text:span text:style-name="T7">iz</text:span>a<text:span text:style-name="T30">d</text:span>o<text:span text:style-name="T14"> </text:span><text:span text:style-name="T18">XML</text:span> p<text:span text:style-name="T30">a</text:span>ra al<text:span text:style-name="T14">m</text:span><text:span text:style-name="T30">a</text:span>cenar<text:span text:style-name="T24"> </text:span>y<text:span text:style-name="T14"> </text:span>pr<text:span text:style-name="T24">o</text:span>ce<text:span text:style-name="T14">s</text:span>ar<text:span text:style-name="T30"> </text:span>in<text:span text:style-name="T7">f</text:span><text:span text:style-name="T14">o</text:span>r<text:span text:style-name="T14">m</text:span>aci<text:span text:style-name="T14">ó</text:span><text:span text:style-name="T7">n</text:span>.</text:p>
        </text:list-item>
        <text:list-item>
          <text:p text:style-name="P320">Se han<text:span text:style-name="T7"> </text:span>util<text:span text:style-name="T7">iz</text:span>a<text:span text:style-name="T7">d</text:span>o<text:span text:style-name="T7"> </text:span>it<text:span text:style-name="T14">e</text:span>ra<text:span text:style-name="T40">d</text:span><text:span text:style-name="T14">o</text:span><text:span text:style-name="T30">r</text:span>es<text:span text:style-name="T14"> </text:span><text:span text:style-name="T7">p</text:span>ara <text:span text:style-name="T30">r</text:span>ec<text:span text:style-name="T43">o</text:span><text:span text:style-name="T30">r</text:span>rer <text:span text:style-name="T24">l</text:span><text:span text:style-name="T14">o</text:span>s<text:span text:style-name="T24"> </text:span>el<text:span text:style-name="T24">e</text:span><text:span text:style-name="T14">m</text:span>e<text:span text:style-name="T30">n</text:span>t<text:span text:style-name="T14">o</text:span>s <text:span text:style-name="T30">d</text:span>e<text:span text:style-name="T14"> </text:span>las li<text:span text:style-name="T24">s</text:span>tas.</text:p>
        </text:list-item>
        <text:list-item>
          <text:p text:style-name="P320"><text:span text:style-name="T14">S</text:span>e h<text:span text:style-name="T7">a</text:span>n<text:span text:style-name="T7"> </text:span>util<text:span text:style-name="T7">izad</text:span>o <text:span text:style-name="T24">e</text:span><text:span text:style-name="T14">x</text:span><text:span text:style-name="T7">p</text:span><text:span text:style-name="T14">r</text:span><text:span text:style-name="T24">e</text:span>sio<text:span text:style-name="T7">n</text:span>es<text:span text:style-name="T14"> r</text:span>eg<text:span text:style-name="T7">u</text:span>l<text:span text:style-name="T30">a</text:span><text:span text:style-name="T14">r</text:span>es<text:span text:style-name="T7"> </text:span>en la<text:span text:style-name="T7"> </text:span>b<text:span text:style-name="T7">ú</text:span>sq<text:span text:style-name="T7">u</text:span><text:span text:style-name="T24">e</text:span><text:span text:style-name="T7">d</text:span>a<text:span text:style-name="T7"> </text:span>de p<text:span text:style-name="T7">a</text:span>t<text:span text:style-name="T14">r</text:span>o<text:span text:style-name="T7">n</text:span>es<text:span text:style-name="T24"> </text:span>en c<text:span text:style-name="T7">ad</text:span>en<text:span text:style-name="T7">a</text:span>s<text:span text:style-name="T7"> d</text:span>e <text:span text:style-name="T14">t</text:span>ex<text:span text:style-name="T14">t</text:span>o.</text:p>
        </text:list-item>
        <text:list-item>
          <text:p text:style-name="P320"><text:span text:style-name="T14">S</text:span>e h<text:span text:style-name="T7">a</text:span>n<text:span text:style-name="T7"> </text:span>ide<text:span text:style-name="T7">n</text:span>tifi<text:span text:style-name="T7">cad</text:span>o l<text:span text:style-name="T7">a</text:span>s<text:span text:style-name="T24"> </text:span>cl<text:span text:style-name="T7">a</text:span>ses<text:span text:style-name="T7"> </text:span><text:span text:style-name="T14">r</text:span>el<text:span text:style-name="T7">a</text:span>c<text:span text:style-name="T7">i</text:span>o<text:span text:style-name="T7">nada</text:span>s<text:span text:style-name="T14"> </text:span>c<text:span text:style-name="T7">o</text:span>n<text:span text:style-name="T7"> </text:span>el<text:span text:style-name="T14"> </text:span><text:span text:style-name="T24">t</text:span><text:span text:style-name="T7">ra</text:span>tamie<text:span text:style-name="T7">n</text:span>to de d<text:span text:style-name="T7">o</text:span>c<text:span text:style-name="T7">u</text:span><text:span text:style-name="T24">m</text:span>ent<text:span text:style-name="T7">o</text:span>s<text:span text:style-name="T7"> </text:span>X<text:span text:style-name="T14">ML</text:span>.</text:p>
        </text:list-item>
        <text:list-item>
          <text:p text:style-name="P320"><text:span text:style-name="T14">S</text:span>e h<text:span text:style-name="T7">a</text:span>n<text:span text:style-name="T30"> </text:span><text:span text:style-name="T14">r</text:span>ea<text:span text:style-name="T7">l</text:span>i<text:span text:style-name="T7">zad</text:span>o <text:span text:style-name="T7">p</text:span><text:span text:style-name="T14">r</text:span>o<text:span text:style-name="T40">g</text:span><text:span text:style-name="T14">r</text:span><text:span text:style-name="T7">a</text:span>mas<text:span text:style-name="T14"> </text:span><text:span text:style-name="T7">qu</text:span>e<text:span text:style-name="T7"> </text:span><text:span text:style-name="T14">r</text:span>ea<text:span text:style-name="T7">l</text:span>i<text:span text:style-name="T7">c</text:span>en ma<text:span text:style-name="T7">n</text:span>i<text:span text:style-name="T7">pu</text:span>l<text:span text:style-name="T30">a</text:span>c<text:span text:style-name="T7">i</text:span>o<text:span text:style-name="T7">n</text:span>es<text:span text:style-name="T14"> </text:span>sobre<text:span text:style-name="T24"> </text:span>d<text:span text:style-name="T7">o</text:span>c<text:span text:style-name="T7">u</text:span>mentos<text:span text:style-name="T24"> </text:span><text:span text:style-name="T7">X</text:span><text:span text:style-name="T14">ML</text:span></text:p>
        </text:list-item>
      </text:list>
      <text:p text:style-name="P319"/>
      <text:h text:style-name="P375" text:outline-level="4">Resultados de aprendizaje</text:h>
      <text:list xml:id="list4149651112" text:style-name="L48">
        <text:list-item>
          <text:p text:style-name="P223"><text:span text:style-name="T7">Escribe programas que manipulen</text:span><text:span text:style-name="T12"> </text:span><text:span text:style-name="T7">información seleccionando y</text:span><text:span text:style-name="T12"> </text:span><text:span text:style-name="T7">utilizando tipos avanzados de datos.</text:span></text:p>
        </text:list-item>
      </text:list>
      <text:p text:style-name="P334"/>
      <text:p text:style-name="P334"/>
      <text:p text:style-name="P334"/>
      <text:p text:style-name="P334"/>
      <text:p text:style-name="P334"/>
      <text:p text:style-name="P334"/>
      <text:h text:style-name="Heading_20_3" text:outline-level="3"><text:soft-page-break/>Unidad didáctica <text:span text:style-name="T4">14</text:span>: <text:span text:style-name="T4">Interfaces gráficas</text:span></text:h>
      <text:list xml:id="list184532968790241" text:continue-list="list3187570057" text:style-name="WW8Num22">
        <text:list-item>
          <text:list>
            <text:list-item>
              <text:list>
                <text:list-header>
                  <text:h text:style-name="P356" text:outline-level="3"/>
                </text:list-header>
              </text:list>
            </text:list-item>
          </text:list>
        </text:list-item>
      </text:list>
      <text:h text:style-name="P375" text:outline-level="4">Objetivos Didácticos</text:h>
      <text:list xml:id="list184533161199449" text:continue-numbering="true" text:style-name="WW8Num22">
        <text:list-item>
          <text:p text:style-name="P105"><text:span text:style-name="T4">Saber diseñar interfaces gráficas en Java</text:span>. </text:p>
        </text:list-item>
        <text:list-item>
          <text:p text:style-name="P105"><text:span text:style-name="T4">Conocer los componentes de las interfaces gráficas</text:span>.</text:p>
        </text:list-item>
        <text:list-item>
          <text:p text:style-name="P105"><text:span text:style-name="T4">Asociar eventos a los componentes de una interfaz gráfica</text:span>.</text:p>
        </text:list-item>
        <text:list-item>
          <text:p text:style-name="P138">Usar patrones de diseño de software para separar la lógica del programa, de la interfaz gráfica.</text:p>
          <text:p text:style-name="P118"/>
        </text:list-item>
      </text:list>
      <text:h text:style-name="Heading_20_4" text:outline-level="4"><text:span text:style-name="T99">Contenidos Conceptuales</text:span></text:h>
      <text:list xml:id="list184533676937630" text:continue-numbering="true" text:style-name="WW8Num22">
        <text:list-item>
          <text:p text:style-name="P272"><text:span text:style-name="T4">Swing en Java</text:span>.</text:p>
        </text:list-item>
        <text:list-item>
          <text:p text:style-name="P272"><text:span text:style-name="T4">Componentes</text:span>.</text:p>
        </text:list-item>
        <text:list-item>
          <text:p text:style-name="P274">Contenedores.</text:p>
        </text:list-item>
        <text:list-item>
          <text:p text:style-name="P274">Layouts.</text:p>
        </text:list-item>
        <text:list-item>
          <text:p text:style-name="P274">Eventos</text:p>
        </text:list-item>
        <text:list-item>
          <text:p text:style-name="P276">Patrón MVC</text:p>
          <text:p text:style-name="P274"/>
        </text:list-item>
      </text:list>
      <text:h text:style-name="Heading_20_4" text:outline-level="4"><text:span text:style-name="T99">Contenidos Procedimentales</text:span></text:h>
      <text:list xml:id="list184532087349079" text:continue-numbering="true" text:style-name="WW8Num22">
        <text:list-item>
          <text:p text:style-name="P331">Manejo de swing en eclipse.</text:p>
        </text:list-item>
        <text:list-item>
          <text:p text:style-name="P331">Diseñar interfaces con swing en eclipse.</text:p>
        </text:list-item>
        <text:list-item>
          <text:p text:style-name="P331">Asociar eventos a los componentes de una interfaz.</text:p>
          <text:p text:style-name="P328"/>
        </text:list-item>
      </text:list>
      <text:h text:style-name="P375" text:outline-level="4">Contenidos Actitudinales</text:h>
      <text:list xml:id="list184533509850267" text:continue-numbering="true" text:style-name="WW8Num22">
        <text:list-item>
          <text:p text:style-name="P316">Valorar el uso de <text:span text:style-name="T4">interfaz en programas informáticos</text:span>.</text:p>
          <text:p text:style-name="P160"/>
        </text:list-item>
      </text:list>
      <text:h text:style-name="P375" text:outline-level="4">Criterios de Evaluación</text:h>
      <text:list xml:id="list184533219226072" text:continue-numbering="true" text:style-name="WW8Num22">
        <text:list-item>
          <text:p text:style-name="P321"><text:span text:style-name="T27">Maneja swing en eclipse</text:span>.</text:p>
        </text:list-item>
        <text:list-item>
          <text:p text:style-name="P321"><text:span text:style-name="T34">Diseña interfaces con swing</text:span>. </text:p>
        </text:list-item>
        <text:list-item>
          <text:p text:style-name="P323">Diseña con distintos componentes, layout y contenedores en swing.</text:p>
        </text:list-item>
        <text:list-item>
          <text:p text:style-name="P321"><text:span text:style-name="T4">Asocia eventos a los componentes de una interfaz gráfica realizada en swing</text:span>.</text:p>
        </text:list-item>
        <text:list-item>
          <text:p text:style-name="P325">Implementa MVC como patrón de diseño.</text:p>
        </text:list-item>
      </text:list>
      <text:p text:style-name="P326"/>
      <text:h text:style-name="P375" text:outline-level="4">Resultados de aprendizaje</text:h>
      <text:p text:style-name="Text_20_body"><text:s/>Realiza operaciones de entrada ysalida de información, utilizando procedimientos específicos del lenguaje y librerías de clases</text:p>
      <text:p text:style-name="P163"/>
      <text:p text:style-name="P163"/>
      <text:p text:style-name="P163"/>
      <text:h text:style-name="P350" text:outline-level="3"><text:soft-page-break/>Unidad didáctica <text:span text:style-name="T4">15</text:span>: <text:span text:style-name="T4">Colecciones avanzadas en Java.</text:span></text:h>
      <text:h text:style-name="P358" text:outline-level="3" text:is-list-header="true"/>
      <text:h text:style-name="P373" text:outline-level="4">Objetivos Didácticos</text:h>
      <text:list xml:id="list184532356573204" text:continue-list="list184533270197219" text:style-name="WW8Num11">
        <text:list-item>
          <text:p text:style-name="P103"><text:span text:style-name="T115">Utilizar las distintas colecciones que presenta Java.</text:span> </text:p>
        </text:list-item>
        <text:list-item>
          <text:p text:style-name="P140">Saber cuando utilizar una lista, un conjunto o un hash, según la necesidad del programador.</text:p>
        </text:list-item>
        <text:list-item>
          <text:p text:style-name="P103"><text:span text:style-name="T4">Usar los métodos estático de la clase </text:span><text:span text:style-name="T52">Collections</text:span><text:span text:style-name="T4"> en Java</text:span>.</text:p>
        </text:list-item>
        <text:list-item>
          <text:p text:style-name="P141">Conocer las ventajas y desventajas de cada una de las colecciones en Java.</text:p>
          <text:p text:style-name="P117"/>
        </text:list-item>
      </text:list>
      <text:h text:style-name="P381" text:outline-level="4"><text:span text:style-name="T99">Contenidos Conceptuales</text:span></text:h>
      <text:list xml:id="list184532446255589" text:continue-list="list1410126184" text:style-name="WW8Num13">
        <text:list-item>
          <text:p text:style-name="P275"><text:span text:style-name="T150">Interfaz</text:span> Collection en Java.</text:p>
        </text:list-item>
        <text:list-item>
          <text:p text:style-name="P271"><text:span text:style-name="T4">Clase Map y Set en Java</text:span>.</text:p>
        </text:list-item>
        <text:list-item>
          <text:p text:style-name="P275">Clase Collections en Java.</text:p>
          <text:p text:style-name="P271"/>
        </text:list-item>
      </text:list>
      <text:h text:style-name="P384" text:outline-level="4"><text:span text:style-name="T95">Contenidos Procedimentales</text:span></text:h>
      <text:list xml:id="list184533143881594" text:continue-list="list262153" text:style-name="L19">
        <text:list-item>
          <text:p text:style-name="P332">Crear objetos de las distintas colecciones usando el constructor correspondiente.</text:p>
        </text:list-item>
        <text:list-item>
          <text:p text:style-name="P332">Utilizar los distintos métodos que ofrecen dichas clases.</text:p>
        </text:list-item>
        <text:list-item>
          <text:p text:style-name="P332">Utilizar la clase <text:span text:style-name="T51">Collections</text:span> que ofrece métodos adicionales para las colecciones en Java.</text:p>
          <text:p text:style-name="P314"/>
        </text:list-item>
      </text:list>
      <text:h text:style-name="P373" text:outline-level="4">Contenidos Actitudinales</text:h>
      <text:list xml:id="list4063539035" text:style-name="L22">
        <text:list-item>
          <text:p text:style-name="P318">Valorar el uso de <text:span text:style-name="T4">colecciones en Java como instrumento necesario para el almacenamiento de objetos</text:span>.</text:p>
        </text:list-item>
      </text:list>
      <text:list xml:id="list2251074358" text:style-name="L23">
        <text:list-header>
          <text:p text:style-name="P162"/>
        </text:list-header>
      </text:list>
      <text:h text:style-name="P373" text:outline-level="4">Criterios de Evaluación</text:h>
      <text:list xml:id="list184532892803115" text:continue-list="list184533219226072" text:style-name="WW8Num22">
        <text:list-item>
          <text:p text:style-name="P323">Crea distintas colecciones en Java: listas, conjuntos y hash.</text:p>
        </text:list-item>
        <text:list-item>
          <text:p text:style-name="P323">Aplica métodos correctamente en las colecciones.</text:p>
        </text:list-item>
      </text:list>
      <text:p text:style-name="P324"/>
      <text:h text:style-name="P375" text:outline-level="4">Resultados de aprendizaje</text:h>
      <text:list xml:id="list380458116" text:style-name="L34">
        <text:list-item>
          <text:p text:style-name="P339">Escribe programas que manipulen información seleccionando y utilizando tipos avanzados de datos</text:p>
        </text:list-item>
      </text:list>
      <text:list xml:id="list184532231799790" text:continue-list="list184532892803115" text:style-name="WW8Num22">
        <text:list-header>
          <text:p text:style-name="P321"/>
          <text:p text:style-name="P321"/>
        </text:list-header>
      </text:list>
      <text:h text:style-name="Heading_20_3" text:outline-level="3">Unidad didáctica <text:span text:style-name="T117">16</text:span>: <text:span text:style-name="T117">Excepciones</text:span></text:h>
      <text:list xml:id="list184533185191363" text:continue-numbering="true" text:style-name="WW8Num22">
        <text:list-item>
          <text:list>
            <text:list-item>
              <text:list>
                <text:list-header>
                  <text:h text:style-name="P357" text:outline-level="3"/>
                </text:list-header>
              </text:list>
            </text:list-item>
          </text:list>
        </text:list-item>
      </text:list>
      <text:h text:style-name="P375" text:outline-level="4">Objetivos Didácticos</text:h>
      <text:list xml:id="list184532192778489" text:continue-numbering="true" text:style-name="WW8Num22">
        <text:list-item>
          <text:p text:style-name="P106"><text:span text:style-name="T117">Controlar el flujo de un programa</text:span>. </text:p>
        </text:list-item>
        <text:list-item>
          <text:p text:style-name="P142">Conocer la excepciones mas importantes en Java.</text:p>
        </text:list-item>
        <text:list-item>
          <text:p text:style-name="P142">Distinguir entre excepciones declarativas y no declarativas.</text:p>
        </text:list-item>
        <text:list-item>
          <text:p text:style-name="P137"><text:span text:style-name="T117">Definir nuevas excepciones</text:span>.</text:p>
          <text:p text:style-name="P119"/>
        </text:list-item>
      </text:list>
      <text:h text:style-name="Heading_20_4" text:outline-level="4"><text:soft-page-break/><text:span text:style-name="T99">Contenidos Conceptuales</text:span></text:h>
      <text:list xml:id="list184532574575891" text:continue-numbering="true" text:style-name="WW8Num22">
        <text:list-item>
          <text:p text:style-name="P273"><text:span text:style-name="T117">Excepciones y errores en Java</text:span>.</text:p>
        </text:list-item>
        <text:list-item>
          <text:p text:style-name="P277">Excepciones declarativas y no declarativas.</text:p>
          <text:p text:style-name="P273"/>
        </text:list-item>
      </text:list>
      <text:h text:style-name="Heading_20_4" text:outline-level="4"><text:span text:style-name="T99">Contenidos Procedimentales</text:span></text:h>
      <text:list xml:id="list184532932214537" text:continue-numbering="true" text:style-name="WW8Num22">
        <text:list-item>
          <text:p text:style-name="P329"><text:span text:style-name="T117">Manejar excepciones en Java.</text:span> </text:p>
        </text:list-item>
        <text:list-item>
          <text:p text:style-name="P333">Definir nuevas excepciones.</text:p>
          <text:p text:style-name="P329"/>
        </text:list-item>
      </text:list>
      <text:h text:style-name="P375" text:outline-level="4">Contenidos Actitudinales</text:h>
      <text:list xml:id="list184533374066821" text:continue-numbering="true" text:style-name="WW8Num22">
        <text:list-item>
          <text:p text:style-name="P317"><text:span text:style-name="T117">Conocer que los errores es algo común en el desarrollo de software y la necesidad de realizar código seguro para cualquier aplicación</text:span>.</text:p>
          <text:p text:style-name="P161"/>
        </text:list-item>
      </text:list>
      <text:h text:style-name="P375" text:outline-level="4">Criterios de Evaluación</text:h>
      <text:list xml:id="list184532110214113" text:continue-numbering="true" text:style-name="WW8Num22">
        <text:list-item>
          <text:p text:style-name="P327">Maneja excepciones en Java.</text:p>
        </text:list-item>
        <text:list-item>
          <text:p text:style-name="P330"><text:span text:style-name="T86">Crea nuevas excepciones en Java.</text:span><text:span text:style-name="T85"> </text:span></text:p>
          <text:p text:style-name="P330"><text:span text:style-name="T85"/></text:p>
        </text:list-item>
      </text:list>
      <text:h text:style-name="P375" text:outline-level="4">Resultados de aprendizaje</text:h>
      <text:list xml:id="list184533173202587" text:continue-numbering="true" text:style-name="WW8Num22">
        <text:list-item>
          <text:p text:style-name="P340">Reconocer la estructura de un programa informático,identificando y relacionando los elementos propios del lenguaje de programación utilizado.</text:p>
          <text:p text:style-name="P322"/>
          <text:p text:style-name="P335"/>
        </text:list-item>
      </text:list>
      <text:h text:style-name="P347" text:outline-level="3"><text:bookmark-start text:name="__RefHeading__142_402257804"/>Unidad didáctica <text:span text:style-name="T118">16</text:span>: Utilización avanzada de clases<text:bookmark-end text:name="__RefHeading__142_402257804"/></text:h>
      <text:h text:style-name="Heading_20_3" text:outline-level="3" text:is-list-header="true"/>
      <text:h text:style-name="P366" text:outline-level="4">Objetivos Didácticos</text:h>
      <text:list xml:id="list184533833410836" text:continue-list="list3781098538" text:style-name="WW8Num4">
        <text:list-item>
          <text:p text:style-name="P108">Definir y utilizar clases heredadas. </text:p>
        </text:list-item>
        <text:list-item>
          <text:p text:style-name="P108">Crear y utilizar métodos estáticos.</text:p>
        </text:list-item>
        <text:list-item>
          <text:p text:style-name="P108">Definir y utilizar interfaces. </text:p>
        </text:list-item>
        <text:list-item>
          <text:p text:style-name="P108">Crear y utilizar conjuntos y librerías de clases. </text:p>
        </text:list-item>
        <text:list-item>
          <text:p text:style-name="P111">Identificar los conceptos de herencia, superclase y subclase. </text:p>
        </text:list-item>
        <text:list-item>
          <text:p text:style-name="P111">Utilizar modificadores para bloquear y forzar la herencia de clases y métodos. </text:p>
        </text:list-item>
        <text:list-item>
          <text:p text:style-name="P111">Reconocer la incidencia de los constructores en la herencia. </text:p>
        </text:list-item>
        <text:list-item>
          <text:p text:style-name="P111">Crear clases heredadas que sobrescriban la implementación de métodos de la superclase. </text:p>
        </text:list-item>
        <text:list-item>
          <text:p text:style-name="P108">Diseñar y aplicar jerarquías de clases. </text:p>
        </text:list-item>
        <text:list-item>
          <text:p text:style-name="P108">Probar y depurar las jerarquías de clases. </text:p>
        </text:list-item>
        <text:list-item>
          <text:p text:style-name="P108">Realizar programas que implementen y utilicen jerarquías de clases. </text:p>
        </text:list-item>
        <text:list-item>
          <text:p text:style-name="P120"><text:span text:style-name="T118">Conocer el funcionamiento del polimorfismo en POO.</text:span> </text:p>
          <text:p text:style-name="P120"/>
        </text:list-item>
      </text:list>
      <text:h text:style-name="P366" text:outline-level="4">Contenidos Conceptuales</text:h>
      <text:list xml:id="list1440334439" text:style-name="L24">
        <text:list-item>
          <text:p text:style-name="P278">Composición de clases.</text:p>
        </text:list-item>
      </text:list>
      <text:list xml:id="list3189133700" text:style-name="L25">
        <text:list-item>
          <text:p text:style-name="P279"><text:soft-page-break/>Herencia.</text:p>
        </text:list-item>
        <text:list-item>
          <text:p text:style-name="P279">Superclases y subclases.</text:p>
        </text:list-item>
        <text:list-item>
          <text:p text:style-name="P279">Clases y métodos abstractos y finales.</text:p>
        </text:list-item>
        <text:list-item>
          <text:p text:style-name="P279">Sobre<text:span text:style-name="T151">e</text:span>scritura de métodos.</text:p>
        </text:list-item>
        <text:list-item>
          <text:p text:style-name="P279">Constructores y herencia.</text:p>
        </text:list-item>
        <text:list-item>
          <text:p text:style-name="P280">Interfaces.</text:p>
        </text:list-item>
        <text:list-item>
          <text:p text:style-name="P280">Polimorfismo.</text:p>
        </text:list-item>
      </text:list>
      <text:p text:style-name="P255"/>
      <text:h text:style-name="P366" text:outline-level="4">Contenidos Procedimentales</text:h>
      <text:list xml:id="list184532568878175" text:continue-list="list184532760428998" text:style-name="WW8Num20">
        <text:list-item>
          <text:p text:style-name="P60">Definición y uso de clases heredadas.</text:p>
        </text:list-item>
        <text:list-item>
          <text:p text:style-name="P60">Definición y uso de interfaces.</text:p>
        </text:list-item>
        <text:list-item>
          <text:p text:style-name="P60">Creación y uso de librerías de clases.</text:p>
        </text:list-item>
        <text:list-item>
          <text:p text:style-name="P62">Identificación de los conceptos de herencia, superclase y subclase.</text:p>
        </text:list-item>
        <text:list-item>
          <text:p text:style-name="P143">Utilización de modificadores de control de acceso de clases y métodos.</text:p>
        </text:list-item>
        <text:list-item>
          <text:p text:style-name="P62">Implementación de clases heredadas que sobrescriban métodos de la superclase.</text:p>
        </text:list-item>
        <text:list-item>
          <text:p text:style-name="P62">Diseño y aplicación de jerarquías de clases.</text:p>
        </text:list-item>
        <text:list-item>
          <text:p text:style-name="P62">Prueba y depuración de las jerarquías de clases. </text:p>
        </text:list-item>
        <text:list-item>
          <text:p text:style-name="P62">Diseño de programas que implementen y utilicen jerarquías de clases.</text:p>
        </text:list-item>
        <text:list-item>
          <text:p text:style-name="P82">Uso del polimorfismo en Java.</text:p>
          <text:p text:style-name="P73"/>
        </text:list-item>
      </text:list>
      <text:h text:style-name="P366" text:outline-level="4">Contenidos Actitudinales</text:h>
      <text:list xml:id="list4041867532" text:style-name="L26">
        <text:list-item>
          <text:p text:style-name="P63">Predisposición al cambio y mejora de forma autónoma.</text:p>
        </text:list-item>
        <text:list-item>
          <text:p text:style-name="P145">Actitud positiva ante las dificultades y problemas que pueden surgir.</text:p>
        </text:list-item>
        <text:list-item>
          <text:p text:style-name="P74">Creatividad en las aportaciones a la solución</text:p>
          <text:p text:style-name="P74">.</text:p>
        </text:list-item>
      </text:list>
      <text:h text:style-name="Heading_20_4" text:outline-level="4"><text:span text:style-name="T95">Criterios de Evaluación</text:span></text:h>
      <text:list xml:id="list499184407" text:style-name="WW8Num23">
        <text:list-item>
          <text:p text:style-name="P300">Se<text:span text:style-name="T14"> </text:span><text:span text:style-name="T7">h</text:span>an<text:span text:style-name="T7"> </text:span>ide<text:span text:style-name="T7">n</text:span>tif<text:span text:style-name="T30">i</text:span>ca<text:span text:style-name="T7">d</text:span>o<text:span text:style-name="T14"> </text:span><text:span text:style-name="T24">l</text:span><text:span text:style-name="T14">o</text:span>s<text:span text:style-name="T24"> c</text:span><text:span text:style-name="T14">o</text:span><text:span text:style-name="T7">n</text:span>cep<text:span text:style-name="T24">t</text:span><text:span text:style-name="T14">o</text:span>s <text:span text:style-name="T30">d</text:span>e<text:span text:style-name="T14"> </text:span><text:span text:style-name="T7">h</text:span>ere<text:span text:style-name="T24">n</text:span>cia, su<text:span text:style-name="T40">p</text:span>erclase<text:span text:style-name="T7"> </text:span>y<text:span text:style-name="T14"> </text:span>su<text:span text:style-name="T7">b</text:span>cl<text:span text:style-name="T30">a</text:span>se.</text:p>
        </text:list-item>
        <text:list-item>
          <text:p text:style-name="P300">Se han<text:span text:style-name="T7"> </text:span>util<text:span text:style-name="T7">iz</text:span>a<text:span text:style-name="T7">d</text:span>o<text:span text:style-name="T7"> m</text:span><text:span text:style-name="T14">o</text:span><text:span text:style-name="T7">d</text:span>if<text:span text:style-name="T7">i</text:span><text:span text:style-name="T24">c</text:span>a<text:span text:style-name="T7">d</text:span><text:span text:style-name="T14">o</text:span>res<text:span text:style-name="T14"> </text:span><text:span text:style-name="T7">p</text:span>ara<text:span text:style-name="T30"> </text:span>bloq<text:span text:style-name="T7">u</text:span>ear<text:span text:style-name="T24"> </text:span>y<text:span text:style-name="T14"> </text:span>f<text:span text:style-name="T14">o</text:span><text:span text:style-name="T30">r</text:span><text:span text:style-name="T7">z</text:span>ar la <text:span text:style-name="T7">h</text:span>erencia<text:span text:style-name="T24"> </text:span>de<text:span text:style-name="T14"> </text:span>cla<text:span text:style-name="T30">s</text:span>es<text:span text:style-name="T7"> </text:span>y<text:span text:style-name="T7"> </text:span><text:span text:style-name="T14">m</text:span>é<text:span text:style-name="T7">t</text:span><text:span text:style-name="T14">o</text:span><text:span text:style-name="T30">d</text:span><text:span text:style-name="T14">o</text:span>s. c)<text:span text:style-name="T14"> </text:span>Se ha <text:span text:style-name="T30">r</text:span>e<text:span text:style-name="T24">c</text:span><text:span text:style-name="T14">o</text:span><text:span text:style-name="T7">n</text:span><text:span text:style-name="T14">o</text:span>ci<text:span text:style-name="T30">d</text:span>o<text:span text:style-name="T14"> </text:span>la<text:span text:style-name="T24"> </text:span>inc<text:span text:style-name="T7">id</text:span>encia <text:span text:style-name="T7">d</text:span>e<text:span text:style-name="T14"> </text:span><text:span text:style-name="T30">l</text:span><text:span text:style-name="T14">o</text:span>s<text:span text:style-name="T24"> </text:span>c<text:span text:style-name="T14">o</text:span><text:span text:style-name="T7">n</text:span>s<text:span text:style-name="T24">t</text:span>r<text:span text:style-name="T7">u</text:span>c<text:span text:style-name="T24">t</text:span><text:span text:style-name="T14">o</text:span>res<text:span text:style-name="T7"> </text:span>en la here<text:span text:style-name="T30">n</text:span>cia.</text:p>
        </text:list-item>
        <text:list-item>
          <text:p text:style-name="P300">Se<text:span text:style-name="T73"> </text:span><text:span text:style-name="T7">h</text:span>an<text:span text:style-name="T88"> </text:span>crea<text:span text:style-name="T30">d</text:span>o<text:span text:style-name="T74"> </text:span>cl<text:span text:style-name="T30">a</text:span>ses<text:span text:style-name="T89"> </text:span><text:span text:style-name="T7">h</text:span>ereda<text:span text:style-name="T7">d</text:span>as<text:span text:style-name="T73"> </text:span><text:span text:style-name="T7">qu</text:span>e<text:span text:style-name="T89"> </text:span><text:span text:style-name="T24">s</text:span><text:span text:style-name="T14">o</text:span><text:span text:style-name="T7">b</text:span>rescri<text:span text:style-name="T7">b</text:span><text:span text:style-name="T30">a</text:span>n<text:span text:style-name="T76"> </text:span>la<text:span text:style-name="T76"> </text:span><text:span text:style-name="T30">i</text:span><text:span text:style-name="T14">m</text:span><text:span text:style-name="T7">p</text:span>le<text:span text:style-name="T7">m</text:span>entac<text:span text:style-name="T24">i</text:span><text:span text:style-name="T14">ó</text:span>n<text:span text:style-name="T76"> </text:span><text:span text:style-name="T7">d</text:span>e<text:span text:style-name="T81"> </text:span><text:span text:style-name="T7">m</text:span>é<text:span text:style-name="T14">to</text:span><text:span text:style-name="T30">d</text:span><text:span text:style-name="T14">o</text:span>s<text:span text:style-name="T73"> </text:span><text:span text:style-name="T30">d</text:span>e<text:span text:style-name="T74"> </text:span>la su<text:span text:style-name="T24">p</text:span>erclase.</text:p>
        </text:list-item>
        <text:list-item>
          <text:p text:style-name="P300">Se<text:span text:style-name="T14"> </text:span><text:span text:style-name="T7">h</text:span>an<text:span text:style-name="T7"> </text:span>di<text:span text:style-name="T30">s</text:span>eña<text:span text:style-name="T7">d</text:span>o<text:span text:style-name="T7"> </text:span>y<text:span text:style-name="T14"> </text:span>ap<text:span text:style-name="T7">l</text:span>ic<text:span text:style-name="T30">a</text:span><text:span text:style-name="T7">d</text:span>o<text:span text:style-name="T14"> </text:span>j<text:span text:style-name="T14">e</text:span>ra<text:span text:style-name="T7">rqu</text:span>ías<text:span text:style-name="T30"> </text:span>de<text:span text:style-name="T14"> </text:span><text:span text:style-name="T43">c</text:span>la<text:span text:style-name="T30">s</text:span>es.</text:p>
        </text:list-item>
        <text:list-item>
          <text:p text:style-name="P300">Se<text:span text:style-name="T14"> </text:span><text:span text:style-name="T7">h</text:span>an<text:span text:style-name="T7"> </text:span>p<text:span text:style-name="T30">r</text:span><text:span text:style-name="T14">o</text:span><text:span text:style-name="T7">b</text:span>a<text:span text:style-name="T7">d</text:span>o<text:span text:style-name="T7"> </text:span>y<text:span text:style-name="T14"> </text:span>dep<text:span text:style-name="T7">u</text:span>r<text:span text:style-name="T30">a</text:span><text:span text:style-name="T7">d</text:span>o<text:span text:style-name="T14"> </text:span>las <text:span text:style-name="T24">j</text:span>erar<text:span text:style-name="T7">qu</text:span>ías <text:span text:style-name="T7">d</text:span>e<text:span text:style-name="T7"> </text:span>clases.</text:p>
        </text:list-item>
        <text:list-item>
          <text:p text:style-name="P300">Se han<text:span text:style-name="T7"> </text:span>r<text:span text:style-name="T14">e</text:span>al<text:span text:style-name="T7">iz</text:span>a<text:span text:style-name="T30">d</text:span>o<text:span text:style-name="T14"> </text:span>p<text:span text:style-name="T30">r</text:span><text:span text:style-name="T14">o</text:span><text:span text:style-name="T7">g</text:span>ra<text:span text:style-name="T14">m</text:span>as q<text:span text:style-name="T7">u</text:span>e<text:span text:style-name="T24"> </text:span>i<text:span text:style-name="T14">m</text:span><text:span text:style-name="T7">p</text:span><text:span text:style-name="T30">l</text:span>e<text:span text:style-name="T7">m</text:span>enten<text:span text:style-name="T24"> </text:span>y<text:span text:style-name="T14"> </text:span>ut<text:span text:style-name="T30">i</text:span>licen j<text:span text:style-name="T14">e</text:span>ra<text:span text:style-name="T7">rqu</text:span>ías <text:span text:style-name="T30">d</text:span>e<text:span text:style-name="T14"> </text:span>cla<text:span text:style-name="T30">s</text:span>es.</text:p>
        </text:list-item>
        <text:list-item>
          <text:p text:style-name="P300">Se ha <text:span text:style-name="T118">utilizado el polimorfismo en el diseño de código.</text:span></text:p>
          <text:list>
            <text:list-item>
              <text:list>
                <text:list-item>
                  <text:list>
                    <text:list-header>
                      <text:h text:style-name="P383" text:outline-level="4"/>
                    </text:list-header>
                  </text:list>
                </text:list-item>
              </text:list>
            </text:list-item>
          </text:list>
        </text:list-item>
      </text:list>
      <text:h text:style-name="P375" text:outline-level="4">Resultados del aprendizaje</text:h>
      <text:list xml:id="list184532125610748" text:continue-numbering="true" text:style-name="WW8Num23">
        <text:list-item>
          <text:p text:style-name="P341">Desarrolla programas aplicando características avanzadas de los lenguajes orientados a objetos y del entorno de programación</text:p>
        </text:list-item>
      </text:list>
      <text:p text:style-name="P342"/>
      <text:p text:style-name="P342"/>
      <text:h text:style-name="P351" text:outline-level="3"><text:soft-page-break/>Unidad didáctica <text:span text:style-name="T120">18</text:span>: Mantenimiento de la persistencia de los objetos <text:span text:style-name="T119">con bases de datos relacionales.</text:span></text:h>
      <text:h text:style-name="P359" text:outline-level="3" text:is-list-header="true"/>
      <text:h text:style-name="P374" text:outline-level="4">Objetivos Didácticos</text:h>
      <text:list xml:id="list184533453793966" text:continue-list="list184533173202587" text:style-name="WW8Num22">
        <text:list-item>
          <text:p text:style-name="P147">Identificar las características de las Bases de Datos <text:span text:style-name="T119">Relacionales.</text:span></text:p>
        </text:list-item>
        <text:list-item>
          <text:p text:style-name="P107"><text:span text:style-name="T55">A</text:span>nalizar su aplicación en el desarrollo de aplicaciones mediante lenguajes orientados a objetos.</text:p>
        </text:list-item>
        <text:list-item>
          <text:p text:style-name="P107">Instalar sistemas gestores de bases de datos <text:span text:style-name="T119">relacionales.</text:span></text:p>
        </text:list-item>
        <text:list-item>
          <text:p text:style-name="P107">Clasificar y analizar los distintos métodos soportados por los sistemas gestores para la gestión de la información almacenada.</text:p>
        </text:list-item>
        <text:list-item>
          <text:p text:style-name="P110">Crear bases de datos y las estructuras necesarias para el almacenamiento de objetos.</text:p>
        </text:list-item>
        <text:list-item>
          <text:p text:style-name="P110">Programar aplicaciones que almacenen objetos en las bases de datos creadas.</text:p>
        </text:list-item>
        <text:list-item>
          <text:p text:style-name="P110">Realizar programas para recuperar, actualizar y eliminar objetos de las bases de datos.</text:p>
        </text:list-item>
        <text:list-item>
          <text:p text:style-name="P122">Realizar programas para almacenar y gestionar tipos de datos estructurados, compuestos y relacionados.</text:p>
          <text:p text:style-name="P122"/>
        </text:list-item>
      </text:list>
      <text:h text:style-name="P374" text:outline-level="4">Contenidos Conceptuales</text:h>
      <text:list xml:id="list632797810" text:style-name="WW8Num15">
        <text:list-item>
          <text:p text:style-name="P282">Bases de datos <text:span text:style-name="T119">relacionales.</text:span></text:p>
        </text:list-item>
        <text:list-item>
          <text:p text:style-name="P282">Características de las bases de datos <text:span text:style-name="T119">relacionales</text:span>.</text:p>
        </text:list-item>
        <text:list-item>
          <text:p text:style-name="P282">Instalación del gestor de bases de datos: <text:span text:style-name="T53">SQLite</text:span><text:span text:style-name="T119">.</text:span></text:p>
        </text:list-item>
        <text:list-item>
          <text:p text:style-name="P282">Creación de bases de datos.</text:p>
        </text:list-item>
        <text:list-item>
          <text:p text:style-name="P282">Mecanismos de consulta.</text:p>
        </text:list-item>
        <text:list-item>
          <text:p text:style-name="P282">El lenguaje de consultas, sintaxis, expresiones, operadores.</text:p>
        </text:list-item>
        <text:list-item>
          <text:p text:style-name="P282">Recuperación, modificación y borrado de información.</text:p>
          <text:p text:style-name="P282"/>
        </text:list-item>
      </text:list>
      <text:h text:style-name="P374" text:outline-level="4">Contenidos Procedimentales</text:h>
      <text:list xml:id="list2125962717" text:style-name="L27">
        <text:list-item>
          <text:p text:style-name="P65">Identificación de las características de las Bases de Datos <text:span text:style-name="T119">Relacionales</text:span>.</text:p>
        </text:list-item>
        <text:list-item>
          <text:p text:style-name="P65">Instalación del gestor de bases de datos.</text:p>
        </text:list-item>
        <text:list-item>
          <text:p text:style-name="P65">Clasificación y análisis de los distintos métodos soportados por los sistemas gestores para la gestión de la información almacenada.</text:p>
        </text:list-item>
        <text:list-item>
          <text:p text:style-name="P65">Creación de bases de datos y de las estructuras necesarias para el almacenamiento de objetos.</text:p>
        </text:list-item>
        <text:list-item>
          <text:p text:style-name="P65">Diseño de aplicaciones que almacenen objetos en las bases de datos creadas.</text:p>
        </text:list-item>
        <text:list-item>
          <text:p text:style-name="P65">Creación de programas para recuperar, actualizar y eliminar objetos de las bases de datos.</text:p>
        </text:list-item>
        <text:list-item>
          <text:p text:style-name="P76">Realización de programas para almacenar y gestionar tipos de datos estructurados, compuestos y relacionados.</text:p>
          <text:p text:style-name="P76"/>
        </text:list-item>
      </text:list>
      <text:h text:style-name="P374" text:outline-level="4">Contenidos Actitudinales</text:h>
      <text:list xml:id="list459104234" text:style-name="L28">
        <text:list-item>
          <text:p text:style-name="P66">Profesionalidad y responsabilidad en la consecución de los objetivos finales de la tarea en los plazos marcados. </text:p>
        </text:list-item>
      </text:list>
      <text:list xml:id="list3831430193" text:style-name="L29">
        <text:list-item>
          <text:p text:style-name="P67">Creatividad en las aportaciones a la solución.</text:p>
        </text:list-item>
        <text:list-item>
          <text:p text:style-name="P77"><text:soft-page-break/>Actitud positiva ante las dificultades y problemas que pueden surgir.</text:p>
          <text:p text:style-name="P77"/>
        </text:list-item>
      </text:list>
      <text:h text:style-name="P374" text:outline-level="4">Criterios de Evaluación</text:h>
      <text:list xml:id="list1780079188" text:style-name="WW8Num24">
        <text:list-item>
          <text:p text:style-name="P303">Se<text:span text:style-name="T14"> </text:span><text:span text:style-name="T7">h</text:span>an<text:span text:style-name="T7"> </text:span>ide<text:span text:style-name="T7">n</text:span>tif<text:span text:style-name="T30">i</text:span>ca<text:span text:style-name="T7">d</text:span>o<text:span text:style-name="T14"> </text:span><text:span text:style-name="T24">l</text:span>as <text:span text:style-name="T24">c</text:span>aracterí<text:span text:style-name="T24">s</text:span>ticas de<text:span text:style-name="T24"> </text:span>las ba<text:span text:style-name="T30">s</text:span>es<text:span text:style-name="T7"> d</text:span>e<text:span text:style-name="T14"> </text:span><text:span text:style-name="T7">d</text:span>at<text:span text:style-name="T7">o</text:span>s <text:span text:style-name="T119">relacionales</text:span>.</text:p>
        </text:list-item>
        <text:list-item>
          <text:p text:style-name="P303"><text:span text:style-name="T14">S</text:span>e <text:span text:style-name="T7">h</text:span>a <text:span text:style-name="T7">ana</text:span>li<text:span text:style-name="T7">z</text:span><text:span text:style-name="T43">a</text:span><text:span text:style-name="T7">d</text:span>o<text:span text:style-name="T82"> </text:span>su<text:span text:style-name="T82"> </text:span><text:span text:style-name="T43">a</text:span><text:span text:style-name="T7">p</text:span>lic<text:span text:style-name="T7">a</text:span>c<text:span text:style-name="T7">i</text:span>ón en el <text:span text:style-name="T7">d</text:span>esa<text:span text:style-name="T14">rr</text:span>o<text:span text:style-name="T7">l</text:span>lo<text:span text:style-name="T80"> </text:span><text:span text:style-name="T7">d</text:span>e<text:span text:style-name="T82"> </text:span><text:span text:style-name="T7">ap</text:span>lic<text:span text:style-name="T7">a</text:span>c<text:span text:style-name="T14">i</text:span>o<text:span text:style-name="T7">n</text:span>es<text:span text:style-name="T76"> </text:span>medi<text:span text:style-name="T7">an</text:span>te le<text:span text:style-name="T7">ngua</text:span>jes orient<text:span text:style-name="T7">ad</text:span>os a o<text:span text:style-name="T7">b</text:span>j<text:span text:style-name="T24">e</text:span>tos.</text:p>
        </text:list-item>
        <text:list-item>
          <text:p text:style-name="P303"><text:span text:style-name="T14">S</text:span>e h<text:span text:style-name="T7">a</text:span>n<text:span text:style-name="T7"> </text:span>in<text:span text:style-name="T24">s</text:span>tal<text:span text:style-name="T7">ad</text:span>o sis<text:span text:style-name="T24">t</text:span>em<text:span text:style-name="T24">a</text:span>s<text:span text:style-name="T14"> </text:span><text:span text:style-name="T7">g</text:span>es<text:span text:style-name="T14">t</text:span><text:span text:style-name="T30">o</text:span><text:span text:style-name="T14">r</text:span>es<text:span text:style-name="T24"> </text:span>de b<text:span text:style-name="T7">a</text:span>s<text:span text:style-name="T24">e</text:span>s<text:span text:style-name="T14"> </text:span><text:span text:style-name="T7">d</text:span>e d<text:span text:style-name="T7">a</text:span>t<text:span text:style-name="T24">o</text:span>s<text:span text:style-name="T14"> </text:span><text:span text:style-name="T19">relacionales</text:span>.</text:p>
        </text:list-item>
        <text:list-item>
          <text:p text:style-name="P303"><text:span text:style-name="T14">S</text:span>e<text:span text:style-name="T48"> </text:span><text:span text:style-name="T7">ha</text:span>n<text:span text:style-name="T47"> </text:span>c<text:span text:style-name="T7">la</text:span>sifi<text:span text:style-name="T7">cad</text:span>o<text:span text:style-name="T49"> </text:span>y<text:span text:style-name="T49"> </text:span><text:span text:style-name="T7">ana</text:span>li<text:span text:style-name="T7">zad</text:span>o<text:span text:style-name="T49"> </text:span>l<text:span text:style-name="T7">o</text:span>s<text:span text:style-name="T48"> </text:span><text:span text:style-name="T7">d</text:span>istintos<text:span text:style-name="T49"> </text:span><text:span text:style-name="T24">m</text:span>éto<text:span text:style-name="T7">d</text:span><text:span text:style-name="T30">o</text:span>s<text:span text:style-name="T48"> </text:span>sop<text:span text:style-name="T7">o</text:span><text:span text:style-name="T14">r</text:span>ta<text:span text:style-name="T7">d</text:span>os<text:span text:style-name="T71"> </text:span><text:span text:style-name="T7">p</text:span>or<text:span text:style-name="T48"> </text:span>l<text:span text:style-name="T7">o</text:span>s<text:span text:style-name="T71"> </text:span>sis<text:span text:style-name="T7">t</text:span><text:span text:style-name="T24">e</text:span>mas<text:span text:style-name="T48"> </text:span><text:span text:style-name="T7">g</text:span>e<text:span text:style-name="T24">s</text:span>to<text:span text:style-name="T14">r</text:span><text:span text:style-name="T24">e</text:span>s <text:span text:style-name="T7">pa</text:span><text:span text:style-name="T14">r</text:span>a<text:span text:style-name="T7"> </text:span>la <text:span text:style-name="T7">g</text:span>es<text:span text:style-name="T14">t</text:span>i<text:span text:style-name="T7">ó</text:span>n<text:span text:style-name="T7"> </text:span>de<text:span text:style-name="T24"> </text:span>la i<text:span text:style-name="T7">n</text:span>fo<text:span text:style-name="T24">rm</text:span><text:span text:style-name="T7">a</text:span>c<text:span text:style-name="T7">i</text:span>ón<text:span text:style-name="T7"> </text:span>alm<text:span text:style-name="T7">a</text:span>ce<text:span text:style-name="T7">na</text:span>d<text:span text:style-name="T7">a.</text:span></text:p>
        </text:list-item>
        <text:list-item>
          <text:p text:style-name="P303"><text:span text:style-name="T14">S</text:span>e<text:span text:style-name="T38"> </text:span><text:span text:style-name="T7">ha</text:span>n<text:span text:style-name="T39"> </text:span>crea<text:span text:style-name="T7">d</text:span>o<text:span text:style-name="T39"> </text:span><text:span text:style-name="T7">ba</text:span>ses<text:span text:style-name="T90"> </text:span><text:span text:style-name="T43">d</text:span>e<text:span text:style-name="T38"> </text:span><text:span text:style-name="T7">da</text:span>tos<text:span text:style-name="T38"> </text:span>y<text:span text:style-name="T39"> </text:span>l<text:span text:style-name="T7">a</text:span>s<text:span text:style-name="T38"> </text:span>es<text:span text:style-name="T14">tr</text:span><text:span text:style-name="T7">u</text:span>ct<text:span text:style-name="T7">u</text:span><text:span text:style-name="T14">r</text:span><text:span text:style-name="T7">a</text:span>s<text:span text:style-name="T46"> </text:span><text:span text:style-name="T7">n</text:span>eces<text:span text:style-name="T7">a</text:span><text:span text:style-name="T14">r</text:span>i<text:span text:style-name="T7">a</text:span>s<text:span text:style-name="T38"> </text:span><text:span text:style-name="T7">pa</text:span><text:span text:style-name="T14">r</text:span>a<text:span text:style-name="T39"> </text:span>el<text:span text:style-name="T38"> </text:span><text:span text:style-name="T7">a</text:span>lma<text:span text:style-name="T7">c</text:span>en<text:span text:style-name="T7">a</text:span>miento<text:span text:style-name="T39"> </text:span><text:span text:style-name="T7">d</text:span>e o<text:span text:style-name="T7">b</text:span>jetos.</text:p>
        </text:list-item>
        <text:list-item>
          <text:p text:style-name="P303"><text:span text:style-name="T14">S</text:span>e<text:span text:style-name="T24"> </text:span>h<text:span text:style-name="T7">a</text:span>n<text:span text:style-name="T7"> </text:span>p<text:span text:style-name="T14">r</text:span>o<text:span text:style-name="T7">g</text:span><text:span text:style-name="T14">r</text:span><text:span text:style-name="T30">a</text:span>ma<text:span text:style-name="T7">d</text:span>o <text:span text:style-name="T7">ap</text:span>lic<text:span text:style-name="T7">a</text:span>c<text:span text:style-name="T7">i</text:span>o<text:span text:style-name="T7">n</text:span>es<text:span text:style-name="T14"> </text:span><text:span text:style-name="T7">qu</text:span>e alma<text:span text:style-name="T7">c</text:span>enen<text:span text:style-name="T7"> </text:span>o<text:span text:style-name="T7">b</text:span><text:span text:style-name="T24">j</text:span>etos<text:span text:style-name="T14"> </text:span>en l<text:span text:style-name="T30">a</text:span>s<text:span text:style-name="T14"> </text:span><text:span text:style-name="T7">ba</text:span>ses<text:span text:style-name="T7"> </text:span>de d<text:span text:style-name="T7">a</text:span>tos<text:span text:style-name="T24"> </text:span><text:span text:style-name="T30">c</text:span><text:span text:style-name="T14">r</text:span>ea<text:span text:style-name="T7">da</text:span>s.</text:p>
        </text:list-item>
        <text:list-item>
          <text:p text:style-name="P303"><text:span text:style-name="T14">S</text:span>e<text:span text:style-name="T77"> </text:span><text:span text:style-name="T7">ha</text:span>n<text:span text:style-name="T79"> </text:span><text:span text:style-name="T7">r</text:span>ea<text:span text:style-name="T7">l</text:span>i<text:span text:style-name="T7">zad</text:span>o<text:span text:style-name="T80"> </text:span><text:span text:style-name="T7">p</text:span><text:span text:style-name="T14">r</text:span>o<text:span text:style-name="T7">g</text:span><text:span text:style-name="T14">r</text:span><text:span text:style-name="T30">a</text:span>mas<text:span text:style-name="T80"> </text:span><text:span text:style-name="T7">pa</text:span><text:span text:style-name="T14">r</text:span>a<text:span text:style-name="T78"> </text:span><text:span text:style-name="T7">r</text:span>ec<text:span text:style-name="T7">up</text:span>e<text:span text:style-name="T14">r</text:span><text:span text:style-name="T7">a</text:span><text:span text:style-name="T14">r</text:span>,<text:span text:style-name="T77"> </text:span><text:span text:style-name="T7">a</text:span>ct<text:span text:style-name="T7">u</text:span><text:span text:style-name="T30">a</text:span>li<text:span text:style-name="T7">za</text:span>r<text:span text:style-name="T91"> </text:span>y<text:span text:style-name="T80"> </text:span>el<text:span text:style-name="T30">i</text:span>min<text:span text:style-name="T7">a</text:span>r<text:span text:style-name="T91"> </text:span>o<text:span text:style-name="T29">b</text:span>j<text:span text:style-name="T24">e</text:span>tos<text:span text:style-name="T80"> </text:span><text:span text:style-name="T30">d</text:span>e<text:span text:style-name="T77"> </text:span>l<text:span text:style-name="T7">a</text:span>s<text:span text:style-name="T80"> </text:span><text:span text:style-name="T7">ba</text:span>ses<text:span text:style-name="T79"> </text:span><text:span text:style-name="T7">d</text:span>e <text:span text:style-name="T7">da</text:span>tos.</text:p>
        </text:list-item>
        <text:list-item>
          <text:p text:style-name="P303"><text:span text:style-name="T83">Se</text:span><text:span text:style-name="T92"> </text:span><text:span text:style-name="T8">h</text:span><text:span text:style-name="T83">an</text:span><text:span text:style-name="T70"> </text:span><text:span text:style-name="T83">reali</text:span><text:span text:style-name="T8">z</text:span><text:span text:style-name="T83">a</text:span><text:span text:style-name="T8">d</text:span><text:span text:style-name="T83">o</text:span><text:span text:style-name="T45"> </text:span><text:span text:style-name="T8">p</text:span><text:span text:style-name="T83">r</text:span><text:span text:style-name="T15">o</text:span><text:span text:style-name="T8">g</text:span><text:span text:style-name="T31">r</text:span><text:span text:style-name="T83">a</text:span><text:span text:style-name="T15">m</text:span><text:span text:style-name="T83">as</text:span><text:span text:style-name="T92"> </text:span><text:span text:style-name="T8">p</text:span><text:span text:style-name="T83">ara</text:span><text:span text:style-name="T70"> </text:span><text:span text:style-name="T83">a</text:span><text:span text:style-name="T31">l</text:span><text:span text:style-name="T15">m</text:span><text:span text:style-name="T83">acenar</text:span><text:span text:style-name="T69"> </text:span><text:span text:style-name="T83">y</text:span><text:span text:style-name="T45"> </text:span><text:span text:style-name="T31">g</text:span><text:span text:style-name="T83">es</text:span><text:span text:style-name="T15">t</text:span><text:span text:style-name="T83">i</text:span><text:span text:style-name="T15">o</text:span><text:span text:style-name="T8">n</text:span><text:span text:style-name="T83">ar</text:span><text:span text:style-name="T69"> </text:span><text:span text:style-name="T83">ti</text:span><text:span text:style-name="T8">p</text:span><text:span text:style-name="T15">o</text:span><text:span text:style-name="T83">s</text:span><text:span text:style-name="T92"> </text:span><text:span text:style-name="T8">d</text:span><text:span text:style-name="T83">e</text:span><text:span text:style-name="T92"> </text:span><text:span text:style-name="T8">d</text:span><text:span text:style-name="T83">a</text:span><text:span text:style-name="T25">t</text:span><text:span text:style-name="T15">o</text:span><text:span text:style-name="T83">s</text:span><text:span text:style-name="T92"> </text:span><text:span text:style-name="T25">e</text:span><text:span text:style-name="T83">structu</text:span><text:span text:style-name="T8">r</text:span><text:span text:style-name="T83">a</text:span><text:span text:style-name="T8">d</text:span><text:span text:style-name="T15">o</text:span><text:span text:style-name="T25">s</text:span><text:span text:style-name="T83">, c</text:span><text:span text:style-name="T8">o</text:span><text:span text:style-name="T15">m</text:span><text:span text:style-name="T8">pu</text:span><text:span text:style-name="T83">es</text:span><text:span text:style-name="T8">t</text:span><text:span text:style-name="T15">o</text:span><text:span text:style-name="T83">s</text:span><text:span text:style-name="T25"> </text:span><text:span text:style-name="T83">y</text:span><text:span text:style-name="T15"> </text:span><text:span text:style-name="T83">r</text:span><text:span text:style-name="T15">e</text:span><text:span text:style-name="T83">l</text:span><text:span text:style-name="T31">a</text:span><text:span text:style-name="T83">ci</text:span><text:span text:style-name="T15">o</text:span><text:span text:style-name="T8">n</text:span><text:span text:style-name="T83">a</text:span><text:span text:style-name="T31">d</text:span><text:span text:style-name="T15">o</text:span><text:span text:style-name="T25">s</text:span><text:span text:style-name="T51">.</text:span></text:p>
        </text:list-item>
      </text:list>
      <text:p text:style-name="P304"><text:span text:style-name="T51"/></text:p>
      <text:h text:style-name="P375" text:outline-level="4">Resultados del aprendizaje</text:h>
      <text:list xml:id="list2982985826" text:style-name="L35">
        <text:list-item>
          <text:p text:style-name="P221">Gestiona información almacenada en bases de datos relacionales manteniendo la integridad y consistencia de los datos</text:p>
        </text:list-item>
      </text:list>
      <text:p text:style-name="P248"/>
      <text:h text:style-name="Heading_20_3" text:outline-level="3">Unidad didáctica <text:span text:style-name="T120">19</text:span>: Gestión de bases de datos relacionales</text:h>
      <text:list xml:id="list184532567564799" text:continue-list="list184532125610748" text:style-name="WW8Num23">
        <text:list-item>
          <text:list>
            <text:list-item>
              <text:list>
                <text:list-header>
                  <text:h text:style-name="P360" text:outline-level="3"/>
                </text:list-header>
              </text:list>
            </text:list-item>
          </text:list>
        </text:list-item>
      </text:list>
      <text:h text:style-name="P375" text:outline-level="4">Objetivos Didácticos</text:h>
      <text:list xml:id="list184532929843535" text:continue-numbering="true" text:style-name="WW8Num23">
        <text:list-item>
          <text:p text:style-name="P53">Identificar las características y métodos de acceso a sistemas gestores de bases de datos relacionales.</text:p>
        </text:list-item>
        <text:list-item>
          <text:p text:style-name="P55">Programar conexiones con bases de datos.</text:p>
        </text:list-item>
        <text:list-item>
          <text:p text:style-name="P55">Escribir código para almacenar información en bases de datos.</text:p>
        </text:list-item>
        <text:list-item>
          <text:p text:style-name="P55">Crear programas para recuperar y mostrar información almacenada en bases de datos.</text:p>
        </text:list-item>
        <text:list-item>
          <text:p text:style-name="P55">Efectuar borrados y modificaciones sobre la información almacenada.</text:p>
        </text:list-item>
        <text:list-item>
          <text:p text:style-name="P56">Crear aplicaciones que ejecuten consultas sobre bases de datos.</text:p>
        </text:list-item>
        <text:list-item>
          <text:p text:style-name="P124">Crear aplicaciones para posibilitar la gestión de información presente en bases de datos relacionales.</text:p>
          <text:p text:style-name="P124"/>
        </text:list-item>
      </text:list>
      <text:h text:style-name="Heading_20_4" text:outline-level="4"><text:span text:style-name="T99">Contenidos Conceptuales</text:span></text:h>
      <text:list xml:id="list184532890594209" text:continue-numbering="true" text:style-name="WW8Num23">
        <text:list-item>
          <text:p text:style-name="P283">Conexión con bases de datos relacionales. Características, tipos y métodos de acceso.</text:p>
        </text:list-item>
        <text:list-item>
          <text:p text:style-name="P284">JDBC como conoctor de Java a base de datos como SQLite.</text:p>
        </text:list-item>
        <text:list-item>
          <text:p text:style-name="P283">Establecimiento de conexiones. Componentes de acceso<text:span text:style-name="T5"> </text:span>a datos.</text:p>
        </text:list-item>
        <text:list-item>
          <text:p text:style-name="P283">Recuperación de información. Selección de registros.<text:span text:style-name="T5"> </text:span>Uso de parámetros.</text:p>
        </text:list-item>
        <text:list-item>
          <text:p text:style-name="P283">Manipulación de la información. Altas, bajas y modificaciones.</text:p>
        </text:list-item>
        <text:list-item>
          <text:p text:style-name="P283"><text:soft-page-break/>Ejecución de consultas sobre la base de datos.</text:p>
          <text:p text:style-name="P283"/>
        </text:list-item>
      </text:list>
      <text:h text:style-name="P375" text:outline-level="4">Contenidos Procedimentales</text:h>
      <text:list xml:id="list184533837466897" text:continue-numbering="true" text:style-name="WW8Num23">
        <text:list-item>
          <text:p text:style-name="P68">Identificación de las características y métodos de acceso a sistemas gestores de bases de datos relacionales.</text:p>
        </text:list-item>
        <text:list-item>
          <text:p text:style-name="P68">Programación de conexiones con bases de datos relacionales.</text:p>
        </text:list-item>
        <text:list-item>
          <text:p text:style-name="P68">Creación de código para almacenar información en bases de datos.</text:p>
        </text:list-item>
        <text:list-item>
          <text:p text:style-name="P68">Creación de aplicaciones para mantener y gestionar la información almacenada en bases de datos que incluyan operaciones de alta, consulta, modificación y borrado.</text:p>
        </text:list-item>
        <text:list-item>
          <text:p text:style-name="P144">Utilización de asistentes para la gestión de bases de datos relacionales.</text:p>
          <text:p text:style-name="P144"/>
        </text:list-item>
      </text:list>
      <text:h text:style-name="P375" text:outline-level="4">Contenidos Actitudinales</text:h>
      <text:list xml:id="list184533944812258" text:continue-numbering="true" text:style-name="WW8Num23">
        <text:list-item>
          <text:p text:style-name="P68">Buena predisposición ante los errores y posibles problemas. </text:p>
        </text:list-item>
        <text:list-item>
          <text:p text:style-name="P68">Autonomía para la búsqueda de soluciones.</text:p>
        </text:list-item>
        <text:list-item>
          <text:p text:style-name="P68">Iniciativa para aportar ideas, colaboración con el grupo y respeto en la comunicación.</text:p>
        </text:list-item>
        <text:list-item>
          <text:p text:style-name="P78">Predisposición al cambio y mejora de forma autónoma.</text:p>
          <text:p text:style-name="P78"/>
        </text:list-item>
      </text:list>
      <text:h text:style-name="P375" text:outline-level="4">Criterios de Evaluación</text:h>
      <text:list xml:id="list184533711329947" text:continue-numbering="true" text:style-name="WW8Num23">
        <text:list-item>
          <text:p text:style-name="P301">Se<text:span text:style-name="T77"> </text:span><text:span text:style-name="T7">h</text:span>an<text:span text:style-name="T78"> </text:span>i<text:span text:style-name="T7">d</text:span>entifica<text:span text:style-name="T30">d</text:span>o<text:span text:style-name="T79"> </text:span>las<text:span text:style-name="T49"> </text:span>caract<text:span text:style-name="T14">e</text:span>r<text:span text:style-name="T30">í</text:span>sticas<text:span text:style-name="T48"> </text:span>y<text:span text:style-name="T48"> </text:span><text:span text:style-name="T14">m</text:span>é<text:span text:style-name="T7">t</text:span><text:span text:style-name="T14">o</text:span><text:span text:style-name="T30">d</text:span><text:span text:style-name="T14">o</text:span>s<text:span text:style-name="T49"> </text:span><text:span text:style-name="T7">d</text:span>e<text:span text:style-name="T77"> </text:span>acc<text:span text:style-name="T14">e</text:span><text:span text:style-name="T24">s</text:span>o<text:span text:style-name="T79"> </text:span>a<text:span text:style-name="T49"> </text:span>sist<text:span text:style-name="T24">e</text:span><text:span text:style-name="T14">m</text:span>as<text:span text:style-name="T77"> </text:span><text:span text:style-name="T30">g</text:span>es<text:span text:style-name="T7">t</text:span><text:span text:style-name="T14">o</text:span>res<text:span text:style-name="T77"> </text:span><text:span text:style-name="T30">d</text:span>e<text:span text:style-name="T77"> </text:span><text:span text:style-name="T7">b</text:span>ases <text:span text:style-name="T7">d</text:span>e<text:span text:style-name="T14"> </text:span><text:span text:style-name="T7">d</text:span>at<text:span text:style-name="T7">o</text:span>s r<text:span text:style-name="T14">e</text:span>l<text:span text:style-name="T30">a</text:span>ci<text:span text:style-name="T14">o</text:span><text:span text:style-name="T7">n</text:span>al<text:span text:style-name="T24">e</text:span>s.</text:p>
        </text:list-item>
        <text:list-item>
          <text:p text:style-name="P301">Se han<text:span text:style-name="T7"> </text:span>pro<text:span text:style-name="T7">g</text:span>r<text:span text:style-name="T30">a</text:span><text:span text:style-name="T14">m</text:span>a<text:span text:style-name="T30">d</text:span>o<text:span text:style-name="T14"> </text:span><text:span text:style-name="T24">c</text:span><text:span text:style-name="T14">o</text:span><text:span text:style-name="T30">n</text:span>e<text:span text:style-name="T14">x</text:span>i<text:span text:style-name="T14">o</text:span><text:span text:style-name="T30">n</text:span>es<text:span text:style-name="T14"> </text:span><text:span text:style-name="T24">c</text:span><text:span text:style-name="T14">o</text:span>n<text:span text:style-name="T7"> </text:span>bas<text:span text:style-name="T24">e</text:span>s de<text:span text:style-name="T14"> </text:span><text:span text:style-name="T7">d</text:span><text:span text:style-name="T30">a</text:span>t<text:span text:style-name="T14">o</text:span><text:span text:style-name="T24">s</text:span>.</text:p>
        </text:list-item>
        <text:list-item>
          <text:p text:style-name="P301">Se ha<text:span text:style-name="T24"> </text:span>es<text:span text:style-name="T14">c</text:span>r<text:span text:style-name="T30">i</text:span>to c<text:span text:style-name="T14">ó</text:span><text:span text:style-name="T7">d</text:span>i<text:span text:style-name="T30">g</text:span>o<text:span text:style-name="T14"> </text:span>para<text:span text:style-name="T30"> </text:span>al<text:span text:style-name="T14">m</text:span>a<text:span text:style-name="T24">c</text:span>enar in<text:span text:style-name="T30">f</text:span><text:span text:style-name="T14">o</text:span>r<text:span text:style-name="T14">m</text:span><text:span text:style-name="T30">a</text:span>ci<text:span text:style-name="T14">ó</text:span>n<text:span text:style-name="T30"> </text:span>en<text:span text:style-name="T24"> </text:span><text:span text:style-name="T7">b</text:span>a<text:span text:style-name="T22">s</text:span>es<text:span text:style-name="T14"> </text:span><text:span text:style-name="T7">d</text:span>e<text:span text:style-name="T14"> </text:span><text:span text:style-name="T7">d</text:span><text:span text:style-name="T30">a</text:span>t<text:span text:style-name="T14">o</text:span>s.</text:p>
        </text:list-item>
        <text:list-item>
          <text:p text:style-name="P301">Se<text:span text:style-name="T71"> </text:span><text:span text:style-name="T7">h</text:span>an<text:span text:style-name="T50"> </text:span>creado<text:span text:style-name="T71"> </text:span><text:span text:style-name="T7">p</text:span>r<text:span text:style-name="T14">o</text:span><text:span text:style-name="T7">g</text:span>r<text:span text:style-name="T30">a</text:span><text:span text:style-name="T7">m</text:span>as<text:span text:style-name="T71"> </text:span><text:span text:style-name="T7">p</text:span>ara<text:span text:style-name="T50"> </text:span>recu<text:span text:style-name="T7">p</text:span>erar<text:span text:style-name="T71"> </text:span>y<text:span text:style-name="T72"> </text:span><text:span text:style-name="T7">m</text:span><text:span text:style-name="T14">o</text:span>st<text:span text:style-name="T24">r</text:span>ar<text:span text:style-name="T71"> </text:span>i<text:span text:style-name="T7">n</text:span>f<text:span text:style-name="T14">o</text:span>r<text:span text:style-name="T14">m</text:span><text:span text:style-name="T30">a</text:span>ci<text:span text:style-name="T14">ó</text:span>n<text:span text:style-name="T50"> </text:span>a<text:span text:style-name="T30">l</text:span><text:span text:style-name="T14">m</text:span>a<text:span text:style-name="T24">c</text:span>ena<text:span text:style-name="T7">d</text:span>a<text:span text:style-name="T71"> </text:span>en<text:span text:style-name="T71"> </text:span><text:span text:style-name="T7">b</text:span>ases<text:span text:style-name="T71"> </text:span><text:span text:style-name="T7">d</text:span>e <text:span text:style-name="T7">d</text:span>at<text:span text:style-name="T14">o</text:span>s.</text:p>
        </text:list-item>
        <text:list-item>
          <text:p text:style-name="P301">Se<text:span text:style-name="T14"> </text:span><text:span text:style-name="T7">h</text:span>an<text:span text:style-name="T30"> </text:span>ef<text:span text:style-name="T14">e</text:span><text:span text:style-name="T24">c</text:span>tua<text:span text:style-name="T7">d</text:span>o<text:span text:style-name="T14"> </text:span><text:span text:style-name="T30">b</text:span><text:span text:style-name="T14">o</text:span>rr<text:span text:style-name="T7">a</text:span><text:span text:style-name="T30">d</text:span><text:span text:style-name="T14">o</text:span>s<text:span text:style-name="T24"> </text:span>y<text:span text:style-name="T7"> </text:span><text:span text:style-name="T14">mo</text:span><text:span text:style-name="T7">d</text:span>if<text:span text:style-name="T7">i</text:span>c<text:span text:style-name="T24">a</text:span>ci<text:span text:style-name="T14">o</text:span><text:span text:style-name="T7">n</text:span><text:span text:style-name="T24">e</text:span>s <text:span text:style-name="T24">s</text:span><text:span text:style-name="T14">o</text:span><text:span text:style-name="T7">b</text:span>re<text:span text:style-name="T14"> </text:span><text:span text:style-name="T30">l</text:span>a i<text:span text:style-name="T7">n</text:span>f<text:span text:style-name="T14">o</text:span><text:span text:style-name="T30">r</text:span><text:span text:style-name="T14">m</text:span>ac<text:span text:style-name="T30">i</text:span><text:span text:style-name="T14">ó</text:span>n<text:span text:style-name="T7"> </text:span>a<text:span text:style-name="T24">l</text:span><text:span text:style-name="T14">m</text:span>acena<text:span text:style-name="T7">d</text:span>a.</text:p>
        </text:list-item>
        <text:list-item>
          <text:p text:style-name="P301">Se<text:span text:style-name="T14"> </text:span><text:span text:style-name="T7">h</text:span>an<text:span text:style-name="T7"> </text:span>c<text:span text:style-name="T30">r</text:span>eado<text:span text:style-name="T7"> </text:span>ap<text:span text:style-name="T7">l</text:span>icac<text:span text:style-name="T30">i</text:span><text:span text:style-name="T14">o</text:span><text:span text:style-name="T7">n</text:span>es<text:span text:style-name="T14"> </text:span><text:span text:style-name="T7">qu</text:span>e<text:span text:style-name="T7"> </text:span>ej<text:span text:style-name="T14">e</text:span>cu<text:span text:style-name="T24">t</text:span>en <text:span text:style-name="T24">c</text:span><text:span text:style-name="T14">o</text:span><text:span text:style-name="T7">n</text:span>su<text:span text:style-name="T7">l</text:span>tas<text:span text:style-name="T14"> </text:span><text:span text:style-name="T24">s</text:span><text:span text:style-name="T14">o</text:span><text:span text:style-name="T7">b</text:span>re<text:span text:style-name="T14"> </text:span><text:span text:style-name="T7">b</text:span>a<text:span text:style-name="T24">s</text:span>es<text:span text:style-name="T14"> </text:span><text:span text:style-name="T7">d</text:span>e<text:span text:style-name="T24"> </text:span>d<text:span text:style-name="T43">a</text:span>t<text:span text:style-name="T7">o</text:span>s.</text:p>
        </text:list-item>
        <text:list-item>
          <text:p text:style-name="P301">Se<text:span text:style-name="T37"> </text:span><text:span text:style-name="T7">h</text:span>an<text:span text:style-name="T29"> </text:span>creado<text:span text:style-name="T41"> </text:span>a<text:span text:style-name="T7">p</text:span>licac<text:span text:style-name="T24">i</text:span><text:span text:style-name="T14">o</text:span><text:span text:style-name="T30">n</text:span>es<text:span text:style-name="T41"> </text:span><text:span text:style-name="T7">p</text:span>ara<text:span text:style-name="T37"> </text:span><text:span text:style-name="T7">p</text:span><text:span text:style-name="T14">o</text:span>si<text:span text:style-name="T7">b</text:span>ilitar<text:span text:style-name="T37"> </text:span>la<text:span text:style-name="T37"> </text:span><text:span text:style-name="T7">g</text:span>e<text:span text:style-name="T24">s</text:span>ti<text:span text:style-name="T7">ó</text:span>n<text:span text:style-name="T37"> </text:span><text:span text:style-name="T7">d</text:span>e<text:span text:style-name="T41"> </text:span>i<text:span text:style-name="T7">n</text:span>f<text:span text:style-name="T14">o</text:span>r<text:span text:style-name="T14">m</text:span><text:span text:style-name="T30">a</text:span>ci<text:span text:style-name="T14">ó</text:span>n<text:span text:style-name="T37"> </text:span><text:span text:style-name="T7">p</text:span>re<text:span text:style-name="T24">s</text:span>ente<text:span text:style-name="T29"> </text:span>en<text:span text:style-name="T37"> </text:span><text:span text:style-name="T7">b</text:span>ases<text:span text:style-name="T41"> </text:span><text:span text:style-name="T7">d</text:span>e <text:span text:style-name="T7">d</text:span>at<text:span text:style-name="T14">o</text:span>s <text:span text:style-name="T24">r</text:span>elac<text:span text:style-name="T24">i</text:span><text:span text:style-name="T14">o</text:span><text:span text:style-name="T7">n</text:span>ale<text:span text:style-name="T14">s</text:span>.</text:p>
        </text:list-item>
      </text:list>
      <text:p text:style-name="P304"/>
      <text:h text:style-name="P375" text:outline-level="4">Resultados del aprendizaje</text:h>
      <text:list xml:id="list184532988505653" text:continue-list="list2982985826" text:style-name="L35">
        <text:list-item>
          <text:p text:style-name="P222">Gestiona información almacenada en bases de datos relacionales manteniendo la integridad y consistencia de los datos</text:p>
        </text:list-item>
      </text:list>
      <text:p text:style-name="P306"/>
      <text:p text:style-name="P304"/>
      <text:p text:style-name="P304"/>
      <text:p text:style-name="P304"/>
      <text:p text:style-name="P304"/>
      <text:p text:style-name="P304"/>
      <text:p text:style-name="P304"/>
      <text:p text:style-name="P304"/>
      <text:h text:style-name="P347" text:outline-level="3"><text:bookmark-start text:name="__RefHeading__144_402257804"/><text:soft-page-break/>Unidad didáctica <text:span text:style-name="T121">20</text:span>: Mantenimiento de la persistencia de los objetos<text:bookmark-end text:name="__RefHeading__144_402257804"/></text:h>
      <text:h text:style-name="P347" text:outline-level="3" text:is-list-header="true"/>
      <text:h text:style-name="P375" text:outline-level="4"><text:span text:style-name="T60">Objetivos Didácticos</text:span></text:h>
      <text:list xml:id="list184532632374932" text:continue-list="list184533453793966" text:style-name="WW8Num22">
        <text:list-item>
          <text:p text:style-name="P146">Identificar las características de las Bases de Datos Orientadas a Objetos.</text:p>
        </text:list-item>
        <text:list-item>
          <text:p text:style-name="P104"><text:span text:style-name="T55">A</text:span>nalizar su aplicación en el desarrollo de aplicaciones mediante lenguajes orientados a objetos.</text:p>
        </text:list-item>
        <text:list-item>
          <text:p text:style-name="P104">Instalar sistemas gestores de bases de datos orientados a objetos.</text:p>
        </text:list-item>
        <text:list-item>
          <text:p text:style-name="P104">Clasificar y analizar los distintos métodos soportados por los sistemas gestores para la gestión de la información almacenada.</text:p>
        </text:list-item>
        <text:list-item>
          <text:p text:style-name="P109">Crear bases de datos y las estructuras necesarias para el almacenamiento de objetos.</text:p>
        </text:list-item>
        <text:list-item>
          <text:p text:style-name="P109">Programar aplicaciones que almacenen objetos en las bases de datos creadas.</text:p>
        </text:list-item>
        <text:list-item>
          <text:p text:style-name="P109">Realizar programas para recuperar, actualizar y eliminar objetos de las bases de datos.</text:p>
        </text:list-item>
        <text:list-item>
          <text:p text:style-name="P121">Realizar programas para almacenar y gestionar tipos de datos estructurados, compuestos y relacionados.</text:p>
        </text:list-item>
      </text:list>
      <text:h text:style-name="P366" text:outline-level="4">Contenidos Conceptuales</text:h>
      <text:list xml:id="list184532278946835" text:continue-list="list632797810" text:style-name="WW8Num15">
        <text:list-item>
          <text:p text:style-name="P281">Bases de datos orientadas a objetos.</text:p>
        </text:list-item>
        <text:list-item>
          <text:p text:style-name="P281">Características de las bases de datos orientadas a objetos.</text:p>
        </text:list-item>
        <text:list-item>
          <text:p text:style-name="P281">Instalación del gestor de bases de datos: <text:span text:style-name="T119">db4o</text:span></text:p>
        </text:list-item>
        <text:list-item>
          <text:p text:style-name="P281">Creación de bases de datos.</text:p>
        </text:list-item>
        <text:list-item>
          <text:p text:style-name="P281">Mecanismos de consulta.</text:p>
        </text:list-item>
        <text:list-item>
          <text:p text:style-name="P281">El lenguaje de consultas, sintaxis, expresiones, operadores.</text:p>
        </text:list-item>
        <text:list-item>
          <text:p text:style-name="P281">Recuperación, modificación y borrado de información.</text:p>
        </text:list-item>
        <text:list-item>
          <text:p text:style-name="P281">Tipos de datos objeto; atributos y métodos.</text:p>
        </text:list-item>
        <text:list-item>
          <text:p text:style-name="P281">Tipos de datos colección.</text:p>
        </text:list-item>
      </text:list>
      <text:p text:style-name="P255"/>
      <text:h text:style-name="P366" text:outline-level="4">Contenidos Procedimentales</text:h>
      <text:list xml:id="list184532472157444" text:continue-list="list2125962717" text:style-name="L27">
        <text:list-item>
          <text:p text:style-name="P64">Identificación de las características de las Bases de Datos Orientadas a Objetos.</text:p>
        </text:list-item>
        <text:list-item>
          <text:p text:style-name="P64">Instalación del gestor de bases de datos.</text:p>
        </text:list-item>
        <text:list-item>
          <text:p text:style-name="P64">Clasificación y análisis de los distintos métodos soportados por los sistemas gestores para la gestión de la información almacenada.</text:p>
        </text:list-item>
        <text:list-item>
          <text:p text:style-name="P64">Creación de bases de datos y de las estructuras necesarias para el almacenamiento de objetos.</text:p>
        </text:list-item>
        <text:list-item>
          <text:p text:style-name="P64">Diseño de aplicaciones que almacenen objetos en las bases de datos creadas.</text:p>
        </text:list-item>
        <text:list-item>
          <text:p text:style-name="P64">Creación de programas para recuperar, actualizar y eliminar objetos de las bases de datos.</text:p>
        </text:list-item>
        <text:list-item>
          <text:p text:style-name="P75">Realización de programas para almacenar y gestionar tipos de datos estructurados, compuestos y relacionados.</text:p>
          <text:p text:style-name="P75"/>
        </text:list-item>
      </text:list>
      <text:h text:style-name="P366" text:outline-level="4">Contenidos Actitudinales</text:h>
      <text:list xml:id="list3449971386" text:style-name="L30">
        <text:list-item>
          <text:p text:style-name="P69">Profesionalidad y responsabilidad en la consecución de los objetivos finales de la tarea en los plazos marcados. </text:p>
        </text:list-item>
      </text:list>
      <text:list xml:id="list597202093" text:style-name="L31">
        <text:list-item>
          <text:p text:style-name="P70">Creatividad en las aportaciones a la solución.</text:p>
        </text:list-item>
        <text:list-item>
          <text:p text:style-name="P79">Actitud positiva ante las dificultades y problemas que pueden surgir.</text:p>
          <text:p text:style-name="P79"><text:soft-page-break/></text:p>
        </text:list-item>
      </text:list>
      <text:h text:style-name="P366" text:outline-level="4">Criterios de Evaluación</text:h>
      <text:list xml:id="list184533289493624" text:continue-list="list1780079188" text:style-name="WW8Num24">
        <text:list-item>
          <text:p text:style-name="P302">Se<text:span text:style-name="T14"> </text:span><text:span text:style-name="T7">h</text:span>an<text:span text:style-name="T7"> </text:span>ide<text:span text:style-name="T7">n</text:span>tif<text:span text:style-name="T30">i</text:span>ca<text:span text:style-name="T7">d</text:span>o<text:span text:style-name="T14"> </text:span><text:span text:style-name="T24">l</text:span>as <text:span text:style-name="T24">c</text:span>aracterí<text:span text:style-name="T24">s</text:span>ticas de<text:span text:style-name="T24"> </text:span>las ba<text:span text:style-name="T30">s</text:span>es<text:span text:style-name="T7"> d</text:span>e<text:span text:style-name="T14"> </text:span><text:span text:style-name="T7">d</text:span>at<text:span text:style-name="T7">o</text:span>s <text:span text:style-name="T14">o</text:span>r<text:span text:style-name="T30">i</text:span>enta<text:span text:style-name="T7">d</text:span>as a<text:span text:style-name="T24"> </text:span><text:span text:style-name="T14">o</text:span><text:span text:style-name="T7">b</text:span><text:span text:style-name="T24">j</text:span>e<text:span text:style-name="T7">t</text:span><text:span text:style-name="T14">o</text:span>s.</text:p>
        </text:list-item>
        <text:list-item>
          <text:p text:style-name="P302"><text:span text:style-name="T14">S</text:span>e <text:span text:style-name="T7">h</text:span>a <text:span text:style-name="T7">ana</text:span>li<text:span text:style-name="T7">z</text:span><text:span text:style-name="T43">a</text:span><text:span text:style-name="T7">d</text:span>o<text:span text:style-name="T82"> </text:span>su<text:span text:style-name="T82"> </text:span><text:span text:style-name="T43">a</text:span><text:span text:style-name="T7">p</text:span>lic<text:span text:style-name="T7">a</text:span>c<text:span text:style-name="T7">i</text:span>ón en el <text:span text:style-name="T7">d</text:span>esa<text:span text:style-name="T14">rr</text:span>o<text:span text:style-name="T7">l</text:span>lo<text:span text:style-name="T80"> </text:span><text:span text:style-name="T7">d</text:span>e<text:span text:style-name="T82"> </text:span><text:span text:style-name="T7">ap</text:span>lic<text:span text:style-name="T7">a</text:span>c<text:span text:style-name="T14">i</text:span>o<text:span text:style-name="T7">n</text:span>es<text:span text:style-name="T76"> </text:span>medi<text:span text:style-name="T7">an</text:span>te le<text:span text:style-name="T7">ngua</text:span>jes orient<text:span text:style-name="T7">ad</text:span>os a o<text:span text:style-name="T7">b</text:span>j<text:span text:style-name="T24">e</text:span>tos.</text:p>
        </text:list-item>
        <text:list-item>
          <text:p text:style-name="P302"><text:span text:style-name="T14">S</text:span>e h<text:span text:style-name="T7">a</text:span>n<text:span text:style-name="T7"> </text:span>in<text:span text:style-name="T24">s</text:span>tal<text:span text:style-name="T7">ad</text:span>o sis<text:span text:style-name="T24">t</text:span>em<text:span text:style-name="T24">a</text:span>s<text:span text:style-name="T14"> </text:span><text:span text:style-name="T7">g</text:span>es<text:span text:style-name="T14">t</text:span><text:span text:style-name="T30">o</text:span><text:span text:style-name="T14">r</text:span>es<text:span text:style-name="T24"> </text:span>de b<text:span text:style-name="T7">a</text:span>s<text:span text:style-name="T24">e</text:span>s<text:span text:style-name="T14"> </text:span><text:span text:style-name="T7">d</text:span>e d<text:span text:style-name="T7">a</text:span>t<text:span text:style-name="T24">o</text:span>s<text:span text:style-name="T14"> </text:span>orient<text:span text:style-name="T7">ad</text:span>os<text:span text:style-name="T24"> </text:span>a o<text:span text:style-name="T7">b</text:span>jet<text:span text:style-name="T24">o</text:span>s.</text:p>
        </text:list-item>
        <text:list-item>
          <text:p text:style-name="P302"><text:span text:style-name="T14">S</text:span>e<text:span text:style-name="T48"> </text:span><text:span text:style-name="T7">ha</text:span>n<text:span text:style-name="T47"> </text:span>c<text:span text:style-name="T7">la</text:span>sifi<text:span text:style-name="T7">cad</text:span>o<text:span text:style-name="T49"> </text:span>y<text:span text:style-name="T49"> </text:span><text:span text:style-name="T7">ana</text:span>li<text:span text:style-name="T7">zad</text:span>o<text:span text:style-name="T49"> </text:span>l<text:span text:style-name="T7">o</text:span>s<text:span text:style-name="T48"> </text:span><text:span text:style-name="T7">d</text:span>istintos<text:span text:style-name="T49"> </text:span><text:span text:style-name="T24">m</text:span>éto<text:span text:style-name="T7">d</text:span><text:span text:style-name="T30">o</text:span>s<text:span text:style-name="T48"> </text:span>sop<text:span text:style-name="T7">o</text:span><text:span text:style-name="T14">r</text:span>ta<text:span text:style-name="T7">d</text:span>os<text:span text:style-name="T71"> </text:span><text:span text:style-name="T7">p</text:span>or<text:span text:style-name="T48"> </text:span>l<text:span text:style-name="T7">o</text:span>s<text:span text:style-name="T71"> </text:span>sis<text:span text:style-name="T7">t</text:span><text:span text:style-name="T24">e</text:span>mas<text:span text:style-name="T48"> </text:span><text:span text:style-name="T7">g</text:span>e<text:span text:style-name="T24">s</text:span>to<text:span text:style-name="T14">r</text:span><text:span text:style-name="T24">e</text:span>s <text:span text:style-name="T7">pa</text:span><text:span text:style-name="T14">r</text:span>a<text:span text:style-name="T7"> </text:span>la <text:span text:style-name="T7">g</text:span>es<text:span text:style-name="T14">t</text:span>i<text:span text:style-name="T7">ó</text:span>n<text:span text:style-name="T7"> </text:span>de<text:span text:style-name="T24"> </text:span>la i<text:span text:style-name="T7">n</text:span>fo<text:span text:style-name="T24">rm</text:span><text:span text:style-name="T7">a</text:span>c<text:span text:style-name="T7">i</text:span>ón<text:span text:style-name="T7"> </text:span>alm<text:span text:style-name="T7">a</text:span>ce<text:span text:style-name="T7">na</text:span>d<text:span text:style-name="T7">a.</text:span></text:p>
        </text:list-item>
        <text:list-item>
          <text:p text:style-name="P302"><text:span text:style-name="T14">S</text:span>e<text:span text:style-name="T38"> </text:span><text:span text:style-name="T7">ha</text:span>n<text:span text:style-name="T39"> </text:span>crea<text:span text:style-name="T7">d</text:span>o<text:span text:style-name="T39"> </text:span><text:span text:style-name="T7">ba</text:span>ses<text:span text:style-name="T90"> </text:span><text:span text:style-name="T43">d</text:span>e<text:span text:style-name="T38"> </text:span><text:span text:style-name="T7">da</text:span>tos<text:span text:style-name="T38"> </text:span>y<text:span text:style-name="T39"> </text:span>l<text:span text:style-name="T7">a</text:span>s<text:span text:style-name="T38"> </text:span>es<text:span text:style-name="T14">tr</text:span><text:span text:style-name="T7">u</text:span>ct<text:span text:style-name="T7">u</text:span><text:span text:style-name="T14">r</text:span><text:span text:style-name="T7">a</text:span>s<text:span text:style-name="T46"> </text:span><text:span text:style-name="T7">n</text:span>eces<text:span text:style-name="T7">a</text:span><text:span text:style-name="T14">r</text:span>i<text:span text:style-name="T7">a</text:span>s<text:span text:style-name="T38"> </text:span><text:span text:style-name="T7">pa</text:span><text:span text:style-name="T14">r</text:span>a<text:span text:style-name="T39"> </text:span>el<text:span text:style-name="T38"> </text:span><text:span text:style-name="T7">a</text:span>lma<text:span text:style-name="T7">c</text:span>en<text:span text:style-name="T7">a</text:span>miento<text:span text:style-name="T39"> </text:span><text:span text:style-name="T7">d</text:span>e o<text:span text:style-name="T7">b</text:span>jetos.</text:p>
        </text:list-item>
        <text:list-item>
          <text:p text:style-name="P302"><text:span text:style-name="T14">S</text:span>e<text:span text:style-name="T24"> </text:span>h<text:span text:style-name="T7">a</text:span>n<text:span text:style-name="T7"> </text:span>p<text:span text:style-name="T14">r</text:span>o<text:span text:style-name="T7">g</text:span><text:span text:style-name="T14">r</text:span><text:span text:style-name="T30">a</text:span>ma<text:span text:style-name="T7">d</text:span>o <text:span text:style-name="T7">ap</text:span>lic<text:span text:style-name="T7">a</text:span>c<text:span text:style-name="T7">i</text:span>o<text:span text:style-name="T7">n</text:span>es<text:span text:style-name="T14"> </text:span><text:span text:style-name="T7">qu</text:span>e alma<text:span text:style-name="T7">c</text:span>enen<text:span text:style-name="T7"> </text:span>o<text:span text:style-name="T7">b</text:span><text:span text:style-name="T24">j</text:span>etos<text:span text:style-name="T14"> </text:span>en l<text:span text:style-name="T30">a</text:span>s<text:span text:style-name="T14"> </text:span><text:span text:style-name="T7">ba</text:span>ses<text:span text:style-name="T7"> </text:span>de d<text:span text:style-name="T7">a</text:span>tos<text:span text:style-name="T24"> </text:span><text:span text:style-name="T30">c</text:span><text:span text:style-name="T14">r</text:span>ea<text:span text:style-name="T7">da</text:span>s.</text:p>
        </text:list-item>
        <text:list-item>
          <text:p text:style-name="P302"><text:span text:style-name="T14">S</text:span>e<text:span text:style-name="T77"> </text:span><text:span text:style-name="T7">ha</text:span>n<text:span text:style-name="T79"> </text:span><text:span text:style-name="T7">r</text:span>ea<text:span text:style-name="T7">l</text:span>i<text:span text:style-name="T7">zad</text:span>o<text:span text:style-name="T80"> </text:span><text:span text:style-name="T7">p</text:span><text:span text:style-name="T14">r</text:span>o<text:span text:style-name="T7">g</text:span><text:span text:style-name="T14">r</text:span><text:span text:style-name="T30">a</text:span>mas<text:span text:style-name="T80"> </text:span><text:span text:style-name="T7">pa</text:span><text:span text:style-name="T14">r</text:span>a<text:span text:style-name="T78"> </text:span><text:span text:style-name="T7">r</text:span>ec<text:span text:style-name="T7">up</text:span>e<text:span text:style-name="T14">r</text:span><text:span text:style-name="T7">a</text:span><text:span text:style-name="T14">r</text:span>,<text:span text:style-name="T77"> </text:span><text:span text:style-name="T7">a</text:span>ct<text:span text:style-name="T7">u</text:span><text:span text:style-name="T30">a</text:span>li<text:span text:style-name="T7">za</text:span>r<text:span text:style-name="T91"> </text:span>y<text:span text:style-name="T80"> </text:span>el<text:span text:style-name="T30">i</text:span>min<text:span text:style-name="T7">a</text:span>r<text:span text:style-name="T91"> </text:span>o<text:span text:style-name="T29">b</text:span>j<text:span text:style-name="T24">e</text:span>tos<text:span text:style-name="T80"> </text:span><text:span text:style-name="T30">d</text:span>e<text:span text:style-name="T77"> </text:span>l<text:span text:style-name="T7">a</text:span>s<text:span text:style-name="T80"> </text:span><text:span text:style-name="T7">ba</text:span>ses<text:span text:style-name="T79"> </text:span><text:span text:style-name="T7">d</text:span>e <text:span text:style-name="T7">da</text:span>tos.</text:p>
        </text:list-item>
        <text:list-item>
          <text:p text:style-name="P302"><text:span text:style-name="T83">Se</text:span><text:span text:style-name="T92"> </text:span><text:span text:style-name="T8">h</text:span><text:span text:style-name="T83">an</text:span><text:span text:style-name="T70"> </text:span><text:span text:style-name="T83">reali</text:span><text:span text:style-name="T8">z</text:span><text:span text:style-name="T83">a</text:span><text:span text:style-name="T8">d</text:span><text:span text:style-name="T83">o</text:span><text:span text:style-name="T45"> </text:span><text:span text:style-name="T8">p</text:span><text:span text:style-name="T83">r</text:span><text:span text:style-name="T15">o</text:span><text:span text:style-name="T8">g</text:span><text:span text:style-name="T31">r</text:span><text:span text:style-name="T83">a</text:span><text:span text:style-name="T15">m</text:span><text:span text:style-name="T83">as</text:span><text:span text:style-name="T92"> </text:span><text:span text:style-name="T8">p</text:span><text:span text:style-name="T83">ara</text:span><text:span text:style-name="T70"> </text:span><text:span text:style-name="T83">a</text:span><text:span text:style-name="T31">l</text:span><text:span text:style-name="T15">m</text:span><text:span text:style-name="T83">acenar</text:span><text:span text:style-name="T69"> </text:span><text:span text:style-name="T83">y</text:span><text:span text:style-name="T45"> </text:span><text:span text:style-name="T31">g</text:span><text:span text:style-name="T83">es</text:span><text:span text:style-name="T15">t</text:span><text:span text:style-name="T83">i</text:span><text:span text:style-name="T15">o</text:span><text:span text:style-name="T8">n</text:span><text:span text:style-name="T83">ar</text:span><text:span text:style-name="T69"> </text:span><text:span text:style-name="T83">ti</text:span><text:span text:style-name="T8">p</text:span><text:span text:style-name="T15">o</text:span><text:span text:style-name="T83">s</text:span><text:span text:style-name="T92"> </text:span><text:span text:style-name="T8">d</text:span><text:span text:style-name="T83">e</text:span><text:span text:style-name="T92"> </text:span><text:span text:style-name="T8">d</text:span><text:span text:style-name="T83">a</text:span><text:span text:style-name="T25">t</text:span><text:span text:style-name="T15">o</text:span><text:span text:style-name="T83">s</text:span><text:span text:style-name="T92"> </text:span><text:span text:style-name="T25">e</text:span><text:span text:style-name="T83">structu</text:span><text:span text:style-name="T8">r</text:span><text:span text:style-name="T83">a</text:span><text:span text:style-name="T8">d</text:span><text:span text:style-name="T15">o</text:span><text:span text:style-name="T25">s</text:span><text:span text:style-name="T83">, c</text:span><text:span text:style-name="T8">o</text:span><text:span text:style-name="T15">m</text:span><text:span text:style-name="T8">pu</text:span><text:span text:style-name="T83">es</text:span><text:span text:style-name="T8">t</text:span><text:span text:style-name="T15">o</text:span><text:span text:style-name="T83">s</text:span><text:span text:style-name="T25"> </text:span><text:span text:style-name="T83">y</text:span><text:span text:style-name="T15"> </text:span><text:span text:style-name="T83">r</text:span><text:span text:style-name="T15">e</text:span><text:span text:style-name="T83">l</text:span><text:span text:style-name="T31">a</text:span><text:span text:style-name="T83">ci</text:span><text:span text:style-name="T15">o</text:span><text:span text:style-name="T8">n</text:span><text:span text:style-name="T83">a</text:span><text:span text:style-name="T31">d</text:span><text:span text:style-name="T15">o</text:span><text:span text:style-name="T25">s</text:span><text:span text:style-name="T51">.</text:span></text:p>
        </text:list-item>
      </text:list>
      <text:p text:style-name="P245"/>
      <text:h text:style-name="P375" text:outline-level="4">Resultados del aprendizaje</text:h>
      <text:list xml:id="list184532374950712" text:continue-list="list184532988505653" text:style-name="L35">
        <text:list-item>
          <text:p text:style-name="P222">Utiliza bases de datos orientadas a objetos, analizando sus características y aplicando técnicas para mantener la persistencia de la información.</text:p>
        </text:list-item>
      </text:list>
      <text:h text:style-name="P345" text:outline-level="1"><text:bookmark-start text:name="__RefHeading__148_402257804"/>Materias Transversales<text:bookmark-end text:name="__RefHeading__148_402257804"/></text:h>
      <text:p text:style-name="Text_20_body"><text:span text:style-name="T60"/></text:p>
      <text:p text:style-name="P224"><text:span text:style-name="T60">Quedan reflejadas en la programación del departamento.</text:span></text:p>
      <text:h text:style-name="P346" text:outline-level="1"><text:bookmark-start text:name="__RefHeading__150_402257804"/>Actividades Complementarias y Extraescolares<text:bookmark-end text:name="__RefHeading__150_402257804"/></text:h>
      <text:p text:style-name="P205"/>
      <text:p text:style-name="P205">Quedan reflejadas en la programación de departamento.</text:p>
      <text:h text:style-name="P345" text:outline-level="1"><text:bookmark-start text:name="__RefHeading__152_402257804"/>Bibliografía, Materiales y Recursos<text:bookmark-end text:name="__RefHeading__152_402257804"/></text:h>
      <text:h text:style-name="P363" text:outline-level="2"><text:bookmark-start text:name="__RefHeading__154_402257804"/>Bibliografía de departamento<text:bookmark-end text:name="__RefHeading__154_402257804"/></text:h>
      <text:list xml:id="list1716657591" text:style-name="L32">
        <text:list-header>
          <text:p text:style-name="P200"/>
        </text:list-header>
        <text:list-item>
          <text:p text:style-name="P200">UML para programadores Java. PEARSON</text:p>
        </text:list-item>
        <text:list-item>
          <text:p text:style-name="P200">JAVA EXAMPLES. In a nutshel. David Flanagan. O'REILLY.</text:p>
        </text:list-item>
        <text:list-item>
          <text:p text:style-name="P210"><text:span text:style-name="T60">Java a Fondo. </text:span><text:span text:style-name="T54">Pablo Augusto Sznajdleder</text:span><text:span text:style-name="T60">. </text:span><text:span text:style-name="T84">ALFAOMEGA.</text:span></text:p>
        </text:list-item>
        <text:list-item>
          <text:p text:style-name="P210"><text:span text:style-name="T84">Curso de Java. </text:span><text:span text:style-name="T54">Ian F. Darwin</text:span><text:span text:style-name="T84">. <text:s/>O'REILLY.</text:span></text:p>
        </text:list-item>
        <text:list-item>
          <text:p text:style-name="P210"><text:span text:style-name="T84">Piensa en Java.</text:span><text:span text:style-name="T54"> Bruce Eckel</text:span><text:span text:style-name="T84">. PEARSON.</text:span></text:p>
        </text:list-item>
        <text:list-item>
          <text:p text:style-name="P210"><text:span text:style-name="T84">Introduction to Java Programming. </text:span><text:span text:style-name="T54">Y. Daniel Liang</text:span><text:span text:style-name="T84"> . PEARSON.</text:span></text:p>
          <text:p text:style-name="P210"><text:span text:style-name="T84"/></text:p>
        </text:list-item>
      </text:list>
      <text:h text:style-name="P363" text:outline-level="2"><text:bookmark-start text:name="__RefHeading__156_402257804"/>Materiales, recursos y laboratorios<text:bookmark-end text:name="__RefHeading__156_402257804"/></text:h>
      <text:list xml:id="list4051979247" text:style-name="L33">
        <text:list-item>
          <text:p text:style-name="P211"><text:span text:style-name="T60">OpenCourseWare, Universidad Politécnica de Madrid. Curso abierto de Java. </text:span><text:a xlink:type="simple" xlink:href="http://ocw.upm.es/lenguajes-y-sistemas-informaticos/programacion-en-java-i" text:style-name="Internet_20_link" text:visited-style-name="Visited_20_Internet_20_Link"><text:span text:style-name="T60">http://ocw.upm.es/lenguajes-y-sistemas-informaticos/programacion-en-java-i</text:span></text:a></text:p>
        </text:list-item>
        <text:list-item>
          <text:p text:style-name="P211"><text:span text:style-name="T60">Portal de javahispano. </text:span><text:a xlink:type="simple" xlink:href="http://www.javahispano.org/" text:style-name="Internet_20_link" text:visited-style-name="Visited_20_Internet_20_Link"><text:span text:style-name="T60">http://www.javahispano.org/</text:span></text:a></text:p>
        </text:list-item>
        <text:list-item>
          <text:p text:style-name="P211"><text:span text:style-name="T60">Portal de javaword, </text:span><text:a xlink:type="simple" xlink:href="http://www.javaworld.com/" text:style-name="Internet_20_link" text:visited-style-name="Visited_20_Internet_20_Link"><text:span text:style-name="T60">http://www.javaworld.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Time new roman" svg:font-family="'Time new roman'"/>
    <style:font-face style:name="serif" svg:font-family="serif"/>
    <style:font-face style:name="Courier New" svg:font-family="'Courier New'" style:font-family-generic="modern"/>
    <style:font-face style:name="Serif" svg:font-family="Serif" style:font-family-generic="roman"/>
    <style:font-face style:name="Times New Roman1" svg:font-family="'Times New Roman'" style:font-family-generic="roman"/>
    <style:font-face style:name="Calibri" svg:font-family="Calibri" style:font-pitch="variable"/>
    <style:font-face style:name="Courier New2" svg:font-family="'Courier New'" style:font-pitch="variable"/>
    <style:font-face style:name="Droid Sans Fallback" svg:font-family="'Droid Sans Fallback'" style:font-pitch="variable"/>
    <style:font-face style:name="Lohit Hindi2" svg:font-family="'Lohit Hindi'" style:font-pitch="variable"/>
    <style:font-face style:name="OpenSymbol1" svg:font-family="OpenSymbol, 'Arial Unicode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Arial" style:font-family-asian="Arial"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Lohit Hindi2" style:font-family-complex="'Lohit Hindi'" style:font-pitch-complex="variable" style:font-size-complex="14pt"/>
    </style:style>
    <style:style style:name="Text_20_body" style:display-name="Text body" style:family="paragraph" style:parent-style-name="Standard" style:class="text">
      <style:paragraph-properties fo:margin-left="0cm" fo:margin-right="0cm" fo:margin-top="0.199cm" fo:margin-bottom="0.21cm" loext:contextual-spacing="false" fo:text-align="justify" style:justify-single-word="false" fo:text-indent="1cm" style:auto-text-indent="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loext:graphic-properties draw:fill="solid" draw:fill-color="#e6e6ff" draw:opacity="100%"/>
      <style:paragraph-properties fo:text-align="justify" style:justify-single-word="false" fo:break-before="page" fo:background-color="#e6e6ff" fo:padding="0.035cm" fo:border="0.99pt solid #000000">
        <style:tab-stops/>
      </style:paragraph-properties>
      <style:text-properties fo:font-variant="small-caps" fo:font-size="18pt" fo:text-shadow="1pt 1pt" fo:font-weight="bold" style:font-size-asian="18pt" style:font-weight-asian="bold" style:font-size-complex="14pt" style:font-weight-complex="bold"/>
    </style:style>
    <style:style style:name="Heading_20_2" style:display-name="Heading 2" style:family="paragraph" style:parent-style-name="Header" style:next-style-name="Text_20_body" style:default-outline-level="2" style:class="text">
      <style:text-properties fo:font-size="16pt" fo:font-style="italic" fo:text-shadow="1pt 1pt"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fo:font-variant="small-caps" style:font-name="Arial" fo:font-family="Arial" style:font-family-generic="swiss" style:font-pitch="variable" fo:font-size="36pt" fo:font-weight="bold" style:font-size-asian="36pt" style:font-weight-asian="bold" style:font-name-complex="Arial" style:font-family-complex="Arial" style:font-family-generic-complex="swiss" style:font-pitch-complex="variable" style:font-size-complex="10pt"/>
    </style:style>
    <style:style style:name="Encabezado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Lucida Sans" style:font-family-complex="'Lucida Sans'"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Lucida Sans" style:font-family-complex="'Lucida Sans'" style:font-family-generic-complex="swiss" style:font-pitch-complex="variable" style:font-size-complex="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o_20_documento" style:display-name="titulo documento" style:family="paragraph" style:parent-style-name="Table_20_Contents">
      <style:paragraph-properties fo:margin-left="0.199cm" fo:margin-right="0.199cm" fo:margin-top="0.3cm" fo:margin-bottom="0.3cm" loext:contextual-spacing="false" fo:text-indent="0cm" style:auto-text-indent="false"/>
      <style:text-properties fo:font-variant="small-caps" fo:font-size="16pt" fo:text-shadow="1pt 1pt" fo:font-weight="bold" style:font-size-asian="16pt" style:font-weight-asian="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Saludo1" style:family="paragraph" style:parent-style-name="Standard">
      <style:paragraph-properties text:number-lines="false" text:line-number="0"/>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1" fo:font-family="Symbol" style:font-charset="x-symbol" style:font-name-complex="OpenSymbol1" style:font-family-complex="OpenSymbol, 'Arial Unicode MS'" style:font-pitch-complex="variable"/>
    </style:style>
    <style:style style:name="WW8Num8z1" style:family="text">
      <style:text-properties style:font-name="OpenSymbol" fo:font-family="OpenSymbol, 'Arial Unicode MS'" style:font-name-complex="OpenSymbol1" style:font-family-complex="OpenSymbol, 'Arial Unicode MS'" style:font-pitch-complex="variable"/>
    </style:style>
    <style:style style:name="WW8Num9z0" style:family="text">
      <style:text-properties style:font-name="Symbol1" fo:font-family="Symbol" style:font-charset="x-symbol" style:font-name-complex="OpenSymbol1" style:font-family-complex="OpenSymbol, 'Arial Unicode MS'" style:font-pitch-complex="variable"/>
    </style:style>
    <style:style style:name="WW8Num9z1" style:family="text">
      <style:text-properties style:font-name="OpenSymbol" fo:font-family="OpenSymbol, 'Arial Unicode MS'" style:font-name-complex="OpenSymbol1" style:font-family-complex="OpenSymbol, 'Arial Unicode MS'" style:font-pitch-complex="variable"/>
    </style:style>
    <style:style style:name="WW8Num10z0" style:family="text">
      <style:text-properties style:font-name="Symbol2" fo:font-family="Symbol" style:font-pitch="variable" style:font-charset="x-symbol" style:font-name-complex="Symbol2" style:font-family-complex="Symbol" style:font-pitch-complex="variable" style:font-charset-complex="x-symbol"/>
    </style:style>
    <style:style style:name="WW8Num11z0" style:family="text">
      <style:text-properties style:font-name="Symbol1" fo:font-family="Symbol" style:font-charset="x-symbol" style:font-name-complex="OpenSymbol1" style:font-family-complex="OpenSymbol, 'Arial Unicode MS'" style:font-pitch-complex="variable"/>
    </style:style>
    <style:style style:name="WW8Num11z1" style:family="text">
      <style:text-properties style:font-name="OpenSymbol" fo:font-family="OpenSymbol, 'Arial Unicode MS'" style:font-name-complex="OpenSymbol1" style:font-family-complex="OpenSymbol, 'Arial Unicode MS'" style:font-pitch-complex="variable"/>
    </style:style>
    <style:style style:name="WW8Num12z0" style:family="text">
      <style:text-properties style:font-name="Symbol1" fo:font-family="Symbol" style:font-charset="x-symbol" style:font-name-complex="OpenSymbol1" style:font-family-complex="OpenSymbol, 'Arial Unicode MS'" style:font-pitch-complex="variable"/>
    </style:style>
    <style:style style:name="WW8Num12z1" style:family="text">
      <style:text-properties style:font-name="OpenSymbol" fo:font-family="OpenSymbol, 'Arial Unicode MS'" style:font-name-complex="OpenSymbol1" style:font-family-complex="OpenSymbol, 'Arial Unicode MS'" style:font-pitch-complex="variable"/>
    </style:style>
    <style:style style:name="WW8Num13z0" style:family="text">
      <style:text-properties style:font-name="Symbol1" fo:font-family="Symbol" style:font-charset="x-symbol" style:font-name-complex="OpenSymbol1" style:font-family-complex="OpenSymbol, 'Arial Unicode MS'" style:font-pitch-complex="variable"/>
    </style:style>
    <style:style style:name="WW8Num13z1" style:family="text">
      <style:text-properties style:font-name="OpenSymbol" fo:font-family="OpenSymbol, 'Arial Unicode MS'" style:font-name-complex="OpenSymbol1" style:font-family-complex="OpenSymbol, 'Arial Unicode MS'" style:font-pitch-complex="variable"/>
    </style:style>
    <style:style style:name="WW8Num14z0" style:family="text">
      <style:text-properties style:font-name="Symbol1" fo:font-family="Symbol" style:font-charset="x-symbol" style:font-name-complex="OpenSymbol1" style:font-family-complex="OpenSymbol, 'Arial Unicode MS'" style:font-pitch-complex="variable"/>
    </style:style>
    <style:style style:name="WW8Num14z1" style:family="text">
      <style:text-properties style:font-name="OpenSymbol" fo:font-family="OpenSymbol, 'Arial Unicode MS'" style:font-name-complex="OpenSymbol1" style:font-family-complex="OpenSymbol, 'Arial Unicode MS'" style:font-pitch-complex="variable"/>
    </style:style>
    <style:style style:name="WW8Num15z0" style:family="text">
      <style:text-properties fo:color="#000000" style:font-name="Symbol2" fo:font-family="Symbol" style:font-pitch="variable" style:font-charset="x-symbol" fo:font-size="10pt" style:font-size-asian="10pt" style:font-name-complex="Symbol2" style:font-family-complex="Symbol" style:font-pitch-complex="variable" style:font-charset-complex="x-symbol"/>
    </style:style>
    <style:style style:name="WW8Num15z1" style:family="text">
      <style:text-properties style:font-name="OpenSymbol" fo:font-family="OpenSymbol, 'Arial Unicode MS'" style:font-name-complex="OpenSymbol1" style:font-family-complex="OpenSymbol, 'Arial Unicode MS'" style:font-pitch-complex="variable"/>
    </style:style>
    <style:style style:name="WW8Num16z0" style:family="text">
      <style:text-properties style:font-name="Symbol1" fo:font-family="Symbol" style:font-charset="x-symbol" style:font-name-complex="OpenSymbol1" style:font-family-complex="OpenSymbol, 'Arial Unicode MS'" style:font-pitch-complex="variable"/>
    </style:style>
    <style:style style:name="WW8Num16z1" style:family="text">
      <style:text-properties style:font-name="OpenSymbol" fo:font-family="OpenSymbol, 'Arial Unicode MS'" style:font-name-complex="OpenSymbol1" style:font-family-complex="OpenSymbol, 'Arial Unicode MS'" style:font-pitch-complex="variable"/>
    </style:style>
    <style:style style:name="WW8Num18z0" style:family="text">
      <style:text-properties style:font-name="Symbol1" fo:font-family="Symbol" style:font-charset="x-symbol" style:font-name-complex="OpenSymbol1" style:font-family-complex="OpenSymbol, 'Arial Unicode MS'" style:font-pitch-complex="variable"/>
    </style:style>
    <style:style style:name="WW8Num18z1" style:family="text">
      <style:text-properties style:font-name="OpenSymbol" fo:font-family="OpenSymbol, 'Arial Unicode MS'" style:font-name-complex="OpenSymbol1" style:font-family-complex="OpenSymbol, 'Arial Unicode MS'" style:font-pitch-complex="variable"/>
    </style:style>
    <style:style style:name="WW8Num19z0" style:family="text">
      <style:text-properties style:font-name="Symbol1" fo:font-family="Symbol" style:font-charset="x-symbol" style:font-name-complex="OpenSymbol1" style:font-family-complex="OpenSymbol, 'Arial Unicode MS'" style:font-pitch-complex="variable"/>
    </style:style>
    <style:style style:name="WW8Num19z1" style:family="text">
      <style:text-properties style:font-name="OpenSymbol" fo:font-family="OpenSymbol, 'Arial Unicode MS'" style:font-name-complex="OpenSymbol1" style:font-family-complex="OpenSymbol, 'Arial Unicode MS'" style:font-pitch-complex="variable"/>
    </style:style>
    <style:style style:name="WW8Num20z0" style:family="text">
      <style:text-properties style:font-name="Symbol1" fo:font-family="Symbol" style:font-charset="x-symbol" style:font-name-complex="OpenSymbol1" style:font-family-complex="OpenSymbol, 'Arial Unicode MS'" style:font-pitch-complex="variable"/>
    </style:style>
    <style:style style:name="WW8Num20z1" style:family="text">
      <style:text-properties style:font-name="OpenSymbol" fo:font-family="OpenSymbol, 'Arial Unicode MS'" style:font-name-complex="OpenSymbol1" style:font-family-complex="OpenSymbol, 'Arial Unicode MS'" style:font-pitch-complex="variable"/>
    </style:style>
    <style:style style:name="WW8Num21z0" style:family="text">
      <style:text-properties style:font-name="Symbol1" fo:font-family="Symbol" style:font-charset="x-symbol" style:font-name-complex="OpenSymbol1" style:font-family-complex="OpenSymbol, 'Arial Unicode MS'" style:font-pitch-complex="variable"/>
    </style:style>
    <style:style style:name="WW8Num21z1" style:family="text">
      <style:text-properties style:font-name="OpenSymbol" fo:font-family="OpenSymbol, 'Arial Unicode MS'" style:font-name-complex="OpenSymbol1" style:font-family-complex="OpenSymbol, 'Arial Unicode MS'" style:font-pitch-complex="variable"/>
    </style:style>
    <style:style style:name="WW8Num22z0" style:family="text">
      <style:text-properties style:font-name="Symbol1" fo:font-family="Symbol" style:font-charset="x-symbol" style:font-name-complex="OpenSymbol1" style:font-family-complex="OpenSymbol, 'Arial Unicode MS'" style:font-pitch-complex="variable"/>
    </style:style>
    <style:style style:name="WW8Num22z1" style:family="text">
      <style:text-properties style:font-name="OpenSymbol" fo:font-family="OpenSymbol, 'Arial Unicode MS'" style:font-name-complex="OpenSymbol1" style:font-family-complex="OpenSymbol, 'Arial Unicode MS'" style:font-pitch-complex="variable"/>
    </style:style>
    <style:style style:name="WW8Num23z0" style:family="text">
      <style:text-properties style:font-name="Symbol1" fo:font-family="Symbol" style:font-charset="x-symbol" style:font-name-complex="OpenSymbol1" style:font-family-complex="OpenSymbol, 'Arial Unicode MS'" style:font-pitch-complex="variable"/>
    </style:style>
    <style:style style:name="WW8Num23z1" style:family="text">
      <style:text-properties style:font-name="OpenSymbol" fo:font-family="OpenSymbol, 'Arial Unicode MS'" style:font-name-complex="OpenSymbol1" style:font-family-complex="OpenSymbol, 'Arial Unicode MS'" style:font-pitch-complex="variable"/>
    </style:style>
    <style:style style:name="WW8Num24z0" style:family="text">
      <style:text-properties style:font-name="Symbol1" fo:font-family="Symbol" style:font-charset="x-symbol" style:font-name-complex="OpenSymbol1" style:font-family-complex="OpenSymbol, 'Arial Unicode MS'" style:font-pitch-complex="variable"/>
    </style:style>
    <style:style style:name="WW8Num24z1" style:family="text">
      <style:text-properties style:font-name="OpenSymbol" fo:font-family="OpenSymbol, 'Arial Unicode MS'" style:font-name-complex="OpenSymbol1" style:font-family-complex="OpenSymbol, 'Arial Unicode MS'" style:font-pitch-complex="variable"/>
    </style:style>
    <style:style style:name="WW8Num25z0" style:family="text">
      <style:text-properties style:font-name="Symbol2" fo:font-family="Symbol" style:font-pitch="variable" style:font-charset="x-symbol" style:font-name-complex="Symbol2" style:font-family-complex="Symbol" style:font-pitch-complex="variable" style:font-charset-complex="x-symbol"/>
    </style:style>
    <style:style style:name="WW8Num25z1" style:family="text">
      <style:text-properties style:font-name="Courier New1" fo:font-family="'Courier New'" style:font-family-generic="modern" style:font-pitch="variable" style:font-name-complex="Courier New1" style:font-family-complex="'Courier New'" style:font-family-generic-complex="modern"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1" fo:font-family="Symbol" style:font-charset="x-symbol" style:font-name-complex="OpenSymbol1" style:font-family-complex="OpenSymbol, 'Arial Unicode MS'" style:font-pitch-complex="variable"/>
    </style:style>
    <style:style style:name="WW8Num26z1" style:family="text">
      <style:text-properties style:font-name="OpenSymbol" fo:font-family="OpenSymbol, 'Arial Unicode MS'" style:font-name-complex="OpenSymbol1" style:font-family-complex="OpenSymbol, 'Arial Unicode MS'" style:font-pitch-complex="variable"/>
    </style:style>
    <style:style style:name="WW8Num27z0" style:family="text">
      <style:text-properties style:font-name="Symbol1" fo:font-family="Symbol" style:font-charset="x-symbol" style:font-name-complex="OpenSymbol1" style:font-family-complex="OpenSymbol, 'Arial Unicode MS'" style:font-pitch-complex="variable"/>
    </style:style>
    <style:style style:name="WW8Num27z1" style:family="text">
      <style:text-properties style:font-name="OpenSymbol" fo:font-family="OpenSymbol, 'Arial Unicode MS'" style:font-name-complex="OpenSymbol1" style:font-family-complex="OpenSymbol, 'Arial Unicode MS'" style:font-pitch-complex="variable"/>
    </style:style>
    <style:style style:name="WW8Num28z0" style:family="text">
      <style:text-properties fo:color="#999999" style:font-name="Symbol2" fo:font-family="Symbol" style:font-pitch="variable" style:font-charset="x-symbol" style:font-name-complex="Symbol2" style:font-family-complex="Symbol" style:font-pitch-complex="variable" style:font-charset-complex="x-symbol"/>
    </style:style>
    <style:style style:name="WW8Num29z0" style:family="text">
      <style:text-properties style:font-name="Symbol1" fo:font-family="Symbol" style:font-charset="x-symbol" style:font-name-complex="OpenSymbol1" style:font-family-complex="OpenSymbol, 'Arial Unicode MS'" style:font-pitch-complex="variable"/>
    </style:style>
    <style:style style:name="WW8Num29z1" style:family="text">
      <style:text-properties style:font-name="OpenSymbol" fo:font-family="OpenSymbol, 'Arial Unicode MS'" style:font-name-complex="OpenSymbol1" style:font-family-complex="OpenSymbol, 'Arial Unicode MS'" style:font-pitch-complex="variable"/>
    </style:style>
    <style:style style:name="Absatz-Standardschriftart" style:family="text"/>
    <style:style style:name="WW-Absatz-Standardschriftar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1" style:display-name="Fuente de párrafo predeter.1"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WW8Num45z0" style:family="text">
      <style:text-properties fo:color="#999999" style:font-name="Symbol2" fo:font-family="Symbol" style:font-pitch="variable" style:font-charset="x-symbol" style:font-name-complex="Symbol2" style:font-family-complex="Symbol" style:font-pitch-complex="variable" style:font-charset-complex="x-symbol"/>
    </style:style>
    <style:style style:name="WW8Num45z1" style:family="text">
      <style:text-properties style:font-name="Courier New2" fo:font-family="'Courier New'" style:font-pitch="variable" style:font-name-complex="Courier New2" style:font-family-complex="'Courier New'" style:font-pitch-complex="variable"/>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2" fo:font-family="Symbol" style:font-pitch="variable" style:font-charset="x-symbol" style:font-name-complex="Symbol2" style:font-family-complex="Symbol" style:font-pitch-complex="variable" style:font-charset-complex="x-symbol"/>
    </style:style>
    <style:style style:name="WW8Num45z4" style:family="text">
      <style:text-properties style:font-name="Courier New2" fo:font-family="'Courier New'" style:font-pitch="variable" style:font-name-complex="Courier New2" style:font-family-complex="'Courier New'" style:font-pitch-complex="variable"/>
    </style:style>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Symbol2" fo:font-family="Symbol" style:font-pitch="variable" style:font-charset="x-symbol" style:font-name-complex="Symbol2" style:font-family-complex="Symbol" style:font-pitch-complex="variable" style:font-charset-complex="x-symbol"/>
    </style:style>
    <style:style style:name="WW8Num36z0" style:family="text">
      <style:text-properties style:font-name="Symbol2" fo:font-family="Symbol" style:font-pitch="variable" style:font-charset="x-symbol" style:font-name-complex="Symbol2" style:font-family-complex="Symbol" style:font-pitch-complex="variable" style:font-charset-complex="x-symbol"/>
    </style:style>
    <style:style style:name="WW8Num39z0" style:family="text">
      <style:text-properties style:font-name="Symbol2" fo:font-family="Symbol" style:font-pitch="variable" style:font-charset="x-symbol" fo:font-size="10pt" style:font-size-asian="10pt" style:font-name-complex="Symbol2" style:font-family-complex="Symbol" style:font-pitch-complex="variable" style:font-charset-complex="x-symbol"/>
    </style:style>
    <style:style style:name="WW8Num39z1" style:family="text">
      <style:text-properties style:font-name="Courier New2" fo:font-family="'Courier New'" style:font-pitch="variable" fo:font-size="10pt" style:font-size-asian="10pt" style:font-name-complex="Courier New2" style:font-family-complex="'Courier New'" style:font-pitch-complex="variable"/>
    </style:style>
    <style:style style:name="WW8Num3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2">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space"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suffix="." style:num-format="a" style:num-letter-sync="true" text:display-levels="2">
        <style:list-level-properties text:list-level-position-and-space-mode="label-alignment">
          <style:list-level-label-alignment text:label-followed-by="space"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2.094cm" fo:text-indent="-0.635cm" fo:margin-left="2.094cm"/>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2.729cm" fo:text-indent="-0.635cm" fo:margin-left="2.729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3.364cm" fo:text-indent="-0.635cm" fo:margin-left="3.36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999cm" fo:text-indent="-0.635cm" fo:margin-left="3.999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4.634cm" fo:text-indent="-0.635cm" fo:margin-left="4.634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5.269cm" fo:text-indent="-0.635cm" fo:margin-left="5.269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904cm" fo:text-indent="-0.635cm" fo:margin-left="5.904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6.539cm" fo:text-indent="-0.635cm" fo:margin-left="6.539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7.174cm" fo:text-indent="-0.635cm" fo:margin-left="7.17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2cm" fo:text-indent="-0.635cm" fo:margin-left="2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4.54cm" fo:text-indent="-0.635cm" fo:margin-left="4.54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455cm" fo:text-indent="-0.635cm" fo:margin-left="1.455cm"/>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2.09cm" fo:text-indent="-0.635cm" fo:margin-left="2.09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725cm" fo:text-indent="-0.635cm" fo:margin-left="2.725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36cm" fo:text-indent="-0.635cm" fo:margin-left="3.36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995cm" fo:text-indent="-0.635cm" fo:margin-left="3.995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63cm" fo:text-indent="-0.635cm" fo:margin-left="4.63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265cm" fo:text-indent="-0.635cm" fo:margin-left="5.265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9cm" fo:text-indent="-0.635cm" fo:margin-left="5.9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535cm" fo:text-indent="-0.635cm" fo:margin-left="6.5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Symbol2"/>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WW8Num4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WW8Num4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6" style:family="table">
      <style:table-properties style:width="17.009cm" table:align="left" style:writing-mode="lr-tb"/>
    </style:style>
    <style:style style:name="Tabla16.A" style:family="table-column">
      <style:table-column-properties style:column-width="1.75cm"/>
    </style:style>
    <style:style style:name="Tabla16.B" style:family="table-column">
      <style:table-column-properties style:column-width="12.222cm"/>
    </style:style>
    <style:style style:name="Tabla16.C" style:family="table-column">
      <style:table-column-properties style:column-width="3.037cm"/>
    </style:style>
    <style:style style:name="Tabla16.1" style:family="table-row">
      <style:table-row-properties fo:keep-together="auto"/>
    </style:style>
    <style:style style:name="Tabla16.A1" style:family="table-cell">
      <style:table-cell-properties style:vertical-align="top" fo:padding="0.097cm" fo:border-left="0.1pt solid #000000" fo:border-right="none" fo:border-top="0.1pt solid #000000" fo:border-bottom="none" style:writing-mode="lr-tb"/>
    </style:style>
    <style:style style:name="Tabla16.B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16.C1" style:family="table-cell">
      <style:table-cell-properties style:vertical-align="middle" fo:padding="0.097cm" fo:border-left="0.1pt solid #000000" fo:border-right="0.1pt solid #000000" fo:border-top="0.1pt solid #000000" fo:border-bottom="none" style:writing-mode="lr-tb"/>
    </style:style>
    <style:style style:name="Tabla16.A2" style:family="table-cell">
      <style:table-cell-properties style:vertical-align="top" fo:padding="0.097cm" fo:border-left="0.1pt solid #000000" fo:border-right="none" fo:border-top="none" fo:border-bottom="0.1pt solid #000000" style:writing-mode="lr-tb"/>
    </style:style>
    <style:style style:name="Tabla16.B2" style:family="table-cell">
      <style:table-cell-properties style:vertical-align="top" fo:background-color="#e6e6ff" fo:padding="0.097cm" fo:border-left="0.1pt solid #000000" fo:border-right="none" fo:border-top="none" fo:border-bottom="0.1pt solid #000000" style:writing-mode="lr-tb">
        <style:background-image/>
      </style:table-cell-properties>
    </style:style>
    <style:style style:name="Tabla16.C2" style:family="table-cell">
      <style:table-cell-properties style:vertical-align="middle" fo:padding="0.097cm" fo:border-left="0.1pt solid #000000" fo:border-right="0.1pt solid #000000" fo:border-top="none" fo:border-bottom="0.1pt solid #000000" style:writing-mode="lr-tb"/>
    </style:style>
    <style:style style:name="Tabla15" style:family="table">
      <style:table-properties style:width="17.023cm" table:align="left" style:writing-mode="lr-tb"/>
    </style:style>
    <style:style style:name="Tabla15.A" style:family="table-column">
      <style:table-column-properties style:column-width="2.432cm"/>
    </style:style>
    <style:style style:name="Tabla15.B" style:family="table-column">
      <style:table-column-properties style:column-width="1.134cm"/>
    </style:style>
    <style:style style:name="Tabla15.C" style:family="table-column">
      <style:table-column-properties style:column-width="3.687cm"/>
    </style:style>
    <style:style style:name="Tabla15.D" style:family="table-column">
      <style:table-column-properties style:column-width="5.622cm"/>
    </style:style>
    <style:style style:name="Tabla15.E" style:family="table-column">
      <style:table-column-properties style:column-width="4.149cm"/>
    </style:style>
    <style:style style:name="Tabla15.1" style:family="table-row">
      <style:table-row-properties fo:keep-together="auto"/>
    </style:style>
    <style:style style:name="Tabla15.A1" style:family="table-cell">
      <style:table-cell-properties style:vertical-align="top" fo:padding="0.097cm" fo:border-left="0.1pt solid #000000" fo:border-right="none" fo:border-top="0.1pt solid #000000" fo:border-bottom="0.1pt solid #000000" style:writing-mode="lr-tb"/>
    </style:style>
    <style:style style:name="Tabla15.E1" style:family="table-cell">
      <style:table-cell-properties style:vertical-align="middle" fo:padding="0.097cm" fo:border="0.1pt solid #000000" style:writing-mode="lr-tb"/>
    </style:style>
    <style:style style:name="Tabla15.A2" style:family="table-cell">
      <style:table-cell-properties style:vertical-align="top" fo:padding="0.097cm" fo:border-left="0.1pt solid #000000" fo:border-right="none" fo:border-top="none" fo:border-bottom="0.1pt solid #000000" style:writing-mode="lr-tb"/>
    </style:style>
    <style:style style:name="Tabla18" style:family="table">
      <style:table-properties style:width="17.009cm" table:align="left" style:writing-mode="lr-tb"/>
    </style:style>
    <style:style style:name="Tabla18.A" style:family="table-column">
      <style:table-column-properties style:column-width="1.75cm"/>
    </style:style>
    <style:style style:name="Tabla18.B" style:family="table-column">
      <style:table-column-properties style:column-width="12.222cm"/>
    </style:style>
    <style:style style:name="Tabla18.C" style:family="table-column">
      <style:table-column-properties style:column-width="3.037cm"/>
    </style:style>
    <style:style style:name="Tabla18.1" style:family="table-row">
      <style:table-row-properties fo:keep-together="auto"/>
    </style:style>
    <style:style style:name="Tabla18.A1" style:family="table-cell">
      <style:table-cell-properties style:vertical-align="top" fo:padding="0.097cm" fo:border-left="0.1pt solid #000000" fo:border-right="none" fo:border-top="0.1pt solid #000000" fo:border-bottom="none" style:writing-mode="lr-tb"/>
    </style:style>
    <style:style style:name="Tabla18.B1" style:family="table-cell">
      <style:table-cell-properties style:vertical-align="middle" fo:background-color="#e6e6ff" fo:padding="0.097cm" fo:border-left="0.1pt solid #000000" fo:border-right="none" fo:border-top="0.1pt solid #000000" fo:border-bottom="0.1pt solid #000000" style:writing-mode="lr-tb">
        <style:background-image/>
      </style:table-cell-properties>
    </style:style>
    <style:style style:name="Tabla18.C1" style:family="table-cell">
      <style:table-cell-properties style:vertical-align="middle" fo:padding="0.097cm" fo:border-left="0.1pt solid #000000" fo:border-right="0.1pt solid #000000" fo:border-top="0.1pt solid #000000" fo:border-bottom="none" style:writing-mode="lr-tb"/>
    </style:style>
    <style:style style:name="Tabla18.A2" style:family="table-cell">
      <style:table-cell-properties style:vertical-align="top" fo:padding="0.097cm" fo:border-left="0.1pt solid #000000" fo:border-right="none" fo:border-top="none" fo:border-bottom="0.1pt solid #000000" style:writing-mode="lr-tb"/>
    </style:style>
    <style:style style:name="Tabla18.B2" style:family="table-cell">
      <style:table-cell-properties style:vertical-align="top" fo:background-color="#e6e6ff" fo:padding="0.097cm" fo:border-left="0.1pt solid #000000" fo:border-right="none" fo:border-top="none" fo:border-bottom="0.1pt solid #000000" style:writing-mode="lr-tb">
        <style:background-image/>
      </style:table-cell-properties>
    </style:style>
    <style:style style:name="Tabla18.C2" style:family="table-cell">
      <style:table-cell-properties style:vertical-align="middle" fo:padding="0.097cm" fo:border-left="0.1pt solid #000000" fo:border-right="0.1pt solid #000000" fo:border-top="none" fo:border-bottom="0.1pt solid #000000" style:writing-mode="lr-tb"/>
    </style:style>
    <style:style style:name="Tabla17" style:family="table">
      <style:table-properties style:width="17.023cm" table:align="left" style:writing-mode="lr-tb"/>
    </style:style>
    <style:style style:name="Tabla17.A" style:family="table-column">
      <style:table-column-properties style:column-width="2.432cm"/>
    </style:style>
    <style:style style:name="Tabla17.B" style:family="table-column">
      <style:table-column-properties style:column-width="1.134cm"/>
    </style:style>
    <style:style style:name="Tabla17.C" style:family="table-column">
      <style:table-column-properties style:column-width="3.687cm"/>
    </style:style>
    <style:style style:name="Tabla17.D" style:family="table-column">
      <style:table-column-properties style:column-width="5.622cm"/>
    </style:style>
    <style:style style:name="Tabla17.E" style:family="table-column">
      <style:table-column-properties style:column-width="4.149cm"/>
    </style:style>
    <style:style style:name="Tabla17.1" style:family="table-row">
      <style:table-row-properties fo:keep-together="auto"/>
    </style:style>
    <style:style style:name="Tabla17.A1" style:family="table-cell">
      <style:table-cell-properties style:vertical-align="top" fo:padding="0.097cm" fo:border-left="0.1pt solid #000000" fo:border-right="none" fo:border-top="0.1pt solid #000000" fo:border-bottom="0.1pt solid #000000" style:writing-mode="lr-tb"/>
    </style:style>
    <style:style style:name="Tabla17.E1" style:family="table-cell">
      <style:table-cell-properties style:vertical-align="middle" fo:padding="0.097cm" fo:border="0.1pt solid #000000" style:writing-mode="lr-tb"/>
    </style:style>
    <style:style style:name="Tabla17.A2" style:family="table-cell">
      <style:table-cell-properties style:vertical-align="top" fo:padding="0.097cm" fo:border-left="0.1pt solid #000000" fo:border-right="none" fo:border-top="none" fo:border-bottom="0.1pt solid #000000" style:writing-mode="lr-tb"/>
    </style:style>
    <style:style style:name="MP1" style:family="paragraph" style:parent-style-name="Table_20_Contents">
      <style:paragraph-properties fo:text-align="center" style:justify-single-word="false" style:snap-to-layout-grid="false"/>
    </style:style>
    <style:style style:name="MP2" style:family="paragraph" style:parent-style-name="Table_20_Contents">
      <style:paragraph-properties fo:text-align="center" style:justify-single-word="false"/>
      <style:text-properties fo:font-variant="small-caps" style:font-name="Arial" fo:font-size="16pt" fo:text-shadow="1pt 1pt" fo:font-weight="bold" style:font-size-asian="16pt" style:font-weight-asian="bold" style:font-name-complex="Arial" style:font-size-complex="16pt" style:font-weight-complex="bold"/>
    </style:style>
    <style:style style:name="MP3" style:family="paragraph" style:parent-style-name="Table_20_Contents">
      <style:paragraph-properties fo:text-align="center" style:justify-single-word="false"/>
      <style:text-properties fo:font-weight="bold" style:font-weight-asian="bold" style:font-weight-complex="bold"/>
    </style:style>
    <style:style style:name="MP4" style:family="paragraph" style:parent-style-name="Table_20_Contents">
      <style:paragraph-properties fo:text-align="center" style:justify-single-word="false"/>
    </style:style>
    <style:style style:name="MP5" style:family="paragraph" style:parent-style-name="Standard">
      <style:paragraph-properties style:snap-to-layout-grid="false"/>
    </style:style>
    <style:style style:name="MP6" style:family="paragraph" style:parent-style-name="Table_20_Contents">
      <style:text-properties style:font-name="Arial" fo:font-size="10pt" fo:font-weight="bold" style:font-size-asian="10pt" style:font-weight-asian="bold" style:font-name-complex="Arial" style:font-size-complex="10pt" style:font-weight-complex="bold"/>
    </style:style>
    <style:style style:name="MP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MP8" style:family="paragraph" style:parent-style-name="Table_20_Contents">
      <style:paragraph-properties fo:text-align="center" style:justify-single-word="false" style:snap-to-layout-grid="false"/>
      <style:text-properties style:font-name="Arial" fo:font-size="9pt" style:font-size-asian="9pt" style:font-name-complex="Arial" style:font-size-complex="9pt"/>
    </style:style>
    <style:style style:name="MP9" style:family="paragraph" style:parent-style-name="Table_20_Contents">
      <style:text-properties style:font-name="Arial" fo:font-size="10pt" officeooo:rsid="0025f46f" officeooo:paragraph-rsid="0025f46f" style:font-size-asian="10pt" style:font-name-complex="Arial" style:font-size-complex="10pt"/>
    </style:style>
    <style:style style:name="MP10" style:family="paragraph" style:parent-style-name="Table_20_Contents">
      <style:text-properties style:font-name="Arial" fo:font-size="10pt" style:font-size-asian="10pt" style:font-name-complex="Arial" style:font-size-complex="10pt"/>
    </style:style>
    <style:style style:name="MP11" style:family="paragraph" style:parent-style-name="Standard">
      <style:paragraph-properties style:snap-to-layout-grid="false"/>
      <style:text-properties officeooo:rsid="00268731" officeooo:paragraph-rsid="00268731"/>
    </style:style>
    <style:style style:name="MT1" style:family="text">
      <style:text-properties officeooo:rsid="0033aafc"/>
    </style:style>
    <style:style style:name="MT2" style:family="text">
      <style:text-properties style:font-name="Arial" style:font-name-complex="Arial"/>
    </style:style>
    <style:style style:name="Mfr1" style:family="graphic" style:parent-style-name="Graphics">
      <style:graphic-properties style:wrap="none" style:vertical-pos="from-top" style:vertical-rel="paragraph" style:horizontal-pos="center" style:horizontal-rel="paragraph" fo:background-color="#ffffff" style:background-transparency="100%" draw:fill="solid" draw:fill-color="#ffffff" draw:opacity="0%" fo:padding="0.002cm" fo:border="none" style:mirror="none" fo:clip="rect(7.733cm, 0cm, 7.733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704cm" fo:margin-left="0cm" fo:margin-right="0cm" fo:margin-bottom="3.605cm" style:dynamic-spacing="true"/>
      </style:header-style>
      <style:footer-style>
        <style:header-footer-properties fo:min-height="2.286cm" fo:margin-left="0cm" fo:margin-right="0cm" fo:margin-top="2.187cm" style:dynamic-spacing="true"/>
      </style:footer-style>
    </style:page-layout>
    <style:page-layout style:name="Mpm2">
      <style:page-layout-properties fo:page-width="21.001cm" fo:page-height="29.7cm" style:num-format="1" style:print-orientation="portrait" fo:margin-top="5.704cm" fo:margin-bottom="4.286cm" fo:margin-left="2cm" fo:margin-right="2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MP1"><draw:frame draw:style-name="Mfr1" draw:name="gráficos1" text:anchor-type="char" svg:y="0cm" svg:width="1.438cm" svg:height="1.459cm" draw:z-index="37"><draw:image xlink:href="Pictures/100000000000081300000B6B26D5CDB6E023D85E.jpg" xlink:type="simple" xlink:show="embed" xlink:actuate="onLoad" loext:mime-type="image/jpeg"/></draw:frame></text:p>
            </table:table-cell>
            <table:table-cell table:style-name="Tabla16.B1" office:value-type="string">
              <text:p text:style-name="MP2">PROGRAMACIÓN</text:p>
            </table:table-cell>
            <table:table-cell table:style-name="Tabla16.C1" office:value-type="string">
              <text:p text:style-name="MP3">Curso escolar</text:p>
              <text:p text:style-name="MP4">201<text:span text:style-name="MT1">9</text:span>/<text:span text:style-name="MT1">20</text:span></text:p>
            </table:table-cell>
          </table:table-row>
          <table:table-row table:style-name="Tabla16.1">
            <table:table-cell table:style-name="Tabla16.A2" office:value-type="string">
              <text:p text:style-name="MP5"/>
            </table:table-cell>
            <table:table-cell table:style-name="Tabla16.B2" office:value-type="string">
              <text:p text:style-name="MP3">Instituto de Enseñanza Secundaria </text:p>
              <text:p text:style-name="MP3">Virgen del Carmen</text:p>
            </table:table-cell>
            <table:table-cell table:style-name="Tabla16.C2" office:value-type="string">
              <text:p text:style-name="MP5"/>
            </table:table-cell>
          </table:table-row>
        </table:table>
        <text:p text:style-name="Standard"/>
        <text:p text:style-name="Standard"/>
      </style:header>
      <style:footer>
        <table:table table:name="Tabla15" table:style-name="Tabla15">
          <table:table-column table:style-name="Tabla15.A"/>
          <table:table-column table:style-name="Tabla15.B"/>
          <table:table-column table:style-name="Tabla15.C"/>
          <table:table-column table:style-name="Tabla15.D"/>
          <table:table-column table:style-name="Tabla15.E"/>
          <table:table-row table:style-name="Tabla15.1">
            <table:table-cell table:style-name="Tabla15.A1" office:value-type="string">
              <text:p text:style-name="MP6">Código:</text:p>
            </table:table-cell>
            <table:table-cell table:style-name="Tabla15.A1" office:value-type="string">
              <text:p text:style-name="MP6">Rev.:</text:p>
            </table:table-cell>
            <table:table-cell table:style-name="Tabla15.A1" office:value-type="string">
              <text:p text:style-name="MP6">Fecha Implantación:</text:p>
            </table:table-cell>
            <table:table-cell table:style-name="Tabla15.A1" office:value-type="string">
              <text:p text:style-name="MP6">Entregar a:</text:p>
            </table:table-cell>
            <table:table-cell table:style-name="Tabla15.E1" office:value-type="string">
              <text:p text:style-name="MP7"><text:span text:style-name="MT2">Página </text:span><text:page-number text:select-page="current">38</text:page-number><text:span text:style-name="MT2"><text:s/>de </text:span><text:page-count style:num-format="1">38</text:page-count></text:p>
            </table:table-cell>
          </table:table-row>
          <table:table-row table:style-name="Tabla15.1">
            <table:table-cell table:style-name="Tabla15.A2" office:value-type="string">
              <text:p text:style-name="MP8">MD75010201</text:p>
            </table:table-cell>
            <table:table-cell table:style-name="Tabla15.A2" office:value-type="string">
              <text:p text:style-name="MP9">3</text:p>
            </table:table-cell>
            <table:table-cell table:style-name="Tabla15.A2" office:value-type="string">
              <text:p text:style-name="MP10">15/09/2011</text:p>
            </table:table-cell>
            <table:table-cell table:style-name="Tabla15.A2" office:value-type="string">
              <text:p text:style-name="MP10">Jefa/e depto. → Jefatura estudios</text:p>
            </table:table-cell>
            <table:table-cell table:style-name="Tabla15.E1" office:value-type="string">
              <text:p text:style-name="MP11">Curso 201<text:span text:style-name="MT1">9</text:span>/<text:span text:style-name="MT1">20</text:span></text:p>
            </table:table-cell>
          </table:table-row>
        </table:table>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Primera_20_conversión_20_1" style:display-name="Primera conversión 1" style:page-layout-name="Mpm2" style:next-style-name="Convertir_20_1">
      <style:header>
        <text:p text:style-name="Standard"/>
      </style:header>
      <style:footer>
        <text:p text:style-name="Standard"/>
      </style:footer>
    </style:master-page>
    <style:master-page style:name="Convertir_20_1" style:display-name="Convertir 1" style:page-layout-name="Mpm1">
      <style:header>
        <text:p text:style-name="MP1"/>
        <text:p text:style-name="MP4"/>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MP1"><draw:frame draw:style-name="Mfr1" draw:name="gráficos3" text:anchor-type="char" svg:y="0cm" svg:width="1.438cm" svg:height="1.459cm" draw:z-index="0"><draw:image xlink:href="Pictures/100000000000081300000B6B26D5CDB6E023D85E.jpg" xlink:type="simple" xlink:show="embed" xlink:actuate="onLoad" loext:mime-type="image/jpeg"/></draw:frame></text:p>
            </table:table-cell>
            <table:table-cell table:style-name="Tabla18.B1" office:value-type="string">
              <text:p text:style-name="MP2">PROGRAMACIÓN</text:p>
            </table:table-cell>
            <table:table-cell table:style-name="Tabla18.C1" office:value-type="string">
              <text:p text:style-name="MP3">Curso escolar</text:p>
              <text:p text:style-name="MP4">2013/14</text:p>
            </table:table-cell>
          </table:table-row>
          <table:table-row table:style-name="Tabla18.1">
            <table:table-cell table:style-name="Tabla18.A2" office:value-type="string">
              <text:p text:style-name="MP5"/>
            </table:table-cell>
            <table:table-cell table:style-name="Tabla18.B2" office:value-type="string">
              <text:p text:style-name="MP3">Instituto de Enseñanza Secundaria </text:p>
              <text:p text:style-name="MP3">Virgen del Carmen</text:p>
            </table:table-cell>
            <table:table-cell table:style-name="Tabla18.C2" office:value-type="string">
              <text:p text:style-name="MP5"/>
            </table:table-cell>
          </table:table-row>
        </table:table>
        <text:p text:style-name="Standard"/>
        <text:p text:style-name="Standard"/>
      </style:header>
      <style:footer>
        <text:p text:style-name="MP10"/>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MP6">Código:</text:p>
            </table:table-cell>
            <table:table-cell table:style-name="Tabla17.A1" office:value-type="string">
              <text:p text:style-name="MP6">Rev.:</text:p>
            </table:table-cell>
            <table:table-cell table:style-name="Tabla17.A1" office:value-type="string">
              <text:p text:style-name="MP6">Fecha Implantación:</text:p>
            </table:table-cell>
            <table:table-cell table:style-name="Tabla17.A1" office:value-type="string">
              <text:p text:style-name="MP6">Entregar a:</text:p>
            </table:table-cell>
            <table:table-cell table:style-name="Tabla17.E1" office:value-type="string">
              <text:p text:style-name="MP7"><text:span text:style-name="MT2">Página </text:span><text:page-number text:select-page="current">0</text:page-number><text:span text:style-name="MT2"><text:s/>de </text:span><text:page-count style:num-format="1">38</text:page-count></text:p>
            </table:table-cell>
          </table:table-row>
          <table:table-row table:style-name="Tabla17.1">
            <table:table-cell table:style-name="Tabla17.A2" office:value-type="string">
              <text:p text:style-name="MP8">MD75010201</text:p>
            </table:table-cell>
            <table:table-cell table:style-name="Tabla17.A2" office:value-type="string">
              <text:p text:style-name="MP10">2</text:p>
            </table:table-cell>
            <table:table-cell table:style-name="Tabla17.A2" office:value-type="string">
              <text:p text:style-name="MP10">15/09/2011</text:p>
            </table:table-cell>
            <table:table-cell table:style-name="Tabla17.A2" office:value-type="string">
              <text:p text:style-name="MP10">Jefa/e depto. → Jefatura estudios</text:p>
            </table:table-cell>
            <table:table-cell table:style-name="Tabla17.E1" office:value-type="string">
              <text:p text:style-name="MP5"/>
            </table:table-cell>
          </table:table-row>
        </table:table>
        <text:p text:style-name="MP5"/>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gu</meta:initial-creator>
    <meta:creation-date>2013-09-19T13:25:00</meta:creation-date>
    <dc:date>2019-10-18T18:45:31.405094886</dc:date>
    <meta:editing-cycles>83</meta:editing-cycles>
    <meta:editing-duration>P24DT6H38M41S</meta:editing-duration>
    <meta:generator>LibreOffice/6.0.7.3$Linux_X86_64 LibreOffice_project/00m0$Build-3</meta:generator>
    <meta:document-statistic meta:table-count="25" meta:image-count="2" meta:object-count="0" meta:page-count="38" meta:paragraph-count="1056" meta:word-count="6760" meta:character-count="43083" meta:non-whitespace-character-count="37859"/>
    <meta:user-defined meta:name="Información 1"/>
    <meta:user-defined meta:name="Información 2"/>
    <meta:user-defined meta:name="Información 3"/>
    <meta:user-defined meta:name="Información 4"/>
  </office:meta>
</office:document-meta>
</file>